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58.38pt" svg:y="3.88pt">
            <draw:object draw:notify-on-update-of-ranges="Sheet1.C1:Sheet1.C501 Sheet1.D1:Sheet1.D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]*-1" office:value-type="float" office:value="-0" calcext:value-type="float">
            <text:p>0</text:p>
          </table:table-cell>
          <table:table-cell table:formula="of:=[.B1]*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384047" calcext:value-type="float">
            <text:p>-0.00384047</text:p>
          </table:table-cell>
          <table:table-cell office:value-type="float" office:value="-2.7" calcext:value-type="float">
            <text:p>-2.7</text:p>
          </table:table-cell>
          <table:table-cell table:formula="of:=[.A2]*-1" office:value-type="float" office:value="0.00384047" calcext:value-type="float">
            <text:p>0.00384047</text:p>
          </table:table-cell>
          <table:table-cell table:formula="of:=[.B2]*-1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-0.00772606" calcext:value-type="float">
            <text:p>-0.00772606</text:p>
          </table:table-cell>
          <table:table-cell office:value-type="float" office:value="-5.4" calcext:value-type="float">
            <text:p>-5.4</text:p>
          </table:table-cell>
          <table:table-cell table:formula="of:=[.A3]*-1" office:value-type="float" office:value="0.00772606" calcext:value-type="float">
            <text:p>0.00772606</text:p>
          </table:table-cell>
          <table:table-cell table:formula="of:=[.B3]*-1"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-0.0116582" calcext:value-type="float">
            <text:p>-0.0116582</text:p>
          </table:table-cell>
          <table:table-cell office:value-type="float" office:value="-8.1" calcext:value-type="float">
            <text:p>-8.1</text:p>
          </table:table-cell>
          <table:table-cell table:formula="of:=[.A4]*-1" office:value-type="float" office:value="0.0116582" calcext:value-type="float">
            <text:p>0.0116582</text:p>
          </table:table-cell>
          <table:table-cell table:formula="of:=[.B4]*-1"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-0.0156384" calcext:value-type="float">
            <text:p>-0.0156384</text:p>
          </table:table-cell>
          <table:table-cell office:value-type="float" office:value="-10.8" calcext:value-type="float">
            <text:p>-10.8</text:p>
          </table:table-cell>
          <table:table-cell table:formula="of:=[.A5]*-1" office:value-type="float" office:value="0.0156384" calcext:value-type="float">
            <text:p>0.0156384</text:p>
          </table:table-cell>
          <table:table-cell table:formula="of:=[.B5]*-1"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-0.0196683" calcext:value-type="float">
            <text:p>-0.0196683</text:p>
          </table:table-cell>
          <table:table-cell office:value-type="float" office:value="-13.5" calcext:value-type="float">
            <text:p>-13.5</text:p>
          </table:table-cell>
          <table:table-cell table:formula="of:=[.A6]*-1" office:value-type="float" office:value="0.0196683" calcext:value-type="float">
            <text:p>0.0196683</text:p>
          </table:table-cell>
          <table:table-cell table:formula="of:=[.B6]*-1"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-0.0237496" calcext:value-type="float">
            <text:p>-0.0237496</text:p>
          </table:table-cell>
          <table:table-cell office:value-type="float" office:value="-16.2" calcext:value-type="float">
            <text:p>-16.2</text:p>
          </table:table-cell>
          <table:table-cell table:formula="of:=[.A7]*-1" office:value-type="float" office:value="0.0237496" calcext:value-type="float">
            <text:p>0.0237496</text:p>
          </table:table-cell>
          <table:table-cell table:formula="of:=[.B7]*-1"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-0.0278841" calcext:value-type="float">
            <text:p>-0.0278841</text:p>
          </table:table-cell>
          <table:table-cell office:value-type="float" office:value="-18.9" calcext:value-type="float">
            <text:p>-18.9</text:p>
          </table:table-cell>
          <table:table-cell table:formula="of:=[.A8]*-1" office:value-type="float" office:value="0.0278841" calcext:value-type="float">
            <text:p>0.0278841</text:p>
          </table:table-cell>
          <table:table-cell table:formula="of:=[.B8]*-1"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-0.0320736" calcext:value-type="float">
            <text:p>-0.0320736</text:p>
          </table:table-cell>
          <table:table-cell office:value-type="float" office:value="-21.6" calcext:value-type="float">
            <text:p>-21.6</text:p>
          </table:table-cell>
          <table:table-cell table:formula="of:=[.A9]*-1" office:value-type="float" office:value="0.0320736" calcext:value-type="float">
            <text:p>0.0320736</text:p>
          </table:table-cell>
          <table:table-cell table:formula="of:=[.B9]*-1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-0.0363202" calcext:value-type="float">
            <text:p>-0.0363202</text:p>
          </table:table-cell>
          <table:table-cell office:value-type="float" office:value="-24.3" calcext:value-type="float">
            <text:p>-24.3</text:p>
          </table:table-cell>
          <table:table-cell table:formula="of:=[.A10]*-1" office:value-type="float" office:value="0.0363202" calcext:value-type="float">
            <text:p>0.0363202</text:p>
          </table:table-cell>
          <table:table-cell table:formula="of:=[.B10]*-1"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-0.0406259" calcext:value-type="float">
            <text:p>-0.0406259</text:p>
          </table:table-cell>
          <table:table-cell office:value-type="float" office:value="-27" calcext:value-type="float">
            <text:p>-27</text:p>
          </table:table-cell>
          <table:table-cell table:formula="of:=[.A11]*-1" office:value-type="float" office:value="0.0406259" calcext:value-type="float">
            <text:p>0.0406259</text:p>
          </table:table-cell>
          <table:table-cell table:formula="of:=[.B11]*-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0.0449932" calcext:value-type="float">
            <text:p>-0.0449932</text:p>
          </table:table-cell>
          <table:table-cell office:value-type="float" office:value="-29.7" calcext:value-type="float">
            <text:p>-29.7</text:p>
          </table:table-cell>
          <table:table-cell table:formula="of:=[.A12]*-1" office:value-type="float" office:value="0.0449932" calcext:value-type="float">
            <text:p>0.0449932</text:p>
          </table:table-cell>
          <table:table-cell table:formula="of:=[.B12]*-1"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-0.0494243" calcext:value-type="float">
            <text:p>-0.0494243</text:p>
          </table:table-cell>
          <table:table-cell office:value-type="float" office:value="-32.4" calcext:value-type="float">
            <text:p>-32.4</text:p>
          </table:table-cell>
          <table:table-cell table:formula="of:=[.A13]*-1" office:value-type="float" office:value="0.0494243" calcext:value-type="float">
            <text:p>0.0494243</text:p>
          </table:table-cell>
          <table:table-cell table:formula="of:=[.B13]*-1"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-0.0539219" calcext:value-type="float">
            <text:p>-0.0539219</text:p>
          </table:table-cell>
          <table:table-cell office:value-type="float" office:value="-35.1" calcext:value-type="float">
            <text:p>-35.1</text:p>
          </table:table-cell>
          <table:table-cell table:formula="of:=[.A14]*-1" office:value-type="float" office:value="0.0539219" calcext:value-type="float">
            <text:p>0.0539219</text:p>
          </table:table-cell>
          <table:table-cell table:formula="of:=[.B14]*-1"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-0.0584886" calcext:value-type="float">
            <text:p>-0.0584886</text:p>
          </table:table-cell>
          <table:table-cell office:value-type="float" office:value="-37.8" calcext:value-type="float">
            <text:p>-37.8</text:p>
          </table:table-cell>
          <table:table-cell table:formula="of:=[.A15]*-1" office:value-type="float" office:value="0.0584886" calcext:value-type="float">
            <text:p>0.0584886</text:p>
          </table:table-cell>
          <table:table-cell table:formula="of:=[.B15]*-1" office:value-type="float" office:value="37.8" calcext:value-type="float">
            <text:p>37.8</text:p>
          </table:table-cell>
        </table:table-row>
        <table:table-row table:style-name="ro1">
          <table:table-cell office:value-type="float" office:value="-0.0631275" calcext:value-type="float">
            <text:p>-0.0631275</text:p>
          </table:table-cell>
          <table:table-cell office:value-type="float" office:value="-40.5" calcext:value-type="float">
            <text:p>-40.5</text:p>
          </table:table-cell>
          <table:table-cell table:formula="of:=[.A16]*-1" office:value-type="float" office:value="0.0631275" calcext:value-type="float">
            <text:p>0.0631275</text:p>
          </table:table-cell>
          <table:table-cell table:formula="of:=[.B16]*-1" office:value-type="float" office:value="40.5" calcext:value-type="float">
            <text:p>40.5</text:p>
          </table:table-cell>
        </table:table-row>
        <table:table-row table:style-name="ro1">
          <table:table-cell office:value-type="float" office:value="-0.0678416" calcext:value-type="float">
            <text:p>-0.0678416</text:p>
          </table:table-cell>
          <table:table-cell office:value-type="float" office:value="-43.2" calcext:value-type="float">
            <text:p>-43.2</text:p>
          </table:table-cell>
          <table:table-cell table:formula="of:=[.A17]*-1" office:value-type="float" office:value="0.0678416" calcext:value-type="float">
            <text:p>0.0678416</text:p>
          </table:table-cell>
          <table:table-cell table:formula="of:=[.B17]*-1" office:value-type="float" office:value="43.2" calcext:value-type="float">
            <text:p>43.2</text:p>
          </table:table-cell>
        </table:table-row>
        <table:table-row table:style-name="ro1">
          <table:table-cell office:value-type="float" office:value="-0.0726344" calcext:value-type="float">
            <text:p>-0.0726344</text:p>
          </table:table-cell>
          <table:table-cell office:value-type="float" office:value="-45.9" calcext:value-type="float">
            <text:p>-45.9</text:p>
          </table:table-cell>
          <table:table-cell table:formula="of:=[.A18]*-1" office:value-type="float" office:value="0.0726344" calcext:value-type="float">
            <text:p>0.0726344</text:p>
          </table:table-cell>
          <table:table-cell table:formula="of:=[.B18]*-1" office:value-type="float" office:value="45.9" calcext:value-type="float">
            <text:p>45.9</text:p>
          </table:table-cell>
        </table:table-row>
        <table:table-row table:style-name="ro1">
          <table:table-cell office:value-type="float" office:value="-0.0775095" calcext:value-type="float">
            <text:p>-0.0775095</text:p>
          </table:table-cell>
          <table:table-cell office:value-type="float" office:value="-48.6" calcext:value-type="float">
            <text:p>-48.6</text:p>
          </table:table-cell>
          <table:table-cell table:formula="of:=[.A19]*-1" office:value-type="float" office:value="0.0775095" calcext:value-type="float">
            <text:p>0.0775095</text:p>
          </table:table-cell>
          <table:table-cell table:formula="of:=[.B19]*-1" office:value-type="float" office:value="48.6" calcext:value-type="float">
            <text:p>48.6</text:p>
          </table:table-cell>
        </table:table-row>
        <table:table-row table:style-name="ro1">
          <table:table-cell office:value-type="float" office:value="-0.0824709" calcext:value-type="float">
            <text:p>-0.0824709</text:p>
          </table:table-cell>
          <table:table-cell office:value-type="float" office:value="-51.3" calcext:value-type="float">
            <text:p>-51.3</text:p>
          </table:table-cell>
          <table:table-cell table:formula="of:=[.A20]*-1" office:value-type="float" office:value="0.0824709" calcext:value-type="float">
            <text:p>0.0824709</text:p>
          </table:table-cell>
          <table:table-cell table:formula="of:=[.B20]*-1" office:value-type="float" office:value="51.3" calcext:value-type="float">
            <text:p>51.3</text:p>
          </table:table-cell>
        </table:table-row>
        <table:table-row table:style-name="ro1">
          <table:table-cell office:value-type="float" office:value="-0.0875226" calcext:value-type="float">
            <text:p>-0.0875226</text:p>
          </table:table-cell>
          <table:table-cell office:value-type="float" office:value="-54" calcext:value-type="float">
            <text:p>-54</text:p>
          </table:table-cell>
          <table:table-cell table:formula="of:=[.A21]*-1" office:value-type="float" office:value="0.0875226" calcext:value-type="float">
            <text:p>0.0875226</text:p>
          </table:table-cell>
          <table:table-cell table:formula="of:=[.B21]*-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0.0926694" calcext:value-type="float">
            <text:p>-0.0926694</text:p>
          </table:table-cell>
          <table:table-cell office:value-type="float" office:value="-56.7" calcext:value-type="float">
            <text:p>-56.7</text:p>
          </table:table-cell>
          <table:table-cell table:formula="of:=[.A22]*-1" office:value-type="float" office:value="0.0926694" calcext:value-type="float">
            <text:p>0.0926694</text:p>
          </table:table-cell>
          <table:table-cell table:formula="of:=[.B22]*-1" office:value-type="float" office:value="56.7" calcext:value-type="float">
            <text:p>56.7</text:p>
          </table:table-cell>
        </table:table-row>
        <table:table-row table:style-name="ro1">
          <table:table-cell office:value-type="float" office:value="-0.0979163" calcext:value-type="float">
            <text:p>-0.0979163</text:p>
          </table:table-cell>
          <table:table-cell office:value-type="float" office:value="-59.4" calcext:value-type="float">
            <text:p>-59.4</text:p>
          </table:table-cell>
          <table:table-cell table:formula="of:=[.A23]*-1" office:value-type="float" office:value="0.0979163" calcext:value-type="float">
            <text:p>0.0979163</text:p>
          </table:table-cell>
          <table:table-cell table:formula="of:=[.B23]*-1"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-0.103269" calcext:value-type="float">
            <text:p>-0.103269</text:p>
          </table:table-cell>
          <table:table-cell office:value-type="float" office:value="-62.1" calcext:value-type="float">
            <text:p>-62.1</text:p>
          </table:table-cell>
          <table:table-cell table:formula="of:=[.A24]*-1" office:value-type="float" office:value="0.103269" calcext:value-type="float">
            <text:p>0.103269</text:p>
          </table:table-cell>
          <table:table-cell table:formula="of:=[.B24]*-1" office:value-type="float" office:value="62.1" calcext:value-type="float">
            <text:p>62.1</text:p>
          </table:table-cell>
        </table:table-row>
        <table:table-row table:style-name="ro1">
          <table:table-cell office:value-type="float" office:value="-0.108732" calcext:value-type="float">
            <text:p>-0.108732</text:p>
          </table:table-cell>
          <table:table-cell office:value-type="float" office:value="-64.8" calcext:value-type="float">
            <text:p>-64.8</text:p>
          </table:table-cell>
          <table:table-cell table:formula="of:=[.A25]*-1" office:value-type="float" office:value="0.108732" calcext:value-type="float">
            <text:p>0.108732</text:p>
          </table:table-cell>
          <table:table-cell table:formula="of:=[.B25]*-1"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-0.114314" calcext:value-type="float">
            <text:p>-0.114314</text:p>
          </table:table-cell>
          <table:table-cell office:value-type="float" office:value="-67.5" calcext:value-type="float">
            <text:p>-67.5</text:p>
          </table:table-cell>
          <table:table-cell table:formula="of:=[.A26]*-1" office:value-type="float" office:value="0.114314" calcext:value-type="float">
            <text:p>0.114314</text:p>
          </table:table-cell>
          <table:table-cell table:formula="of:=[.B26]*-1"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-0.120021" calcext:value-type="float">
            <text:p>-0.120021</text:p>
          </table:table-cell>
          <table:table-cell office:value-type="float" office:value="-70.2" calcext:value-type="float">
            <text:p>-70.2</text:p>
          </table:table-cell>
          <table:table-cell table:formula="of:=[.A27]*-1" office:value-type="float" office:value="0.120021" calcext:value-type="float">
            <text:p>0.120021</text:p>
          </table:table-cell>
          <table:table-cell table:formula="of:=[.B27]*-1" office:value-type="float" office:value="70.2" calcext:value-type="float">
            <text:p>70.2</text:p>
          </table:table-cell>
        </table:table-row>
        <table:table-row table:style-name="ro1">
          <table:table-cell office:value-type="float" office:value="-0.125861" calcext:value-type="float">
            <text:p>-0.125861</text:p>
          </table:table-cell>
          <table:table-cell office:value-type="float" office:value="-72.9" calcext:value-type="float">
            <text:p>-72.9</text:p>
          </table:table-cell>
          <table:table-cell table:formula="of:=[.A28]*-1" office:value-type="float" office:value="0.125861" calcext:value-type="float">
            <text:p>0.125861</text:p>
          </table:table-cell>
          <table:table-cell table:formula="of:=[.B28]*-1" office:value-type="float" office:value="72.9" calcext:value-type="float">
            <text:p>72.9</text:p>
          </table:table-cell>
        </table:table-row>
        <table:table-row table:style-name="ro1">
          <table:table-cell office:value-type="float" office:value="-0.131842" calcext:value-type="float">
            <text:p>-0.131842</text:p>
          </table:table-cell>
          <table:table-cell office:value-type="float" office:value="-75.6" calcext:value-type="float">
            <text:p>-75.6</text:p>
          </table:table-cell>
          <table:table-cell table:formula="of:=[.A29]*-1" office:value-type="float" office:value="0.131842" calcext:value-type="float">
            <text:p>0.131842</text:p>
          </table:table-cell>
          <table:table-cell table:formula="of:=[.B29]*-1"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-0.137975" calcext:value-type="float">
            <text:p>-0.137975</text:p>
          </table:table-cell>
          <table:table-cell office:value-type="float" office:value="-78.3" calcext:value-type="float">
            <text:p>-78.3</text:p>
          </table:table-cell>
          <table:table-cell table:formula="of:=[.A30]*-1" office:value-type="float" office:value="0.137975" calcext:value-type="float">
            <text:p>0.137975</text:p>
          </table:table-cell>
          <table:table-cell table:formula="of:=[.B30]*-1" office:value-type="float" office:value="78.3" calcext:value-type="float">
            <text:p>78.3</text:p>
          </table:table-cell>
        </table:table-row>
        <table:table-row table:style-name="ro1">
          <table:table-cell office:value-type="float" office:value="-0.144271" calcext:value-type="float">
            <text:p>-0.144271</text:p>
          </table:table-cell>
          <table:table-cell office:value-type="float" office:value="-81" calcext:value-type="float">
            <text:p>-81</text:p>
          </table:table-cell>
          <table:table-cell table:formula="of:=[.A31]*-1" office:value-type="float" office:value="0.144271" calcext:value-type="float">
            <text:p>0.144271</text:p>
          </table:table-cell>
          <table:table-cell table:formula="of:=[.B31]*-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-0.150742" calcext:value-type="float">
            <text:p>-0.150742</text:p>
          </table:table-cell>
          <table:table-cell office:value-type="float" office:value="-83.7" calcext:value-type="float">
            <text:p>-83.7</text:p>
          </table:table-cell>
          <table:table-cell table:formula="of:=[.A32]*-1" office:value-type="float" office:value="0.150742" calcext:value-type="float">
            <text:p>0.150742</text:p>
          </table:table-cell>
          <table:table-cell table:formula="of:=[.B32]*-1" office:value-type="float" office:value="83.7" calcext:value-type="float">
            <text:p>83.7</text:p>
          </table:table-cell>
        </table:table-row>
        <table:table-row table:style-name="ro1">
          <table:table-cell office:value-type="float" office:value="-0.157401" calcext:value-type="float">
            <text:p>-0.157401</text:p>
          </table:table-cell>
          <table:table-cell office:value-type="float" office:value="-86.4" calcext:value-type="float">
            <text:p>-86.4</text:p>
          </table:table-cell>
          <table:table-cell table:formula="of:=[.A33]*-1" office:value-type="float" office:value="0.157401" calcext:value-type="float">
            <text:p>0.157401</text:p>
          </table:table-cell>
          <table:table-cell table:formula="of:=[.B33]*-1" office:value-type="float" office:value="86.4" calcext:value-type="float">
            <text:p>86.4</text:p>
          </table:table-cell>
        </table:table-row>
        <table:table-row table:style-name="ro1">
          <table:table-cell office:value-type="float" office:value="-0.164265" calcext:value-type="float">
            <text:p>-0.164265</text:p>
          </table:table-cell>
          <table:table-cell office:value-type="float" office:value="-89.1" calcext:value-type="float">
            <text:p>-89.1</text:p>
          </table:table-cell>
          <table:table-cell table:formula="of:=[.A34]*-1" office:value-type="float" office:value="0.164265" calcext:value-type="float">
            <text:p>0.164265</text:p>
          </table:table-cell>
          <table:table-cell table:formula="of:=[.B34]*-1" office:value-type="float" office:value="89.1" calcext:value-type="float">
            <text:p>89.1</text:p>
          </table:table-cell>
        </table:table-row>
        <table:table-row table:style-name="ro1">
          <table:table-cell office:value-type="float" office:value="-0.171351" calcext:value-type="float">
            <text:p>-0.171351</text:p>
          </table:table-cell>
          <table:table-cell office:value-type="float" office:value="-91.8" calcext:value-type="float">
            <text:p>-91.8</text:p>
          </table:table-cell>
          <table:table-cell table:formula="of:=[.A35]*-1" office:value-type="float" office:value="0.171351" calcext:value-type="float">
            <text:p>0.171351</text:p>
          </table:table-cell>
          <table:table-cell table:formula="of:=[.B35]*-1" office:value-type="float" office:value="91.8" calcext:value-type="float">
            <text:p>91.8</text:p>
          </table:table-cell>
        </table:table-row>
        <table:table-row table:style-name="ro1">
          <table:table-cell office:value-type="float" office:value="-0.178681" calcext:value-type="float">
            <text:p>-0.178681</text:p>
          </table:table-cell>
          <table:table-cell office:value-type="float" office:value="-94.5" calcext:value-type="float">
            <text:p>-94.5</text:p>
          </table:table-cell>
          <table:table-cell table:formula="of:=[.A36]*-1" office:value-type="float" office:value="0.178681" calcext:value-type="float">
            <text:p>0.178681</text:p>
          </table:table-cell>
          <table:table-cell table:formula="of:=[.B36]*-1" office:value-type="float" office:value="94.5" calcext:value-type="float">
            <text:p>94.5</text:p>
          </table:table-cell>
        </table:table-row>
        <table:table-row table:style-name="ro1">
          <table:table-cell office:value-type="float" office:value="-0.18628" calcext:value-type="float">
            <text:p>-0.18628</text:p>
          </table:table-cell>
          <table:table-cell office:value-type="float" office:value="-97.2" calcext:value-type="float">
            <text:p>-97.2</text:p>
          </table:table-cell>
          <table:table-cell table:formula="of:=[.A37]*-1" office:value-type="float" office:value="0.18628" calcext:value-type="float">
            <text:p>0.18628</text:p>
          </table:table-cell>
          <table:table-cell table:formula="of:=[.B37]*-1" office:value-type="float" office:value="97.2" calcext:value-type="float">
            <text:p>97.2</text:p>
          </table:table-cell>
        </table:table-row>
        <table:table-row table:style-name="ro1">
          <table:table-cell office:value-type="float" office:value="-0.194176" calcext:value-type="float">
            <text:p>-0.194176</text:p>
          </table:table-cell>
          <table:table-cell office:value-type="float" office:value="-99.9" calcext:value-type="float">
            <text:p>-99.9</text:p>
          </table:table-cell>
          <table:table-cell table:formula="of:=[.A38]*-1" office:value-type="float" office:value="0.194176" calcext:value-type="float">
            <text:p>0.194176</text:p>
          </table:table-cell>
          <table:table-cell table:formula="of:=[.B38]*-1"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-0.202403" calcext:value-type="float">
            <text:p>-0.202403</text:p>
          </table:table-cell>
          <table:table-cell office:value-type="float" office:value="-102.6" calcext:value-type="float">
            <text:p>-102.6</text:p>
          </table:table-cell>
          <table:table-cell table:formula="of:=[.A39]*-1" office:value-type="float" office:value="0.202403" calcext:value-type="float">
            <text:p>0.202403</text:p>
          </table:table-cell>
          <table:table-cell table:formula="of:=[.B39]*-1" office:value-type="float" office:value="102.6" calcext:value-type="float">
            <text:p>102.6</text:p>
          </table:table-cell>
        </table:table-row>
        <table:table-row table:style-name="ro1">
          <table:table-cell office:value-type="float" office:value="-0.211003" calcext:value-type="float">
            <text:p>-0.211003</text:p>
          </table:table-cell>
          <table:table-cell office:value-type="float" office:value="-105.3" calcext:value-type="float">
            <text:p>-105.3</text:p>
          </table:table-cell>
          <table:table-cell table:formula="of:=[.A40]*-1" office:value-type="float" office:value="0.211003" calcext:value-type="float">
            <text:p>0.211003</text:p>
          </table:table-cell>
          <table:table-cell table:formula="of:=[.B40]*-1" office:value-type="float" office:value="105.3" calcext:value-type="float">
            <text:p>105.3</text:p>
          </table:table-cell>
        </table:table-row>
        <table:table-row table:style-name="ro1">
          <table:table-cell office:value-type="float" office:value="-0.220027" calcext:value-type="float">
            <text:p>-0.220027</text:p>
          </table:table-cell>
          <table:table-cell office:value-type="float" office:value="-108" calcext:value-type="float">
            <text:p>-108</text:p>
          </table:table-cell>
          <table:table-cell table:formula="of:=[.A41]*-1" office:value-type="float" office:value="0.220027" calcext:value-type="float">
            <text:p>0.220027</text:p>
          </table:table-cell>
          <table:table-cell table:formula="of:=[.B41]*-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-0.229538" calcext:value-type="float">
            <text:p>-0.229538</text:p>
          </table:table-cell>
          <table:table-cell office:value-type="float" office:value="-110.7" calcext:value-type="float">
            <text:p>-110.7</text:p>
          </table:table-cell>
          <table:table-cell table:formula="of:=[.A42]*-1" office:value-type="float" office:value="0.229538" calcext:value-type="float">
            <text:p>0.229538</text:p>
          </table:table-cell>
          <table:table-cell table:formula="of:=[.B42]*-1" office:value-type="float" office:value="110.7" calcext:value-type="float">
            <text:p>110.7</text:p>
          </table:table-cell>
        </table:table-row>
        <table:table-row table:style-name="ro1">
          <table:table-cell office:value-type="float" office:value="-0.239618" calcext:value-type="float">
            <text:p>-0.239618</text:p>
          </table:table-cell>
          <table:table-cell office:value-type="float" office:value="-113.4" calcext:value-type="float">
            <text:p>-113.4</text:p>
          </table:table-cell>
          <table:table-cell table:formula="of:=[.A43]*-1" office:value-type="float" office:value="0.239618" calcext:value-type="float">
            <text:p>0.239618</text:p>
          </table:table-cell>
          <table:table-cell table:formula="of:=[.B43]*-1" office:value-type="float" office:value="113.4" calcext:value-type="float">
            <text:p>113.4</text:p>
          </table:table-cell>
        </table:table-row>
        <table:table-row table:style-name="ro1">
          <table:table-cell office:value-type="float" office:value="-0.250372" calcext:value-type="float">
            <text:p>-0.250372</text:p>
          </table:table-cell>
          <table:table-cell office:value-type="float" office:value="-116.1" calcext:value-type="float">
            <text:p>-116.1</text:p>
          </table:table-cell>
          <table:table-cell table:formula="of:=[.A44]*-1" office:value-type="float" office:value="0.250372" calcext:value-type="float">
            <text:p>0.250372</text:p>
          </table:table-cell>
          <table:table-cell table:formula="of:=[.B44]*-1" office:value-type="float" office:value="116.1" calcext:value-type="float">
            <text:p>116.1</text:p>
          </table:table-cell>
        </table:table-row>
        <table:table-row table:style-name="ro1">
          <table:table-cell office:value-type="float" office:value="-0.261944" calcext:value-type="float">
            <text:p>-0.261944</text:p>
          </table:table-cell>
          <table:table-cell office:value-type="float" office:value="-118.8" calcext:value-type="float">
            <text:p>-118.8</text:p>
          </table:table-cell>
          <table:table-cell table:formula="of:=[.A45]*-1" office:value-type="float" office:value="0.261944" calcext:value-type="float">
            <text:p>0.261944</text:p>
          </table:table-cell>
          <table:table-cell table:formula="of:=[.B45]*-1" office:value-type="float" office:value="118.8" calcext:value-type="float">
            <text:p>118.8</text:p>
          </table:table-cell>
        </table:table-row>
        <table:table-row table:style-name="ro1">
          <table:table-cell office:value-type="float" office:value="-0.274536" calcext:value-type="float">
            <text:p>-0.274536</text:p>
          </table:table-cell>
          <table:table-cell office:value-type="float" office:value="-121.5" calcext:value-type="float">
            <text:p>-121.5</text:p>
          </table:table-cell>
          <table:table-cell table:formula="of:=[.A46]*-1" office:value-type="float" office:value="0.274536" calcext:value-type="float">
            <text:p>0.274536</text:p>
          </table:table-cell>
          <table:table-cell table:formula="of:=[.B46]*-1" office:value-type="float" office:value="121.5" calcext:value-type="float">
            <text:p>121.5</text:p>
          </table:table-cell>
        </table:table-row>
        <table:table-row table:style-name="ro1">
          <table:table-cell office:value-type="float" office:value="-0.288452" calcext:value-type="float">
            <text:p>-0.288452</text:p>
          </table:table-cell>
          <table:table-cell office:value-type="float" office:value="-124.2" calcext:value-type="float">
            <text:p>-124.2</text:p>
          </table:table-cell>
          <table:table-cell table:formula="of:=[.A47]*-1" office:value-type="float" office:value="0.288452" calcext:value-type="float">
            <text:p>0.288452</text:p>
          </table:table-cell>
          <table:table-cell table:formula="of:=[.B47]*-1" office:value-type="float" office:value="124.2" calcext:value-type="float">
            <text:p>124.2</text:p>
          </table:table-cell>
        </table:table-row>
        <table:table-row table:style-name="ro1">
          <table:table-cell office:value-type="float" office:value="-0.304179" calcext:value-type="float">
            <text:p>-0.304179</text:p>
          </table:table-cell>
          <table:table-cell office:value-type="float" office:value="-126.9" calcext:value-type="float">
            <text:p>-126.9</text:p>
          </table:table-cell>
          <table:table-cell table:formula="of:=[.A48]*-1" office:value-type="float" office:value="0.304179" calcext:value-type="float">
            <text:p>0.304179</text:p>
          </table:table-cell>
          <table:table-cell table:formula="of:=[.B48]*-1" office:value-type="float" office:value="126.9" calcext:value-type="float">
            <text:p>126.9</text:p>
          </table:table-cell>
        </table:table-row>
        <table:table-row table:style-name="ro1">
          <table:table-cell office:value-type="float" office:value="-0.322609" calcext:value-type="float">
            <text:p>-0.322609</text:p>
          </table:table-cell>
          <table:table-cell office:value-type="float" office:value="-129.6" calcext:value-type="float">
            <text:p>-129.6</text:p>
          </table:table-cell>
          <table:table-cell table:formula="of:=[.A49]*-1" office:value-type="float" office:value="0.322609" calcext:value-type="float">
            <text:p>0.322609</text:p>
          </table:table-cell>
          <table:table-cell table:formula="of:=[.B49]*-1" office:value-type="float" office:value="129.6" calcext:value-type="float">
            <text:p>129.6</text:p>
          </table:table-cell>
        </table:table-row>
        <table:table-row table:style-name="ro1">
          <table:table-cell office:value-type="float" office:value="-0.345743" calcext:value-type="float">
            <text:p>-0.345743</text:p>
          </table:table-cell>
          <table:table-cell office:value-type="float" office:value="-132.3" calcext:value-type="float">
            <text:p>-132.3</text:p>
          </table:table-cell>
          <table:table-cell table:formula="of:=[.A50]*-1" office:value-type="float" office:value="0.345743" calcext:value-type="float">
            <text:p>0.345743</text:p>
          </table:table-cell>
          <table:table-cell table:formula="of:=[.B50]*-1" office:value-type="float" office:value="132.3" calcext:value-type="float">
            <text:p>132.3</text:p>
          </table:table-cell>
        </table:table-row>
        <table:table-row table:style-name="ro1">
          <table:table-cell office:value-type="float" office:value="-0.381096" calcext:value-type="float">
            <text:p>-0.381096</text:p>
          </table:table-cell>
          <table:table-cell office:value-type="float" office:value="-135" calcext:value-type="float">
            <text:p>-135</text:p>
          </table:table-cell>
          <table:table-cell table:formula="of:=[.A51]*-1" office:value-type="float" office:value="0.381096" calcext:value-type="float">
            <text:p>0.381096</text:p>
          </table:table-cell>
          <table:table-cell table:formula="of:=[.B51]*-1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-2.15625" calcext:value-type="float">
            <text:p>-2.15625</text:p>
          </table:table-cell>
          <table:table-cell office:value-type="float" office:value="-137.7" calcext:value-type="float">
            <text:p>-137.7</text:p>
          </table:table-cell>
          <table:table-cell table:formula="of:=[.A52]*-1" office:value-type="float" office:value="2.15625" calcext:value-type="float">
            <text:p>2.15625</text:p>
          </table:table-cell>
          <table:table-cell table:formula="of:=[.B52]*-1" office:value-type="float" office:value="137.7" calcext:value-type="float">
            <text:p>137.7</text:p>
          </table:table-cell>
        </table:table-row>
        <table:table-row table:style-name="ro1">
          <table:table-cell office:value-type="float" office:value="-2.15875" calcext:value-type="float">
            <text:p>-2.15875</text:p>
          </table:table-cell>
          <table:table-cell office:value-type="float" office:value="-140.4" calcext:value-type="float">
            <text:p>-140.4</text:p>
          </table:table-cell>
          <table:table-cell table:formula="of:=[.A53]*-1" office:value-type="float" office:value="2.15875" calcext:value-type="float">
            <text:p>2.15875</text:p>
          </table:table-cell>
          <table:table-cell table:formula="of:=[.B53]*-1" office:value-type="float" office:value="140.4" calcext:value-type="float">
            <text:p>140.4</text:p>
          </table:table-cell>
        </table:table-row>
        <table:table-row table:style-name="ro1">
          <table:table-cell office:value-type="float" office:value="-2.16127" calcext:value-type="float">
            <text:p>-2.16127</text:p>
          </table:table-cell>
          <table:table-cell office:value-type="float" office:value="-143.1" calcext:value-type="float">
            <text:p>-143.1</text:p>
          </table:table-cell>
          <table:table-cell table:formula="of:=[.A54]*-1" office:value-type="float" office:value="2.16127" calcext:value-type="float">
            <text:p>2.16127</text:p>
          </table:table-cell>
          <table:table-cell table:formula="of:=[.B54]*-1" office:value-type="float" office:value="143.1" calcext:value-type="float">
            <text:p>143.1</text:p>
          </table:table-cell>
        </table:table-row>
        <table:table-row table:style-name="ro1">
          <table:table-cell office:value-type="float" office:value="-2.16377" calcext:value-type="float">
            <text:p>-2.16377</text:p>
          </table:table-cell>
          <table:table-cell office:value-type="float" office:value="-145.8" calcext:value-type="float">
            <text:p>-145.8</text:p>
          </table:table-cell>
          <table:table-cell table:formula="of:=[.A55]*-1" office:value-type="float" office:value="2.16377" calcext:value-type="float">
            <text:p>2.16377</text:p>
          </table:table-cell>
          <table:table-cell table:formula="of:=[.B55]*-1" office:value-type="float" office:value="145.8" calcext:value-type="float">
            <text:p>145.8</text:p>
          </table:table-cell>
        </table:table-row>
        <table:table-row table:style-name="ro1">
          <table:table-cell office:value-type="float" office:value="-2.16625" calcext:value-type="float">
            <text:p>-2.16625</text:p>
          </table:table-cell>
          <table:table-cell office:value-type="float" office:value="-148.5" calcext:value-type="float">
            <text:p>-148.5</text:p>
          </table:table-cell>
          <table:table-cell table:formula="of:=[.A56]*-1" office:value-type="float" office:value="2.16625" calcext:value-type="float">
            <text:p>2.16625</text:p>
          </table:table-cell>
          <table:table-cell table:formula="of:=[.B56]*-1" office:value-type="float" office:value="148.5" calcext:value-type="float">
            <text:p>148.5</text:p>
          </table:table-cell>
        </table:table-row>
        <table:table-row table:style-name="ro1">
          <table:table-cell office:value-type="float" office:value="-2.16873" calcext:value-type="float">
            <text:p>-2.16873</text:p>
          </table:table-cell>
          <table:table-cell office:value-type="float" office:value="-151.2" calcext:value-type="float">
            <text:p>-151.2</text:p>
          </table:table-cell>
          <table:table-cell table:formula="of:=[.A57]*-1" office:value-type="float" office:value="2.16873" calcext:value-type="float">
            <text:p>2.16873</text:p>
          </table:table-cell>
          <table:table-cell table:formula="of:=[.B57]*-1" office:value-type="float" office:value="151.2" calcext:value-type="float">
            <text:p>151.2</text:p>
          </table:table-cell>
        </table:table-row>
        <table:table-row table:style-name="ro1">
          <table:table-cell office:value-type="float" office:value="-2.17118" calcext:value-type="float">
            <text:p>-2.17118</text:p>
          </table:table-cell>
          <table:table-cell office:value-type="float" office:value="-153.9" calcext:value-type="float">
            <text:p>-153.9</text:p>
          </table:table-cell>
          <table:table-cell table:formula="of:=[.A58]*-1" office:value-type="float" office:value="2.17118" calcext:value-type="float">
            <text:p>2.17118</text:p>
          </table:table-cell>
          <table:table-cell table:formula="of:=[.B58]*-1" office:value-type="float" office:value="153.9" calcext:value-type="float">
            <text:p>153.9</text:p>
          </table:table-cell>
        </table:table-row>
        <table:table-row table:style-name="ro1">
          <table:table-cell office:value-type="float" office:value="-2.17363" calcext:value-type="float">
            <text:p>-2.17363</text:p>
          </table:table-cell>
          <table:table-cell office:value-type="float" office:value="-156.6" calcext:value-type="float">
            <text:p>-156.6</text:p>
          </table:table-cell>
          <table:table-cell table:formula="of:=[.A59]*-1" office:value-type="float" office:value="2.17363" calcext:value-type="float">
            <text:p>2.17363</text:p>
          </table:table-cell>
          <table:table-cell table:formula="of:=[.B59]*-1" office:value-type="float" office:value="156.6" calcext:value-type="float">
            <text:p>156.6</text:p>
          </table:table-cell>
        </table:table-row>
        <table:table-row table:style-name="ro1">
          <table:table-cell office:value-type="float" office:value="-2.17606" calcext:value-type="float">
            <text:p>-2.17606</text:p>
          </table:table-cell>
          <table:table-cell office:value-type="float" office:value="-159.3" calcext:value-type="float">
            <text:p>-159.3</text:p>
          </table:table-cell>
          <table:table-cell table:formula="of:=[.A60]*-1" office:value-type="float" office:value="2.17606" calcext:value-type="float">
            <text:p>2.17606</text:p>
          </table:table-cell>
          <table:table-cell table:formula="of:=[.B60]*-1" office:value-type="float" office:value="159.3" calcext:value-type="float">
            <text:p>159.3</text:p>
          </table:table-cell>
        </table:table-row>
        <table:table-row table:style-name="ro1">
          <table:table-cell office:value-type="float" office:value="-2.17848" calcext:value-type="float">
            <text:p>-2.17848</text:p>
          </table:table-cell>
          <table:table-cell office:value-type="float" office:value="-162" calcext:value-type="float">
            <text:p>-162</text:p>
          </table:table-cell>
          <table:table-cell table:formula="of:=[.A61]*-1" office:value-type="float" office:value="2.17848" calcext:value-type="float">
            <text:p>2.17848</text:p>
          </table:table-cell>
          <table:table-cell table:formula="of:=[.B61]*-1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-2.18088" calcext:value-type="float">
            <text:p>-2.18088</text:p>
          </table:table-cell>
          <table:table-cell office:value-type="float" office:value="-164.7" calcext:value-type="float">
            <text:p>-164.7</text:p>
          </table:table-cell>
          <table:table-cell table:formula="of:=[.A62]*-1" office:value-type="float" office:value="2.18088" calcext:value-type="float">
            <text:p>2.18088</text:p>
          </table:table-cell>
          <table:table-cell table:formula="of:=[.B62]*-1" office:value-type="float" office:value="164.7" calcext:value-type="float">
            <text:p>164.7</text:p>
          </table:table-cell>
        </table:table-row>
        <table:table-row table:style-name="ro1">
          <table:table-cell office:value-type="float" office:value="-2.18328" calcext:value-type="float">
            <text:p>-2.18328</text:p>
          </table:table-cell>
          <table:table-cell office:value-type="float" office:value="-167.4" calcext:value-type="float">
            <text:p>-167.4</text:p>
          </table:table-cell>
          <table:table-cell table:formula="of:=[.A63]*-1" office:value-type="float" office:value="2.18328" calcext:value-type="float">
            <text:p>2.18328</text:p>
          </table:table-cell>
          <table:table-cell table:formula="of:=[.B63]*-1" office:value-type="float" office:value="167.4" calcext:value-type="float">
            <text:p>167.4</text:p>
          </table:table-cell>
        </table:table-row>
        <table:table-row table:style-name="ro1">
          <table:table-cell office:value-type="float" office:value="-2.18566" calcext:value-type="float">
            <text:p>-2.18566</text:p>
          </table:table-cell>
          <table:table-cell office:value-type="float" office:value="-170.1" calcext:value-type="float">
            <text:p>-170.1</text:p>
          </table:table-cell>
          <table:table-cell table:formula="of:=[.A64]*-1" office:value-type="float" office:value="2.18566" calcext:value-type="float">
            <text:p>2.18566</text:p>
          </table:table-cell>
          <table:table-cell table:formula="of:=[.B64]*-1" office:value-type="float" office:value="170.1" calcext:value-type="float">
            <text:p>170.1</text:p>
          </table:table-cell>
        </table:table-row>
        <table:table-row table:style-name="ro1">
          <table:table-cell office:value-type="float" office:value="-2.18802" calcext:value-type="float">
            <text:p>-2.18802</text:p>
          </table:table-cell>
          <table:table-cell office:value-type="float" office:value="-172.8" calcext:value-type="float">
            <text:p>-172.8</text:p>
          </table:table-cell>
          <table:table-cell table:formula="of:=[.A65]*-1" office:value-type="float" office:value="2.18802" calcext:value-type="float">
            <text:p>2.18802</text:p>
          </table:table-cell>
          <table:table-cell table:formula="of:=[.B65]*-1" office:value-type="float" office:value="172.8" calcext:value-type="float">
            <text:p>172.8</text:p>
          </table:table-cell>
        </table:table-row>
        <table:table-row table:style-name="ro1">
          <table:table-cell office:value-type="float" office:value="-2.19038" calcext:value-type="float">
            <text:p>-2.19038</text:p>
          </table:table-cell>
          <table:table-cell office:value-type="float" office:value="-175.5" calcext:value-type="float">
            <text:p>-175.5</text:p>
          </table:table-cell>
          <table:table-cell table:formula="of:=[.A66]*-1" office:value-type="float" office:value="2.19038" calcext:value-type="float">
            <text:p>2.19038</text:p>
          </table:table-cell>
          <table:table-cell table:formula="of:=[.B66]*-1" office:value-type="float" office:value="175.5" calcext:value-type="float">
            <text:p>175.5</text:p>
          </table:table-cell>
        </table:table-row>
        <table:table-row table:style-name="ro1">
          <table:table-cell office:value-type="float" office:value="-2.19272" calcext:value-type="float">
            <text:p>-2.19272</text:p>
          </table:table-cell>
          <table:table-cell office:value-type="float" office:value="-178.2" calcext:value-type="float">
            <text:p>-178.2</text:p>
          </table:table-cell>
          <table:table-cell table:formula="of:=[.A67]*-1" office:value-type="float" office:value="2.19272" calcext:value-type="float">
            <text:p>2.19272</text:p>
          </table:table-cell>
          <table:table-cell table:formula="of:=[.B67]*-1" office:value-type="float" office:value="178.2" calcext:value-type="float">
            <text:p>178.2</text:p>
          </table:table-cell>
        </table:table-row>
        <table:table-row table:style-name="ro1">
          <table:table-cell office:value-type="float" office:value="-2.19505" calcext:value-type="float">
            <text:p>-2.19505</text:p>
          </table:table-cell>
          <table:table-cell office:value-type="float" office:value="-180.9" calcext:value-type="float">
            <text:p>-180.9</text:p>
          </table:table-cell>
          <table:table-cell table:formula="of:=[.A68]*-1" office:value-type="float" office:value="2.19505" calcext:value-type="float">
            <text:p>2.19505</text:p>
          </table:table-cell>
          <table:table-cell table:formula="of:=[.B68]*-1" office:value-type="float" office:value="180.9" calcext:value-type="float">
            <text:p>180.9</text:p>
          </table:table-cell>
        </table:table-row>
        <table:table-row table:style-name="ro1">
          <table:table-cell office:value-type="float" office:value="-2.19737" calcext:value-type="float">
            <text:p>-2.19737</text:p>
          </table:table-cell>
          <table:table-cell office:value-type="float" office:value="-183.6" calcext:value-type="float">
            <text:p>-183.6</text:p>
          </table:table-cell>
          <table:table-cell table:formula="of:=[.A69]*-1" office:value-type="float" office:value="2.19737" calcext:value-type="float">
            <text:p>2.19737</text:p>
          </table:table-cell>
          <table:table-cell table:formula="of:=[.B69]*-1" office:value-type="float" office:value="183.6" calcext:value-type="float">
            <text:p>183.6</text:p>
          </table:table-cell>
        </table:table-row>
        <table:table-row table:style-name="ro1">
          <table:table-cell office:value-type="float" office:value="-2.19968" calcext:value-type="float">
            <text:p>-2.19968</text:p>
          </table:table-cell>
          <table:table-cell office:value-type="float" office:value="-186.3" calcext:value-type="float">
            <text:p>-186.3</text:p>
          </table:table-cell>
          <table:table-cell table:formula="of:=[.A70]*-1" office:value-type="float" office:value="2.19968" calcext:value-type="float">
            <text:p>2.19968</text:p>
          </table:table-cell>
          <table:table-cell table:formula="of:=[.B70]*-1" office:value-type="float" office:value="186.3" calcext:value-type="float">
            <text:p>186.3</text:p>
          </table:table-cell>
        </table:table-row>
        <table:table-row table:style-name="ro1">
          <table:table-cell office:value-type="float" office:value="-2.20198" calcext:value-type="float">
            <text:p>-2.20198</text:p>
          </table:table-cell>
          <table:table-cell office:value-type="float" office:value="-189" calcext:value-type="float">
            <text:p>-189</text:p>
          </table:table-cell>
          <table:table-cell table:formula="of:=[.A71]*-1" office:value-type="float" office:value="2.20198" calcext:value-type="float">
            <text:p>2.20198</text:p>
          </table:table-cell>
          <table:table-cell table:formula="of:=[.B71]*-1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-2.20426" calcext:value-type="float">
            <text:p>-2.20426</text:p>
          </table:table-cell>
          <table:table-cell office:value-type="float" office:value="-191.7" calcext:value-type="float">
            <text:p>-191.7</text:p>
          </table:table-cell>
          <table:table-cell table:formula="of:=[.A72]*-1" office:value-type="float" office:value="2.20426" calcext:value-type="float">
            <text:p>2.20426</text:p>
          </table:table-cell>
          <table:table-cell table:formula="of:=[.B72]*-1" office:value-type="float" office:value="191.7" calcext:value-type="float">
            <text:p>191.7</text:p>
          </table:table-cell>
        </table:table-row>
        <table:table-row table:style-name="ro1">
          <table:table-cell office:value-type="float" office:value="-2.20653" calcext:value-type="float">
            <text:p>-2.20653</text:p>
          </table:table-cell>
          <table:table-cell office:value-type="float" office:value="-194.4" calcext:value-type="float">
            <text:p>-194.4</text:p>
          </table:table-cell>
          <table:table-cell table:formula="of:=[.A73]*-1" office:value-type="float" office:value="2.20653" calcext:value-type="float">
            <text:p>2.20653</text:p>
          </table:table-cell>
          <table:table-cell table:formula="of:=[.B73]*-1" office:value-type="float" office:value="194.4" calcext:value-type="float">
            <text:p>194.4</text:p>
          </table:table-cell>
        </table:table-row>
        <table:table-row table:style-name="ro1">
          <table:table-cell office:value-type="float" office:value="-2.2088" calcext:value-type="float">
            <text:p>-2.2088</text:p>
          </table:table-cell>
          <table:table-cell office:value-type="float" office:value="-197.1" calcext:value-type="float">
            <text:p>-197.1</text:p>
          </table:table-cell>
          <table:table-cell table:formula="of:=[.A74]*-1" office:value-type="float" office:value="2.2088" calcext:value-type="float">
            <text:p>2.2088</text:p>
          </table:table-cell>
          <table:table-cell table:formula="of:=[.B74]*-1" office:value-type="float" office:value="197.1" calcext:value-type="float">
            <text:p>197.1</text:p>
          </table:table-cell>
        </table:table-row>
        <table:table-row table:style-name="ro1">
          <table:table-cell office:value-type="float" office:value="-2.21105" calcext:value-type="float">
            <text:p>-2.21105</text:p>
          </table:table-cell>
          <table:table-cell office:value-type="float" office:value="-199.8" calcext:value-type="float">
            <text:p>-199.8</text:p>
          </table:table-cell>
          <table:table-cell table:formula="of:=[.A75]*-1" office:value-type="float" office:value="2.21105" calcext:value-type="float">
            <text:p>2.21105</text:p>
          </table:table-cell>
          <table:table-cell table:formula="of:=[.B75]*-1" office:value-type="float" office:value="199.8" calcext:value-type="float">
            <text:p>199.8</text:p>
          </table:table-cell>
        </table:table-row>
        <table:table-row table:style-name="ro1">
          <table:table-cell office:value-type="float" office:value="-2.21329" calcext:value-type="float">
            <text:p>-2.21329</text:p>
          </table:table-cell>
          <table:table-cell office:value-type="float" office:value="-202.5" calcext:value-type="float">
            <text:p>-202.5</text:p>
          </table:table-cell>
          <table:table-cell table:formula="of:=[.A76]*-1" office:value-type="float" office:value="2.21329" calcext:value-type="float">
            <text:p>2.21329</text:p>
          </table:table-cell>
          <table:table-cell table:formula="of:=[.B76]*-1" office:value-type="float" office:value="202.5" calcext:value-type="float">
            <text:p>202.5</text:p>
          </table:table-cell>
        </table:table-row>
        <table:table-row table:style-name="ro1">
          <table:table-cell office:value-type="float" office:value="-2.21552" calcext:value-type="float">
            <text:p>-2.21552</text:p>
          </table:table-cell>
          <table:table-cell office:value-type="float" office:value="-205.2" calcext:value-type="float">
            <text:p>-205.2</text:p>
          </table:table-cell>
          <table:table-cell table:formula="of:=[.A77]*-1" office:value-type="float" office:value="2.21552" calcext:value-type="float">
            <text:p>2.21552</text:p>
          </table:table-cell>
          <table:table-cell table:formula="of:=[.B77]*-1" office:value-type="float" office:value="205.2" calcext:value-type="float">
            <text:p>205.2</text:p>
          </table:table-cell>
        </table:table-row>
        <table:table-row table:style-name="ro1">
          <table:table-cell office:value-type="float" office:value="-2.21774" calcext:value-type="float">
            <text:p>-2.21774</text:p>
          </table:table-cell>
          <table:table-cell office:value-type="float" office:value="-207.9" calcext:value-type="float">
            <text:p>-207.9</text:p>
          </table:table-cell>
          <table:table-cell table:formula="of:=[.A78]*-1" office:value-type="float" office:value="2.21774" calcext:value-type="float">
            <text:p>2.21774</text:p>
          </table:table-cell>
          <table:table-cell table:formula="of:=[.B78]*-1" office:value-type="float" office:value="207.9" calcext:value-type="float">
            <text:p>207.9</text:p>
          </table:table-cell>
        </table:table-row>
        <table:table-row table:style-name="ro1">
          <table:table-cell office:value-type="float" office:value="-2.21995" calcext:value-type="float">
            <text:p>-2.21995</text:p>
          </table:table-cell>
          <table:table-cell office:value-type="float" office:value="-210.6" calcext:value-type="float">
            <text:p>-210.6</text:p>
          </table:table-cell>
          <table:table-cell table:formula="of:=[.A79]*-1" office:value-type="float" office:value="2.21995" calcext:value-type="float">
            <text:p>2.21995</text:p>
          </table:table-cell>
          <table:table-cell table:formula="of:=[.B79]*-1" office:value-type="float" office:value="210.6" calcext:value-type="float">
            <text:p>210.6</text:p>
          </table:table-cell>
        </table:table-row>
        <table:table-row table:style-name="ro1">
          <table:table-cell office:value-type="float" office:value="-2.22215" calcext:value-type="float">
            <text:p>-2.22215</text:p>
          </table:table-cell>
          <table:table-cell office:value-type="float" office:value="-213.3" calcext:value-type="float">
            <text:p>-213.3</text:p>
          </table:table-cell>
          <table:table-cell table:formula="of:=[.A80]*-1" office:value-type="float" office:value="2.22215" calcext:value-type="float">
            <text:p>2.22215</text:p>
          </table:table-cell>
          <table:table-cell table:formula="of:=[.B80]*-1" office:value-type="float" office:value="213.3" calcext:value-type="float">
            <text:p>213.3</text:p>
          </table:table-cell>
        </table:table-row>
        <table:table-row table:style-name="ro1">
          <table:table-cell office:value-type="float" office:value="-2.22434" calcext:value-type="float">
            <text:p>-2.22434</text:p>
          </table:table-cell>
          <table:table-cell office:value-type="float" office:value="-216" calcext:value-type="float">
            <text:p>-216</text:p>
          </table:table-cell>
          <table:table-cell table:formula="of:=[.A81]*-1" office:value-type="float" office:value="2.22434" calcext:value-type="float">
            <text:p>2.22434</text:p>
          </table:table-cell>
          <table:table-cell table:formula="of:=[.B81]*-1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-2.22651" calcext:value-type="float">
            <text:p>-2.22651</text:p>
          </table:table-cell>
          <table:table-cell office:value-type="float" office:value="-218.7" calcext:value-type="float">
            <text:p>-218.7</text:p>
          </table:table-cell>
          <table:table-cell table:formula="of:=[.A82]*-1" office:value-type="float" office:value="2.22651" calcext:value-type="float">
            <text:p>2.22651</text:p>
          </table:table-cell>
          <table:table-cell table:formula="of:=[.B82]*-1" office:value-type="float" office:value="218.7" calcext:value-type="float">
            <text:p>218.7</text:p>
          </table:table-cell>
        </table:table-row>
        <table:table-row table:style-name="ro1">
          <table:table-cell office:value-type="float" office:value="-2.22868" calcext:value-type="float">
            <text:p>-2.22868</text:p>
          </table:table-cell>
          <table:table-cell office:value-type="float" office:value="-221.4" calcext:value-type="float">
            <text:p>-221.4</text:p>
          </table:table-cell>
          <table:table-cell table:formula="of:=[.A83]*-1" office:value-type="float" office:value="2.22868" calcext:value-type="float">
            <text:p>2.22868</text:p>
          </table:table-cell>
          <table:table-cell table:formula="of:=[.B83]*-1" office:value-type="float" office:value="221.4" calcext:value-type="float">
            <text:p>221.4</text:p>
          </table:table-cell>
        </table:table-row>
        <table:table-row table:style-name="ro1">
          <table:table-cell office:value-type="float" office:value="-2.23084" calcext:value-type="float">
            <text:p>-2.23084</text:p>
          </table:table-cell>
          <table:table-cell office:value-type="float" office:value="-224.1" calcext:value-type="float">
            <text:p>-224.1</text:p>
          </table:table-cell>
          <table:table-cell table:formula="of:=[.A84]*-1" office:value-type="float" office:value="2.23084" calcext:value-type="float">
            <text:p>2.23084</text:p>
          </table:table-cell>
          <table:table-cell table:formula="of:=[.B84]*-1" office:value-type="float" office:value="224.1" calcext:value-type="float">
            <text:p>224.1</text:p>
          </table:table-cell>
        </table:table-row>
        <table:table-row table:style-name="ro1">
          <table:table-cell office:value-type="float" office:value="-2.23299" calcext:value-type="float">
            <text:p>-2.23299</text:p>
          </table:table-cell>
          <table:table-cell office:value-type="float" office:value="-226.8" calcext:value-type="float">
            <text:p>-226.8</text:p>
          </table:table-cell>
          <table:table-cell table:formula="of:=[.A85]*-1" office:value-type="float" office:value="2.23299" calcext:value-type="float">
            <text:p>2.23299</text:p>
          </table:table-cell>
          <table:table-cell table:formula="of:=[.B85]*-1" office:value-type="float" office:value="226.8" calcext:value-type="float">
            <text:p>226.8</text:p>
          </table:table-cell>
        </table:table-row>
        <table:table-row table:style-name="ro1">
          <table:table-cell office:value-type="float" office:value="-2.23513" calcext:value-type="float">
            <text:p>-2.23513</text:p>
          </table:table-cell>
          <table:table-cell office:value-type="float" office:value="-229.5" calcext:value-type="float">
            <text:p>-229.5</text:p>
          </table:table-cell>
          <table:table-cell table:formula="of:=[.A86]*-1" office:value-type="float" office:value="2.23513" calcext:value-type="float">
            <text:p>2.23513</text:p>
          </table:table-cell>
          <table:table-cell table:formula="of:=[.B86]*-1" office:value-type="float" office:value="229.5" calcext:value-type="float">
            <text:p>229.5</text:p>
          </table:table-cell>
        </table:table-row>
        <table:table-row table:style-name="ro1">
          <table:table-cell office:value-type="float" office:value="-2.23726" calcext:value-type="float">
            <text:p>-2.23726</text:p>
          </table:table-cell>
          <table:table-cell office:value-type="float" office:value="-232.2" calcext:value-type="float">
            <text:p>-232.2</text:p>
          </table:table-cell>
          <table:table-cell table:formula="of:=[.A87]*-1" office:value-type="float" office:value="2.23726" calcext:value-type="float">
            <text:p>2.23726</text:p>
          </table:table-cell>
          <table:table-cell table:formula="of:=[.B87]*-1" office:value-type="float" office:value="232.2" calcext:value-type="float">
            <text:p>232.2</text:p>
          </table:table-cell>
        </table:table-row>
        <table:table-row table:style-name="ro1">
          <table:table-cell office:value-type="float" office:value="-2.23938" calcext:value-type="float">
            <text:p>-2.23938</text:p>
          </table:table-cell>
          <table:table-cell office:value-type="float" office:value="-234.9" calcext:value-type="float">
            <text:p>-234.9</text:p>
          </table:table-cell>
          <table:table-cell table:formula="of:=[.A88]*-1" office:value-type="float" office:value="2.23938" calcext:value-type="float">
            <text:p>2.23938</text:p>
          </table:table-cell>
          <table:table-cell table:formula="of:=[.B88]*-1" office:value-type="float" office:value="234.9" calcext:value-type="float">
            <text:p>234.9</text:p>
          </table:table-cell>
        </table:table-row>
        <table:table-row table:style-name="ro1">
          <table:table-cell office:value-type="float" office:value="-2.2415" calcext:value-type="float">
            <text:p>-2.2415</text:p>
          </table:table-cell>
          <table:table-cell office:value-type="float" office:value="-237.6" calcext:value-type="float">
            <text:p>-237.6</text:p>
          </table:table-cell>
          <table:table-cell table:formula="of:=[.A89]*-1" office:value-type="float" office:value="2.2415" calcext:value-type="float">
            <text:p>2.2415</text:p>
          </table:table-cell>
          <table:table-cell table:formula="of:=[.B89]*-1" office:value-type="float" office:value="237.6" calcext:value-type="float">
            <text:p>237.6</text:p>
          </table:table-cell>
        </table:table-row>
        <table:table-row table:style-name="ro1">
          <table:table-cell office:value-type="float" office:value="-2.2436" calcext:value-type="float">
            <text:p>-2.2436</text:p>
          </table:table-cell>
          <table:table-cell office:value-type="float" office:value="-240.3" calcext:value-type="float">
            <text:p>-240.3</text:p>
          </table:table-cell>
          <table:table-cell table:formula="of:=[.A90]*-1" office:value-type="float" office:value="2.2436" calcext:value-type="float">
            <text:p>2.2436</text:p>
          </table:table-cell>
          <table:table-cell table:formula="of:=[.B90]*-1" office:value-type="float" office:value="240.3" calcext:value-type="float">
            <text:p>240.3</text:p>
          </table:table-cell>
        </table:table-row>
        <table:table-row table:style-name="ro1">
          <table:table-cell office:value-type="float" office:value="-2.24569" calcext:value-type="float">
            <text:p>-2.24569</text:p>
          </table:table-cell>
          <table:table-cell office:value-type="float" office:value="-243" calcext:value-type="float">
            <text:p>-243</text:p>
          </table:table-cell>
          <table:table-cell table:formula="of:=[.A91]*-1" office:value-type="float" office:value="2.24569" calcext:value-type="float">
            <text:p>2.24569</text:p>
          </table:table-cell>
          <table:table-cell table:formula="of:=[.B91]*-1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-2.24778" calcext:value-type="float">
            <text:p>-2.24778</text:p>
          </table:table-cell>
          <table:table-cell office:value-type="float" office:value="-245.7" calcext:value-type="float">
            <text:p>-245.7</text:p>
          </table:table-cell>
          <table:table-cell table:formula="of:=[.A92]*-1" office:value-type="float" office:value="2.24778" calcext:value-type="float">
            <text:p>2.24778</text:p>
          </table:table-cell>
          <table:table-cell table:formula="of:=[.B92]*-1" office:value-type="float" office:value="245.7" calcext:value-type="float">
            <text:p>245.7</text:p>
          </table:table-cell>
        </table:table-row>
        <table:table-row table:style-name="ro1">
          <table:table-cell office:value-type="float" office:value="-2.24985" calcext:value-type="float">
            <text:p>-2.24985</text:p>
          </table:table-cell>
          <table:table-cell office:value-type="float" office:value="-248.4" calcext:value-type="float">
            <text:p>-248.4</text:p>
          </table:table-cell>
          <table:table-cell table:formula="of:=[.A93]*-1" office:value-type="float" office:value="2.24985" calcext:value-type="float">
            <text:p>2.24985</text:p>
          </table:table-cell>
          <table:table-cell table:formula="of:=[.B93]*-1" office:value-type="float" office:value="248.4" calcext:value-type="float">
            <text:p>248.4</text:p>
          </table:table-cell>
        </table:table-row>
        <table:table-row table:style-name="ro1">
          <table:table-cell office:value-type="float" office:value="-2.25192" calcext:value-type="float">
            <text:p>-2.25192</text:p>
          </table:table-cell>
          <table:table-cell office:value-type="float" office:value="-251.1" calcext:value-type="float">
            <text:p>-251.1</text:p>
          </table:table-cell>
          <table:table-cell table:formula="of:=[.A94]*-1" office:value-type="float" office:value="2.25192" calcext:value-type="float">
            <text:p>2.25192</text:p>
          </table:table-cell>
          <table:table-cell table:formula="of:=[.B94]*-1" office:value-type="float" office:value="251.1" calcext:value-type="float">
            <text:p>251.1</text:p>
          </table:table-cell>
        </table:table-row>
        <table:table-row table:style-name="ro1">
          <table:table-cell office:value-type="float" office:value="-2.25398" calcext:value-type="float">
            <text:p>-2.25398</text:p>
          </table:table-cell>
          <table:table-cell office:value-type="float" office:value="-253.8" calcext:value-type="float">
            <text:p>-253.8</text:p>
          </table:table-cell>
          <table:table-cell table:formula="of:=[.A95]*-1" office:value-type="float" office:value="2.25398" calcext:value-type="float">
            <text:p>2.25398</text:p>
          </table:table-cell>
          <table:table-cell table:formula="of:=[.B95]*-1" office:value-type="float" office:value="253.8" calcext:value-type="float">
            <text:p>253.8</text:p>
          </table:table-cell>
        </table:table-row>
        <table:table-row table:style-name="ro1">
          <table:table-cell office:value-type="float" office:value="-2.25603" calcext:value-type="float">
            <text:p>-2.25603</text:p>
          </table:table-cell>
          <table:table-cell office:value-type="float" office:value="-256.5" calcext:value-type="float">
            <text:p>-256.5</text:p>
          </table:table-cell>
          <table:table-cell table:formula="of:=[.A96]*-1" office:value-type="float" office:value="2.25603" calcext:value-type="float">
            <text:p>2.25603</text:p>
          </table:table-cell>
          <table:table-cell table:formula="of:=[.B96]*-1" office:value-type="float" office:value="256.5" calcext:value-type="float">
            <text:p>256.5</text:p>
          </table:table-cell>
        </table:table-row>
        <table:table-row table:style-name="ro1">
          <table:table-cell office:value-type="float" office:value="-2.25807" calcext:value-type="float">
            <text:p>-2.25807</text:p>
          </table:table-cell>
          <table:table-cell office:value-type="float" office:value="-259.2" calcext:value-type="float">
            <text:p>-259.2</text:p>
          </table:table-cell>
          <table:table-cell table:formula="of:=[.A97]*-1" office:value-type="float" office:value="2.25807" calcext:value-type="float">
            <text:p>2.25807</text:p>
          </table:table-cell>
          <table:table-cell table:formula="of:=[.B97]*-1" office:value-type="float" office:value="259.2" calcext:value-type="float">
            <text:p>259.2</text:p>
          </table:table-cell>
        </table:table-row>
        <table:table-row table:style-name="ro1">
          <table:table-cell office:value-type="float" office:value="-2.2601" calcext:value-type="float">
            <text:p>-2.2601</text:p>
          </table:table-cell>
          <table:table-cell office:value-type="float" office:value="-261.9" calcext:value-type="float">
            <text:p>-261.9</text:p>
          </table:table-cell>
          <table:table-cell table:formula="of:=[.A98]*-1" office:value-type="float" office:value="2.2601" calcext:value-type="float">
            <text:p>2.2601</text:p>
          </table:table-cell>
          <table:table-cell table:formula="of:=[.B98]*-1" office:value-type="float" office:value="261.9" calcext:value-type="float">
            <text:p>261.9</text:p>
          </table:table-cell>
        </table:table-row>
        <table:table-row table:style-name="ro1">
          <table:table-cell office:value-type="float" office:value="-2.26213" calcext:value-type="float">
            <text:p>-2.26213</text:p>
          </table:table-cell>
          <table:table-cell office:value-type="float" office:value="-264.6" calcext:value-type="float">
            <text:p>-264.6</text:p>
          </table:table-cell>
          <table:table-cell table:formula="of:=[.A99]*-1" office:value-type="float" office:value="2.26213" calcext:value-type="float">
            <text:p>2.26213</text:p>
          </table:table-cell>
          <table:table-cell table:formula="of:=[.B99]*-1" office:value-type="float" office:value="264.6" calcext:value-type="float">
            <text:p>264.6</text:p>
          </table:table-cell>
        </table:table-row>
        <table:table-row table:style-name="ro1">
          <table:table-cell office:value-type="float" office:value="-2.26415" calcext:value-type="float">
            <text:p>-2.26415</text:p>
          </table:table-cell>
          <table:table-cell office:value-type="float" office:value="-267.3" calcext:value-type="float">
            <text:p>-267.3</text:p>
          </table:table-cell>
          <table:table-cell table:formula="of:=[.A100]*-1" office:value-type="float" office:value="2.26415" calcext:value-type="float">
            <text:p>2.26415</text:p>
          </table:table-cell>
          <table:table-cell table:formula="of:=[.B100]*-1" office:value-type="float" office:value="267.3" calcext:value-type="float">
            <text:p>267.3</text:p>
          </table:table-cell>
        </table:table-row>
        <table:table-row table:style-name="ro1">
          <table:table-cell office:value-type="float" office:value="-2.26615" calcext:value-type="float">
            <text:p>-2.26615</text:p>
          </table:table-cell>
          <table:table-cell office:value-type="float" office:value="-270" calcext:value-type="float">
            <text:p>-270</text:p>
          </table:table-cell>
          <table:table-cell table:formula="of:=[.A101]*-1" office:value-type="float" office:value="2.26615" calcext:value-type="float">
            <text:p>2.26615</text:p>
          </table:table-cell>
          <table:table-cell table:formula="of:=[.B101]*-1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-2.26815" calcext:value-type="float">
            <text:p>-2.26815</text:p>
          </table:table-cell>
          <table:table-cell office:value-type="float" office:value="-272.7" calcext:value-type="float">
            <text:p>-272.7</text:p>
          </table:table-cell>
          <table:table-cell table:formula="of:=[.A102]*-1" office:value-type="float" office:value="2.26815" calcext:value-type="float">
            <text:p>2.26815</text:p>
          </table:table-cell>
          <table:table-cell table:formula="of:=[.B102]*-1" office:value-type="float" office:value="272.7" calcext:value-type="float">
            <text:p>272.7</text:p>
          </table:table-cell>
        </table:table-row>
        <table:table-row table:style-name="ro1">
          <table:table-cell office:value-type="float" office:value="-2.27015" calcext:value-type="float">
            <text:p>-2.27015</text:p>
          </table:table-cell>
          <table:table-cell office:value-type="float" office:value="-275.4" calcext:value-type="float">
            <text:p>-275.4</text:p>
          </table:table-cell>
          <table:table-cell table:formula="of:=[.A103]*-1" office:value-type="float" office:value="2.27015" calcext:value-type="float">
            <text:p>2.27015</text:p>
          </table:table-cell>
          <table:table-cell table:formula="of:=[.B103]*-1" office:value-type="float" office:value="275.4" calcext:value-type="float">
            <text:p>275.4</text:p>
          </table:table-cell>
        </table:table-row>
        <table:table-row table:style-name="ro1">
          <table:table-cell office:value-type="float" office:value="-2.27213" calcext:value-type="float">
            <text:p>-2.27213</text:p>
          </table:table-cell>
          <table:table-cell office:value-type="float" office:value="-278.1" calcext:value-type="float">
            <text:p>-278.1</text:p>
          </table:table-cell>
          <table:table-cell table:formula="of:=[.A104]*-1" office:value-type="float" office:value="2.27213" calcext:value-type="float">
            <text:p>2.27213</text:p>
          </table:table-cell>
          <table:table-cell table:formula="of:=[.B104]*-1" office:value-type="float" office:value="278.1" calcext:value-type="float">
            <text:p>278.1</text:p>
          </table:table-cell>
        </table:table-row>
        <table:table-row table:style-name="ro1">
          <table:table-cell office:value-type="float" office:value="-2.27411" calcext:value-type="float">
            <text:p>-2.27411</text:p>
          </table:table-cell>
          <table:table-cell office:value-type="float" office:value="-280.8" calcext:value-type="float">
            <text:p>-280.8</text:p>
          </table:table-cell>
          <table:table-cell table:formula="of:=[.A105]*-1" office:value-type="float" office:value="2.27411" calcext:value-type="float">
            <text:p>2.27411</text:p>
          </table:table-cell>
          <table:table-cell table:formula="of:=[.B105]*-1" office:value-type="float" office:value="280.8" calcext:value-type="float">
            <text:p>280.8</text:p>
          </table:table-cell>
        </table:table-row>
        <table:table-row table:style-name="ro1">
          <table:table-cell office:value-type="float" office:value="-2.27608" calcext:value-type="float">
            <text:p>-2.27608</text:p>
          </table:table-cell>
          <table:table-cell office:value-type="float" office:value="-283.5" calcext:value-type="float">
            <text:p>-283.5</text:p>
          </table:table-cell>
          <table:table-cell table:formula="of:=[.A106]*-1" office:value-type="float" office:value="2.27608" calcext:value-type="float">
            <text:p>2.27608</text:p>
          </table:table-cell>
          <table:table-cell table:formula="of:=[.B106]*-1" office:value-type="float" office:value="283.5" calcext:value-type="float">
            <text:p>283.5</text:p>
          </table:table-cell>
        </table:table-row>
        <table:table-row table:style-name="ro1">
          <table:table-cell office:value-type="float" office:value="-2.27804" calcext:value-type="float">
            <text:p>-2.27804</text:p>
          </table:table-cell>
          <table:table-cell office:value-type="float" office:value="-286.2" calcext:value-type="float">
            <text:p>-286.2</text:p>
          </table:table-cell>
          <table:table-cell table:formula="of:=[.A107]*-1" office:value-type="float" office:value="2.27804" calcext:value-type="float">
            <text:p>2.27804</text:p>
          </table:table-cell>
          <table:table-cell table:formula="of:=[.B107]*-1" office:value-type="float" office:value="286.2" calcext:value-type="float">
            <text:p>286.2</text:p>
          </table:table-cell>
        </table:table-row>
        <table:table-row table:style-name="ro1">
          <table:table-cell office:value-type="float" office:value="-2.28" calcext:value-type="float">
            <text:p>-2.28</text:p>
          </table:table-cell>
          <table:table-cell office:value-type="float" office:value="-288.9" calcext:value-type="float">
            <text:p>-288.9</text:p>
          </table:table-cell>
          <table:table-cell table:formula="of:=[.A108]*-1" office:value-type="float" office:value="2.28" calcext:value-type="float">
            <text:p>2.28</text:p>
          </table:table-cell>
          <table:table-cell table:formula="of:=[.B108]*-1" office:value-type="float" office:value="288.9" calcext:value-type="float">
            <text:p>288.9</text:p>
          </table:table-cell>
        </table:table-row>
        <table:table-row table:style-name="ro1">
          <table:table-cell office:value-type="float" office:value="-2.28194" calcext:value-type="float">
            <text:p>-2.28194</text:p>
          </table:table-cell>
          <table:table-cell office:value-type="float" office:value="-291.6" calcext:value-type="float">
            <text:p>-291.6</text:p>
          </table:table-cell>
          <table:table-cell table:formula="of:=[.A109]*-1" office:value-type="float" office:value="2.28194" calcext:value-type="float">
            <text:p>2.28194</text:p>
          </table:table-cell>
          <table:table-cell table:formula="of:=[.B109]*-1" office:value-type="float" office:value="291.6" calcext:value-type="float">
            <text:p>291.6</text:p>
          </table:table-cell>
        </table:table-row>
        <table:table-row table:style-name="ro1">
          <table:table-cell office:value-type="float" office:value="-2.28388" calcext:value-type="float">
            <text:p>-2.28388</text:p>
          </table:table-cell>
          <table:table-cell office:value-type="float" office:value="-294.3" calcext:value-type="float">
            <text:p>-294.3</text:p>
          </table:table-cell>
          <table:table-cell table:formula="of:=[.A110]*-1" office:value-type="float" office:value="2.28388" calcext:value-type="float">
            <text:p>2.28388</text:p>
          </table:table-cell>
          <table:table-cell table:formula="of:=[.B110]*-1" office:value-type="float" office:value="294.3" calcext:value-type="float">
            <text:p>294.3</text:p>
          </table:table-cell>
        </table:table-row>
        <table:table-row table:style-name="ro1">
          <table:table-cell office:value-type="float" office:value="-2.28581" calcext:value-type="float">
            <text:p>-2.28581</text:p>
          </table:table-cell>
          <table:table-cell office:value-type="float" office:value="-297" calcext:value-type="float">
            <text:p>-297</text:p>
          </table:table-cell>
          <table:table-cell table:formula="of:=[.A111]*-1" office:value-type="float" office:value="2.28581" calcext:value-type="float">
            <text:p>2.28581</text:p>
          </table:table-cell>
          <table:table-cell table:formula="of:=[.B111]*-1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-2.28774" calcext:value-type="float">
            <text:p>-2.28774</text:p>
          </table:table-cell>
          <table:table-cell office:value-type="float" office:value="-299.7" calcext:value-type="float">
            <text:p>-299.7</text:p>
          </table:table-cell>
          <table:table-cell table:formula="of:=[.A112]*-1" office:value-type="float" office:value="2.28774" calcext:value-type="float">
            <text:p>2.28774</text:p>
          </table:table-cell>
          <table:table-cell table:formula="of:=[.B112]*-1" office:value-type="float" office:value="299.7" calcext:value-type="float">
            <text:p>299.7</text:p>
          </table:table-cell>
        </table:table-row>
        <table:table-row table:style-name="ro1">
          <table:table-cell office:value-type="float" office:value="-2.28966" calcext:value-type="float">
            <text:p>-2.28966</text:p>
          </table:table-cell>
          <table:table-cell office:value-type="float" office:value="-302.4" calcext:value-type="float">
            <text:p>-302.4</text:p>
          </table:table-cell>
          <table:table-cell table:formula="of:=[.A113]*-1" office:value-type="float" office:value="2.28966" calcext:value-type="float">
            <text:p>2.28966</text:p>
          </table:table-cell>
          <table:table-cell table:formula="of:=[.B113]*-1" office:value-type="float" office:value="302.4" calcext:value-type="float">
            <text:p>302.4</text:p>
          </table:table-cell>
        </table:table-row>
        <table:table-row table:style-name="ro1">
          <table:table-cell office:value-type="float" office:value="-2.29157" calcext:value-type="float">
            <text:p>-2.29157</text:p>
          </table:table-cell>
          <table:table-cell office:value-type="float" office:value="-305.1" calcext:value-type="float">
            <text:p>-305.1</text:p>
          </table:table-cell>
          <table:table-cell table:formula="of:=[.A114]*-1" office:value-type="float" office:value="2.29157" calcext:value-type="float">
            <text:p>2.29157</text:p>
          </table:table-cell>
          <table:table-cell table:formula="of:=[.B114]*-1" office:value-type="float" office:value="305.1" calcext:value-type="float">
            <text:p>305.1</text:p>
          </table:table-cell>
        </table:table-row>
        <table:table-row table:style-name="ro1">
          <table:table-cell office:value-type="float" office:value="-2.29347" calcext:value-type="float">
            <text:p>-2.29347</text:p>
          </table:table-cell>
          <table:table-cell office:value-type="float" office:value="-307.8" calcext:value-type="float">
            <text:p>-307.8</text:p>
          </table:table-cell>
          <table:table-cell table:formula="of:=[.A115]*-1" office:value-type="float" office:value="2.29347" calcext:value-type="float">
            <text:p>2.29347</text:p>
          </table:table-cell>
          <table:table-cell table:formula="of:=[.B115]*-1" office:value-type="float" office:value="307.8" calcext:value-type="float">
            <text:p>307.8</text:p>
          </table:table-cell>
        </table:table-row>
        <table:table-row table:style-name="ro1">
          <table:table-cell office:value-type="float" office:value="-2.29537" calcext:value-type="float">
            <text:p>-2.29537</text:p>
          </table:table-cell>
          <table:table-cell office:value-type="float" office:value="-310.5" calcext:value-type="float">
            <text:p>-310.5</text:p>
          </table:table-cell>
          <table:table-cell table:formula="of:=[.A116]*-1" office:value-type="float" office:value="2.29537" calcext:value-type="float">
            <text:p>2.29537</text:p>
          </table:table-cell>
          <table:table-cell table:formula="of:=[.B116]*-1" office:value-type="float" office:value="310.5" calcext:value-type="float">
            <text:p>310.5</text:p>
          </table:table-cell>
        </table:table-row>
        <table:table-row table:style-name="ro1">
          <table:table-cell office:value-type="float" office:value="-2.29726" calcext:value-type="float">
            <text:p>-2.29726</text:p>
          </table:table-cell>
          <table:table-cell office:value-type="float" office:value="-313.2" calcext:value-type="float">
            <text:p>-313.2</text:p>
          </table:table-cell>
          <table:table-cell table:formula="of:=[.A117]*-1" office:value-type="float" office:value="2.29726" calcext:value-type="float">
            <text:p>2.29726</text:p>
          </table:table-cell>
          <table:table-cell table:formula="of:=[.B117]*-1" office:value-type="float" office:value="313.2" calcext:value-type="float">
            <text:p>313.2</text:p>
          </table:table-cell>
        </table:table-row>
        <table:table-row table:style-name="ro1">
          <table:table-cell office:value-type="float" office:value="-2.29914" calcext:value-type="float">
            <text:p>-2.29914</text:p>
          </table:table-cell>
          <table:table-cell office:value-type="float" office:value="-315.9" calcext:value-type="float">
            <text:p>-315.9</text:p>
          </table:table-cell>
          <table:table-cell table:formula="of:=[.A118]*-1" office:value-type="float" office:value="2.29914" calcext:value-type="float">
            <text:p>2.29914</text:p>
          </table:table-cell>
          <table:table-cell table:formula="of:=[.B118]*-1" office:value-type="float" office:value="315.9" calcext:value-type="float">
            <text:p>315.9</text:p>
          </table:table-cell>
        </table:table-row>
        <table:table-row table:style-name="ro1">
          <table:table-cell office:value-type="float" office:value="-2.30102" calcext:value-type="float">
            <text:p>-2.30102</text:p>
          </table:table-cell>
          <table:table-cell office:value-type="float" office:value="-318.6" calcext:value-type="float">
            <text:p>-318.6</text:p>
          </table:table-cell>
          <table:table-cell table:formula="of:=[.A119]*-1" office:value-type="float" office:value="2.30102" calcext:value-type="float">
            <text:p>2.30102</text:p>
          </table:table-cell>
          <table:table-cell table:formula="of:=[.B119]*-1" office:value-type="float" office:value="318.6" calcext:value-type="float">
            <text:p>318.6</text:p>
          </table:table-cell>
        </table:table-row>
        <table:table-row table:style-name="ro1">
          <table:table-cell office:value-type="float" office:value="-2.30288" calcext:value-type="float">
            <text:p>-2.30288</text:p>
          </table:table-cell>
          <table:table-cell office:value-type="float" office:value="-321.3" calcext:value-type="float">
            <text:p>-321.3</text:p>
          </table:table-cell>
          <table:table-cell table:formula="of:=[.A120]*-1" office:value-type="float" office:value="2.30288" calcext:value-type="float">
            <text:p>2.30288</text:p>
          </table:table-cell>
          <table:table-cell table:formula="of:=[.B120]*-1"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-2.30475" calcext:value-type="float">
            <text:p>-2.30475</text:p>
          </table:table-cell>
          <table:table-cell office:value-type="float" office:value="-324" calcext:value-type="float">
            <text:p>-324</text:p>
          </table:table-cell>
          <table:table-cell table:formula="of:=[.A121]*-1" office:value-type="float" office:value="2.30475" calcext:value-type="float">
            <text:p>2.30475</text:p>
          </table:table-cell>
          <table:table-cell table:formula="of:=[.B121]*-1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-2.3066" calcext:value-type="float">
            <text:p>-2.3066</text:p>
          </table:table-cell>
          <table:table-cell office:value-type="float" office:value="-326.7" calcext:value-type="float">
            <text:p>-326.7</text:p>
          </table:table-cell>
          <table:table-cell table:formula="of:=[.A122]*-1" office:value-type="float" office:value="2.3066" calcext:value-type="float">
            <text:p>2.3066</text:p>
          </table:table-cell>
          <table:table-cell table:formula="of:=[.B122]*-1" office:value-type="float" office:value="326.7" calcext:value-type="float">
            <text:p>326.7</text:p>
          </table:table-cell>
        </table:table-row>
        <table:table-row table:style-name="ro1">
          <table:table-cell office:value-type="float" office:value="-2.30845" calcext:value-type="float">
            <text:p>-2.30845</text:p>
          </table:table-cell>
          <table:table-cell office:value-type="float" office:value="-329.4" calcext:value-type="float">
            <text:p>-329.4</text:p>
          </table:table-cell>
          <table:table-cell table:formula="of:=[.A123]*-1" office:value-type="float" office:value="2.30845" calcext:value-type="float">
            <text:p>2.30845</text:p>
          </table:table-cell>
          <table:table-cell table:formula="of:=[.B123]*-1" office:value-type="float" office:value="329.4" calcext:value-type="float">
            <text:p>329.4</text:p>
          </table:table-cell>
        </table:table-row>
        <table:table-row table:style-name="ro1">
          <table:table-cell office:value-type="float" office:value="-2.3103" calcext:value-type="float">
            <text:p>-2.3103</text:p>
          </table:table-cell>
          <table:table-cell office:value-type="float" office:value="-332.1" calcext:value-type="float">
            <text:p>-332.1</text:p>
          </table:table-cell>
          <table:table-cell table:formula="of:=[.A124]*-1" office:value-type="float" office:value="2.3103" calcext:value-type="float">
            <text:p>2.3103</text:p>
          </table:table-cell>
          <table:table-cell table:formula="of:=[.B124]*-1" office:value-type="float" office:value="332.1" calcext:value-type="float">
            <text:p>332.1</text:p>
          </table:table-cell>
        </table:table-row>
        <table:table-row table:style-name="ro1">
          <table:table-cell office:value-type="float" office:value="-2.31213" calcext:value-type="float">
            <text:p>-2.31213</text:p>
          </table:table-cell>
          <table:table-cell office:value-type="float" office:value="-334.8" calcext:value-type="float">
            <text:p>-334.8</text:p>
          </table:table-cell>
          <table:table-cell table:formula="of:=[.A125]*-1" office:value-type="float" office:value="2.31213" calcext:value-type="float">
            <text:p>2.31213</text:p>
          </table:table-cell>
          <table:table-cell table:formula="of:=[.B125]*-1" office:value-type="float" office:value="334.8" calcext:value-type="float">
            <text:p>334.8</text:p>
          </table:table-cell>
        </table:table-row>
        <table:table-row table:style-name="ro1">
          <table:table-cell office:value-type="float" office:value="-2.31396" calcext:value-type="float">
            <text:p>-2.31396</text:p>
          </table:table-cell>
          <table:table-cell office:value-type="float" office:value="-337.5" calcext:value-type="float">
            <text:p>-337.5</text:p>
          </table:table-cell>
          <table:table-cell table:formula="of:=[.A126]*-1" office:value-type="float" office:value="2.31396" calcext:value-type="float">
            <text:p>2.31396</text:p>
          </table:table-cell>
          <table:table-cell table:formula="of:=[.B126]*-1" office:value-type="float" office:value="337.5" calcext:value-type="float">
            <text:p>337.5</text:p>
          </table:table-cell>
        </table:table-row>
        <table:table-row table:style-name="ro1">
          <table:table-cell office:value-type="float" office:value="-2.31579" calcext:value-type="float">
            <text:p>-2.31579</text:p>
          </table:table-cell>
          <table:table-cell office:value-type="float" office:value="-340.2" calcext:value-type="float">
            <text:p>-340.2</text:p>
          </table:table-cell>
          <table:table-cell table:formula="of:=[.A127]*-1" office:value-type="float" office:value="2.31579" calcext:value-type="float">
            <text:p>2.31579</text:p>
          </table:table-cell>
          <table:table-cell table:formula="of:=[.B127]*-1" office:value-type="float" office:value="340.2" calcext:value-type="float">
            <text:p>340.2</text:p>
          </table:table-cell>
        </table:table-row>
        <table:table-row table:style-name="ro1">
          <table:table-cell office:value-type="float" office:value="-2.31761" calcext:value-type="float">
            <text:p>-2.31761</text:p>
          </table:table-cell>
          <table:table-cell office:value-type="float" office:value="-342.9" calcext:value-type="float">
            <text:p>-342.9</text:p>
          </table:table-cell>
          <table:table-cell table:formula="of:=[.A128]*-1" office:value-type="float" office:value="2.31761" calcext:value-type="float">
            <text:p>2.31761</text:p>
          </table:table-cell>
          <table:table-cell table:formula="of:=[.B128]*-1" office:value-type="float" office:value="342.9" calcext:value-type="float">
            <text:p>342.9</text:p>
          </table:table-cell>
        </table:table-row>
        <table:table-row table:style-name="ro1">
          <table:table-cell office:value-type="float" office:value="-2.31942" calcext:value-type="float">
            <text:p>-2.31942</text:p>
          </table:table-cell>
          <table:table-cell office:value-type="float" office:value="-345.6" calcext:value-type="float">
            <text:p>-345.6</text:p>
          </table:table-cell>
          <table:table-cell table:formula="of:=[.A129]*-1" office:value-type="float" office:value="2.31942" calcext:value-type="float">
            <text:p>2.31942</text:p>
          </table:table-cell>
          <table:table-cell table:formula="of:=[.B129]*-1" office:value-type="float" office:value="345.6" calcext:value-type="float">
            <text:p>345.6</text:p>
          </table:table-cell>
        </table:table-row>
        <table:table-row table:style-name="ro1">
          <table:table-cell office:value-type="float" office:value="-2.32122" calcext:value-type="float">
            <text:p>-2.32122</text:p>
          </table:table-cell>
          <table:table-cell office:value-type="float" office:value="-348.3" calcext:value-type="float">
            <text:p>-348.3</text:p>
          </table:table-cell>
          <table:table-cell table:formula="of:=[.A130]*-1" office:value-type="float" office:value="2.32122" calcext:value-type="float">
            <text:p>2.32122</text:p>
          </table:table-cell>
          <table:table-cell table:formula="of:=[.B130]*-1" office:value-type="float" office:value="348.3" calcext:value-type="float">
            <text:p>348.3</text:p>
          </table:table-cell>
        </table:table-row>
        <table:table-row table:style-name="ro1">
          <table:table-cell office:value-type="float" office:value="-2.32302" calcext:value-type="float">
            <text:p>-2.32302</text:p>
          </table:table-cell>
          <table:table-cell office:value-type="float" office:value="-351" calcext:value-type="float">
            <text:p>-351</text:p>
          </table:table-cell>
          <table:table-cell table:formula="of:=[.A131]*-1" office:value-type="float" office:value="2.32302" calcext:value-type="float">
            <text:p>2.32302</text:p>
          </table:table-cell>
          <table:table-cell table:formula="of:=[.B131]*-1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-2.32482" calcext:value-type="float">
            <text:p>-2.32482</text:p>
          </table:table-cell>
          <table:table-cell office:value-type="float" office:value="-353.7" calcext:value-type="float">
            <text:p>-353.7</text:p>
          </table:table-cell>
          <table:table-cell table:formula="of:=[.A132]*-1" office:value-type="float" office:value="2.32482" calcext:value-type="float">
            <text:p>2.32482</text:p>
          </table:table-cell>
          <table:table-cell table:formula="of:=[.B132]*-1" office:value-type="float" office:value="353.7" calcext:value-type="float">
            <text:p>353.7</text:p>
          </table:table-cell>
        </table:table-row>
        <table:table-row table:style-name="ro1">
          <table:table-cell office:value-type="float" office:value="-2.3266" calcext:value-type="float">
            <text:p>-2.3266</text:p>
          </table:table-cell>
          <table:table-cell office:value-type="float" office:value="-356.4" calcext:value-type="float">
            <text:p>-356.4</text:p>
          </table:table-cell>
          <table:table-cell table:formula="of:=[.A133]*-1" office:value-type="float" office:value="2.3266" calcext:value-type="float">
            <text:p>2.3266</text:p>
          </table:table-cell>
          <table:table-cell table:formula="of:=[.B133]*-1" office:value-type="float" office:value="356.4" calcext:value-type="float">
            <text:p>356.4</text:p>
          </table:table-cell>
        </table:table-row>
        <table:table-row table:style-name="ro1">
          <table:table-cell office:value-type="float" office:value="-2.32838" calcext:value-type="float">
            <text:p>-2.32838</text:p>
          </table:table-cell>
          <table:table-cell office:value-type="float" office:value="-359.1" calcext:value-type="float">
            <text:p>-359.1</text:p>
          </table:table-cell>
          <table:table-cell table:formula="of:=[.A134]*-1" office:value-type="float" office:value="2.32838" calcext:value-type="float">
            <text:p>2.32838</text:p>
          </table:table-cell>
          <table:table-cell table:formula="of:=[.B134]*-1" office:value-type="float" office:value="359.1" calcext:value-type="float">
            <text:p>359.1</text:p>
          </table:table-cell>
        </table:table-row>
        <table:table-row table:style-name="ro1">
          <table:table-cell office:value-type="float" office:value="-2.33016" calcext:value-type="float">
            <text:p>-2.33016</text:p>
          </table:table-cell>
          <table:table-cell office:value-type="float" office:value="-361.8" calcext:value-type="float">
            <text:p>-361.8</text:p>
          </table:table-cell>
          <table:table-cell table:formula="of:=[.A135]*-1" office:value-type="float" office:value="2.33016" calcext:value-type="float">
            <text:p>2.33016</text:p>
          </table:table-cell>
          <table:table-cell table:formula="of:=[.B135]*-1" office:value-type="float" office:value="361.8" calcext:value-type="float">
            <text:p>361.8</text:p>
          </table:table-cell>
        </table:table-row>
        <table:table-row table:style-name="ro1">
          <table:table-cell office:value-type="float" office:value="-2.33193" calcext:value-type="float">
            <text:p>-2.33193</text:p>
          </table:table-cell>
          <table:table-cell office:value-type="float" office:value="-364.5" calcext:value-type="float">
            <text:p>-364.5</text:p>
          </table:table-cell>
          <table:table-cell table:formula="of:=[.A136]*-1" office:value-type="float" office:value="2.33193" calcext:value-type="float">
            <text:p>2.33193</text:p>
          </table:table-cell>
          <table:table-cell table:formula="of:=[.B136]*-1" office:value-type="float" office:value="364.5" calcext:value-type="float">
            <text:p>364.5</text:p>
          </table:table-cell>
        </table:table-row>
        <table:table-row table:style-name="ro1">
          <table:table-cell office:value-type="float" office:value="-2.33369" calcext:value-type="float">
            <text:p>-2.33369</text:p>
          </table:table-cell>
          <table:table-cell office:value-type="float" office:value="-367.2" calcext:value-type="float">
            <text:p>-367.2</text:p>
          </table:table-cell>
          <table:table-cell table:formula="of:=[.A137]*-1" office:value-type="float" office:value="2.33369" calcext:value-type="float">
            <text:p>2.33369</text:p>
          </table:table-cell>
          <table:table-cell table:formula="of:=[.B137]*-1" office:value-type="float" office:value="367.2" calcext:value-type="float">
            <text:p>367.2</text:p>
          </table:table-cell>
        </table:table-row>
        <table:table-row table:style-name="ro1">
          <table:table-cell office:value-type="float" office:value="-2.33545" calcext:value-type="float">
            <text:p>-2.33545</text:p>
          </table:table-cell>
          <table:table-cell office:value-type="float" office:value="-369.9" calcext:value-type="float">
            <text:p>-369.9</text:p>
          </table:table-cell>
          <table:table-cell table:formula="of:=[.A138]*-1" office:value-type="float" office:value="2.33545" calcext:value-type="float">
            <text:p>2.33545</text:p>
          </table:table-cell>
          <table:table-cell table:formula="of:=[.B138]*-1" office:value-type="float" office:value="369.9" calcext:value-type="float">
            <text:p>369.9</text:p>
          </table:table-cell>
        </table:table-row>
        <table:table-row table:style-name="ro1">
          <table:table-cell office:value-type="float" office:value="-2.3372" calcext:value-type="float">
            <text:p>-2.3372</text:p>
          </table:table-cell>
          <table:table-cell office:value-type="float" office:value="-372.6" calcext:value-type="float">
            <text:p>-372.6</text:p>
          </table:table-cell>
          <table:table-cell table:formula="of:=[.A139]*-1" office:value-type="float" office:value="2.3372" calcext:value-type="float">
            <text:p>2.3372</text:p>
          </table:table-cell>
          <table:table-cell table:formula="of:=[.B139]*-1" office:value-type="float" office:value="372.6" calcext:value-type="float">
            <text:p>372.6</text:p>
          </table:table-cell>
        </table:table-row>
        <table:table-row table:style-name="ro1">
          <table:table-cell office:value-type="float" office:value="-2.33895" calcext:value-type="float">
            <text:p>-2.33895</text:p>
          </table:table-cell>
          <table:table-cell office:value-type="float" office:value="-375.3" calcext:value-type="float">
            <text:p>-375.3</text:p>
          </table:table-cell>
          <table:table-cell table:formula="of:=[.A140]*-1" office:value-type="float" office:value="2.33895" calcext:value-type="float">
            <text:p>2.33895</text:p>
          </table:table-cell>
          <table:table-cell table:formula="of:=[.B140]*-1" office:value-type="float" office:value="375.3" calcext:value-type="float">
            <text:p>375.3</text:p>
          </table:table-cell>
        </table:table-row>
        <table:table-row table:style-name="ro1">
          <table:table-cell office:value-type="float" office:value="-2.34069" calcext:value-type="float">
            <text:p>-2.34069</text:p>
          </table:table-cell>
          <table:table-cell office:value-type="float" office:value="-378" calcext:value-type="float">
            <text:p>-378</text:p>
          </table:table-cell>
          <table:table-cell table:formula="of:=[.A141]*-1" office:value-type="float" office:value="2.34069" calcext:value-type="float">
            <text:p>2.34069</text:p>
          </table:table-cell>
          <table:table-cell table:formula="of:=[.B141]*-1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-2.34243" calcext:value-type="float">
            <text:p>-2.34243</text:p>
          </table:table-cell>
          <table:table-cell office:value-type="float" office:value="-380.7" calcext:value-type="float">
            <text:p>-380.7</text:p>
          </table:table-cell>
          <table:table-cell table:formula="of:=[.A142]*-1" office:value-type="float" office:value="2.34243" calcext:value-type="float">
            <text:p>2.34243</text:p>
          </table:table-cell>
          <table:table-cell table:formula="of:=[.B142]*-1" office:value-type="float" office:value="380.7" calcext:value-type="float">
            <text:p>380.7</text:p>
          </table:table-cell>
        </table:table-row>
        <table:table-row table:style-name="ro1">
          <table:table-cell office:value-type="float" office:value="-2.34416" calcext:value-type="float">
            <text:p>-2.34416</text:p>
          </table:table-cell>
          <table:table-cell office:value-type="float" office:value="-383.4" calcext:value-type="float">
            <text:p>-383.4</text:p>
          </table:table-cell>
          <table:table-cell table:formula="of:=[.A143]*-1" office:value-type="float" office:value="2.34416" calcext:value-type="float">
            <text:p>2.34416</text:p>
          </table:table-cell>
          <table:table-cell table:formula="of:=[.B143]*-1" office:value-type="float" office:value="383.4" calcext:value-type="float">
            <text:p>383.4</text:p>
          </table:table-cell>
        </table:table-row>
        <table:table-row table:style-name="ro1">
          <table:table-cell office:value-type="float" office:value="-2.34588" calcext:value-type="float">
            <text:p>-2.34588</text:p>
          </table:table-cell>
          <table:table-cell office:value-type="float" office:value="-386.1" calcext:value-type="float">
            <text:p>-386.1</text:p>
          </table:table-cell>
          <table:table-cell table:formula="of:=[.A144]*-1" office:value-type="float" office:value="2.34588" calcext:value-type="float">
            <text:p>2.34588</text:p>
          </table:table-cell>
          <table:table-cell table:formula="of:=[.B144]*-1" office:value-type="float" office:value="386.1" calcext:value-type="float">
            <text:p>386.1</text:p>
          </table:table-cell>
        </table:table-row>
        <table:table-row table:style-name="ro1">
          <table:table-cell office:value-type="float" office:value="-2.3476" calcext:value-type="float">
            <text:p>-2.3476</text:p>
          </table:table-cell>
          <table:table-cell office:value-type="float" office:value="-388.8" calcext:value-type="float">
            <text:p>-388.8</text:p>
          </table:table-cell>
          <table:table-cell table:formula="of:=[.A145]*-1" office:value-type="float" office:value="2.3476" calcext:value-type="float">
            <text:p>2.3476</text:p>
          </table:table-cell>
          <table:table-cell table:formula="of:=[.B145]*-1" office:value-type="float" office:value="388.8" calcext:value-type="float">
            <text:p>388.8</text:p>
          </table:table-cell>
        </table:table-row>
        <table:table-row table:style-name="ro1">
          <table:table-cell office:value-type="float" office:value="-2.34932" calcext:value-type="float">
            <text:p>-2.34932</text:p>
          </table:table-cell>
          <table:table-cell office:value-type="float" office:value="-391.5" calcext:value-type="float">
            <text:p>-391.5</text:p>
          </table:table-cell>
          <table:table-cell table:formula="of:=[.A146]*-1" office:value-type="float" office:value="2.34932" calcext:value-type="float">
            <text:p>2.34932</text:p>
          </table:table-cell>
          <table:table-cell table:formula="of:=[.B146]*-1" office:value-type="float" office:value="391.5" calcext:value-type="float">
            <text:p>391.5</text:p>
          </table:table-cell>
        </table:table-row>
        <table:table-row table:style-name="ro1">
          <table:table-cell office:value-type="float" office:value="-2.35103" calcext:value-type="float">
            <text:p>-2.35103</text:p>
          </table:table-cell>
          <table:table-cell office:value-type="float" office:value="-394.2" calcext:value-type="float">
            <text:p>-394.2</text:p>
          </table:table-cell>
          <table:table-cell table:formula="of:=[.A147]*-1" office:value-type="float" office:value="2.35103" calcext:value-type="float">
            <text:p>2.35103</text:p>
          </table:table-cell>
          <table:table-cell table:formula="of:=[.B147]*-1" office:value-type="float" office:value="394.2" calcext:value-type="float">
            <text:p>394.2</text:p>
          </table:table-cell>
        </table:table-row>
        <table:table-row table:style-name="ro1">
          <table:table-cell office:value-type="float" office:value="-2.35273" calcext:value-type="float">
            <text:p>-2.35273</text:p>
          </table:table-cell>
          <table:table-cell office:value-type="float" office:value="-396.9" calcext:value-type="float">
            <text:p>-396.9</text:p>
          </table:table-cell>
          <table:table-cell table:formula="of:=[.A148]*-1" office:value-type="float" office:value="2.35273" calcext:value-type="float">
            <text:p>2.35273</text:p>
          </table:table-cell>
          <table:table-cell table:formula="of:=[.B148]*-1" office:value-type="float" office:value="396.9" calcext:value-type="float">
            <text:p>396.9</text:p>
          </table:table-cell>
        </table:table-row>
        <table:table-row table:style-name="ro1">
          <table:table-cell office:value-type="float" office:value="-2.35443" calcext:value-type="float">
            <text:p>-2.35443</text:p>
          </table:table-cell>
          <table:table-cell office:value-type="float" office:value="-399.6" calcext:value-type="float">
            <text:p>-399.6</text:p>
          </table:table-cell>
          <table:table-cell table:formula="of:=[.A149]*-1" office:value-type="float" office:value="2.35443" calcext:value-type="float">
            <text:p>2.35443</text:p>
          </table:table-cell>
          <table:table-cell table:formula="of:=[.B149]*-1" office:value-type="float" office:value="399.6" calcext:value-type="float">
            <text:p>399.6</text:p>
          </table:table-cell>
        </table:table-row>
        <table:table-row table:style-name="ro1">
          <table:table-cell office:value-type="float" office:value="-2.35612" calcext:value-type="float">
            <text:p>-2.35612</text:p>
          </table:table-cell>
          <table:table-cell office:value-type="float" office:value="-402.3" calcext:value-type="float">
            <text:p>-402.3</text:p>
          </table:table-cell>
          <table:table-cell table:formula="of:=[.A150]*-1" office:value-type="float" office:value="2.35612" calcext:value-type="float">
            <text:p>2.35612</text:p>
          </table:table-cell>
          <table:table-cell table:formula="of:=[.B150]*-1" office:value-type="float" office:value="402.3" calcext:value-type="float">
            <text:p>402.3</text:p>
          </table:table-cell>
        </table:table-row>
        <table:table-row table:style-name="ro1">
          <table:table-cell office:value-type="float" office:value="-2.35781" calcext:value-type="float">
            <text:p>-2.35781</text:p>
          </table:table-cell>
          <table:table-cell office:value-type="float" office:value="-405" calcext:value-type="float">
            <text:p>-405</text:p>
          </table:table-cell>
          <table:table-cell table:formula="of:=[.A151]*-1" office:value-type="float" office:value="2.35781" calcext:value-type="float">
            <text:p>2.35781</text:p>
          </table:table-cell>
          <table:table-cell table:formula="of:=[.B151]*-1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-2.35949" calcext:value-type="float">
            <text:p>-2.35949</text:p>
          </table:table-cell>
          <table:table-cell office:value-type="float" office:value="-407.7" calcext:value-type="float">
            <text:p>-407.7</text:p>
          </table:table-cell>
          <table:table-cell table:formula="of:=[.A152]*-1" office:value-type="float" office:value="2.35949" calcext:value-type="float">
            <text:p>2.35949</text:p>
          </table:table-cell>
          <table:table-cell table:formula="of:=[.B152]*-1" office:value-type="float" office:value="407.7" calcext:value-type="float">
            <text:p>407.7</text:p>
          </table:table-cell>
        </table:table-row>
        <table:table-row table:style-name="ro1">
          <table:table-cell office:value-type="float" office:value="-2.36117" calcext:value-type="float">
            <text:p>-2.36117</text:p>
          </table:table-cell>
          <table:table-cell office:value-type="float" office:value="-410.4" calcext:value-type="float">
            <text:p>-410.4</text:p>
          </table:table-cell>
          <table:table-cell table:formula="of:=[.A153]*-1" office:value-type="float" office:value="2.36117" calcext:value-type="float">
            <text:p>2.36117</text:p>
          </table:table-cell>
          <table:table-cell table:formula="of:=[.B153]*-1" office:value-type="float" office:value="410.4" calcext:value-type="float">
            <text:p>410.4</text:p>
          </table:table-cell>
        </table:table-row>
        <table:table-row table:style-name="ro1">
          <table:table-cell office:value-type="float" office:value="-2.36284" calcext:value-type="float">
            <text:p>-2.36284</text:p>
          </table:table-cell>
          <table:table-cell office:value-type="float" office:value="-413.1" calcext:value-type="float">
            <text:p>-413.1</text:p>
          </table:table-cell>
          <table:table-cell table:formula="of:=[.A154]*-1" office:value-type="float" office:value="2.36284" calcext:value-type="float">
            <text:p>2.36284</text:p>
          </table:table-cell>
          <table:table-cell table:formula="of:=[.B154]*-1" office:value-type="float" office:value="413.1" calcext:value-type="float">
            <text:p>413.1</text:p>
          </table:table-cell>
        </table:table-row>
        <table:table-row table:style-name="ro1">
          <table:table-cell office:value-type="float" office:value="-2.36451" calcext:value-type="float">
            <text:p>-2.36451</text:p>
          </table:table-cell>
          <table:table-cell office:value-type="float" office:value="-415.8" calcext:value-type="float">
            <text:p>-415.8</text:p>
          </table:table-cell>
          <table:table-cell table:formula="of:=[.A155]*-1" office:value-type="float" office:value="2.36451" calcext:value-type="float">
            <text:p>2.36451</text:p>
          </table:table-cell>
          <table:table-cell table:formula="of:=[.B155]*-1" office:value-type="float" office:value="415.8" calcext:value-type="float">
            <text:p>415.8</text:p>
          </table:table-cell>
        </table:table-row>
        <table:table-row table:style-name="ro1">
          <table:table-cell office:value-type="float" office:value="-2.36617" calcext:value-type="float">
            <text:p>-2.36617</text:p>
          </table:table-cell>
          <table:table-cell office:value-type="float" office:value="-418.5" calcext:value-type="float">
            <text:p>-418.5</text:p>
          </table:table-cell>
          <table:table-cell table:formula="of:=[.A156]*-1" office:value-type="float" office:value="2.36617" calcext:value-type="float">
            <text:p>2.36617</text:p>
          </table:table-cell>
          <table:table-cell table:formula="of:=[.B156]*-1" office:value-type="float" office:value="418.5" calcext:value-type="float">
            <text:p>418.5</text:p>
          </table:table-cell>
        </table:table-row>
        <table:table-row table:style-name="ro1">
          <table:table-cell office:value-type="float" office:value="-2.36783" calcext:value-type="float">
            <text:p>-2.36783</text:p>
          </table:table-cell>
          <table:table-cell office:value-type="float" office:value="-421.2" calcext:value-type="float">
            <text:p>-421.2</text:p>
          </table:table-cell>
          <table:table-cell table:formula="of:=[.A157]*-1" office:value-type="float" office:value="2.36783" calcext:value-type="float">
            <text:p>2.36783</text:p>
          </table:table-cell>
          <table:table-cell table:formula="of:=[.B157]*-1" office:value-type="float" office:value="421.2" calcext:value-type="float">
            <text:p>421.2</text:p>
          </table:table-cell>
        </table:table-row>
        <table:table-row table:style-name="ro1">
          <table:table-cell office:value-type="float" office:value="-2.36949" calcext:value-type="float">
            <text:p>-2.36949</text:p>
          </table:table-cell>
          <table:table-cell office:value-type="float" office:value="-423.9" calcext:value-type="float">
            <text:p>-423.9</text:p>
          </table:table-cell>
          <table:table-cell table:formula="of:=[.A158]*-1" office:value-type="float" office:value="2.36949" calcext:value-type="float">
            <text:p>2.36949</text:p>
          </table:table-cell>
          <table:table-cell table:formula="of:=[.B158]*-1" office:value-type="float" office:value="423.9" calcext:value-type="float">
            <text:p>423.9</text:p>
          </table:table-cell>
        </table:table-row>
        <table:table-row table:style-name="ro1">
          <table:table-cell office:value-type="float" office:value="-2.37113" calcext:value-type="float">
            <text:p>-2.37113</text:p>
          </table:table-cell>
          <table:table-cell office:value-type="float" office:value="-426.6" calcext:value-type="float">
            <text:p>-426.6</text:p>
          </table:table-cell>
          <table:table-cell table:formula="of:=[.A159]*-1" office:value-type="float" office:value="2.37113" calcext:value-type="float">
            <text:p>2.37113</text:p>
          </table:table-cell>
          <table:table-cell table:formula="of:=[.B159]*-1" office:value-type="float" office:value="426.6" calcext:value-type="float">
            <text:p>426.6</text:p>
          </table:table-cell>
        </table:table-row>
        <table:table-row table:style-name="ro1">
          <table:table-cell office:value-type="float" office:value="-2.37278" calcext:value-type="float">
            <text:p>-2.37278</text:p>
          </table:table-cell>
          <table:table-cell office:value-type="float" office:value="-429.3" calcext:value-type="float">
            <text:p>-429.3</text:p>
          </table:table-cell>
          <table:table-cell table:formula="of:=[.A160]*-1" office:value-type="float" office:value="2.37278" calcext:value-type="float">
            <text:p>2.37278</text:p>
          </table:table-cell>
          <table:table-cell table:formula="of:=[.B160]*-1" office:value-type="float" office:value="429.3" calcext:value-type="float">
            <text:p>429.3</text:p>
          </table:table-cell>
        </table:table-row>
        <table:table-row table:style-name="ro1">
          <table:table-cell office:value-type="float" office:value="-2.37442" calcext:value-type="float">
            <text:p>-2.37442</text:p>
          </table:table-cell>
          <table:table-cell office:value-type="float" office:value="-432" calcext:value-type="float">
            <text:p>-432</text:p>
          </table:table-cell>
          <table:table-cell table:formula="of:=[.A161]*-1" office:value-type="float" office:value="2.37442" calcext:value-type="float">
            <text:p>2.37442</text:p>
          </table:table-cell>
          <table:table-cell table:formula="of:=[.B161]*-1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-2.37605" calcext:value-type="float">
            <text:p>-2.37605</text:p>
          </table:table-cell>
          <table:table-cell office:value-type="float" office:value="-434.7" calcext:value-type="float">
            <text:p>-434.7</text:p>
          </table:table-cell>
          <table:table-cell table:formula="of:=[.A162]*-1" office:value-type="float" office:value="2.37605" calcext:value-type="float">
            <text:p>2.37605</text:p>
          </table:table-cell>
          <table:table-cell table:formula="of:=[.B162]*-1" office:value-type="float" office:value="434.7" calcext:value-type="float">
            <text:p>434.7</text:p>
          </table:table-cell>
        </table:table-row>
        <table:table-row table:style-name="ro1">
          <table:table-cell office:value-type="float" office:value="-2.37768" calcext:value-type="float">
            <text:p>-2.37768</text:p>
          </table:table-cell>
          <table:table-cell office:value-type="float" office:value="-437.4" calcext:value-type="float">
            <text:p>-437.4</text:p>
          </table:table-cell>
          <table:table-cell table:formula="of:=[.A163]*-1" office:value-type="float" office:value="2.37768" calcext:value-type="float">
            <text:p>2.37768</text:p>
          </table:table-cell>
          <table:table-cell table:formula="of:=[.B163]*-1" office:value-type="float" office:value="437.4" calcext:value-type="float">
            <text:p>437.4</text:p>
          </table:table-cell>
        </table:table-row>
        <table:table-row table:style-name="ro1">
          <table:table-cell office:value-type="float" office:value="-2.3793" calcext:value-type="float">
            <text:p>-2.3793</text:p>
          </table:table-cell>
          <table:table-cell office:value-type="float" office:value="-440.1" calcext:value-type="float">
            <text:p>-440.1</text:p>
          </table:table-cell>
          <table:table-cell table:formula="of:=[.A164]*-1" office:value-type="float" office:value="2.3793" calcext:value-type="float">
            <text:p>2.3793</text:p>
          </table:table-cell>
          <table:table-cell table:formula="of:=[.B164]*-1" office:value-type="float" office:value="440.1" calcext:value-type="float">
            <text:p>440.1</text:p>
          </table:table-cell>
        </table:table-row>
        <table:table-row table:style-name="ro1">
          <table:table-cell office:value-type="float" office:value="-2.38092" calcext:value-type="float">
            <text:p>-2.38092</text:p>
          </table:table-cell>
          <table:table-cell office:value-type="float" office:value="-442.8" calcext:value-type="float">
            <text:p>-442.8</text:p>
          </table:table-cell>
          <table:table-cell table:formula="of:=[.A165]*-1" office:value-type="float" office:value="2.38092" calcext:value-type="float">
            <text:p>2.38092</text:p>
          </table:table-cell>
          <table:table-cell table:formula="of:=[.B165]*-1" office:value-type="float" office:value="442.8" calcext:value-type="float">
            <text:p>442.8</text:p>
          </table:table-cell>
        </table:table-row>
        <table:table-row table:style-name="ro1">
          <table:table-cell office:value-type="float" office:value="-2.38254" calcext:value-type="float">
            <text:p>-2.38254</text:p>
          </table:table-cell>
          <table:table-cell office:value-type="float" office:value="-445.5" calcext:value-type="float">
            <text:p>-445.5</text:p>
          </table:table-cell>
          <table:table-cell table:formula="of:=[.A166]*-1" office:value-type="float" office:value="2.38254" calcext:value-type="float">
            <text:p>2.38254</text:p>
          </table:table-cell>
          <table:table-cell table:formula="of:=[.B166]*-1" office:value-type="float" office:value="445.5" calcext:value-type="float">
            <text:p>445.5</text:p>
          </table:table-cell>
        </table:table-row>
        <table:table-row table:style-name="ro1">
          <table:table-cell office:value-type="float" office:value="-2.38415" calcext:value-type="float">
            <text:p>-2.38415</text:p>
          </table:table-cell>
          <table:table-cell office:value-type="float" office:value="-448.2" calcext:value-type="float">
            <text:p>-448.2</text:p>
          </table:table-cell>
          <table:table-cell table:formula="of:=[.A167]*-1" office:value-type="float" office:value="2.38415" calcext:value-type="float">
            <text:p>2.38415</text:p>
          </table:table-cell>
          <table:table-cell table:formula="of:=[.B167]*-1" office:value-type="float" office:value="448.2" calcext:value-type="float">
            <text:p>448.2</text:p>
          </table:table-cell>
        </table:table-row>
        <table:table-row table:style-name="ro1">
          <table:table-cell office:value-type="float" office:value="-2.38576" calcext:value-type="float">
            <text:p>-2.38576</text:p>
          </table:table-cell>
          <table:table-cell office:value-type="float" office:value="-450.9" calcext:value-type="float">
            <text:p>-450.9</text:p>
          </table:table-cell>
          <table:table-cell table:formula="of:=[.A168]*-1" office:value-type="float" office:value="2.38576" calcext:value-type="float">
            <text:p>2.38576</text:p>
          </table:table-cell>
          <table:table-cell table:formula="of:=[.B168]*-1" office:value-type="float" office:value="450.9" calcext:value-type="float">
            <text:p>450.9</text:p>
          </table:table-cell>
        </table:table-row>
        <table:table-row table:style-name="ro1">
          <table:table-cell office:value-type="float" office:value="-2.38736" calcext:value-type="float">
            <text:p>-2.38736</text:p>
          </table:table-cell>
          <table:table-cell office:value-type="float" office:value="-453.6" calcext:value-type="float">
            <text:p>-453.6</text:p>
          </table:table-cell>
          <table:table-cell table:formula="of:=[.A169]*-1" office:value-type="float" office:value="2.38736" calcext:value-type="float">
            <text:p>2.38736</text:p>
          </table:table-cell>
          <table:table-cell table:formula="of:=[.B169]*-1" office:value-type="float" office:value="453.6" calcext:value-type="float">
            <text:p>453.6</text:p>
          </table:table-cell>
        </table:table-row>
        <table:table-row table:style-name="ro1">
          <table:table-cell office:value-type="float" office:value="-2.38895" calcext:value-type="float">
            <text:p>-2.38895</text:p>
          </table:table-cell>
          <table:table-cell office:value-type="float" office:value="-456.3" calcext:value-type="float">
            <text:p>-456.3</text:p>
          </table:table-cell>
          <table:table-cell table:formula="of:=[.A170]*-1" office:value-type="float" office:value="2.38895" calcext:value-type="float">
            <text:p>2.38895</text:p>
          </table:table-cell>
          <table:table-cell table:formula="of:=[.B170]*-1" office:value-type="float" office:value="456.3" calcext:value-type="float">
            <text:p>456.3</text:p>
          </table:table-cell>
        </table:table-row>
        <table:table-row table:style-name="ro1">
          <table:table-cell office:value-type="float" office:value="-2.39055" calcext:value-type="float">
            <text:p>-2.39055</text:p>
          </table:table-cell>
          <table:table-cell office:value-type="float" office:value="-459" calcext:value-type="float">
            <text:p>-459</text:p>
          </table:table-cell>
          <table:table-cell table:formula="of:=[.A171]*-1" office:value-type="float" office:value="2.39055" calcext:value-type="float">
            <text:p>2.39055</text:p>
          </table:table-cell>
          <table:table-cell table:formula="of:=[.B171]*-1"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-2.39214" calcext:value-type="float">
            <text:p>-2.39214</text:p>
          </table:table-cell>
          <table:table-cell office:value-type="float" office:value="-461.7" calcext:value-type="float">
            <text:p>-461.7</text:p>
          </table:table-cell>
          <table:table-cell table:formula="of:=[.A172]*-1" office:value-type="float" office:value="2.39214" calcext:value-type="float">
            <text:p>2.39214</text:p>
          </table:table-cell>
          <table:table-cell table:formula="of:=[.B172]*-1" office:value-type="float" office:value="461.7" calcext:value-type="float">
            <text:p>461.7</text:p>
          </table:table-cell>
        </table:table-row>
        <table:table-row table:style-name="ro1">
          <table:table-cell office:value-type="float" office:value="-2.39372" calcext:value-type="float">
            <text:p>-2.39372</text:p>
          </table:table-cell>
          <table:table-cell office:value-type="float" office:value="-464.4" calcext:value-type="float">
            <text:p>-464.4</text:p>
          </table:table-cell>
          <table:table-cell table:formula="of:=[.A173]*-1" office:value-type="float" office:value="2.39372" calcext:value-type="float">
            <text:p>2.39372</text:p>
          </table:table-cell>
          <table:table-cell table:formula="of:=[.B173]*-1" office:value-type="float" office:value="464.4" calcext:value-type="float">
            <text:p>464.4</text:p>
          </table:table-cell>
        </table:table-row>
        <table:table-row table:style-name="ro1">
          <table:table-cell office:value-type="float" office:value="-2.3953" calcext:value-type="float">
            <text:p>-2.3953</text:p>
          </table:table-cell>
          <table:table-cell office:value-type="float" office:value="-467.1" calcext:value-type="float">
            <text:p>-467.1</text:p>
          </table:table-cell>
          <table:table-cell table:formula="of:=[.A174]*-1" office:value-type="float" office:value="2.3953" calcext:value-type="float">
            <text:p>2.3953</text:p>
          </table:table-cell>
          <table:table-cell table:formula="of:=[.B174]*-1" office:value-type="float" office:value="467.1" calcext:value-type="float">
            <text:p>467.1</text:p>
          </table:table-cell>
        </table:table-row>
        <table:table-row table:style-name="ro1">
          <table:table-cell office:value-type="float" office:value="-2.39688" calcext:value-type="float">
            <text:p>-2.39688</text:p>
          </table:table-cell>
          <table:table-cell office:value-type="float" office:value="-469.8" calcext:value-type="float">
            <text:p>-469.8</text:p>
          </table:table-cell>
          <table:table-cell table:formula="of:=[.A175]*-1" office:value-type="float" office:value="2.39688" calcext:value-type="float">
            <text:p>2.39688</text:p>
          </table:table-cell>
          <table:table-cell table:formula="of:=[.B175]*-1" office:value-type="float" office:value="469.8" calcext:value-type="float">
            <text:p>469.8</text:p>
          </table:table-cell>
        </table:table-row>
        <table:table-row table:style-name="ro1">
          <table:table-cell office:value-type="float" office:value="-2.39845" calcext:value-type="float">
            <text:p>-2.39845</text:p>
          </table:table-cell>
          <table:table-cell office:value-type="float" office:value="-472.5" calcext:value-type="float">
            <text:p>-472.5</text:p>
          </table:table-cell>
          <table:table-cell table:formula="of:=[.A176]*-1" office:value-type="float" office:value="2.39845" calcext:value-type="float">
            <text:p>2.39845</text:p>
          </table:table-cell>
          <table:table-cell table:formula="of:=[.B176]*-1" office:value-type="float" office:value="472.5" calcext:value-type="float">
            <text:p>472.5</text:p>
          </table:table-cell>
        </table:table-row>
        <table:table-row table:style-name="ro1">
          <table:table-cell office:value-type="float" office:value="-2.40001" calcext:value-type="float">
            <text:p>-2.40001</text:p>
          </table:table-cell>
          <table:table-cell office:value-type="float" office:value="-475.2" calcext:value-type="float">
            <text:p>-475.2</text:p>
          </table:table-cell>
          <table:table-cell table:formula="of:=[.A177]*-1" office:value-type="float" office:value="2.40001" calcext:value-type="float">
            <text:p>2.40001</text:p>
          </table:table-cell>
          <table:table-cell table:formula="of:=[.B177]*-1" office:value-type="float" office:value="475.2" calcext:value-type="float">
            <text:p>475.2</text:p>
          </table:table-cell>
        </table:table-row>
        <table:table-row table:style-name="ro1">
          <table:table-cell office:value-type="float" office:value="-2.40158" calcext:value-type="float">
            <text:p>-2.40158</text:p>
          </table:table-cell>
          <table:table-cell office:value-type="float" office:value="-477.9" calcext:value-type="float">
            <text:p>-477.9</text:p>
          </table:table-cell>
          <table:table-cell table:formula="of:=[.A178]*-1" office:value-type="float" office:value="2.40158" calcext:value-type="float">
            <text:p>2.40158</text:p>
          </table:table-cell>
          <table:table-cell table:formula="of:=[.B178]*-1" office:value-type="float" office:value="477.9" calcext:value-type="float">
            <text:p>477.9</text:p>
          </table:table-cell>
        </table:table-row>
        <table:table-row table:style-name="ro1">
          <table:table-cell office:value-type="float" office:value="-2.40314" calcext:value-type="float">
            <text:p>-2.40314</text:p>
          </table:table-cell>
          <table:table-cell office:value-type="float" office:value="-480.6" calcext:value-type="float">
            <text:p>-480.6</text:p>
          </table:table-cell>
          <table:table-cell table:formula="of:=[.A179]*-1" office:value-type="float" office:value="2.40314" calcext:value-type="float">
            <text:p>2.40314</text:p>
          </table:table-cell>
          <table:table-cell table:formula="of:=[.B179]*-1" office:value-type="float" office:value="480.6" calcext:value-type="float">
            <text:p>480.6</text:p>
          </table:table-cell>
        </table:table-row>
        <table:table-row table:style-name="ro1">
          <table:table-cell office:value-type="float" office:value="-2.40469" calcext:value-type="float">
            <text:p>-2.40469</text:p>
          </table:table-cell>
          <table:table-cell office:value-type="float" office:value="-483.3" calcext:value-type="float">
            <text:p>-483.3</text:p>
          </table:table-cell>
          <table:table-cell table:formula="of:=[.A180]*-1" office:value-type="float" office:value="2.40469" calcext:value-type="float">
            <text:p>2.40469</text:p>
          </table:table-cell>
          <table:table-cell table:formula="of:=[.B180]*-1" office:value-type="float" office:value="483.3" calcext:value-type="float">
            <text:p>483.3</text:p>
          </table:table-cell>
        </table:table-row>
        <table:table-row table:style-name="ro1">
          <table:table-cell office:value-type="float" office:value="-2.40624" calcext:value-type="float">
            <text:p>-2.40624</text:p>
          </table:table-cell>
          <table:table-cell office:value-type="float" office:value="-486" calcext:value-type="float">
            <text:p>-486</text:p>
          </table:table-cell>
          <table:table-cell table:formula="of:=[.A181]*-1" office:value-type="float" office:value="2.40624" calcext:value-type="float">
            <text:p>2.40624</text:p>
          </table:table-cell>
          <table:table-cell table:formula="of:=[.B181]*-1"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-2.40779" calcext:value-type="float">
            <text:p>-2.40779</text:p>
          </table:table-cell>
          <table:table-cell office:value-type="float" office:value="-488.7" calcext:value-type="float">
            <text:p>-488.7</text:p>
          </table:table-cell>
          <table:table-cell table:formula="of:=[.A182]*-1" office:value-type="float" office:value="2.40779" calcext:value-type="float">
            <text:p>2.40779</text:p>
          </table:table-cell>
          <table:table-cell table:formula="of:=[.B182]*-1" office:value-type="float" office:value="488.7" calcext:value-type="float">
            <text:p>488.7</text:p>
          </table:table-cell>
        </table:table-row>
        <table:table-row table:style-name="ro1">
          <table:table-cell office:value-type="float" office:value="-2.40933" calcext:value-type="float">
            <text:p>-2.40933</text:p>
          </table:table-cell>
          <table:table-cell office:value-type="float" office:value="-491.4" calcext:value-type="float">
            <text:p>-491.4</text:p>
          </table:table-cell>
          <table:table-cell table:formula="of:=[.A183]*-1" office:value-type="float" office:value="2.40933" calcext:value-type="float">
            <text:p>2.40933</text:p>
          </table:table-cell>
          <table:table-cell table:formula="of:=[.B183]*-1" office:value-type="float" office:value="491.4" calcext:value-type="float">
            <text:p>491.4</text:p>
          </table:table-cell>
        </table:table-row>
        <table:table-row table:style-name="ro1">
          <table:table-cell office:value-type="float" office:value="-2.41087" calcext:value-type="float">
            <text:p>-2.41087</text:p>
          </table:table-cell>
          <table:table-cell office:value-type="float" office:value="-494.1" calcext:value-type="float">
            <text:p>-494.1</text:p>
          </table:table-cell>
          <table:table-cell table:formula="of:=[.A184]*-1" office:value-type="float" office:value="2.41087" calcext:value-type="float">
            <text:p>2.41087</text:p>
          </table:table-cell>
          <table:table-cell table:formula="of:=[.B184]*-1" office:value-type="float" office:value="494.1" calcext:value-type="float">
            <text:p>494.1</text:p>
          </table:table-cell>
        </table:table-row>
        <table:table-row table:style-name="ro1">
          <table:table-cell office:value-type="float" office:value="-2.4124" calcext:value-type="float">
            <text:p>-2.4124</text:p>
          </table:table-cell>
          <table:table-cell office:value-type="float" office:value="-496.8" calcext:value-type="float">
            <text:p>-496.8</text:p>
          </table:table-cell>
          <table:table-cell table:formula="of:=[.A185]*-1" office:value-type="float" office:value="2.4124" calcext:value-type="float">
            <text:p>2.4124</text:p>
          </table:table-cell>
          <table:table-cell table:formula="of:=[.B185]*-1" office:value-type="float" office:value="496.8" calcext:value-type="float">
            <text:p>496.8</text:p>
          </table:table-cell>
        </table:table-row>
        <table:table-row table:style-name="ro1">
          <table:table-cell office:value-type="float" office:value="-2.41393" calcext:value-type="float">
            <text:p>-2.41393</text:p>
          </table:table-cell>
          <table:table-cell office:value-type="float" office:value="-499.5" calcext:value-type="float">
            <text:p>-499.5</text:p>
          </table:table-cell>
          <table:table-cell table:formula="of:=[.A186]*-1" office:value-type="float" office:value="2.41393" calcext:value-type="float">
            <text:p>2.41393</text:p>
          </table:table-cell>
          <table:table-cell table:formula="of:=[.B186]*-1" office:value-type="float" office:value="499.5" calcext:value-type="float">
            <text:p>499.5</text:p>
          </table:table-cell>
        </table:table-row>
        <table:table-row table:style-name="ro1">
          <table:table-cell office:value-type="float" office:value="-2.41546" calcext:value-type="float">
            <text:p>-2.41546</text:p>
          </table:table-cell>
          <table:table-cell office:value-type="float" office:value="-502.2" calcext:value-type="float">
            <text:p>-502.2</text:p>
          </table:table-cell>
          <table:table-cell table:formula="of:=[.A187]*-1" office:value-type="float" office:value="2.41546" calcext:value-type="float">
            <text:p>2.41546</text:p>
          </table:table-cell>
          <table:table-cell table:formula="of:=[.B187]*-1" office:value-type="float" office:value="502.2" calcext:value-type="float">
            <text:p>502.2</text:p>
          </table:table-cell>
        </table:table-row>
        <table:table-row table:style-name="ro1">
          <table:table-cell office:value-type="float" office:value="-2.41698" calcext:value-type="float">
            <text:p>-2.41698</text:p>
          </table:table-cell>
          <table:table-cell office:value-type="float" office:value="-504.9" calcext:value-type="float">
            <text:p>-504.9</text:p>
          </table:table-cell>
          <table:table-cell table:formula="of:=[.A188]*-1" office:value-type="float" office:value="2.41698" calcext:value-type="float">
            <text:p>2.41698</text:p>
          </table:table-cell>
          <table:table-cell table:formula="of:=[.B188]*-1" office:value-type="float" office:value="504.9" calcext:value-type="float">
            <text:p>504.9</text:p>
          </table:table-cell>
        </table:table-row>
        <table:table-row table:style-name="ro1">
          <table:table-cell office:value-type="float" office:value="-2.4185" calcext:value-type="float">
            <text:p>-2.4185</text:p>
          </table:table-cell>
          <table:table-cell office:value-type="float" office:value="-507.6" calcext:value-type="float">
            <text:p>-507.6</text:p>
          </table:table-cell>
          <table:table-cell table:formula="of:=[.A189]*-1" office:value-type="float" office:value="2.4185" calcext:value-type="float">
            <text:p>2.4185</text:p>
          </table:table-cell>
          <table:table-cell table:formula="of:=[.B189]*-1" office:value-type="float" office:value="507.6" calcext:value-type="float">
            <text:p>507.6</text:p>
          </table:table-cell>
        </table:table-row>
        <table:table-row table:style-name="ro1">
          <table:table-cell office:value-type="float" office:value="-2.42001" calcext:value-type="float">
            <text:p>-2.42001</text:p>
          </table:table-cell>
          <table:table-cell office:value-type="float" office:value="-510.3" calcext:value-type="float">
            <text:p>-510.3</text:p>
          </table:table-cell>
          <table:table-cell table:formula="of:=[.A190]*-1" office:value-type="float" office:value="2.42001" calcext:value-type="float">
            <text:p>2.42001</text:p>
          </table:table-cell>
          <table:table-cell table:formula="of:=[.B190]*-1" office:value-type="float" office:value="510.3" calcext:value-type="float">
            <text:p>510.3</text:p>
          </table:table-cell>
        </table:table-row>
        <table:table-row table:style-name="ro1">
          <table:table-cell office:value-type="float" office:value="-2.42152" calcext:value-type="float">
            <text:p>-2.42152</text:p>
          </table:table-cell>
          <table:table-cell office:value-type="float" office:value="-513" calcext:value-type="float">
            <text:p>-513</text:p>
          </table:table-cell>
          <table:table-cell table:formula="of:=[.A191]*-1" office:value-type="float" office:value="2.42152" calcext:value-type="float">
            <text:p>2.42152</text:p>
          </table:table-cell>
          <table:table-cell table:formula="of:=[.B191]*-1"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-2.42303" calcext:value-type="float">
            <text:p>-2.42303</text:p>
          </table:table-cell>
          <table:table-cell office:value-type="float" office:value="-515.7" calcext:value-type="float">
            <text:p>-515.7</text:p>
          </table:table-cell>
          <table:table-cell table:formula="of:=[.A192]*-1" office:value-type="float" office:value="2.42303" calcext:value-type="float">
            <text:p>2.42303</text:p>
          </table:table-cell>
          <table:table-cell table:formula="of:=[.B192]*-1" office:value-type="float" office:value="515.7" calcext:value-type="float">
            <text:p>515.7</text:p>
          </table:table-cell>
        </table:table-row>
        <table:table-row table:style-name="ro1">
          <table:table-cell office:value-type="float" office:value="-2.42453" calcext:value-type="float">
            <text:p>-2.42453</text:p>
          </table:table-cell>
          <table:table-cell office:value-type="float" office:value="-518.4" calcext:value-type="float">
            <text:p>-518.4</text:p>
          </table:table-cell>
          <table:table-cell table:formula="of:=[.A193]*-1" office:value-type="float" office:value="2.42453" calcext:value-type="float">
            <text:p>2.42453</text:p>
          </table:table-cell>
          <table:table-cell table:formula="of:=[.B193]*-1" office:value-type="float" office:value="518.4" calcext:value-type="float">
            <text:p>518.4</text:p>
          </table:table-cell>
        </table:table-row>
        <table:table-row table:style-name="ro1">
          <table:table-cell office:value-type="float" office:value="-2.42603" calcext:value-type="float">
            <text:p>-2.42603</text:p>
          </table:table-cell>
          <table:table-cell office:value-type="float" office:value="-521.1" calcext:value-type="float">
            <text:p>-521.1</text:p>
          </table:table-cell>
          <table:table-cell table:formula="of:=[.A194]*-1" office:value-type="float" office:value="2.42603" calcext:value-type="float">
            <text:p>2.42603</text:p>
          </table:table-cell>
          <table:table-cell table:formula="of:=[.B194]*-1" office:value-type="float" office:value="521.1" calcext:value-type="float">
            <text:p>521.1</text:p>
          </table:table-cell>
        </table:table-row>
        <table:table-row table:style-name="ro1">
          <table:table-cell office:value-type="float" office:value="-2.42753" calcext:value-type="float">
            <text:p>-2.42753</text:p>
          </table:table-cell>
          <table:table-cell office:value-type="float" office:value="-523.8" calcext:value-type="float">
            <text:p>-523.8</text:p>
          </table:table-cell>
          <table:table-cell table:formula="of:=[.A195]*-1" office:value-type="float" office:value="2.42753" calcext:value-type="float">
            <text:p>2.42753</text:p>
          </table:table-cell>
          <table:table-cell table:formula="of:=[.B195]*-1" office:value-type="float" office:value="523.8" calcext:value-type="float">
            <text:p>523.8</text:p>
          </table:table-cell>
        </table:table-row>
        <table:table-row table:style-name="ro1">
          <table:table-cell office:value-type="float" office:value="-2.42902" calcext:value-type="float">
            <text:p>-2.42902</text:p>
          </table:table-cell>
          <table:table-cell office:value-type="float" office:value="-526.5" calcext:value-type="float">
            <text:p>-526.5</text:p>
          </table:table-cell>
          <table:table-cell table:formula="of:=[.A196]*-1" office:value-type="float" office:value="2.42902" calcext:value-type="float">
            <text:p>2.42902</text:p>
          </table:table-cell>
          <table:table-cell table:formula="of:=[.B196]*-1" office:value-type="float" office:value="526.5" calcext:value-type="float">
            <text:p>526.5</text:p>
          </table:table-cell>
        </table:table-row>
        <table:table-row table:style-name="ro1">
          <table:table-cell office:value-type="float" office:value="-2.43051" calcext:value-type="float">
            <text:p>-2.43051</text:p>
          </table:table-cell>
          <table:table-cell office:value-type="float" office:value="-529.2" calcext:value-type="float">
            <text:p>-529.2</text:p>
          </table:table-cell>
          <table:table-cell table:formula="of:=[.A197]*-1" office:value-type="float" office:value="2.43051" calcext:value-type="float">
            <text:p>2.43051</text:p>
          </table:table-cell>
          <table:table-cell table:formula="of:=[.B197]*-1" office:value-type="float" office:value="529.2" calcext:value-type="float">
            <text:p>529.2</text:p>
          </table:table-cell>
        </table:table-row>
        <table:table-row table:style-name="ro1">
          <table:table-cell office:value-type="float" office:value="-2.43199" calcext:value-type="float">
            <text:p>-2.43199</text:p>
          </table:table-cell>
          <table:table-cell office:value-type="float" office:value="-531.9" calcext:value-type="float">
            <text:p>-531.9</text:p>
          </table:table-cell>
          <table:table-cell table:formula="of:=[.A198]*-1" office:value-type="float" office:value="2.43199" calcext:value-type="float">
            <text:p>2.43199</text:p>
          </table:table-cell>
          <table:table-cell table:formula="of:=[.B198]*-1" office:value-type="float" office:value="531.9" calcext:value-type="float">
            <text:p>531.9</text:p>
          </table:table-cell>
        </table:table-row>
        <table:table-row table:style-name="ro1">
          <table:table-cell office:value-type="float" office:value="-2.43347" calcext:value-type="float">
            <text:p>-2.43347</text:p>
          </table:table-cell>
          <table:table-cell office:value-type="float" office:value="-534.6" calcext:value-type="float">
            <text:p>-534.6</text:p>
          </table:table-cell>
          <table:table-cell table:formula="of:=[.A199]*-1" office:value-type="float" office:value="2.43347" calcext:value-type="float">
            <text:p>2.43347</text:p>
          </table:table-cell>
          <table:table-cell table:formula="of:=[.B199]*-1" office:value-type="float" office:value="534.6" calcext:value-type="float">
            <text:p>534.6</text:p>
          </table:table-cell>
        </table:table-row>
        <table:table-row table:style-name="ro1">
          <table:table-cell office:value-type="float" office:value="-2.43495" calcext:value-type="float">
            <text:p>-2.43495</text:p>
          </table:table-cell>
          <table:table-cell office:value-type="float" office:value="-537.3" calcext:value-type="float">
            <text:p>-537.3</text:p>
          </table:table-cell>
          <table:table-cell table:formula="of:=[.A200]*-1" office:value-type="float" office:value="2.43495" calcext:value-type="float">
            <text:p>2.43495</text:p>
          </table:table-cell>
          <table:table-cell table:formula="of:=[.B200]*-1" office:value-type="float" office:value="537.3" calcext:value-type="float">
            <text:p>537.3</text:p>
          </table:table-cell>
        </table:table-row>
        <table:table-row table:style-name="ro1">
          <table:table-cell office:value-type="float" office:value="-2.43642" calcext:value-type="float">
            <text:p>-2.43642</text:p>
          </table:table-cell>
          <table:table-cell office:value-type="float" office:value="-540" calcext:value-type="float">
            <text:p>-540</text:p>
          </table:table-cell>
          <table:table-cell table:formula="of:=[.A201]*-1" office:value-type="float" office:value="2.43642" calcext:value-type="float">
            <text:p>2.43642</text:p>
          </table:table-cell>
          <table:table-cell table:formula="of:=[.B201]*-1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-2.43789" calcext:value-type="float">
            <text:p>-2.43789</text:p>
          </table:table-cell>
          <table:table-cell office:value-type="float" office:value="-542.7" calcext:value-type="float">
            <text:p>-542.7</text:p>
          </table:table-cell>
          <table:table-cell table:formula="of:=[.A202]*-1" office:value-type="float" office:value="2.43789" calcext:value-type="float">
            <text:p>2.43789</text:p>
          </table:table-cell>
          <table:table-cell table:formula="of:=[.B202]*-1" office:value-type="float" office:value="542.7" calcext:value-type="float">
            <text:p>542.7</text:p>
          </table:table-cell>
        </table:table-row>
        <table:table-row table:style-name="ro1">
          <table:table-cell office:value-type="float" office:value="-2.43936" calcext:value-type="float">
            <text:p>-2.43936</text:p>
          </table:table-cell>
          <table:table-cell office:value-type="float" office:value="-545.4" calcext:value-type="float">
            <text:p>-545.4</text:p>
          </table:table-cell>
          <table:table-cell table:formula="of:=[.A203]*-1" office:value-type="float" office:value="2.43936" calcext:value-type="float">
            <text:p>2.43936</text:p>
          </table:table-cell>
          <table:table-cell table:formula="of:=[.B203]*-1" office:value-type="float" office:value="545.4" calcext:value-type="float">
            <text:p>545.4</text:p>
          </table:table-cell>
        </table:table-row>
        <table:table-row table:style-name="ro1">
          <table:table-cell office:value-type="float" office:value="-2.44082" calcext:value-type="float">
            <text:p>-2.44082</text:p>
          </table:table-cell>
          <table:table-cell office:value-type="float" office:value="-548.1" calcext:value-type="float">
            <text:p>-548.1</text:p>
          </table:table-cell>
          <table:table-cell table:formula="of:=[.A204]*-1" office:value-type="float" office:value="2.44082" calcext:value-type="float">
            <text:p>2.44082</text:p>
          </table:table-cell>
          <table:table-cell table:formula="of:=[.B204]*-1" office:value-type="float" office:value="548.1" calcext:value-type="float">
            <text:p>548.1</text:p>
          </table:table-cell>
        </table:table-row>
        <table:table-row table:style-name="ro1">
          <table:table-cell office:value-type="float" office:value="-2.44228" calcext:value-type="float">
            <text:p>-2.44228</text:p>
          </table:table-cell>
          <table:table-cell office:value-type="float" office:value="-550.8" calcext:value-type="float">
            <text:p>-550.8</text:p>
          </table:table-cell>
          <table:table-cell table:formula="of:=[.A205]*-1" office:value-type="float" office:value="2.44228" calcext:value-type="float">
            <text:p>2.44228</text:p>
          </table:table-cell>
          <table:table-cell table:formula="of:=[.B205]*-1" office:value-type="float" office:value="550.8" calcext:value-type="float">
            <text:p>550.8</text:p>
          </table:table-cell>
        </table:table-row>
        <table:table-row table:style-name="ro1">
          <table:table-cell office:value-type="float" office:value="-2.44373" calcext:value-type="float">
            <text:p>-2.44373</text:p>
          </table:table-cell>
          <table:table-cell office:value-type="float" office:value="-553.5" calcext:value-type="float">
            <text:p>-553.5</text:p>
          </table:table-cell>
          <table:table-cell table:formula="of:=[.A206]*-1" office:value-type="float" office:value="2.44373" calcext:value-type="float">
            <text:p>2.44373</text:p>
          </table:table-cell>
          <table:table-cell table:formula="of:=[.B206]*-1" office:value-type="float" office:value="553.5" calcext:value-type="float">
            <text:p>553.5</text:p>
          </table:table-cell>
        </table:table-row>
        <table:table-row table:style-name="ro1">
          <table:table-cell office:value-type="float" office:value="-2.44519" calcext:value-type="float">
            <text:p>-2.44519</text:p>
          </table:table-cell>
          <table:table-cell office:value-type="float" office:value="-556.2" calcext:value-type="float">
            <text:p>-556.2</text:p>
          </table:table-cell>
          <table:table-cell table:formula="of:=[.A207]*-1" office:value-type="float" office:value="2.44519" calcext:value-type="float">
            <text:p>2.44519</text:p>
          </table:table-cell>
          <table:table-cell table:formula="of:=[.B207]*-1" office:value-type="float" office:value="556.2" calcext:value-type="float">
            <text:p>556.2</text:p>
          </table:table-cell>
        </table:table-row>
        <table:table-row table:style-name="ro1">
          <table:table-cell office:value-type="float" office:value="-2.44663" calcext:value-type="float">
            <text:p>-2.44663</text:p>
          </table:table-cell>
          <table:table-cell office:value-type="float" office:value="-558.9" calcext:value-type="float">
            <text:p>-558.9</text:p>
          </table:table-cell>
          <table:table-cell table:formula="of:=[.A208]*-1" office:value-type="float" office:value="2.44663" calcext:value-type="float">
            <text:p>2.44663</text:p>
          </table:table-cell>
          <table:table-cell table:formula="of:=[.B208]*-1" office:value-type="float" office:value="558.9" calcext:value-type="float">
            <text:p>558.9</text:p>
          </table:table-cell>
        </table:table-row>
        <table:table-row table:style-name="ro1">
          <table:table-cell office:value-type="float" office:value="-2.44808" calcext:value-type="float">
            <text:p>-2.44808</text:p>
          </table:table-cell>
          <table:table-cell office:value-type="float" office:value="-561.6" calcext:value-type="float">
            <text:p>-561.6</text:p>
          </table:table-cell>
          <table:table-cell table:formula="of:=[.A209]*-1" office:value-type="float" office:value="2.44808" calcext:value-type="float">
            <text:p>2.44808</text:p>
          </table:table-cell>
          <table:table-cell table:formula="of:=[.B209]*-1" office:value-type="float" office:value="561.6" calcext:value-type="float">
            <text:p>561.6</text:p>
          </table:table-cell>
        </table:table-row>
        <table:table-row table:style-name="ro1">
          <table:table-cell office:value-type="float" office:value="-2.44952" calcext:value-type="float">
            <text:p>-2.44952</text:p>
          </table:table-cell>
          <table:table-cell office:value-type="float" office:value="-564.3" calcext:value-type="float">
            <text:p>-564.3</text:p>
          </table:table-cell>
          <table:table-cell table:formula="of:=[.A210]*-1" office:value-type="float" office:value="2.44952" calcext:value-type="float">
            <text:p>2.44952</text:p>
          </table:table-cell>
          <table:table-cell table:formula="of:=[.B210]*-1" office:value-type="float" office:value="564.3" calcext:value-type="float">
            <text:p>564.3</text:p>
          </table:table-cell>
        </table:table-row>
        <table:table-row table:style-name="ro1">
          <table:table-cell office:value-type="float" office:value="-2.45096" calcext:value-type="float">
            <text:p>-2.45096</text:p>
          </table:table-cell>
          <table:table-cell office:value-type="float" office:value="-567" calcext:value-type="float">
            <text:p>-567</text:p>
          </table:table-cell>
          <table:table-cell table:formula="of:=[.A211]*-1" office:value-type="float" office:value="2.45096" calcext:value-type="float">
            <text:p>2.45096</text:p>
          </table:table-cell>
          <table:table-cell table:formula="of:=[.B211]*-1"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-2.45239" calcext:value-type="float">
            <text:p>-2.45239</text:p>
          </table:table-cell>
          <table:table-cell office:value-type="float" office:value="-569.7" calcext:value-type="float">
            <text:p>-569.7</text:p>
          </table:table-cell>
          <table:table-cell table:formula="of:=[.A212]*-1" office:value-type="float" office:value="2.45239" calcext:value-type="float">
            <text:p>2.45239</text:p>
          </table:table-cell>
          <table:table-cell table:formula="of:=[.B212]*-1" office:value-type="float" office:value="569.7" calcext:value-type="float">
            <text:p>569.7</text:p>
          </table:table-cell>
        </table:table-row>
        <table:table-row table:style-name="ro1">
          <table:table-cell office:value-type="float" office:value="-2.45383" calcext:value-type="float">
            <text:p>-2.45383</text:p>
          </table:table-cell>
          <table:table-cell office:value-type="float" office:value="-572.4" calcext:value-type="float">
            <text:p>-572.4</text:p>
          </table:table-cell>
          <table:table-cell table:formula="of:=[.A213]*-1" office:value-type="float" office:value="2.45383" calcext:value-type="float">
            <text:p>2.45383</text:p>
          </table:table-cell>
          <table:table-cell table:formula="of:=[.B213]*-1" office:value-type="float" office:value="572.4" calcext:value-type="float">
            <text:p>572.4</text:p>
          </table:table-cell>
        </table:table-row>
        <table:table-row table:style-name="ro1">
          <table:table-cell office:value-type="float" office:value="-2.45525" calcext:value-type="float">
            <text:p>-2.45525</text:p>
          </table:table-cell>
          <table:table-cell office:value-type="float" office:value="-575.1" calcext:value-type="float">
            <text:p>-575.1</text:p>
          </table:table-cell>
          <table:table-cell table:formula="of:=[.A214]*-1" office:value-type="float" office:value="2.45525" calcext:value-type="float">
            <text:p>2.45525</text:p>
          </table:table-cell>
          <table:table-cell table:formula="of:=[.B214]*-1" office:value-type="float" office:value="575.1" calcext:value-type="float">
            <text:p>575.1</text:p>
          </table:table-cell>
        </table:table-row>
        <table:table-row table:style-name="ro1">
          <table:table-cell office:value-type="float" office:value="-2.45668" calcext:value-type="float">
            <text:p>-2.45668</text:p>
          </table:table-cell>
          <table:table-cell office:value-type="float" office:value="-577.8" calcext:value-type="float">
            <text:p>-577.8</text:p>
          </table:table-cell>
          <table:table-cell table:formula="of:=[.A215]*-1" office:value-type="float" office:value="2.45668" calcext:value-type="float">
            <text:p>2.45668</text:p>
          </table:table-cell>
          <table:table-cell table:formula="of:=[.B215]*-1" office:value-type="float" office:value="577.8" calcext:value-type="float">
            <text:p>577.8</text:p>
          </table:table-cell>
        </table:table-row>
        <table:table-row table:style-name="ro1">
          <table:table-cell office:value-type="float" office:value="-2.4581" calcext:value-type="float">
            <text:p>-2.4581</text:p>
          </table:table-cell>
          <table:table-cell office:value-type="float" office:value="-580.5" calcext:value-type="float">
            <text:p>-580.5</text:p>
          </table:table-cell>
          <table:table-cell table:formula="of:=[.A216]*-1" office:value-type="float" office:value="2.4581" calcext:value-type="float">
            <text:p>2.4581</text:p>
          </table:table-cell>
          <table:table-cell table:formula="of:=[.B216]*-1" office:value-type="float" office:value="580.5" calcext:value-type="float">
            <text:p>580.5</text:p>
          </table:table-cell>
        </table:table-row>
        <table:table-row table:style-name="ro1">
          <table:table-cell office:value-type="float" office:value="-2.45952" calcext:value-type="float">
            <text:p>-2.45952</text:p>
          </table:table-cell>
          <table:table-cell office:value-type="float" office:value="-583.2" calcext:value-type="float">
            <text:p>-583.2</text:p>
          </table:table-cell>
          <table:table-cell table:formula="of:=[.A217]*-1" office:value-type="float" office:value="2.45952" calcext:value-type="float">
            <text:p>2.45952</text:p>
          </table:table-cell>
          <table:table-cell table:formula="of:=[.B217]*-1" office:value-type="float" office:value="583.2" calcext:value-type="float">
            <text:p>583.2</text:p>
          </table:table-cell>
        </table:table-row>
        <table:table-row table:style-name="ro1">
          <table:table-cell office:value-type="float" office:value="-2.46093" calcext:value-type="float">
            <text:p>-2.46093</text:p>
          </table:table-cell>
          <table:table-cell office:value-type="float" office:value="-585.9" calcext:value-type="float">
            <text:p>-585.9</text:p>
          </table:table-cell>
          <table:table-cell table:formula="of:=[.A218]*-1" office:value-type="float" office:value="2.46093" calcext:value-type="float">
            <text:p>2.46093</text:p>
          </table:table-cell>
          <table:table-cell table:formula="of:=[.B218]*-1" office:value-type="float" office:value="585.9" calcext:value-type="float">
            <text:p>585.9</text:p>
          </table:table-cell>
        </table:table-row>
        <table:table-row table:style-name="ro1">
          <table:table-cell office:value-type="float" office:value="-2.46235" calcext:value-type="float">
            <text:p>-2.46235</text:p>
          </table:table-cell>
          <table:table-cell office:value-type="float" office:value="-588.6" calcext:value-type="float">
            <text:p>-588.6</text:p>
          </table:table-cell>
          <table:table-cell table:formula="of:=[.A219]*-1" office:value-type="float" office:value="2.46235" calcext:value-type="float">
            <text:p>2.46235</text:p>
          </table:table-cell>
          <table:table-cell table:formula="of:=[.B219]*-1" office:value-type="float" office:value="588.6" calcext:value-type="float">
            <text:p>588.6</text:p>
          </table:table-cell>
        </table:table-row>
        <table:table-row table:style-name="ro1">
          <table:table-cell office:value-type="float" office:value="-2.46375" calcext:value-type="float">
            <text:p>-2.46375</text:p>
          </table:table-cell>
          <table:table-cell office:value-type="float" office:value="-591.3" calcext:value-type="float">
            <text:p>-591.3</text:p>
          </table:table-cell>
          <table:table-cell table:formula="of:=[.A220]*-1" office:value-type="float" office:value="2.46375" calcext:value-type="float">
            <text:p>2.46375</text:p>
          </table:table-cell>
          <table:table-cell table:formula="of:=[.B220]*-1" office:value-type="float" office:value="591.3" calcext:value-type="float">
            <text:p>591.3</text:p>
          </table:table-cell>
        </table:table-row>
        <table:table-row table:style-name="ro1">
          <table:table-cell office:value-type="float" office:value="-2.46516" calcext:value-type="float">
            <text:p>-2.46516</text:p>
          </table:table-cell>
          <table:table-cell office:value-type="float" office:value="-594" calcext:value-type="float">
            <text:p>-594</text:p>
          </table:table-cell>
          <table:table-cell table:formula="of:=[.A221]*-1" office:value-type="float" office:value="2.46516" calcext:value-type="float">
            <text:p>2.46516</text:p>
          </table:table-cell>
          <table:table-cell table:formula="of:=[.B221]*-1"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-2.46656" calcext:value-type="float">
            <text:p>-2.46656</text:p>
          </table:table-cell>
          <table:table-cell office:value-type="float" office:value="-596.7" calcext:value-type="float">
            <text:p>-596.7</text:p>
          </table:table-cell>
          <table:table-cell table:formula="of:=[.A222]*-1" office:value-type="float" office:value="2.46656" calcext:value-type="float">
            <text:p>2.46656</text:p>
          </table:table-cell>
          <table:table-cell table:formula="of:=[.B222]*-1" office:value-type="float" office:value="596.7" calcext:value-type="float">
            <text:p>596.7</text:p>
          </table:table-cell>
        </table:table-row>
        <table:table-row table:style-name="ro1">
          <table:table-cell office:value-type="float" office:value="-2.46796" calcext:value-type="float">
            <text:p>-2.46796</text:p>
          </table:table-cell>
          <table:table-cell office:value-type="float" office:value="-599.4" calcext:value-type="float">
            <text:p>-599.4</text:p>
          </table:table-cell>
          <table:table-cell table:formula="of:=[.A223]*-1" office:value-type="float" office:value="2.46796" calcext:value-type="float">
            <text:p>2.46796</text:p>
          </table:table-cell>
          <table:table-cell table:formula="of:=[.B223]*-1" office:value-type="float" office:value="599.4" calcext:value-type="float">
            <text:p>599.4</text:p>
          </table:table-cell>
        </table:table-row>
        <table:table-row table:style-name="ro1">
          <table:table-cell office:value-type="float" office:value="-2.46936" calcext:value-type="float">
            <text:p>-2.46936</text:p>
          </table:table-cell>
          <table:table-cell office:value-type="float" office:value="-602.1" calcext:value-type="float">
            <text:p>-602.1</text:p>
          </table:table-cell>
          <table:table-cell table:formula="of:=[.A224]*-1" office:value-type="float" office:value="2.46936" calcext:value-type="float">
            <text:p>2.46936</text:p>
          </table:table-cell>
          <table:table-cell table:formula="of:=[.B224]*-1" office:value-type="float" office:value="602.1" calcext:value-type="float">
            <text:p>602.1</text:p>
          </table:table-cell>
        </table:table-row>
        <table:table-row table:style-name="ro1">
          <table:table-cell office:value-type="float" office:value="-2.47075" calcext:value-type="float">
            <text:p>-2.47075</text:p>
          </table:table-cell>
          <table:table-cell office:value-type="float" office:value="-604.8" calcext:value-type="float">
            <text:p>-604.8</text:p>
          </table:table-cell>
          <table:table-cell table:formula="of:=[.A225]*-1" office:value-type="float" office:value="2.47075" calcext:value-type="float">
            <text:p>2.47075</text:p>
          </table:table-cell>
          <table:table-cell table:formula="of:=[.B225]*-1" office:value-type="float" office:value="604.8" calcext:value-type="float">
            <text:p>604.8</text:p>
          </table:table-cell>
        </table:table-row>
        <table:table-row table:style-name="ro1">
          <table:table-cell office:value-type="float" office:value="-2.47214" calcext:value-type="float">
            <text:p>-2.47214</text:p>
          </table:table-cell>
          <table:table-cell office:value-type="float" office:value="-607.5" calcext:value-type="float">
            <text:p>-607.5</text:p>
          </table:table-cell>
          <table:table-cell table:formula="of:=[.A226]*-1" office:value-type="float" office:value="2.47214" calcext:value-type="float">
            <text:p>2.47214</text:p>
          </table:table-cell>
          <table:table-cell table:formula="of:=[.B226]*-1" office:value-type="float" office:value="607.5" calcext:value-type="float">
            <text:p>607.5</text:p>
          </table:table-cell>
        </table:table-row>
        <table:table-row table:style-name="ro1">
          <table:table-cell office:value-type="float" office:value="-2.47353" calcext:value-type="float">
            <text:p>-2.47353</text:p>
          </table:table-cell>
          <table:table-cell office:value-type="float" office:value="-610.2" calcext:value-type="float">
            <text:p>-610.2</text:p>
          </table:table-cell>
          <table:table-cell table:formula="of:=[.A227]*-1" office:value-type="float" office:value="2.47353" calcext:value-type="float">
            <text:p>2.47353</text:p>
          </table:table-cell>
          <table:table-cell table:formula="of:=[.B227]*-1" office:value-type="float" office:value="610.2" calcext:value-type="float">
            <text:p>610.2</text:p>
          </table:table-cell>
        </table:table-row>
        <table:table-row table:style-name="ro1">
          <table:table-cell office:value-type="float" office:value="-2.47491" calcext:value-type="float">
            <text:p>-2.47491</text:p>
          </table:table-cell>
          <table:table-cell office:value-type="float" office:value="-612.9" calcext:value-type="float">
            <text:p>-612.9</text:p>
          </table:table-cell>
          <table:table-cell table:formula="of:=[.A228]*-1" office:value-type="float" office:value="2.47491" calcext:value-type="float">
            <text:p>2.47491</text:p>
          </table:table-cell>
          <table:table-cell table:formula="of:=[.B228]*-1" office:value-type="float" office:value="612.9" calcext:value-type="float">
            <text:p>612.9</text:p>
          </table:table-cell>
        </table:table-row>
        <table:table-row table:style-name="ro1">
          <table:table-cell office:value-type="float" office:value="-2.47629" calcext:value-type="float">
            <text:p>-2.47629</text:p>
          </table:table-cell>
          <table:table-cell office:value-type="float" office:value="-615.6" calcext:value-type="float">
            <text:p>-615.6</text:p>
          </table:table-cell>
          <table:table-cell table:formula="of:=[.A229]*-1" office:value-type="float" office:value="2.47629" calcext:value-type="float">
            <text:p>2.47629</text:p>
          </table:table-cell>
          <table:table-cell table:formula="of:=[.B229]*-1" office:value-type="float" office:value="615.6" calcext:value-type="float">
            <text:p>615.6</text:p>
          </table:table-cell>
        </table:table-row>
        <table:table-row table:style-name="ro1">
          <table:table-cell office:value-type="float" office:value="-2.47767" calcext:value-type="float">
            <text:p>-2.47767</text:p>
          </table:table-cell>
          <table:table-cell office:value-type="float" office:value="-618.3" calcext:value-type="float">
            <text:p>-618.3</text:p>
          </table:table-cell>
          <table:table-cell table:formula="of:=[.A230]*-1" office:value-type="float" office:value="2.47767" calcext:value-type="float">
            <text:p>2.47767</text:p>
          </table:table-cell>
          <table:table-cell table:formula="of:=[.B230]*-1" office:value-type="float" office:value="618.3" calcext:value-type="float">
            <text:p>618.3</text:p>
          </table:table-cell>
        </table:table-row>
        <table:table-row table:style-name="ro1">
          <table:table-cell office:value-type="float" office:value="-2.47904" calcext:value-type="float">
            <text:p>-2.47904</text:p>
          </table:table-cell>
          <table:table-cell office:value-type="float" office:value="-621" calcext:value-type="float">
            <text:p>-621</text:p>
          </table:table-cell>
          <table:table-cell table:formula="of:=[.A231]*-1" office:value-type="float" office:value="2.47904" calcext:value-type="float">
            <text:p>2.47904</text:p>
          </table:table-cell>
          <table:table-cell table:formula="of:=[.B231]*-1"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-2.48041" calcext:value-type="float">
            <text:p>-2.48041</text:p>
          </table:table-cell>
          <table:table-cell office:value-type="float" office:value="-623.7" calcext:value-type="float">
            <text:p>-623.7</text:p>
          </table:table-cell>
          <table:table-cell table:formula="of:=[.A232]*-1" office:value-type="float" office:value="2.48041" calcext:value-type="float">
            <text:p>2.48041</text:p>
          </table:table-cell>
          <table:table-cell table:formula="of:=[.B232]*-1" office:value-type="float" office:value="623.7" calcext:value-type="float">
            <text:p>623.7</text:p>
          </table:table-cell>
        </table:table-row>
        <table:table-row table:style-name="ro1">
          <table:table-cell office:value-type="float" office:value="-2.48178" calcext:value-type="float">
            <text:p>-2.48178</text:p>
          </table:table-cell>
          <table:table-cell office:value-type="float" office:value="-626.4" calcext:value-type="float">
            <text:p>-626.4</text:p>
          </table:table-cell>
          <table:table-cell table:formula="of:=[.A233]*-1" office:value-type="float" office:value="2.48178" calcext:value-type="float">
            <text:p>2.48178</text:p>
          </table:table-cell>
          <table:table-cell table:formula="of:=[.B233]*-1" office:value-type="float" office:value="626.4" calcext:value-type="float">
            <text:p>626.4</text:p>
          </table:table-cell>
        </table:table-row>
        <table:table-row table:style-name="ro1">
          <table:table-cell office:value-type="float" office:value="-2.48315" calcext:value-type="float">
            <text:p>-2.48315</text:p>
          </table:table-cell>
          <table:table-cell office:value-type="float" office:value="-629.1" calcext:value-type="float">
            <text:p>-629.1</text:p>
          </table:table-cell>
          <table:table-cell table:formula="of:=[.A234]*-1" office:value-type="float" office:value="2.48315" calcext:value-type="float">
            <text:p>2.48315</text:p>
          </table:table-cell>
          <table:table-cell table:formula="of:=[.B234]*-1" office:value-type="float" office:value="629.1" calcext:value-type="float">
            <text:p>629.1</text:p>
          </table:table-cell>
        </table:table-row>
        <table:table-row table:style-name="ro1">
          <table:table-cell office:value-type="float" office:value="-2.48451" calcext:value-type="float">
            <text:p>-2.48451</text:p>
          </table:table-cell>
          <table:table-cell office:value-type="float" office:value="-631.8" calcext:value-type="float">
            <text:p>-631.8</text:p>
          </table:table-cell>
          <table:table-cell table:formula="of:=[.A235]*-1" office:value-type="float" office:value="2.48451" calcext:value-type="float">
            <text:p>2.48451</text:p>
          </table:table-cell>
          <table:table-cell table:formula="of:=[.B235]*-1" office:value-type="float" office:value="631.8" calcext:value-type="float">
            <text:p>631.8</text:p>
          </table:table-cell>
        </table:table-row>
        <table:table-row table:style-name="ro1">
          <table:table-cell office:value-type="float" office:value="-2.48587" calcext:value-type="float">
            <text:p>-2.48587</text:p>
          </table:table-cell>
          <table:table-cell office:value-type="float" office:value="-634.5" calcext:value-type="float">
            <text:p>-634.5</text:p>
          </table:table-cell>
          <table:table-cell table:formula="of:=[.A236]*-1" office:value-type="float" office:value="2.48587" calcext:value-type="float">
            <text:p>2.48587</text:p>
          </table:table-cell>
          <table:table-cell table:formula="of:=[.B236]*-1" office:value-type="float" office:value="634.5" calcext:value-type="float">
            <text:p>634.5</text:p>
          </table:table-cell>
        </table:table-row>
        <table:table-row table:style-name="ro1">
          <table:table-cell office:value-type="float" office:value="-2.48722" calcext:value-type="float">
            <text:p>-2.48722</text:p>
          </table:table-cell>
          <table:table-cell office:value-type="float" office:value="-637.2" calcext:value-type="float">
            <text:p>-637.2</text:p>
          </table:table-cell>
          <table:table-cell table:formula="of:=[.A237]*-1" office:value-type="float" office:value="2.48722" calcext:value-type="float">
            <text:p>2.48722</text:p>
          </table:table-cell>
          <table:table-cell table:formula="of:=[.B237]*-1" office:value-type="float" office:value="637.2" calcext:value-type="float">
            <text:p>637.2</text:p>
          </table:table-cell>
        </table:table-row>
        <table:table-row table:style-name="ro1">
          <table:table-cell office:value-type="float" office:value="-2.48858" calcext:value-type="float">
            <text:p>-2.48858</text:p>
          </table:table-cell>
          <table:table-cell office:value-type="float" office:value="-639.9" calcext:value-type="float">
            <text:p>-639.9</text:p>
          </table:table-cell>
          <table:table-cell table:formula="of:=[.A238]*-1" office:value-type="float" office:value="2.48858" calcext:value-type="float">
            <text:p>2.48858</text:p>
          </table:table-cell>
          <table:table-cell table:formula="of:=[.B238]*-1" office:value-type="float" office:value="639.9" calcext:value-type="float">
            <text:p>639.9</text:p>
          </table:table-cell>
        </table:table-row>
        <table:table-row table:style-name="ro1">
          <table:table-cell office:value-type="float" office:value="-2.48993" calcext:value-type="float">
            <text:p>-2.48993</text:p>
          </table:table-cell>
          <table:table-cell office:value-type="float" office:value="-642.6" calcext:value-type="float">
            <text:p>-642.6</text:p>
          </table:table-cell>
          <table:table-cell table:formula="of:=[.A239]*-1" office:value-type="float" office:value="2.48993" calcext:value-type="float">
            <text:p>2.48993</text:p>
          </table:table-cell>
          <table:table-cell table:formula="of:=[.B239]*-1" office:value-type="float" office:value="642.6" calcext:value-type="float">
            <text:p>642.6</text:p>
          </table:table-cell>
        </table:table-row>
        <table:table-row table:style-name="ro1">
          <table:table-cell office:value-type="float" office:value="-2.49128" calcext:value-type="float">
            <text:p>-2.49128</text:p>
          </table:table-cell>
          <table:table-cell office:value-type="float" office:value="-645.3" calcext:value-type="float">
            <text:p>-645.3</text:p>
          </table:table-cell>
          <table:table-cell table:formula="of:=[.A240]*-1" office:value-type="float" office:value="2.49128" calcext:value-type="float">
            <text:p>2.49128</text:p>
          </table:table-cell>
          <table:table-cell table:formula="of:=[.B240]*-1" office:value-type="float" office:value="645.3" calcext:value-type="float">
            <text:p>645.3</text:p>
          </table:table-cell>
        </table:table-row>
        <table:table-row table:style-name="ro1">
          <table:table-cell office:value-type="float" office:value="-2.49262" calcext:value-type="float">
            <text:p>-2.49262</text:p>
          </table:table-cell>
          <table:table-cell office:value-type="float" office:value="-648" calcext:value-type="float">
            <text:p>-648</text:p>
          </table:table-cell>
          <table:table-cell table:formula="of:=[.A241]*-1" office:value-type="float" office:value="2.49262" calcext:value-type="float">
            <text:p>2.49262</text:p>
          </table:table-cell>
          <table:table-cell table:formula="of:=[.B241]*-1"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-2.49396" calcext:value-type="float">
            <text:p>-2.49396</text:p>
          </table:table-cell>
          <table:table-cell office:value-type="float" office:value="-650.7" calcext:value-type="float">
            <text:p>-650.7</text:p>
          </table:table-cell>
          <table:table-cell table:formula="of:=[.A242]*-1" office:value-type="float" office:value="2.49396" calcext:value-type="float">
            <text:p>2.49396</text:p>
          </table:table-cell>
          <table:table-cell table:formula="of:=[.B242]*-1" office:value-type="float" office:value="650.7" calcext:value-type="float">
            <text:p>650.7</text:p>
          </table:table-cell>
        </table:table-row>
        <table:table-row table:style-name="ro1">
          <table:table-cell office:value-type="float" office:value="-2.4953" calcext:value-type="float">
            <text:p>-2.4953</text:p>
          </table:table-cell>
          <table:table-cell office:value-type="float" office:value="-653.4" calcext:value-type="float">
            <text:p>-653.4</text:p>
          </table:table-cell>
          <table:table-cell table:formula="of:=[.A243]*-1" office:value-type="float" office:value="2.4953" calcext:value-type="float">
            <text:p>2.4953</text:p>
          </table:table-cell>
          <table:table-cell table:formula="of:=[.B243]*-1" office:value-type="float" office:value="653.4" calcext:value-type="float">
            <text:p>653.4</text:p>
          </table:table-cell>
        </table:table-row>
        <table:table-row table:style-name="ro1">
          <table:table-cell office:value-type="float" office:value="-2.49664" calcext:value-type="float">
            <text:p>-2.49664</text:p>
          </table:table-cell>
          <table:table-cell office:value-type="float" office:value="-656.1" calcext:value-type="float">
            <text:p>-656.1</text:p>
          </table:table-cell>
          <table:table-cell table:formula="of:=[.A244]*-1" office:value-type="float" office:value="2.49664" calcext:value-type="float">
            <text:p>2.49664</text:p>
          </table:table-cell>
          <table:table-cell table:formula="of:=[.B244]*-1" office:value-type="float" office:value="656.1" calcext:value-type="float">
            <text:p>656.1</text:p>
          </table:table-cell>
        </table:table-row>
        <table:table-row table:style-name="ro1">
          <table:table-cell office:value-type="float" office:value="-2.49797" calcext:value-type="float">
            <text:p>-2.49797</text:p>
          </table:table-cell>
          <table:table-cell office:value-type="float" office:value="-658.8" calcext:value-type="float">
            <text:p>-658.8</text:p>
          </table:table-cell>
          <table:table-cell table:formula="of:=[.A245]*-1" office:value-type="float" office:value="2.49797" calcext:value-type="float">
            <text:p>2.49797</text:p>
          </table:table-cell>
          <table:table-cell table:formula="of:=[.B245]*-1" office:value-type="float" office:value="658.8" calcext:value-type="float">
            <text:p>658.8</text:p>
          </table:table-cell>
        </table:table-row>
        <table:table-row table:style-name="ro1">
          <table:table-cell office:value-type="float" office:value="-2.4993" calcext:value-type="float">
            <text:p>-2.4993</text:p>
          </table:table-cell>
          <table:table-cell office:value-type="float" office:value="-661.5" calcext:value-type="float">
            <text:p>-661.5</text:p>
          </table:table-cell>
          <table:table-cell table:formula="of:=[.A246]*-1" office:value-type="float" office:value="2.4993" calcext:value-type="float">
            <text:p>2.4993</text:p>
          </table:table-cell>
          <table:table-cell table:formula="of:=[.B246]*-1" office:value-type="float" office:value="661.5" calcext:value-type="float">
            <text:p>661.5</text:p>
          </table:table-cell>
        </table:table-row>
        <table:table-row table:style-name="ro1">
          <table:table-cell office:value-type="float" office:value="-2.50063" calcext:value-type="float">
            <text:p>-2.50063</text:p>
          </table:table-cell>
          <table:table-cell office:value-type="float" office:value="-664.2" calcext:value-type="float">
            <text:p>-664.2</text:p>
          </table:table-cell>
          <table:table-cell table:formula="of:=[.A247]*-1" office:value-type="float" office:value="2.50063" calcext:value-type="float">
            <text:p>2.50063</text:p>
          </table:table-cell>
          <table:table-cell table:formula="of:=[.B247]*-1" office:value-type="float" office:value="664.2" calcext:value-type="float">
            <text:p>664.2</text:p>
          </table:table-cell>
        </table:table-row>
        <table:table-row table:style-name="ro1">
          <table:table-cell office:value-type="float" office:value="-2.50196" calcext:value-type="float">
            <text:p>-2.50196</text:p>
          </table:table-cell>
          <table:table-cell office:value-type="float" office:value="-666.9" calcext:value-type="float">
            <text:p>-666.9</text:p>
          </table:table-cell>
          <table:table-cell table:formula="of:=[.A248]*-1" office:value-type="float" office:value="2.50196" calcext:value-type="float">
            <text:p>2.50196</text:p>
          </table:table-cell>
          <table:table-cell table:formula="of:=[.B248]*-1" office:value-type="float" office:value="666.9" calcext:value-type="float">
            <text:p>666.9</text:p>
          </table:table-cell>
        </table:table-row>
        <table:table-row table:style-name="ro1">
          <table:table-cell office:value-type="float" office:value="-2.50328" calcext:value-type="float">
            <text:p>-2.50328</text:p>
          </table:table-cell>
          <table:table-cell office:value-type="float" office:value="-669.6" calcext:value-type="float">
            <text:p>-669.6</text:p>
          </table:table-cell>
          <table:table-cell table:formula="of:=[.A249]*-1" office:value-type="float" office:value="2.50328" calcext:value-type="float">
            <text:p>2.50328</text:p>
          </table:table-cell>
          <table:table-cell table:formula="of:=[.B249]*-1" office:value-type="float" office:value="669.6" calcext:value-type="float">
            <text:p>669.6</text:p>
          </table:table-cell>
        </table:table-row>
        <table:table-row table:style-name="ro1">
          <table:table-cell office:value-type="float" office:value="-2.5046" calcext:value-type="float">
            <text:p>-2.5046</text:p>
          </table:table-cell>
          <table:table-cell office:value-type="float" office:value="-672.3" calcext:value-type="float">
            <text:p>-672.3</text:p>
          </table:table-cell>
          <table:table-cell table:formula="of:=[.A250]*-1" office:value-type="float" office:value="2.5046" calcext:value-type="float">
            <text:p>2.5046</text:p>
          </table:table-cell>
          <table:table-cell table:formula="of:=[.B250]*-1" office:value-type="float" office:value="672.3" calcext:value-type="float">
            <text:p>672.3</text:p>
          </table:table-cell>
        </table:table-row>
        <table:table-row table:style-name="ro1">
          <table:table-cell office:value-type="float" office:value="-2.50592" calcext:value-type="float">
            <text:p>-2.50592</text:p>
          </table:table-cell>
          <table:table-cell office:value-type="float" office:value="-675" calcext:value-type="float">
            <text:p>-675</text:p>
          </table:table-cell>
          <table:table-cell table:formula="of:=[.A251]*-1" office:value-type="float" office:value="2.50592" calcext:value-type="float">
            <text:p>2.50592</text:p>
          </table:table-cell>
          <table:table-cell table:formula="of:=[.B251]*-1"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-2.50723" calcext:value-type="float">
            <text:p>-2.50723</text:p>
          </table:table-cell>
          <table:table-cell office:value-type="float" office:value="-677.7" calcext:value-type="float">
            <text:p>-677.7</text:p>
          </table:table-cell>
          <table:table-cell table:formula="of:=[.A252]*-1" office:value-type="float" office:value="2.50723" calcext:value-type="float">
            <text:p>2.50723</text:p>
          </table:table-cell>
          <table:table-cell table:formula="of:=[.B252]*-1" office:value-type="float" office:value="677.7" calcext:value-type="float">
            <text:p>677.7</text:p>
          </table:table-cell>
        </table:table-row>
        <table:table-row table:style-name="ro1">
          <table:table-cell office:value-type="float" office:value="-2.50854" calcext:value-type="float">
            <text:p>-2.50854</text:p>
          </table:table-cell>
          <table:table-cell office:value-type="float" office:value="-680.4" calcext:value-type="float">
            <text:p>-680.4</text:p>
          </table:table-cell>
          <table:table-cell table:formula="of:=[.A253]*-1" office:value-type="float" office:value="2.50854" calcext:value-type="float">
            <text:p>2.50854</text:p>
          </table:table-cell>
          <table:table-cell table:formula="of:=[.B253]*-1" office:value-type="float" office:value="680.4" calcext:value-type="float">
            <text:p>680.4</text:p>
          </table:table-cell>
        </table:table-row>
        <table:table-row table:style-name="ro1">
          <table:table-cell office:value-type="float" office:value="-2.50985" calcext:value-type="float">
            <text:p>-2.50985</text:p>
          </table:table-cell>
          <table:table-cell office:value-type="float" office:value="-683.1" calcext:value-type="float">
            <text:p>-683.1</text:p>
          </table:table-cell>
          <table:table-cell table:formula="of:=[.A254]*-1" office:value-type="float" office:value="2.50985" calcext:value-type="float">
            <text:p>2.50985</text:p>
          </table:table-cell>
          <table:table-cell table:formula="of:=[.B254]*-1" office:value-type="float" office:value="683.1" calcext:value-type="float">
            <text:p>683.1</text:p>
          </table:table-cell>
        </table:table-row>
        <table:table-row table:style-name="ro1">
          <table:table-cell office:value-type="float" office:value="-2.51116" calcext:value-type="float">
            <text:p>-2.51116</text:p>
          </table:table-cell>
          <table:table-cell office:value-type="float" office:value="-685.8" calcext:value-type="float">
            <text:p>-685.8</text:p>
          </table:table-cell>
          <table:table-cell table:formula="of:=[.A255]*-1" office:value-type="float" office:value="2.51116" calcext:value-type="float">
            <text:p>2.51116</text:p>
          </table:table-cell>
          <table:table-cell table:formula="of:=[.B255]*-1" office:value-type="float" office:value="685.8" calcext:value-type="float">
            <text:p>685.8</text:p>
          </table:table-cell>
        </table:table-row>
        <table:table-row table:style-name="ro1">
          <table:table-cell office:value-type="float" office:value="-2.51246" calcext:value-type="float">
            <text:p>-2.51246</text:p>
          </table:table-cell>
          <table:table-cell office:value-type="float" office:value="-688.5" calcext:value-type="float">
            <text:p>-688.5</text:p>
          </table:table-cell>
          <table:table-cell table:formula="of:=[.A256]*-1" office:value-type="float" office:value="2.51246" calcext:value-type="float">
            <text:p>2.51246</text:p>
          </table:table-cell>
          <table:table-cell table:formula="of:=[.B256]*-1" office:value-type="float" office:value="688.5" calcext:value-type="float">
            <text:p>688.5</text:p>
          </table:table-cell>
        </table:table-row>
        <table:table-row table:style-name="ro1">
          <table:table-cell office:value-type="float" office:value="-2.51377" calcext:value-type="float">
            <text:p>-2.51377</text:p>
          </table:table-cell>
          <table:table-cell office:value-type="float" office:value="-691.2" calcext:value-type="float">
            <text:p>-691.2</text:p>
          </table:table-cell>
          <table:table-cell table:formula="of:=[.A257]*-1" office:value-type="float" office:value="2.51377" calcext:value-type="float">
            <text:p>2.51377</text:p>
          </table:table-cell>
          <table:table-cell table:formula="of:=[.B257]*-1" office:value-type="float" office:value="691.2" calcext:value-type="float">
            <text:p>691.2</text:p>
          </table:table-cell>
        </table:table-row>
        <table:table-row table:style-name="ro1">
          <table:table-cell office:value-type="float" office:value="-2.51506" calcext:value-type="float">
            <text:p>-2.51506</text:p>
          </table:table-cell>
          <table:table-cell office:value-type="float" office:value="-693.9" calcext:value-type="float">
            <text:p>-693.9</text:p>
          </table:table-cell>
          <table:table-cell table:formula="of:=[.A258]*-1" office:value-type="float" office:value="2.51506" calcext:value-type="float">
            <text:p>2.51506</text:p>
          </table:table-cell>
          <table:table-cell table:formula="of:=[.B258]*-1" office:value-type="float" office:value="693.9" calcext:value-type="float">
            <text:p>693.9</text:p>
          </table:table-cell>
        </table:table-row>
        <table:table-row table:style-name="ro1">
          <table:table-cell office:value-type="float" office:value="-2.51636" calcext:value-type="float">
            <text:p>-2.51636</text:p>
          </table:table-cell>
          <table:table-cell office:value-type="float" office:value="-696.6" calcext:value-type="float">
            <text:p>-696.6</text:p>
          </table:table-cell>
          <table:table-cell table:formula="of:=[.A259]*-1" office:value-type="float" office:value="2.51636" calcext:value-type="float">
            <text:p>2.51636</text:p>
          </table:table-cell>
          <table:table-cell table:formula="of:=[.B259]*-1" office:value-type="float" office:value="696.6" calcext:value-type="float">
            <text:p>696.6</text:p>
          </table:table-cell>
        </table:table-row>
        <table:table-row table:style-name="ro1">
          <table:table-cell office:value-type="float" office:value="-2.51765" calcext:value-type="float">
            <text:p>-2.51765</text:p>
          </table:table-cell>
          <table:table-cell office:value-type="float" office:value="-699.3" calcext:value-type="float">
            <text:p>-699.3</text:p>
          </table:table-cell>
          <table:table-cell table:formula="of:=[.A260]*-1" office:value-type="float" office:value="2.51765" calcext:value-type="float">
            <text:p>2.51765</text:p>
          </table:table-cell>
          <table:table-cell table:formula="of:=[.B260]*-1" office:value-type="float" office:value="699.3" calcext:value-type="float">
            <text:p>699.3</text:p>
          </table:table-cell>
        </table:table-row>
        <table:table-row table:style-name="ro1">
          <table:table-cell office:value-type="float" office:value="-2.51895" calcext:value-type="float">
            <text:p>-2.51895</text:p>
          </table:table-cell>
          <table:table-cell office:value-type="float" office:value="-702" calcext:value-type="float">
            <text:p>-702</text:p>
          </table:table-cell>
          <table:table-cell table:formula="of:=[.A261]*-1" office:value-type="float" office:value="2.51895" calcext:value-type="float">
            <text:p>2.51895</text:p>
          </table:table-cell>
          <table:table-cell table:formula="of:=[.B261]*-1"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-2.52023" calcext:value-type="float">
            <text:p>-2.52023</text:p>
          </table:table-cell>
          <table:table-cell office:value-type="float" office:value="-704.7" calcext:value-type="float">
            <text:p>-704.7</text:p>
          </table:table-cell>
          <table:table-cell table:formula="of:=[.A262]*-1" office:value-type="float" office:value="2.52023" calcext:value-type="float">
            <text:p>2.52023</text:p>
          </table:table-cell>
          <table:table-cell table:formula="of:=[.B262]*-1" office:value-type="float" office:value="704.7" calcext:value-type="float">
            <text:p>704.7</text:p>
          </table:table-cell>
        </table:table-row>
        <table:table-row table:style-name="ro1">
          <table:table-cell office:value-type="float" office:value="-2.52152" calcext:value-type="float">
            <text:p>-2.52152</text:p>
          </table:table-cell>
          <table:table-cell office:value-type="float" office:value="-707.4" calcext:value-type="float">
            <text:p>-707.4</text:p>
          </table:table-cell>
          <table:table-cell table:formula="of:=[.A263]*-1" office:value-type="float" office:value="2.52152" calcext:value-type="float">
            <text:p>2.52152</text:p>
          </table:table-cell>
          <table:table-cell table:formula="of:=[.B263]*-1" office:value-type="float" office:value="707.4" calcext:value-type="float">
            <text:p>707.4</text:p>
          </table:table-cell>
        </table:table-row>
        <table:table-row table:style-name="ro1">
          <table:table-cell office:value-type="float" office:value="-2.5228" calcext:value-type="float">
            <text:p>-2.5228</text:p>
          </table:table-cell>
          <table:table-cell office:value-type="float" office:value="-710.1" calcext:value-type="float">
            <text:p>-710.1</text:p>
          </table:table-cell>
          <table:table-cell table:formula="of:=[.A264]*-1" office:value-type="float" office:value="2.5228" calcext:value-type="float">
            <text:p>2.5228</text:p>
          </table:table-cell>
          <table:table-cell table:formula="of:=[.B264]*-1" office:value-type="float" office:value="710.1" calcext:value-type="float">
            <text:p>710.1</text:p>
          </table:table-cell>
        </table:table-row>
        <table:table-row table:style-name="ro1">
          <table:table-cell office:value-type="float" office:value="-2.52408" calcext:value-type="float">
            <text:p>-2.52408</text:p>
          </table:table-cell>
          <table:table-cell office:value-type="float" office:value="-712.8" calcext:value-type="float">
            <text:p>-712.8</text:p>
          </table:table-cell>
          <table:table-cell table:formula="of:=[.A265]*-1" office:value-type="float" office:value="2.52408" calcext:value-type="float">
            <text:p>2.52408</text:p>
          </table:table-cell>
          <table:table-cell table:formula="of:=[.B265]*-1" office:value-type="float" office:value="712.8" calcext:value-type="float">
            <text:p>712.8</text:p>
          </table:table-cell>
        </table:table-row>
        <table:table-row table:style-name="ro1">
          <table:table-cell office:value-type="float" office:value="-2.52536" calcext:value-type="float">
            <text:p>-2.52536</text:p>
          </table:table-cell>
          <table:table-cell office:value-type="float" office:value="-715.5" calcext:value-type="float">
            <text:p>-715.5</text:p>
          </table:table-cell>
          <table:table-cell table:formula="of:=[.A266]*-1" office:value-type="float" office:value="2.52536" calcext:value-type="float">
            <text:p>2.52536</text:p>
          </table:table-cell>
          <table:table-cell table:formula="of:=[.B266]*-1" office:value-type="float" office:value="715.5" calcext:value-type="float">
            <text:p>715.5</text:p>
          </table:table-cell>
        </table:table-row>
        <table:table-row table:style-name="ro1">
          <table:table-cell office:value-type="float" office:value="-2.52664" calcext:value-type="float">
            <text:p>-2.52664</text:p>
          </table:table-cell>
          <table:table-cell office:value-type="float" office:value="-718.2" calcext:value-type="float">
            <text:p>-718.2</text:p>
          </table:table-cell>
          <table:table-cell table:formula="of:=[.A267]*-1" office:value-type="float" office:value="2.52664" calcext:value-type="float">
            <text:p>2.52664</text:p>
          </table:table-cell>
          <table:table-cell table:formula="of:=[.B267]*-1" office:value-type="float" office:value="718.2" calcext:value-type="float">
            <text:p>718.2</text:p>
          </table:table-cell>
        </table:table-row>
        <table:table-row table:style-name="ro1">
          <table:table-cell office:value-type="float" office:value="-2.52791" calcext:value-type="float">
            <text:p>-2.52791</text:p>
          </table:table-cell>
          <table:table-cell office:value-type="float" office:value="-720.9" calcext:value-type="float">
            <text:p>-720.9</text:p>
          </table:table-cell>
          <table:table-cell table:formula="of:=[.A268]*-1" office:value-type="float" office:value="2.52791" calcext:value-type="float">
            <text:p>2.52791</text:p>
          </table:table-cell>
          <table:table-cell table:formula="of:=[.B268]*-1" office:value-type="float" office:value="720.9" calcext:value-type="float">
            <text:p>720.9</text:p>
          </table:table-cell>
        </table:table-row>
        <table:table-row table:style-name="ro1">
          <table:table-cell office:value-type="float" office:value="-2.52918" calcext:value-type="float">
            <text:p>-2.52918</text:p>
          </table:table-cell>
          <table:table-cell office:value-type="float" office:value="-723.6" calcext:value-type="float">
            <text:p>-723.6</text:p>
          </table:table-cell>
          <table:table-cell table:formula="of:=[.A269]*-1" office:value-type="float" office:value="2.52918" calcext:value-type="float">
            <text:p>2.52918</text:p>
          </table:table-cell>
          <table:table-cell table:formula="of:=[.B269]*-1" office:value-type="float" office:value="723.6" calcext:value-type="float">
            <text:p>723.6</text:p>
          </table:table-cell>
        </table:table-row>
        <table:table-row table:style-name="ro1">
          <table:table-cell office:value-type="float" office:value="-2.53045" calcext:value-type="float">
            <text:p>-2.53045</text:p>
          </table:table-cell>
          <table:table-cell office:value-type="float" office:value="-726.3" calcext:value-type="float">
            <text:p>-726.3</text:p>
          </table:table-cell>
          <table:table-cell table:formula="of:=[.A270]*-1" office:value-type="float" office:value="2.53045" calcext:value-type="float">
            <text:p>2.53045</text:p>
          </table:table-cell>
          <table:table-cell table:formula="of:=[.B270]*-1" office:value-type="float" office:value="726.3" calcext:value-type="float">
            <text:p>726.3</text:p>
          </table:table-cell>
        </table:table-row>
        <table:table-row table:style-name="ro1">
          <table:table-cell office:value-type="float" office:value="-2.53172" calcext:value-type="float">
            <text:p>-2.53172</text:p>
          </table:table-cell>
          <table:table-cell office:value-type="float" office:value="-729" calcext:value-type="float">
            <text:p>-729</text:p>
          </table:table-cell>
          <table:table-cell table:formula="of:=[.A271]*-1" office:value-type="float" office:value="2.53172" calcext:value-type="float">
            <text:p>2.53172</text:p>
          </table:table-cell>
          <table:table-cell table:formula="of:=[.B271]*-1"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-2.53298" calcext:value-type="float">
            <text:p>-2.53298</text:p>
          </table:table-cell>
          <table:table-cell office:value-type="float" office:value="-731.7" calcext:value-type="float">
            <text:p>-731.7</text:p>
          </table:table-cell>
          <table:table-cell table:formula="of:=[.A272]*-1" office:value-type="float" office:value="2.53298" calcext:value-type="float">
            <text:p>2.53298</text:p>
          </table:table-cell>
          <table:table-cell table:formula="of:=[.B272]*-1" office:value-type="float" office:value="731.7" calcext:value-type="float">
            <text:p>731.7</text:p>
          </table:table-cell>
        </table:table-row>
        <table:table-row table:style-name="ro1">
          <table:table-cell office:value-type="float" office:value="-2.53424" calcext:value-type="float">
            <text:p>-2.53424</text:p>
          </table:table-cell>
          <table:table-cell office:value-type="float" office:value="-734.4" calcext:value-type="float">
            <text:p>-734.4</text:p>
          </table:table-cell>
          <table:table-cell table:formula="of:=[.A273]*-1" office:value-type="float" office:value="2.53424" calcext:value-type="float">
            <text:p>2.53424</text:p>
          </table:table-cell>
          <table:table-cell table:formula="of:=[.B273]*-1" office:value-type="float" office:value="734.4" calcext:value-type="float">
            <text:p>734.4</text:p>
          </table:table-cell>
        </table:table-row>
        <table:table-row table:style-name="ro1">
          <table:table-cell office:value-type="float" office:value="-2.5355" calcext:value-type="float">
            <text:p>-2.5355</text:p>
          </table:table-cell>
          <table:table-cell office:value-type="float" office:value="-737.1" calcext:value-type="float">
            <text:p>-737.1</text:p>
          </table:table-cell>
          <table:table-cell table:formula="of:=[.A274]*-1" office:value-type="float" office:value="2.5355" calcext:value-type="float">
            <text:p>2.5355</text:p>
          </table:table-cell>
          <table:table-cell table:formula="of:=[.B274]*-1" office:value-type="float" office:value="737.1" calcext:value-type="float">
            <text:p>737.1</text:p>
          </table:table-cell>
        </table:table-row>
        <table:table-row table:style-name="ro1">
          <table:table-cell office:value-type="float" office:value="-2.53676" calcext:value-type="float">
            <text:p>-2.53676</text:p>
          </table:table-cell>
          <table:table-cell office:value-type="float" office:value="-739.8" calcext:value-type="float">
            <text:p>-739.8</text:p>
          </table:table-cell>
          <table:table-cell table:formula="of:=[.A275]*-1" office:value-type="float" office:value="2.53676" calcext:value-type="float">
            <text:p>2.53676</text:p>
          </table:table-cell>
          <table:table-cell table:formula="of:=[.B275]*-1" office:value-type="float" office:value="739.8" calcext:value-type="float">
            <text:p>739.8</text:p>
          </table:table-cell>
        </table:table-row>
        <table:table-row table:style-name="ro1">
          <table:table-cell office:value-type="float" office:value="-2.53801" calcext:value-type="float">
            <text:p>-2.53801</text:p>
          </table:table-cell>
          <table:table-cell office:value-type="float" office:value="-742.5" calcext:value-type="float">
            <text:p>-742.5</text:p>
          </table:table-cell>
          <table:table-cell table:formula="of:=[.A276]*-1" office:value-type="float" office:value="2.53801" calcext:value-type="float">
            <text:p>2.53801</text:p>
          </table:table-cell>
          <table:table-cell table:formula="of:=[.B276]*-1" office:value-type="float" office:value="742.5" calcext:value-type="float">
            <text:p>742.5</text:p>
          </table:table-cell>
        </table:table-row>
        <table:table-row table:style-name="ro1">
          <table:table-cell office:value-type="float" office:value="-2.53926" calcext:value-type="float">
            <text:p>-2.53926</text:p>
          </table:table-cell>
          <table:table-cell office:value-type="float" office:value="-745.2" calcext:value-type="float">
            <text:p>-745.2</text:p>
          </table:table-cell>
          <table:table-cell table:formula="of:=[.A277]*-1" office:value-type="float" office:value="2.53926" calcext:value-type="float">
            <text:p>2.53926</text:p>
          </table:table-cell>
          <table:table-cell table:formula="of:=[.B277]*-1" office:value-type="float" office:value="745.2" calcext:value-type="float">
            <text:p>745.2</text:p>
          </table:table-cell>
        </table:table-row>
        <table:table-row table:style-name="ro1">
          <table:table-cell office:value-type="float" office:value="-2.54051" calcext:value-type="float">
            <text:p>-2.54051</text:p>
          </table:table-cell>
          <table:table-cell office:value-type="float" office:value="-747.9" calcext:value-type="float">
            <text:p>-747.9</text:p>
          </table:table-cell>
          <table:table-cell table:formula="of:=[.A278]*-1" office:value-type="float" office:value="2.54051" calcext:value-type="float">
            <text:p>2.54051</text:p>
          </table:table-cell>
          <table:table-cell table:formula="of:=[.B278]*-1" office:value-type="float" office:value="747.9" calcext:value-type="float">
            <text:p>747.9</text:p>
          </table:table-cell>
        </table:table-row>
        <table:table-row table:style-name="ro1">
          <table:table-cell office:value-type="float" office:value="-2.54176" calcext:value-type="float">
            <text:p>-2.54176</text:p>
          </table:table-cell>
          <table:table-cell office:value-type="float" office:value="-750.6" calcext:value-type="float">
            <text:p>-750.6</text:p>
          </table:table-cell>
          <table:table-cell table:formula="of:=[.A279]*-1" office:value-type="float" office:value="2.54176" calcext:value-type="float">
            <text:p>2.54176</text:p>
          </table:table-cell>
          <table:table-cell table:formula="of:=[.B279]*-1" office:value-type="float" office:value="750.6" calcext:value-type="float">
            <text:p>750.6</text:p>
          </table:table-cell>
        </table:table-row>
        <table:table-row table:style-name="ro1">
          <table:table-cell office:value-type="float" office:value="-2.543" calcext:value-type="float">
            <text:p>-2.543</text:p>
          </table:table-cell>
          <table:table-cell office:value-type="float" office:value="-753.3" calcext:value-type="float">
            <text:p>-753.3</text:p>
          </table:table-cell>
          <table:table-cell table:formula="of:=[.A280]*-1" office:value-type="float" office:value="2.543" calcext:value-type="float">
            <text:p>2.543</text:p>
          </table:table-cell>
          <table:table-cell table:formula="of:=[.B280]*-1" office:value-type="float" office:value="753.3" calcext:value-type="float">
            <text:p>753.3</text:p>
          </table:table-cell>
        </table:table-row>
        <table:table-row table:style-name="ro1">
          <table:table-cell office:value-type="float" office:value="-2.54424" calcext:value-type="float">
            <text:p>-2.54424</text:p>
          </table:table-cell>
          <table:table-cell office:value-type="float" office:value="-756" calcext:value-type="float">
            <text:p>-756</text:p>
          </table:table-cell>
          <table:table-cell table:formula="of:=[.A281]*-1" office:value-type="float" office:value="2.54424" calcext:value-type="float">
            <text:p>2.54424</text:p>
          </table:table-cell>
          <table:table-cell table:formula="of:=[.B281]*-1"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-2.54548" calcext:value-type="float">
            <text:p>-2.54548</text:p>
          </table:table-cell>
          <table:table-cell office:value-type="float" office:value="-758.7" calcext:value-type="float">
            <text:p>-758.7</text:p>
          </table:table-cell>
          <table:table-cell table:formula="of:=[.A282]*-1" office:value-type="float" office:value="2.54548" calcext:value-type="float">
            <text:p>2.54548</text:p>
          </table:table-cell>
          <table:table-cell table:formula="of:=[.B282]*-1" office:value-type="float" office:value="758.7" calcext:value-type="float">
            <text:p>758.7</text:p>
          </table:table-cell>
        </table:table-row>
        <table:table-row table:style-name="ro1">
          <table:table-cell office:value-type="float" office:value="-2.54672" calcext:value-type="float">
            <text:p>-2.54672</text:p>
          </table:table-cell>
          <table:table-cell office:value-type="float" office:value="-761.4" calcext:value-type="float">
            <text:p>-761.4</text:p>
          </table:table-cell>
          <table:table-cell table:formula="of:=[.A283]*-1" office:value-type="float" office:value="2.54672" calcext:value-type="float">
            <text:p>2.54672</text:p>
          </table:table-cell>
          <table:table-cell table:formula="of:=[.B283]*-1" office:value-type="float" office:value="761.4" calcext:value-type="float">
            <text:p>761.4</text:p>
          </table:table-cell>
        </table:table-row>
        <table:table-row table:style-name="ro1">
          <table:table-cell office:value-type="float" office:value="-2.54796" calcext:value-type="float">
            <text:p>-2.54796</text:p>
          </table:table-cell>
          <table:table-cell office:value-type="float" office:value="-764.1" calcext:value-type="float">
            <text:p>-764.1</text:p>
          </table:table-cell>
          <table:table-cell table:formula="of:=[.A284]*-1" office:value-type="float" office:value="2.54796" calcext:value-type="float">
            <text:p>2.54796</text:p>
          </table:table-cell>
          <table:table-cell table:formula="of:=[.B284]*-1" office:value-type="float" office:value="764.1" calcext:value-type="float">
            <text:p>764.1</text:p>
          </table:table-cell>
        </table:table-row>
        <table:table-row table:style-name="ro1">
          <table:table-cell office:value-type="float" office:value="-2.54919" calcext:value-type="float">
            <text:p>-2.54919</text:p>
          </table:table-cell>
          <table:table-cell office:value-type="float" office:value="-766.8" calcext:value-type="float">
            <text:p>-766.8</text:p>
          </table:table-cell>
          <table:table-cell table:formula="of:=[.A285]*-1" office:value-type="float" office:value="2.54919" calcext:value-type="float">
            <text:p>2.54919</text:p>
          </table:table-cell>
          <table:table-cell table:formula="of:=[.B285]*-1" office:value-type="float" office:value="766.8" calcext:value-type="float">
            <text:p>766.8</text:p>
          </table:table-cell>
        </table:table-row>
        <table:table-row table:style-name="ro1">
          <table:table-cell office:value-type="float" office:value="-2.55042" calcext:value-type="float">
            <text:p>-2.55042</text:p>
          </table:table-cell>
          <table:table-cell office:value-type="float" office:value="-769.5" calcext:value-type="float">
            <text:p>-769.5</text:p>
          </table:table-cell>
          <table:table-cell table:formula="of:=[.A286]*-1" office:value-type="float" office:value="2.55042" calcext:value-type="float">
            <text:p>2.55042</text:p>
          </table:table-cell>
          <table:table-cell table:formula="of:=[.B286]*-1" office:value-type="float" office:value="769.5" calcext:value-type="float">
            <text:p>769.5</text:p>
          </table:table-cell>
        </table:table-row>
        <table:table-row table:style-name="ro1">
          <table:table-cell office:value-type="float" office:value="-2.55165" calcext:value-type="float">
            <text:p>-2.55165</text:p>
          </table:table-cell>
          <table:table-cell office:value-type="float" office:value="-772.2" calcext:value-type="float">
            <text:p>-772.2</text:p>
          </table:table-cell>
          <table:table-cell table:formula="of:=[.A287]*-1" office:value-type="float" office:value="2.55165" calcext:value-type="float">
            <text:p>2.55165</text:p>
          </table:table-cell>
          <table:table-cell table:formula="of:=[.B287]*-1" office:value-type="float" office:value="772.2" calcext:value-type="float">
            <text:p>772.2</text:p>
          </table:table-cell>
        </table:table-row>
        <table:table-row table:style-name="ro1">
          <table:table-cell office:value-type="float" office:value="-2.55287" calcext:value-type="float">
            <text:p>-2.55287</text:p>
          </table:table-cell>
          <table:table-cell office:value-type="float" office:value="-774.9" calcext:value-type="float">
            <text:p>-774.9</text:p>
          </table:table-cell>
          <table:table-cell table:formula="of:=[.A288]*-1" office:value-type="float" office:value="2.55287" calcext:value-type="float">
            <text:p>2.55287</text:p>
          </table:table-cell>
          <table:table-cell table:formula="of:=[.B288]*-1" office:value-type="float" office:value="774.9" calcext:value-type="float">
            <text:p>774.9</text:p>
          </table:table-cell>
        </table:table-row>
        <table:table-row table:style-name="ro1">
          <table:table-cell office:value-type="float" office:value="-2.5541" calcext:value-type="float">
            <text:p>-2.5541</text:p>
          </table:table-cell>
          <table:table-cell office:value-type="float" office:value="-777.6" calcext:value-type="float">
            <text:p>-777.6</text:p>
          </table:table-cell>
          <table:table-cell table:formula="of:=[.A289]*-1" office:value-type="float" office:value="2.5541" calcext:value-type="float">
            <text:p>2.5541</text:p>
          </table:table-cell>
          <table:table-cell table:formula="of:=[.B289]*-1" office:value-type="float" office:value="777.6" calcext:value-type="float">
            <text:p>777.6</text:p>
          </table:table-cell>
        </table:table-row>
        <table:table-row table:style-name="ro1">
          <table:table-cell office:value-type="float" office:value="-2.55532" calcext:value-type="float">
            <text:p>-2.55532</text:p>
          </table:table-cell>
          <table:table-cell office:value-type="float" office:value="-780.3" calcext:value-type="float">
            <text:p>-780.3</text:p>
          </table:table-cell>
          <table:table-cell table:formula="of:=[.A290]*-1" office:value-type="float" office:value="2.55532" calcext:value-type="float">
            <text:p>2.55532</text:p>
          </table:table-cell>
          <table:table-cell table:formula="of:=[.B290]*-1" office:value-type="float" office:value="780.3" calcext:value-type="float">
            <text:p>780.3</text:p>
          </table:table-cell>
        </table:table-row>
        <table:table-row table:style-name="ro1">
          <table:table-cell office:value-type="float" office:value="-2.55654" calcext:value-type="float">
            <text:p>-2.55654</text:p>
          </table:table-cell>
          <table:table-cell office:value-type="float" office:value="-783" calcext:value-type="float">
            <text:p>-783</text:p>
          </table:table-cell>
          <table:table-cell table:formula="of:=[.A291]*-1" office:value-type="float" office:value="2.55654" calcext:value-type="float">
            <text:p>2.55654</text:p>
          </table:table-cell>
          <table:table-cell table:formula="of:=[.B291]*-1"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-2.55776" calcext:value-type="float">
            <text:p>-2.55776</text:p>
          </table:table-cell>
          <table:table-cell office:value-type="float" office:value="-785.7" calcext:value-type="float">
            <text:p>-785.7</text:p>
          </table:table-cell>
          <table:table-cell table:formula="of:=[.A292]*-1" office:value-type="float" office:value="2.55776" calcext:value-type="float">
            <text:p>2.55776</text:p>
          </table:table-cell>
          <table:table-cell table:formula="of:=[.B292]*-1" office:value-type="float" office:value="785.7" calcext:value-type="float">
            <text:p>785.7</text:p>
          </table:table-cell>
        </table:table-row>
        <table:table-row table:style-name="ro1">
          <table:table-cell office:value-type="float" office:value="-2.55897" calcext:value-type="float">
            <text:p>-2.55897</text:p>
          </table:table-cell>
          <table:table-cell office:value-type="float" office:value="-788.4" calcext:value-type="float">
            <text:p>-788.4</text:p>
          </table:table-cell>
          <table:table-cell table:formula="of:=[.A293]*-1" office:value-type="float" office:value="2.55897" calcext:value-type="float">
            <text:p>2.55897</text:p>
          </table:table-cell>
          <table:table-cell table:formula="of:=[.B293]*-1" office:value-type="float" office:value="788.4" calcext:value-type="float">
            <text:p>788.4</text:p>
          </table:table-cell>
        </table:table-row>
        <table:table-row table:style-name="ro1">
          <table:table-cell office:value-type="float" office:value="-2.56018" calcext:value-type="float">
            <text:p>-2.56018</text:p>
          </table:table-cell>
          <table:table-cell office:value-type="float" office:value="-791.1" calcext:value-type="float">
            <text:p>-791.1</text:p>
          </table:table-cell>
          <table:table-cell table:formula="of:=[.A294]*-1" office:value-type="float" office:value="2.56018" calcext:value-type="float">
            <text:p>2.56018</text:p>
          </table:table-cell>
          <table:table-cell table:formula="of:=[.B294]*-1" office:value-type="float" office:value="791.1" calcext:value-type="float">
            <text:p>791.1</text:p>
          </table:table-cell>
        </table:table-row>
        <table:table-row table:style-name="ro1">
          <table:table-cell office:value-type="float" office:value="-2.56139" calcext:value-type="float">
            <text:p>-2.56139</text:p>
          </table:table-cell>
          <table:table-cell office:value-type="float" office:value="-793.8" calcext:value-type="float">
            <text:p>-793.8</text:p>
          </table:table-cell>
          <table:table-cell table:formula="of:=[.A295]*-1" office:value-type="float" office:value="2.56139" calcext:value-type="float">
            <text:p>2.56139</text:p>
          </table:table-cell>
          <table:table-cell table:formula="of:=[.B295]*-1" office:value-type="float" office:value="793.8" calcext:value-type="float">
            <text:p>793.8</text:p>
          </table:table-cell>
        </table:table-row>
        <table:table-row table:style-name="ro1">
          <table:table-cell office:value-type="float" office:value="-2.5626" calcext:value-type="float">
            <text:p>-2.5626</text:p>
          </table:table-cell>
          <table:table-cell office:value-type="float" office:value="-796.5" calcext:value-type="float">
            <text:p>-796.5</text:p>
          </table:table-cell>
          <table:table-cell table:formula="of:=[.A296]*-1" office:value-type="float" office:value="2.5626" calcext:value-type="float">
            <text:p>2.5626</text:p>
          </table:table-cell>
          <table:table-cell table:formula="of:=[.B296]*-1" office:value-type="float" office:value="796.5" calcext:value-type="float">
            <text:p>796.5</text:p>
          </table:table-cell>
        </table:table-row>
        <table:table-row table:style-name="ro1">
          <table:table-cell office:value-type="float" office:value="-2.56381" calcext:value-type="float">
            <text:p>-2.56381</text:p>
          </table:table-cell>
          <table:table-cell office:value-type="float" office:value="-799.2" calcext:value-type="float">
            <text:p>-799.2</text:p>
          </table:table-cell>
          <table:table-cell table:formula="of:=[.A297]*-1" office:value-type="float" office:value="2.56381" calcext:value-type="float">
            <text:p>2.56381</text:p>
          </table:table-cell>
          <table:table-cell table:formula="of:=[.B297]*-1" office:value-type="float" office:value="799.2" calcext:value-type="float">
            <text:p>799.2</text:p>
          </table:table-cell>
        </table:table-row>
        <table:table-row table:style-name="ro1">
          <table:table-cell office:value-type="float" office:value="-2.56501" calcext:value-type="float">
            <text:p>-2.56501</text:p>
          </table:table-cell>
          <table:table-cell office:value-type="float" office:value="-801.9" calcext:value-type="float">
            <text:p>-801.9</text:p>
          </table:table-cell>
          <table:table-cell table:formula="of:=[.A298]*-1" office:value-type="float" office:value="2.56501" calcext:value-type="float">
            <text:p>2.56501</text:p>
          </table:table-cell>
          <table:table-cell table:formula="of:=[.B298]*-1" office:value-type="float" office:value="801.9" calcext:value-type="float">
            <text:p>801.9</text:p>
          </table:table-cell>
        </table:table-row>
        <table:table-row table:style-name="ro1">
          <table:table-cell office:value-type="float" office:value="-2.56621" calcext:value-type="float">
            <text:p>-2.56621</text:p>
          </table:table-cell>
          <table:table-cell office:value-type="float" office:value="-804.6" calcext:value-type="float">
            <text:p>-804.6</text:p>
          </table:table-cell>
          <table:table-cell table:formula="of:=[.A299]*-1" office:value-type="float" office:value="2.56621" calcext:value-type="float">
            <text:p>2.56621</text:p>
          </table:table-cell>
          <table:table-cell table:formula="of:=[.B299]*-1" office:value-type="float" office:value="804.6" calcext:value-type="float">
            <text:p>804.6</text:p>
          </table:table-cell>
        </table:table-row>
        <table:table-row table:style-name="ro1">
          <table:table-cell office:value-type="float" office:value="-2.56741" calcext:value-type="float">
            <text:p>-2.56741</text:p>
          </table:table-cell>
          <table:table-cell office:value-type="float" office:value="-807.3" calcext:value-type="float">
            <text:p>-807.3</text:p>
          </table:table-cell>
          <table:table-cell table:formula="of:=[.A300]*-1" office:value-type="float" office:value="2.56741" calcext:value-type="float">
            <text:p>2.56741</text:p>
          </table:table-cell>
          <table:table-cell table:formula="of:=[.B300]*-1" office:value-type="float" office:value="807.3" calcext:value-type="float">
            <text:p>807.3</text:p>
          </table:table-cell>
        </table:table-row>
        <table:table-row table:style-name="ro1">
          <table:table-cell office:value-type="float" office:value="-2.56861" calcext:value-type="float">
            <text:p>-2.56861</text:p>
          </table:table-cell>
          <table:table-cell office:value-type="float" office:value="-810" calcext:value-type="float">
            <text:p>-810</text:p>
          </table:table-cell>
          <table:table-cell table:formula="of:=[.A301]*-1" office:value-type="float" office:value="2.56861" calcext:value-type="float">
            <text:p>2.56861</text:p>
          </table:table-cell>
          <table:table-cell table:formula="of:=[.B301]*-1"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-2.56981" calcext:value-type="float">
            <text:p>-2.56981</text:p>
          </table:table-cell>
          <table:table-cell office:value-type="float" office:value="-812.7" calcext:value-type="float">
            <text:p>-812.7</text:p>
          </table:table-cell>
          <table:table-cell table:formula="of:=[.A302]*-1" office:value-type="float" office:value="2.56981" calcext:value-type="float">
            <text:p>2.56981</text:p>
          </table:table-cell>
          <table:table-cell table:formula="of:=[.B302]*-1" office:value-type="float" office:value="812.7" calcext:value-type="float">
            <text:p>812.7</text:p>
          </table:table-cell>
        </table:table-row>
        <table:table-row table:style-name="ro1">
          <table:table-cell office:value-type="float" office:value="-2.571" calcext:value-type="float">
            <text:p>-2.571</text:p>
          </table:table-cell>
          <table:table-cell office:value-type="float" office:value="-815.4" calcext:value-type="float">
            <text:p>-815.4</text:p>
          </table:table-cell>
          <table:table-cell table:formula="of:=[.A303]*-1" office:value-type="float" office:value="2.571" calcext:value-type="float">
            <text:p>2.571</text:p>
          </table:table-cell>
          <table:table-cell table:formula="of:=[.B303]*-1" office:value-type="float" office:value="815.4" calcext:value-type="float">
            <text:p>815.4</text:p>
          </table:table-cell>
        </table:table-row>
        <table:table-row table:style-name="ro1">
          <table:table-cell office:value-type="float" office:value="-2.57219" calcext:value-type="float">
            <text:p>-2.57219</text:p>
          </table:table-cell>
          <table:table-cell office:value-type="float" office:value="-818.1" calcext:value-type="float">
            <text:p>-818.1</text:p>
          </table:table-cell>
          <table:table-cell table:formula="of:=[.A304]*-1" office:value-type="float" office:value="2.57219" calcext:value-type="float">
            <text:p>2.57219</text:p>
          </table:table-cell>
          <table:table-cell table:formula="of:=[.B304]*-1" office:value-type="float" office:value="818.1" calcext:value-type="float">
            <text:p>818.1</text:p>
          </table:table-cell>
        </table:table-row>
        <table:table-row table:style-name="ro1">
          <table:table-cell office:value-type="float" office:value="-2.57338" calcext:value-type="float">
            <text:p>-2.57338</text:p>
          </table:table-cell>
          <table:table-cell office:value-type="float" office:value="-820.8" calcext:value-type="float">
            <text:p>-820.8</text:p>
          </table:table-cell>
          <table:table-cell table:formula="of:=[.A305]*-1" office:value-type="float" office:value="2.57338" calcext:value-type="float">
            <text:p>2.57338</text:p>
          </table:table-cell>
          <table:table-cell table:formula="of:=[.B305]*-1" office:value-type="float" office:value="820.8" calcext:value-type="float">
            <text:p>820.8</text:p>
          </table:table-cell>
        </table:table-row>
        <table:table-row table:style-name="ro1">
          <table:table-cell office:value-type="float" office:value="-2.57457" calcext:value-type="float">
            <text:p>-2.57457</text:p>
          </table:table-cell>
          <table:table-cell office:value-type="float" office:value="-823.5" calcext:value-type="float">
            <text:p>-823.5</text:p>
          </table:table-cell>
          <table:table-cell table:formula="of:=[.A306]*-1" office:value-type="float" office:value="2.57457" calcext:value-type="float">
            <text:p>2.57457</text:p>
          </table:table-cell>
          <table:table-cell table:formula="of:=[.B306]*-1" office:value-type="float" office:value="823.5" calcext:value-type="float">
            <text:p>823.5</text:p>
          </table:table-cell>
        </table:table-row>
        <table:table-row table:style-name="ro1">
          <table:table-cell office:value-type="float" office:value="-2.57575" calcext:value-type="float">
            <text:p>-2.57575</text:p>
          </table:table-cell>
          <table:table-cell office:value-type="float" office:value="-826.2" calcext:value-type="float">
            <text:p>-826.2</text:p>
          </table:table-cell>
          <table:table-cell table:formula="of:=[.A307]*-1" office:value-type="float" office:value="2.57575" calcext:value-type="float">
            <text:p>2.57575</text:p>
          </table:table-cell>
          <table:table-cell table:formula="of:=[.B307]*-1" office:value-type="float" office:value="826.2" calcext:value-type="float">
            <text:p>826.2</text:p>
          </table:table-cell>
        </table:table-row>
        <table:table-row table:style-name="ro1">
          <table:table-cell office:value-type="float" office:value="-2.57694" calcext:value-type="float">
            <text:p>-2.57694</text:p>
          </table:table-cell>
          <table:table-cell office:value-type="float" office:value="-828.9" calcext:value-type="float">
            <text:p>-828.9</text:p>
          </table:table-cell>
          <table:table-cell table:formula="of:=[.A308]*-1" office:value-type="float" office:value="2.57694" calcext:value-type="float">
            <text:p>2.57694</text:p>
          </table:table-cell>
          <table:table-cell table:formula="of:=[.B308]*-1" office:value-type="float" office:value="828.9" calcext:value-type="float">
            <text:p>828.9</text:p>
          </table:table-cell>
        </table:table-row>
        <table:table-row table:style-name="ro1">
          <table:table-cell office:value-type="float" office:value="-2.57812" calcext:value-type="float">
            <text:p>-2.57812</text:p>
          </table:table-cell>
          <table:table-cell office:value-type="float" office:value="-831.6" calcext:value-type="float">
            <text:p>-831.6</text:p>
          </table:table-cell>
          <table:table-cell table:formula="of:=[.A309]*-1" office:value-type="float" office:value="2.57812" calcext:value-type="float">
            <text:p>2.57812</text:p>
          </table:table-cell>
          <table:table-cell table:formula="of:=[.B309]*-1" office:value-type="float" office:value="831.6" calcext:value-type="float">
            <text:p>831.6</text:p>
          </table:table-cell>
        </table:table-row>
        <table:table-row table:style-name="ro1">
          <table:table-cell office:value-type="float" office:value="-2.5793" calcext:value-type="float">
            <text:p>-2.5793</text:p>
          </table:table-cell>
          <table:table-cell office:value-type="float" office:value="-834.3" calcext:value-type="float">
            <text:p>-834.3</text:p>
          </table:table-cell>
          <table:table-cell table:formula="of:=[.A310]*-1" office:value-type="float" office:value="2.5793" calcext:value-type="float">
            <text:p>2.5793</text:p>
          </table:table-cell>
          <table:table-cell table:formula="of:=[.B310]*-1" office:value-type="float" office:value="834.3" calcext:value-type="float">
            <text:p>834.3</text:p>
          </table:table-cell>
        </table:table-row>
        <table:table-row table:style-name="ro1">
          <table:table-cell office:value-type="float" office:value="-2.58047" calcext:value-type="float">
            <text:p>-2.58047</text:p>
          </table:table-cell>
          <table:table-cell office:value-type="float" office:value="-837" calcext:value-type="float">
            <text:p>-837</text:p>
          </table:table-cell>
          <table:table-cell table:formula="of:=[.A311]*-1" office:value-type="float" office:value="2.58047" calcext:value-type="float">
            <text:p>2.58047</text:p>
          </table:table-cell>
          <table:table-cell table:formula="of:=[.B311]*-1"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-2.58165" calcext:value-type="float">
            <text:p>-2.58165</text:p>
          </table:table-cell>
          <table:table-cell office:value-type="float" office:value="-839.7" calcext:value-type="float">
            <text:p>-839.7</text:p>
          </table:table-cell>
          <table:table-cell table:formula="of:=[.A312]*-1" office:value-type="float" office:value="2.58165" calcext:value-type="float">
            <text:p>2.58165</text:p>
          </table:table-cell>
          <table:table-cell table:formula="of:=[.B312]*-1" office:value-type="float" office:value="839.7" calcext:value-type="float">
            <text:p>839.7</text:p>
          </table:table-cell>
        </table:table-row>
        <table:table-row table:style-name="ro1">
          <table:table-cell office:value-type="float" office:value="-2.58282" calcext:value-type="float">
            <text:p>-2.58282</text:p>
          </table:table-cell>
          <table:table-cell office:value-type="float" office:value="-842.4" calcext:value-type="float">
            <text:p>-842.4</text:p>
          </table:table-cell>
          <table:table-cell table:formula="of:=[.A313]*-1" office:value-type="float" office:value="2.58282" calcext:value-type="float">
            <text:p>2.58282</text:p>
          </table:table-cell>
          <table:table-cell table:formula="of:=[.B313]*-1" office:value-type="float" office:value="842.4" calcext:value-type="float">
            <text:p>842.4</text:p>
          </table:table-cell>
        </table:table-row>
        <table:table-row table:style-name="ro1">
          <table:table-cell office:value-type="float" office:value="-2.58399" calcext:value-type="float">
            <text:p>-2.58399</text:p>
          </table:table-cell>
          <table:table-cell office:value-type="float" office:value="-845.1" calcext:value-type="float">
            <text:p>-845.1</text:p>
          </table:table-cell>
          <table:table-cell table:formula="of:=[.A314]*-1" office:value-type="float" office:value="2.58399" calcext:value-type="float">
            <text:p>2.58399</text:p>
          </table:table-cell>
          <table:table-cell table:formula="of:=[.B314]*-1" office:value-type="float" office:value="845.1" calcext:value-type="float">
            <text:p>845.1</text:p>
          </table:table-cell>
        </table:table-row>
        <table:table-row table:style-name="ro1">
          <table:table-cell office:value-type="float" office:value="-2.58516" calcext:value-type="float">
            <text:p>-2.58516</text:p>
          </table:table-cell>
          <table:table-cell office:value-type="float" office:value="-847.8" calcext:value-type="float">
            <text:p>-847.8</text:p>
          </table:table-cell>
          <table:table-cell table:formula="of:=[.A315]*-1" office:value-type="float" office:value="2.58516" calcext:value-type="float">
            <text:p>2.58516</text:p>
          </table:table-cell>
          <table:table-cell table:formula="of:=[.B315]*-1" office:value-type="float" office:value="847.8" calcext:value-type="float">
            <text:p>847.8</text:p>
          </table:table-cell>
        </table:table-row>
        <table:table-row table:style-name="ro1">
          <table:table-cell office:value-type="float" office:value="-2.58633" calcext:value-type="float">
            <text:p>-2.58633</text:p>
          </table:table-cell>
          <table:table-cell office:value-type="float" office:value="-850.5" calcext:value-type="float">
            <text:p>-850.5</text:p>
          </table:table-cell>
          <table:table-cell table:formula="of:=[.A316]*-1" office:value-type="float" office:value="2.58633" calcext:value-type="float">
            <text:p>2.58633</text:p>
          </table:table-cell>
          <table:table-cell table:formula="of:=[.B316]*-1" office:value-type="float" office:value="850.5" calcext:value-type="float">
            <text:p>850.5</text:p>
          </table:table-cell>
        </table:table-row>
        <table:table-row table:style-name="ro1">
          <table:table-cell office:value-type="float" office:value="-2.58749" calcext:value-type="float">
            <text:p>-2.58749</text:p>
          </table:table-cell>
          <table:table-cell office:value-type="float" office:value="-853.2" calcext:value-type="float">
            <text:p>-853.2</text:p>
          </table:table-cell>
          <table:table-cell table:formula="of:=[.A317]*-1" office:value-type="float" office:value="2.58749" calcext:value-type="float">
            <text:p>2.58749</text:p>
          </table:table-cell>
          <table:table-cell table:formula="of:=[.B317]*-1" office:value-type="float" office:value="853.2" calcext:value-type="float">
            <text:p>853.2</text:p>
          </table:table-cell>
        </table:table-row>
        <table:table-row table:style-name="ro1">
          <table:table-cell office:value-type="float" office:value="-2.58866" calcext:value-type="float">
            <text:p>-2.58866</text:p>
          </table:table-cell>
          <table:table-cell office:value-type="float" office:value="-855.9" calcext:value-type="float">
            <text:p>-855.9</text:p>
          </table:table-cell>
          <table:table-cell table:formula="of:=[.A318]*-1" office:value-type="float" office:value="2.58866" calcext:value-type="float">
            <text:p>2.58866</text:p>
          </table:table-cell>
          <table:table-cell table:formula="of:=[.B318]*-1" office:value-type="float" office:value="855.9" calcext:value-type="float">
            <text:p>855.9</text:p>
          </table:table-cell>
        </table:table-row>
        <table:table-row table:style-name="ro1">
          <table:table-cell office:value-type="float" office:value="-2.58982" calcext:value-type="float">
            <text:p>-2.58982</text:p>
          </table:table-cell>
          <table:table-cell office:value-type="float" office:value="-858.6" calcext:value-type="float">
            <text:p>-858.6</text:p>
          </table:table-cell>
          <table:table-cell table:formula="of:=[.A319]*-1" office:value-type="float" office:value="2.58982" calcext:value-type="float">
            <text:p>2.58982</text:p>
          </table:table-cell>
          <table:table-cell table:formula="of:=[.B319]*-1" office:value-type="float" office:value="858.6" calcext:value-type="float">
            <text:p>858.6</text:p>
          </table:table-cell>
        </table:table-row>
        <table:table-row table:style-name="ro1">
          <table:table-cell office:value-type="float" office:value="-2.59098" calcext:value-type="float">
            <text:p>-2.59098</text:p>
          </table:table-cell>
          <table:table-cell office:value-type="float" office:value="-861.3" calcext:value-type="float">
            <text:p>-861.3</text:p>
          </table:table-cell>
          <table:table-cell table:formula="of:=[.A320]*-1" office:value-type="float" office:value="2.59098" calcext:value-type="float">
            <text:p>2.59098</text:p>
          </table:table-cell>
          <table:table-cell table:formula="of:=[.B320]*-1" office:value-type="float" office:value="861.3" calcext:value-type="float">
            <text:p>861.3</text:p>
          </table:table-cell>
        </table:table-row>
        <table:table-row table:style-name="ro1">
          <table:table-cell office:value-type="float" office:value="-2.59214" calcext:value-type="float">
            <text:p>-2.59214</text:p>
          </table:table-cell>
          <table:table-cell office:value-type="float" office:value="-864" calcext:value-type="float">
            <text:p>-864</text:p>
          </table:table-cell>
          <table:table-cell table:formula="of:=[.A321]*-1" office:value-type="float" office:value="2.59214" calcext:value-type="float">
            <text:p>2.59214</text:p>
          </table:table-cell>
          <table:table-cell table:formula="of:=[.B321]*-1"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-2.59329" calcext:value-type="float">
            <text:p>-2.59329</text:p>
          </table:table-cell>
          <table:table-cell office:value-type="float" office:value="-866.7" calcext:value-type="float">
            <text:p>-866.7</text:p>
          </table:table-cell>
          <table:table-cell table:formula="of:=[.A322]*-1" office:value-type="float" office:value="2.59329" calcext:value-type="float">
            <text:p>2.59329</text:p>
          </table:table-cell>
          <table:table-cell table:formula="of:=[.B322]*-1" office:value-type="float" office:value="866.7" calcext:value-type="float">
            <text:p>866.7</text:p>
          </table:table-cell>
        </table:table-row>
        <table:table-row table:style-name="ro1">
          <table:table-cell office:value-type="float" office:value="-2.59444" calcext:value-type="float">
            <text:p>-2.59444</text:p>
          </table:table-cell>
          <table:table-cell office:value-type="float" office:value="-869.4" calcext:value-type="float">
            <text:p>-869.4</text:p>
          </table:table-cell>
          <table:table-cell table:formula="of:=[.A323]*-1" office:value-type="float" office:value="2.59444" calcext:value-type="float">
            <text:p>2.59444</text:p>
          </table:table-cell>
          <table:table-cell table:formula="of:=[.B323]*-1" office:value-type="float" office:value="869.4" calcext:value-type="float">
            <text:p>869.4</text:p>
          </table:table-cell>
        </table:table-row>
        <table:table-row table:style-name="ro1">
          <table:table-cell office:value-type="float" office:value="-2.5956" calcext:value-type="float">
            <text:p>-2.5956</text:p>
          </table:table-cell>
          <table:table-cell office:value-type="float" office:value="-872.1" calcext:value-type="float">
            <text:p>-872.1</text:p>
          </table:table-cell>
          <table:table-cell table:formula="of:=[.A324]*-1" office:value-type="float" office:value="2.5956" calcext:value-type="float">
            <text:p>2.5956</text:p>
          </table:table-cell>
          <table:table-cell table:formula="of:=[.B324]*-1" office:value-type="float" office:value="872.1" calcext:value-type="float">
            <text:p>872.1</text:p>
          </table:table-cell>
        </table:table-row>
        <table:table-row table:style-name="ro1">
          <table:table-cell office:value-type="float" office:value="-2.59675" calcext:value-type="float">
            <text:p>-2.59675</text:p>
          </table:table-cell>
          <table:table-cell office:value-type="float" office:value="-874.8" calcext:value-type="float">
            <text:p>-874.8</text:p>
          </table:table-cell>
          <table:table-cell table:formula="of:=[.A325]*-1" office:value-type="float" office:value="2.59675" calcext:value-type="float">
            <text:p>2.59675</text:p>
          </table:table-cell>
          <table:table-cell table:formula="of:=[.B325]*-1" office:value-type="float" office:value="874.8" calcext:value-type="float">
            <text:p>874.8</text:p>
          </table:table-cell>
        </table:table-row>
        <table:table-row table:style-name="ro1">
          <table:table-cell office:value-type="float" office:value="-2.59789" calcext:value-type="float">
            <text:p>-2.59789</text:p>
          </table:table-cell>
          <table:table-cell office:value-type="float" office:value="-877.5" calcext:value-type="float">
            <text:p>-877.5</text:p>
          </table:table-cell>
          <table:table-cell table:formula="of:=[.A326]*-1" office:value-type="float" office:value="2.59789" calcext:value-type="float">
            <text:p>2.59789</text:p>
          </table:table-cell>
          <table:table-cell table:formula="of:=[.B326]*-1" office:value-type="float" office:value="877.5" calcext:value-type="float">
            <text:p>877.5</text:p>
          </table:table-cell>
        </table:table-row>
        <table:table-row table:style-name="ro1">
          <table:table-cell office:value-type="float" office:value="-2.59904" calcext:value-type="float">
            <text:p>-2.59904</text:p>
          </table:table-cell>
          <table:table-cell office:value-type="float" office:value="-880.2" calcext:value-type="float">
            <text:p>-880.2</text:p>
          </table:table-cell>
          <table:table-cell table:formula="of:=[.A327]*-1" office:value-type="float" office:value="2.59904" calcext:value-type="float">
            <text:p>2.59904</text:p>
          </table:table-cell>
          <table:table-cell table:formula="of:=[.B327]*-1" office:value-type="float" office:value="880.2" calcext:value-type="float">
            <text:p>880.2</text:p>
          </table:table-cell>
        </table:table-row>
        <table:table-row table:style-name="ro1">
          <table:table-cell office:value-type="float" office:value="-2.60018" calcext:value-type="float">
            <text:p>-2.60018</text:p>
          </table:table-cell>
          <table:table-cell office:value-type="float" office:value="-882.9" calcext:value-type="float">
            <text:p>-882.9</text:p>
          </table:table-cell>
          <table:table-cell table:formula="of:=[.A328]*-1" office:value-type="float" office:value="2.60018" calcext:value-type="float">
            <text:p>2.60018</text:p>
          </table:table-cell>
          <table:table-cell table:formula="of:=[.B328]*-1" office:value-type="float" office:value="882.9" calcext:value-type="float">
            <text:p>882.9</text:p>
          </table:table-cell>
        </table:table-row>
        <table:table-row table:style-name="ro1">
          <table:table-cell office:value-type="float" office:value="-2.60132" calcext:value-type="float">
            <text:p>-2.60132</text:p>
          </table:table-cell>
          <table:table-cell office:value-type="float" office:value="-885.6" calcext:value-type="float">
            <text:p>-885.6</text:p>
          </table:table-cell>
          <table:table-cell table:formula="of:=[.A329]*-1" office:value-type="float" office:value="2.60132" calcext:value-type="float">
            <text:p>2.60132</text:p>
          </table:table-cell>
          <table:table-cell table:formula="of:=[.B329]*-1" office:value-type="float" office:value="885.6" calcext:value-type="float">
            <text:p>885.6</text:p>
          </table:table-cell>
        </table:table-row>
        <table:table-row table:style-name="ro1">
          <table:table-cell office:value-type="float" office:value="-2.60246" calcext:value-type="float">
            <text:p>-2.60246</text:p>
          </table:table-cell>
          <table:table-cell office:value-type="float" office:value="-888.3" calcext:value-type="float">
            <text:p>-888.3</text:p>
          </table:table-cell>
          <table:table-cell table:formula="of:=[.A330]*-1" office:value-type="float" office:value="2.60246" calcext:value-type="float">
            <text:p>2.60246</text:p>
          </table:table-cell>
          <table:table-cell table:formula="of:=[.B330]*-1" office:value-type="float" office:value="888.3" calcext:value-type="float">
            <text:p>888.3</text:p>
          </table:table-cell>
        </table:table-row>
        <table:table-row table:style-name="ro1">
          <table:table-cell office:value-type="float" office:value="-2.6036" calcext:value-type="float">
            <text:p>-2.6036</text:p>
          </table:table-cell>
          <table:table-cell office:value-type="float" office:value="-891" calcext:value-type="float">
            <text:p>-891</text:p>
          </table:table-cell>
          <table:table-cell table:formula="of:=[.A331]*-1" office:value-type="float" office:value="2.6036" calcext:value-type="float">
            <text:p>2.6036</text:p>
          </table:table-cell>
          <table:table-cell table:formula="of:=[.B331]*-1"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-2.60474" calcext:value-type="float">
            <text:p>-2.60474</text:p>
          </table:table-cell>
          <table:table-cell office:value-type="float" office:value="-893.7" calcext:value-type="float">
            <text:p>-893.7</text:p>
          </table:table-cell>
          <table:table-cell table:formula="of:=[.A332]*-1" office:value-type="float" office:value="2.60474" calcext:value-type="float">
            <text:p>2.60474</text:p>
          </table:table-cell>
          <table:table-cell table:formula="of:=[.B332]*-1" office:value-type="float" office:value="893.7" calcext:value-type="float">
            <text:p>893.7</text:p>
          </table:table-cell>
        </table:table-row>
        <table:table-row table:style-name="ro1">
          <table:table-cell office:value-type="float" office:value="-2.60587" calcext:value-type="float">
            <text:p>-2.60587</text:p>
          </table:table-cell>
          <table:table-cell office:value-type="float" office:value="-896.4" calcext:value-type="float">
            <text:p>-896.4</text:p>
          </table:table-cell>
          <table:table-cell table:formula="of:=[.A333]*-1" office:value-type="float" office:value="2.60587" calcext:value-type="float">
            <text:p>2.60587</text:p>
          </table:table-cell>
          <table:table-cell table:formula="of:=[.B333]*-1" office:value-type="float" office:value="896.4" calcext:value-type="float">
            <text:p>896.4</text:p>
          </table:table-cell>
        </table:table-row>
        <table:table-row table:style-name="ro1">
          <table:table-cell office:value-type="float" office:value="-2.60701" calcext:value-type="float">
            <text:p>-2.60701</text:p>
          </table:table-cell>
          <table:table-cell office:value-type="float" office:value="-899.1" calcext:value-type="float">
            <text:p>-899.1</text:p>
          </table:table-cell>
          <table:table-cell table:formula="of:=[.A334]*-1" office:value-type="float" office:value="2.60701" calcext:value-type="float">
            <text:p>2.60701</text:p>
          </table:table-cell>
          <table:table-cell table:formula="of:=[.B334]*-1" office:value-type="float" office:value="899.1" calcext:value-type="float">
            <text:p>899.1</text:p>
          </table:table-cell>
        </table:table-row>
        <table:table-row table:style-name="ro1">
          <table:table-cell office:value-type="float" office:value="-2.60814" calcext:value-type="float">
            <text:p>-2.60814</text:p>
          </table:table-cell>
          <table:table-cell office:value-type="float" office:value="-901.8" calcext:value-type="float">
            <text:p>-901.8</text:p>
          </table:table-cell>
          <table:table-cell table:formula="of:=[.A335]*-1" office:value-type="float" office:value="2.60814" calcext:value-type="float">
            <text:p>2.60814</text:p>
          </table:table-cell>
          <table:table-cell table:formula="of:=[.B335]*-1" office:value-type="float" office:value="901.8" calcext:value-type="float">
            <text:p>901.8</text:p>
          </table:table-cell>
        </table:table-row>
        <table:table-row table:style-name="ro1">
          <table:table-cell office:value-type="float" office:value="-2.60927" calcext:value-type="float">
            <text:p>-2.60927</text:p>
          </table:table-cell>
          <table:table-cell office:value-type="float" office:value="-904.5" calcext:value-type="float">
            <text:p>-904.5</text:p>
          </table:table-cell>
          <table:table-cell table:formula="of:=[.A336]*-1" office:value-type="float" office:value="2.60927" calcext:value-type="float">
            <text:p>2.60927</text:p>
          </table:table-cell>
          <table:table-cell table:formula="of:=[.B336]*-1" office:value-type="float" office:value="904.5" calcext:value-type="float">
            <text:p>904.5</text:p>
          </table:table-cell>
        </table:table-row>
        <table:table-row table:style-name="ro1">
          <table:table-cell office:value-type="float" office:value="-2.61039" calcext:value-type="float">
            <text:p>-2.61039</text:p>
          </table:table-cell>
          <table:table-cell office:value-type="float" office:value="-907.2" calcext:value-type="float">
            <text:p>-907.2</text:p>
          </table:table-cell>
          <table:table-cell table:formula="of:=[.A337]*-1" office:value-type="float" office:value="2.61039" calcext:value-type="float">
            <text:p>2.61039</text:p>
          </table:table-cell>
          <table:table-cell table:formula="of:=[.B337]*-1" office:value-type="float" office:value="907.2" calcext:value-type="float">
            <text:p>907.2</text:p>
          </table:table-cell>
        </table:table-row>
        <table:table-row table:style-name="ro1">
          <table:table-cell office:value-type="float" office:value="-2.61152" calcext:value-type="float">
            <text:p>-2.61152</text:p>
          </table:table-cell>
          <table:table-cell office:value-type="float" office:value="-909.9" calcext:value-type="float">
            <text:p>-909.9</text:p>
          </table:table-cell>
          <table:table-cell table:formula="of:=[.A338]*-1" office:value-type="float" office:value="2.61152" calcext:value-type="float">
            <text:p>2.61152</text:p>
          </table:table-cell>
          <table:table-cell table:formula="of:=[.B338]*-1" office:value-type="float" office:value="909.9" calcext:value-type="float">
            <text:p>909.9</text:p>
          </table:table-cell>
        </table:table-row>
        <table:table-row table:style-name="ro1">
          <table:table-cell office:value-type="float" office:value="-2.61264" calcext:value-type="float">
            <text:p>-2.61264</text:p>
          </table:table-cell>
          <table:table-cell office:value-type="float" office:value="-912.6" calcext:value-type="float">
            <text:p>-912.6</text:p>
          </table:table-cell>
          <table:table-cell table:formula="of:=[.A339]*-1" office:value-type="float" office:value="2.61264" calcext:value-type="float">
            <text:p>2.61264</text:p>
          </table:table-cell>
          <table:table-cell table:formula="of:=[.B339]*-1" office:value-type="float" office:value="912.6" calcext:value-type="float">
            <text:p>912.6</text:p>
          </table:table-cell>
        </table:table-row>
        <table:table-row table:style-name="ro1">
          <table:table-cell office:value-type="float" office:value="-2.61376" calcext:value-type="float">
            <text:p>-2.61376</text:p>
          </table:table-cell>
          <table:table-cell office:value-type="float" office:value="-915.3" calcext:value-type="float">
            <text:p>-915.3</text:p>
          </table:table-cell>
          <table:table-cell table:formula="of:=[.A340]*-1" office:value-type="float" office:value="2.61376" calcext:value-type="float">
            <text:p>2.61376</text:p>
          </table:table-cell>
          <table:table-cell table:formula="of:=[.B340]*-1" office:value-type="float" office:value="915.3" calcext:value-type="float">
            <text:p>915.3</text:p>
          </table:table-cell>
        </table:table-row>
        <table:table-row table:style-name="ro1">
          <table:table-cell office:value-type="float" office:value="-2.61488" calcext:value-type="float">
            <text:p>-2.61488</text:p>
          </table:table-cell>
          <table:table-cell office:value-type="float" office:value="-918" calcext:value-type="float">
            <text:p>-918</text:p>
          </table:table-cell>
          <table:table-cell table:formula="of:=[.A341]*-1" office:value-type="float" office:value="2.61488" calcext:value-type="float">
            <text:p>2.61488</text:p>
          </table:table-cell>
          <table:table-cell table:formula="of:=[.B341]*-1"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-2.616" calcext:value-type="float">
            <text:p>-2.616</text:p>
          </table:table-cell>
          <table:table-cell office:value-type="float" office:value="-920.7" calcext:value-type="float">
            <text:p>-920.7</text:p>
          </table:table-cell>
          <table:table-cell table:formula="of:=[.A342]*-1" office:value-type="float" office:value="2.616" calcext:value-type="float">
            <text:p>2.616</text:p>
          </table:table-cell>
          <table:table-cell table:formula="of:=[.B342]*-1" office:value-type="float" office:value="920.7" calcext:value-type="float">
            <text:p>920.7</text:p>
          </table:table-cell>
        </table:table-row>
        <table:table-row table:style-name="ro1">
          <table:table-cell office:value-type="float" office:value="-2.61712" calcext:value-type="float">
            <text:p>-2.61712</text:p>
          </table:table-cell>
          <table:table-cell office:value-type="float" office:value="-923.4" calcext:value-type="float">
            <text:p>-923.4</text:p>
          </table:table-cell>
          <table:table-cell table:formula="of:=[.A343]*-1" office:value-type="float" office:value="2.61712" calcext:value-type="float">
            <text:p>2.61712</text:p>
          </table:table-cell>
          <table:table-cell table:formula="of:=[.B343]*-1" office:value-type="float" office:value="923.4" calcext:value-type="float">
            <text:p>923.4</text:p>
          </table:table-cell>
        </table:table-row>
        <table:table-row table:style-name="ro1">
          <table:table-cell office:value-type="float" office:value="-2.61823" calcext:value-type="float">
            <text:p>-2.61823</text:p>
          </table:table-cell>
          <table:table-cell office:value-type="float" office:value="-926.1" calcext:value-type="float">
            <text:p>-926.1</text:p>
          </table:table-cell>
          <table:table-cell table:formula="of:=[.A344]*-1" office:value-type="float" office:value="2.61823" calcext:value-type="float">
            <text:p>2.61823</text:p>
          </table:table-cell>
          <table:table-cell table:formula="of:=[.B344]*-1" office:value-type="float" office:value="926.1" calcext:value-type="float">
            <text:p>926.1</text:p>
          </table:table-cell>
        </table:table-row>
        <table:table-row table:style-name="ro1">
          <table:table-cell office:value-type="float" office:value="-2.61935" calcext:value-type="float">
            <text:p>-2.61935</text:p>
          </table:table-cell>
          <table:table-cell office:value-type="float" office:value="-928.8" calcext:value-type="float">
            <text:p>-928.8</text:p>
          </table:table-cell>
          <table:table-cell table:formula="of:=[.A345]*-1" office:value-type="float" office:value="2.61935" calcext:value-type="float">
            <text:p>2.61935</text:p>
          </table:table-cell>
          <table:table-cell table:formula="of:=[.B345]*-1" office:value-type="float" office:value="928.8" calcext:value-type="float">
            <text:p>928.8</text:p>
          </table:table-cell>
        </table:table-row>
        <table:table-row table:style-name="ro1">
          <table:table-cell office:value-type="float" office:value="-2.62046" calcext:value-type="float">
            <text:p>-2.62046</text:p>
          </table:table-cell>
          <table:table-cell office:value-type="float" office:value="-931.5" calcext:value-type="float">
            <text:p>-931.5</text:p>
          </table:table-cell>
          <table:table-cell table:formula="of:=[.A346]*-1" office:value-type="float" office:value="2.62046" calcext:value-type="float">
            <text:p>2.62046</text:p>
          </table:table-cell>
          <table:table-cell table:formula="of:=[.B346]*-1" office:value-type="float" office:value="931.5" calcext:value-type="float">
            <text:p>931.5</text:p>
          </table:table-cell>
        </table:table-row>
        <table:table-row table:style-name="ro1">
          <table:table-cell office:value-type="float" office:value="-2.62157" calcext:value-type="float">
            <text:p>-2.62157</text:p>
          </table:table-cell>
          <table:table-cell office:value-type="float" office:value="-934.2" calcext:value-type="float">
            <text:p>-934.2</text:p>
          </table:table-cell>
          <table:table-cell table:formula="of:=[.A347]*-1" office:value-type="float" office:value="2.62157" calcext:value-type="float">
            <text:p>2.62157</text:p>
          </table:table-cell>
          <table:table-cell table:formula="of:=[.B347]*-1" office:value-type="float" office:value="934.2" calcext:value-type="float">
            <text:p>934.2</text:p>
          </table:table-cell>
        </table:table-row>
        <table:table-row table:style-name="ro1">
          <table:table-cell office:value-type="float" office:value="-2.62268" calcext:value-type="float">
            <text:p>-2.62268</text:p>
          </table:table-cell>
          <table:table-cell office:value-type="float" office:value="-936.9" calcext:value-type="float">
            <text:p>-936.9</text:p>
          </table:table-cell>
          <table:table-cell table:formula="of:=[.A348]*-1" office:value-type="float" office:value="2.62268" calcext:value-type="float">
            <text:p>2.62268</text:p>
          </table:table-cell>
          <table:table-cell table:formula="of:=[.B348]*-1" office:value-type="float" office:value="936.9" calcext:value-type="float">
            <text:p>936.9</text:p>
          </table:table-cell>
        </table:table-row>
        <table:table-row table:style-name="ro1">
          <table:table-cell office:value-type="float" office:value="-2.62378" calcext:value-type="float">
            <text:p>-2.62378</text:p>
          </table:table-cell>
          <table:table-cell office:value-type="float" office:value="-939.6" calcext:value-type="float">
            <text:p>-939.6</text:p>
          </table:table-cell>
          <table:table-cell table:formula="of:=[.A349]*-1" office:value-type="float" office:value="2.62378" calcext:value-type="float">
            <text:p>2.62378</text:p>
          </table:table-cell>
          <table:table-cell table:formula="of:=[.B349]*-1" office:value-type="float" office:value="939.6" calcext:value-type="float">
            <text:p>939.6</text:p>
          </table:table-cell>
        </table:table-row>
        <table:table-row table:style-name="ro1">
          <table:table-cell office:value-type="float" office:value="-2.62489" calcext:value-type="float">
            <text:p>-2.62489</text:p>
          </table:table-cell>
          <table:table-cell office:value-type="float" office:value="-942.3" calcext:value-type="float">
            <text:p>-942.3</text:p>
          </table:table-cell>
          <table:table-cell table:formula="of:=[.A350]*-1" office:value-type="float" office:value="2.62489" calcext:value-type="float">
            <text:p>2.62489</text:p>
          </table:table-cell>
          <table:table-cell table:formula="of:=[.B350]*-1" office:value-type="float" office:value="942.3" calcext:value-type="float">
            <text:p>942.3</text:p>
          </table:table-cell>
        </table:table-row>
        <table:table-row table:style-name="ro1">
          <table:table-cell office:value-type="float" office:value="-2.62599" calcext:value-type="float">
            <text:p>-2.62599</text:p>
          </table:table-cell>
          <table:table-cell office:value-type="float" office:value="-945" calcext:value-type="float">
            <text:p>-945</text:p>
          </table:table-cell>
          <table:table-cell table:formula="of:=[.A351]*-1" office:value-type="float" office:value="2.62599" calcext:value-type="float">
            <text:p>2.62599</text:p>
          </table:table-cell>
          <table:table-cell table:formula="of:=[.B351]*-1"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-2.62709" calcext:value-type="float">
            <text:p>-2.62709</text:p>
          </table:table-cell>
          <table:table-cell office:value-type="float" office:value="-947.7" calcext:value-type="float">
            <text:p>-947.7</text:p>
          </table:table-cell>
          <table:table-cell table:formula="of:=[.A352]*-1" office:value-type="float" office:value="2.62709" calcext:value-type="float">
            <text:p>2.62709</text:p>
          </table:table-cell>
          <table:table-cell table:formula="of:=[.B352]*-1" office:value-type="float" office:value="947.7" calcext:value-type="float">
            <text:p>947.7</text:p>
          </table:table-cell>
        </table:table-row>
        <table:table-row table:style-name="ro1">
          <table:table-cell office:value-type="float" office:value="-2.62819" calcext:value-type="float">
            <text:p>-2.62819</text:p>
          </table:table-cell>
          <table:table-cell office:value-type="float" office:value="-950.4" calcext:value-type="float">
            <text:p>-950.4</text:p>
          </table:table-cell>
          <table:table-cell table:formula="of:=[.A353]*-1" office:value-type="float" office:value="2.62819" calcext:value-type="float">
            <text:p>2.62819</text:p>
          </table:table-cell>
          <table:table-cell table:formula="of:=[.B353]*-1" office:value-type="float" office:value="950.4" calcext:value-type="float">
            <text:p>950.4</text:p>
          </table:table-cell>
        </table:table-row>
        <table:table-row table:style-name="ro1">
          <table:table-cell office:value-type="float" office:value="-2.62929" calcext:value-type="float">
            <text:p>-2.62929</text:p>
          </table:table-cell>
          <table:table-cell office:value-type="float" office:value="-953.1" calcext:value-type="float">
            <text:p>-953.1</text:p>
          </table:table-cell>
          <table:table-cell table:formula="of:=[.A354]*-1" office:value-type="float" office:value="2.62929" calcext:value-type="float">
            <text:p>2.62929</text:p>
          </table:table-cell>
          <table:table-cell table:formula="of:=[.B354]*-1" office:value-type="float" office:value="953.1" calcext:value-type="float">
            <text:p>953.1</text:p>
          </table:table-cell>
        </table:table-row>
        <table:table-row table:style-name="ro1">
          <table:table-cell office:value-type="float" office:value="-2.63038" calcext:value-type="float">
            <text:p>-2.63038</text:p>
          </table:table-cell>
          <table:table-cell office:value-type="float" office:value="-955.8" calcext:value-type="float">
            <text:p>-955.8</text:p>
          </table:table-cell>
          <table:table-cell table:formula="of:=[.A355]*-1" office:value-type="float" office:value="2.63038" calcext:value-type="float">
            <text:p>2.63038</text:p>
          </table:table-cell>
          <table:table-cell table:formula="of:=[.B355]*-1" office:value-type="float" office:value="955.8" calcext:value-type="float">
            <text:p>955.8</text:p>
          </table:table-cell>
        </table:table-row>
        <table:table-row table:style-name="ro1">
          <table:table-cell office:value-type="float" office:value="-2.63148" calcext:value-type="float">
            <text:p>-2.63148</text:p>
          </table:table-cell>
          <table:table-cell office:value-type="float" office:value="-958.5" calcext:value-type="float">
            <text:p>-958.5</text:p>
          </table:table-cell>
          <table:table-cell table:formula="of:=[.A356]*-1" office:value-type="float" office:value="2.63148" calcext:value-type="float">
            <text:p>2.63148</text:p>
          </table:table-cell>
          <table:table-cell table:formula="of:=[.B356]*-1" office:value-type="float" office:value="958.5" calcext:value-type="float">
            <text:p>958.5</text:p>
          </table:table-cell>
        </table:table-row>
        <table:table-row table:style-name="ro1">
          <table:table-cell office:value-type="float" office:value="-2.63257" calcext:value-type="float">
            <text:p>-2.63257</text:p>
          </table:table-cell>
          <table:table-cell office:value-type="float" office:value="-961.2" calcext:value-type="float">
            <text:p>-961.2</text:p>
          </table:table-cell>
          <table:table-cell table:formula="of:=[.A357]*-1" office:value-type="float" office:value="2.63257" calcext:value-type="float">
            <text:p>2.63257</text:p>
          </table:table-cell>
          <table:table-cell table:formula="of:=[.B357]*-1" office:value-type="float" office:value="961.2" calcext:value-type="float">
            <text:p>961.2</text:p>
          </table:table-cell>
        </table:table-row>
        <table:table-row table:style-name="ro1">
          <table:table-cell office:value-type="float" office:value="-2.63366" calcext:value-type="float">
            <text:p>-2.63366</text:p>
          </table:table-cell>
          <table:table-cell office:value-type="float" office:value="-963.9" calcext:value-type="float">
            <text:p>-963.9</text:p>
          </table:table-cell>
          <table:table-cell table:formula="of:=[.A358]*-1" office:value-type="float" office:value="2.63366" calcext:value-type="float">
            <text:p>2.63366</text:p>
          </table:table-cell>
          <table:table-cell table:formula="of:=[.B358]*-1" office:value-type="float" office:value="963.9" calcext:value-type="float">
            <text:p>963.9</text:p>
          </table:table-cell>
        </table:table-row>
        <table:table-row table:style-name="ro1">
          <table:table-cell office:value-type="float" office:value="-2.63475" calcext:value-type="float">
            <text:p>-2.63475</text:p>
          </table:table-cell>
          <table:table-cell office:value-type="float" office:value="-966.6" calcext:value-type="float">
            <text:p>-966.6</text:p>
          </table:table-cell>
          <table:table-cell table:formula="of:=[.A359]*-1" office:value-type="float" office:value="2.63475" calcext:value-type="float">
            <text:p>2.63475</text:p>
          </table:table-cell>
          <table:table-cell table:formula="of:=[.B359]*-1" office:value-type="float" office:value="966.6" calcext:value-type="float">
            <text:p>966.6</text:p>
          </table:table-cell>
        </table:table-row>
        <table:table-row table:style-name="ro1">
          <table:table-cell office:value-type="float" office:value="-2.63584" calcext:value-type="float">
            <text:p>-2.63584</text:p>
          </table:table-cell>
          <table:table-cell office:value-type="float" office:value="-969.3" calcext:value-type="float">
            <text:p>-969.3</text:p>
          </table:table-cell>
          <table:table-cell table:formula="of:=[.A360]*-1" office:value-type="float" office:value="2.63584" calcext:value-type="float">
            <text:p>2.63584</text:p>
          </table:table-cell>
          <table:table-cell table:formula="of:=[.B360]*-1" office:value-type="float" office:value="969.3" calcext:value-type="float">
            <text:p>969.3</text:p>
          </table:table-cell>
        </table:table-row>
        <table:table-row table:style-name="ro1">
          <table:table-cell office:value-type="float" office:value="-2.63692" calcext:value-type="float">
            <text:p>-2.63692</text:p>
          </table:table-cell>
          <table:table-cell office:value-type="float" office:value="-972" calcext:value-type="float">
            <text:p>-972</text:p>
          </table:table-cell>
          <table:table-cell table:formula="of:=[.A361]*-1" office:value-type="float" office:value="2.63692" calcext:value-type="float">
            <text:p>2.63692</text:p>
          </table:table-cell>
          <table:table-cell table:formula="of:=[.B361]*-1"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-2.63801" calcext:value-type="float">
            <text:p>-2.63801</text:p>
          </table:table-cell>
          <table:table-cell office:value-type="float" office:value="-974.7" calcext:value-type="float">
            <text:p>-974.7</text:p>
          </table:table-cell>
          <table:table-cell table:formula="of:=[.A362]*-1" office:value-type="float" office:value="2.63801" calcext:value-type="float">
            <text:p>2.63801</text:p>
          </table:table-cell>
          <table:table-cell table:formula="of:=[.B362]*-1" office:value-type="float" office:value="974.7" calcext:value-type="float">
            <text:p>974.7</text:p>
          </table:table-cell>
        </table:table-row>
        <table:table-row table:style-name="ro1">
          <table:table-cell office:value-type="float" office:value="-2.63909" calcext:value-type="float">
            <text:p>-2.63909</text:p>
          </table:table-cell>
          <table:table-cell office:value-type="float" office:value="-977.4" calcext:value-type="float">
            <text:p>-977.4</text:p>
          </table:table-cell>
          <table:table-cell table:formula="of:=[.A363]*-1" office:value-type="float" office:value="2.63909" calcext:value-type="float">
            <text:p>2.63909</text:p>
          </table:table-cell>
          <table:table-cell table:formula="of:=[.B363]*-1" office:value-type="float" office:value="977.4" calcext:value-type="float">
            <text:p>977.4</text:p>
          </table:table-cell>
        </table:table-row>
        <table:table-row table:style-name="ro1">
          <table:table-cell office:value-type="float" office:value="-2.64017" calcext:value-type="float">
            <text:p>-2.64017</text:p>
          </table:table-cell>
          <table:table-cell office:value-type="float" office:value="-980.1" calcext:value-type="float">
            <text:p>-980.1</text:p>
          </table:table-cell>
          <table:table-cell table:formula="of:=[.A364]*-1" office:value-type="float" office:value="2.64017" calcext:value-type="float">
            <text:p>2.64017</text:p>
          </table:table-cell>
          <table:table-cell table:formula="of:=[.B364]*-1" office:value-type="float" office:value="980.1" calcext:value-type="float">
            <text:p>980.1</text:p>
          </table:table-cell>
        </table:table-row>
        <table:table-row table:style-name="ro1">
          <table:table-cell office:value-type="float" office:value="-2.64125" calcext:value-type="float">
            <text:p>-2.64125</text:p>
          </table:table-cell>
          <table:table-cell office:value-type="float" office:value="-982.8" calcext:value-type="float">
            <text:p>-982.8</text:p>
          </table:table-cell>
          <table:table-cell table:formula="of:=[.A365]*-1" office:value-type="float" office:value="2.64125" calcext:value-type="float">
            <text:p>2.64125</text:p>
          </table:table-cell>
          <table:table-cell table:formula="of:=[.B365]*-1" office:value-type="float" office:value="982.8" calcext:value-type="float">
            <text:p>982.8</text:p>
          </table:table-cell>
        </table:table-row>
        <table:table-row table:style-name="ro1">
          <table:table-cell office:value-type="float" office:value="-2.64233" calcext:value-type="float">
            <text:p>-2.64233</text:p>
          </table:table-cell>
          <table:table-cell office:value-type="float" office:value="-985.5" calcext:value-type="float">
            <text:p>-985.5</text:p>
          </table:table-cell>
          <table:table-cell table:formula="of:=[.A366]*-1" office:value-type="float" office:value="2.64233" calcext:value-type="float">
            <text:p>2.64233</text:p>
          </table:table-cell>
          <table:table-cell table:formula="of:=[.B366]*-1" office:value-type="float" office:value="985.5" calcext:value-type="float">
            <text:p>985.5</text:p>
          </table:table-cell>
        </table:table-row>
        <table:table-row table:style-name="ro1">
          <table:table-cell office:value-type="float" office:value="-2.6434" calcext:value-type="float">
            <text:p>-2.6434</text:p>
          </table:table-cell>
          <table:table-cell office:value-type="float" office:value="-988.2" calcext:value-type="float">
            <text:p>-988.2</text:p>
          </table:table-cell>
          <table:table-cell table:formula="of:=[.A367]*-1" office:value-type="float" office:value="2.6434" calcext:value-type="float">
            <text:p>2.6434</text:p>
          </table:table-cell>
          <table:table-cell table:formula="of:=[.B367]*-1" office:value-type="float" office:value="988.2" calcext:value-type="float">
            <text:p>988.2</text:p>
          </table:table-cell>
        </table:table-row>
        <table:table-row table:style-name="ro1">
          <table:table-cell office:value-type="float" office:value="-2.64448" calcext:value-type="float">
            <text:p>-2.64448</text:p>
          </table:table-cell>
          <table:table-cell office:value-type="float" office:value="-990.9" calcext:value-type="float">
            <text:p>-990.9</text:p>
          </table:table-cell>
          <table:table-cell table:formula="of:=[.A368]*-1" office:value-type="float" office:value="2.64448" calcext:value-type="float">
            <text:p>2.64448</text:p>
          </table:table-cell>
          <table:table-cell table:formula="of:=[.B368]*-1" office:value-type="float" office:value="990.9" calcext:value-type="float">
            <text:p>990.9</text:p>
          </table:table-cell>
        </table:table-row>
        <table:table-row table:style-name="ro1">
          <table:table-cell office:value-type="float" office:value="-2.64555" calcext:value-type="float">
            <text:p>-2.64555</text:p>
          </table:table-cell>
          <table:table-cell office:value-type="float" office:value="-993.6" calcext:value-type="float">
            <text:p>-993.6</text:p>
          </table:table-cell>
          <table:table-cell table:formula="of:=[.A369]*-1" office:value-type="float" office:value="2.64555" calcext:value-type="float">
            <text:p>2.64555</text:p>
          </table:table-cell>
          <table:table-cell table:formula="of:=[.B369]*-1" office:value-type="float" office:value="993.6" calcext:value-type="float">
            <text:p>993.6</text:p>
          </table:table-cell>
        </table:table-row>
        <table:table-row table:style-name="ro1">
          <table:table-cell office:value-type="float" office:value="-2.64662" calcext:value-type="float">
            <text:p>-2.64662</text:p>
          </table:table-cell>
          <table:table-cell office:value-type="float" office:value="-996.3" calcext:value-type="float">
            <text:p>-996.3</text:p>
          </table:table-cell>
          <table:table-cell table:formula="of:=[.A370]*-1" office:value-type="float" office:value="2.64662" calcext:value-type="float">
            <text:p>2.64662</text:p>
          </table:table-cell>
          <table:table-cell table:formula="of:=[.B370]*-1" office:value-type="float" office:value="996.3" calcext:value-type="float">
            <text:p>996.3</text:p>
          </table:table-cell>
        </table:table-row>
        <table:table-row table:style-name="ro1">
          <table:table-cell office:value-type="float" office:value="-2.64769" calcext:value-type="float">
            <text:p>-2.64769</text:p>
          </table:table-cell>
          <table:table-cell office:value-type="float" office:value="-999" calcext:value-type="float">
            <text:p>-999</text:p>
          </table:table-cell>
          <table:table-cell table:formula="of:=[.A371]*-1" office:value-type="float" office:value="2.64769" calcext:value-type="float">
            <text:p>2.64769</text:p>
          </table:table-cell>
          <table:table-cell table:formula="of:=[.B371]*-1"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-2.64876" calcext:value-type="float">
            <text:p>-2.64876</text:p>
          </table:table-cell>
          <table:table-cell office:value-type="float" office:value="-1001.7" calcext:value-type="float">
            <text:p>-1001.7</text:p>
          </table:table-cell>
          <table:table-cell table:formula="of:=[.A372]*-1" office:value-type="float" office:value="2.64876" calcext:value-type="float">
            <text:p>2.64876</text:p>
          </table:table-cell>
          <table:table-cell table:formula="of:=[.B372]*-1" office:value-type="float" office:value="1001.7" calcext:value-type="float">
            <text:p>1001.7</text:p>
          </table:table-cell>
        </table:table-row>
        <table:table-row table:style-name="ro1">
          <table:table-cell office:value-type="float" office:value="-2.64983" calcext:value-type="float">
            <text:p>-2.64983</text:p>
          </table:table-cell>
          <table:table-cell office:value-type="float" office:value="-1004.4" calcext:value-type="float">
            <text:p>-1004.4</text:p>
          </table:table-cell>
          <table:table-cell table:formula="of:=[.A373]*-1" office:value-type="float" office:value="2.64983" calcext:value-type="float">
            <text:p>2.64983</text:p>
          </table:table-cell>
          <table:table-cell table:formula="of:=[.B373]*-1" office:value-type="float" office:value="1004.4" calcext:value-type="float">
            <text:p>1004.4</text:p>
          </table:table-cell>
        </table:table-row>
        <table:table-row table:style-name="ro1">
          <table:table-cell office:value-type="float" office:value="-2.65089" calcext:value-type="float">
            <text:p>-2.65089</text:p>
          </table:table-cell>
          <table:table-cell office:value-type="float" office:value="-1007.1" calcext:value-type="float">
            <text:p>-1007.1</text:p>
          </table:table-cell>
          <table:table-cell table:formula="of:=[.A374]*-1" office:value-type="float" office:value="2.65089" calcext:value-type="float">
            <text:p>2.65089</text:p>
          </table:table-cell>
          <table:table-cell table:formula="of:=[.B374]*-1" office:value-type="float" office:value="1007.1" calcext:value-type="float">
            <text:p>1007.1</text:p>
          </table:table-cell>
        </table:table-row>
        <table:table-row table:style-name="ro1">
          <table:table-cell office:value-type="float" office:value="-2.65195" calcext:value-type="float">
            <text:p>-2.65195</text:p>
          </table:table-cell>
          <table:table-cell office:value-type="float" office:value="-1009.8" calcext:value-type="float">
            <text:p>-1009.8</text:p>
          </table:table-cell>
          <table:table-cell table:formula="of:=[.A375]*-1" office:value-type="float" office:value="2.65195" calcext:value-type="float">
            <text:p>2.65195</text:p>
          </table:table-cell>
          <table:table-cell table:formula="of:=[.B375]*-1" office:value-type="float" office:value="1009.8" calcext:value-type="float">
            <text:p>1009.8</text:p>
          </table:table-cell>
        </table:table-row>
        <table:table-row table:style-name="ro1">
          <table:table-cell office:value-type="float" office:value="-2.65302" calcext:value-type="float">
            <text:p>-2.65302</text:p>
          </table:table-cell>
          <table:table-cell office:value-type="float" office:value="-1012.5" calcext:value-type="float">
            <text:p>-1012.5</text:p>
          </table:table-cell>
          <table:table-cell table:formula="of:=[.A376]*-1" office:value-type="float" office:value="2.65302" calcext:value-type="float">
            <text:p>2.65302</text:p>
          </table:table-cell>
          <table:table-cell table:formula="of:=[.B376]*-1" office:value-type="float" office:value="1012.5" calcext:value-type="float">
            <text:p>1012.5</text:p>
          </table:table-cell>
        </table:table-row>
        <table:table-row table:style-name="ro1">
          <table:table-cell office:value-type="float" office:value="-2.65408" calcext:value-type="float">
            <text:p>-2.65408</text:p>
          </table:table-cell>
          <table:table-cell office:value-type="float" office:value="-1015.2" calcext:value-type="float">
            <text:p>-1015.2</text:p>
          </table:table-cell>
          <table:table-cell table:formula="of:=[.A377]*-1" office:value-type="float" office:value="2.65408" calcext:value-type="float">
            <text:p>2.65408</text:p>
          </table:table-cell>
          <table:table-cell table:formula="of:=[.B377]*-1" office:value-type="float" office:value="1015.2" calcext:value-type="float">
            <text:p>1015.2</text:p>
          </table:table-cell>
        </table:table-row>
        <table:table-row table:style-name="ro1">
          <table:table-cell office:value-type="float" office:value="-2.65513" calcext:value-type="float">
            <text:p>-2.65513</text:p>
          </table:table-cell>
          <table:table-cell office:value-type="float" office:value="-1017.9" calcext:value-type="float">
            <text:p>-1017.9</text:p>
          </table:table-cell>
          <table:table-cell table:formula="of:=[.A378]*-1" office:value-type="float" office:value="2.65513" calcext:value-type="float">
            <text:p>2.65513</text:p>
          </table:table-cell>
          <table:table-cell table:formula="of:=[.B378]*-1" office:value-type="float" office:value="1017.9" calcext:value-type="float">
            <text:p>1017.9</text:p>
          </table:table-cell>
        </table:table-row>
        <table:table-row table:style-name="ro1">
          <table:table-cell office:value-type="float" office:value="-2.65619" calcext:value-type="float">
            <text:p>-2.65619</text:p>
          </table:table-cell>
          <table:table-cell office:value-type="float" office:value="-1020.6" calcext:value-type="float">
            <text:p>-1020.6</text:p>
          </table:table-cell>
          <table:table-cell table:formula="of:=[.A379]*-1" office:value-type="float" office:value="2.65619" calcext:value-type="float">
            <text:p>2.65619</text:p>
          </table:table-cell>
          <table:table-cell table:formula="of:=[.B379]*-1" office:value-type="float" office:value="1020.6" calcext:value-type="float">
            <text:p>1020.6</text:p>
          </table:table-cell>
        </table:table-row>
        <table:table-row table:style-name="ro1">
          <table:table-cell office:value-type="float" office:value="-2.65725" calcext:value-type="float">
            <text:p>-2.65725</text:p>
          </table:table-cell>
          <table:table-cell office:value-type="float" office:value="-1023.3" calcext:value-type="float">
            <text:p>-1023.3</text:p>
          </table:table-cell>
          <table:table-cell table:formula="of:=[.A380]*-1" office:value-type="float" office:value="2.65725" calcext:value-type="float">
            <text:p>2.65725</text:p>
          </table:table-cell>
          <table:table-cell table:formula="of:=[.B380]*-1" office:value-type="float" office:value="1023.3" calcext:value-type="float">
            <text:p>1023.3</text:p>
          </table:table-cell>
        </table:table-row>
        <table:table-row table:style-name="ro1">
          <table:table-cell office:value-type="float" office:value="-2.6583" calcext:value-type="float">
            <text:p>-2.6583</text:p>
          </table:table-cell>
          <table:table-cell office:value-type="float" office:value="-1026" calcext:value-type="float">
            <text:p>-1026</text:p>
          </table:table-cell>
          <table:table-cell table:formula="of:=[.A381]*-1" office:value-type="float" office:value="2.6583" calcext:value-type="float">
            <text:p>2.6583</text:p>
          </table:table-cell>
          <table:table-cell table:formula="of:=[.B381]*-1"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-2.65935" calcext:value-type="float">
            <text:p>-2.65935</text:p>
          </table:table-cell>
          <table:table-cell office:value-type="float" office:value="-1028.7" calcext:value-type="float">
            <text:p>-1028.7</text:p>
          </table:table-cell>
          <table:table-cell table:formula="of:=[.A382]*-1" office:value-type="float" office:value="2.65935" calcext:value-type="float">
            <text:p>2.65935</text:p>
          </table:table-cell>
          <table:table-cell table:formula="of:=[.B382]*-1" office:value-type="float" office:value="1028.7" calcext:value-type="float">
            <text:p>1028.7</text:p>
          </table:table-cell>
        </table:table-row>
        <table:table-row table:style-name="ro1">
          <table:table-cell office:value-type="float" office:value="-2.6604" calcext:value-type="float">
            <text:p>-2.6604</text:p>
          </table:table-cell>
          <table:table-cell office:value-type="float" office:value="-1031.4" calcext:value-type="float">
            <text:p>-1031.4</text:p>
          </table:table-cell>
          <table:table-cell table:formula="of:=[.A383]*-1" office:value-type="float" office:value="2.6604" calcext:value-type="float">
            <text:p>2.6604</text:p>
          </table:table-cell>
          <table:table-cell table:formula="of:=[.B383]*-1" office:value-type="float" office:value="1031.4" calcext:value-type="float">
            <text:p>1031.4</text:p>
          </table:table-cell>
        </table:table-row>
        <table:table-row table:style-name="ro1">
          <table:table-cell office:value-type="float" office:value="-2.66145" calcext:value-type="float">
            <text:p>-2.66145</text:p>
          </table:table-cell>
          <table:table-cell office:value-type="float" office:value="-1034.1" calcext:value-type="float">
            <text:p>-1034.1</text:p>
          </table:table-cell>
          <table:table-cell table:formula="of:=[.A384]*-1" office:value-type="float" office:value="2.66145" calcext:value-type="float">
            <text:p>2.66145</text:p>
          </table:table-cell>
          <table:table-cell table:formula="of:=[.B384]*-1" office:value-type="float" office:value="1034.1" calcext:value-type="float">
            <text:p>1034.1</text:p>
          </table:table-cell>
        </table:table-row>
        <table:table-row table:style-name="ro1">
          <table:table-cell office:value-type="float" office:value="-2.6625" calcext:value-type="float">
            <text:p>-2.6625</text:p>
          </table:table-cell>
          <table:table-cell office:value-type="float" office:value="-1036.8" calcext:value-type="float">
            <text:p>-1036.8</text:p>
          </table:table-cell>
          <table:table-cell table:formula="of:=[.A385]*-1" office:value-type="float" office:value="2.6625" calcext:value-type="float">
            <text:p>2.6625</text:p>
          </table:table-cell>
          <table:table-cell table:formula="of:=[.B385]*-1" office:value-type="float" office:value="1036.8" calcext:value-type="float">
            <text:p>1036.8</text:p>
          </table:table-cell>
        </table:table-row>
        <table:table-row table:style-name="ro1">
          <table:table-cell office:value-type="float" office:value="-2.66355" calcext:value-type="float">
            <text:p>-2.66355</text:p>
          </table:table-cell>
          <table:table-cell office:value-type="float" office:value="-1039.5" calcext:value-type="float">
            <text:p>-1039.5</text:p>
          </table:table-cell>
          <table:table-cell table:formula="of:=[.A386]*-1" office:value-type="float" office:value="2.66355" calcext:value-type="float">
            <text:p>2.66355</text:p>
          </table:table-cell>
          <table:table-cell table:formula="of:=[.B386]*-1" office:value-type="float" office:value="1039.5" calcext:value-type="float">
            <text:p>1039.5</text:p>
          </table:table-cell>
        </table:table-row>
        <table:table-row table:style-name="ro1">
          <table:table-cell office:value-type="float" office:value="-2.66459" calcext:value-type="float">
            <text:p>-2.66459</text:p>
          </table:table-cell>
          <table:table-cell office:value-type="float" office:value="-1042.2" calcext:value-type="float">
            <text:p>-1042.2</text:p>
          </table:table-cell>
          <table:table-cell table:formula="of:=[.A387]*-1" office:value-type="float" office:value="2.66459" calcext:value-type="float">
            <text:p>2.66459</text:p>
          </table:table-cell>
          <table:table-cell table:formula="of:=[.B387]*-1" office:value-type="float" office:value="1042.2" calcext:value-type="float">
            <text:p>1042.2</text:p>
          </table:table-cell>
        </table:table-row>
        <table:table-row table:style-name="ro1">
          <table:table-cell office:value-type="float" office:value="-2.66564" calcext:value-type="float">
            <text:p>-2.66564</text:p>
          </table:table-cell>
          <table:table-cell office:value-type="float" office:value="-1044.9" calcext:value-type="float">
            <text:p>-1044.9</text:p>
          </table:table-cell>
          <table:table-cell table:formula="of:=[.A388]*-1" office:value-type="float" office:value="2.66564" calcext:value-type="float">
            <text:p>2.66564</text:p>
          </table:table-cell>
          <table:table-cell table:formula="of:=[.B388]*-1" office:value-type="float" office:value="1044.9" calcext:value-type="float">
            <text:p>1044.9</text:p>
          </table:table-cell>
        </table:table-row>
        <table:table-row table:style-name="ro1">
          <table:table-cell office:value-type="float" office:value="-2.66668" calcext:value-type="float">
            <text:p>-2.66668</text:p>
          </table:table-cell>
          <table:table-cell office:value-type="float" office:value="-1047.6" calcext:value-type="float">
            <text:p>-1047.6</text:p>
          </table:table-cell>
          <table:table-cell table:formula="of:=[.A389]*-1" office:value-type="float" office:value="2.66668" calcext:value-type="float">
            <text:p>2.66668</text:p>
          </table:table-cell>
          <table:table-cell table:formula="of:=[.B389]*-1" office:value-type="float" office:value="1047.6" calcext:value-type="float">
            <text:p>1047.6</text:p>
          </table:table-cell>
        </table:table-row>
        <table:table-row table:style-name="ro1">
          <table:table-cell office:value-type="float" office:value="-2.66772" calcext:value-type="float">
            <text:p>-2.66772</text:p>
          </table:table-cell>
          <table:table-cell office:value-type="float" office:value="-1050.3" calcext:value-type="float">
            <text:p>-1050.3</text:p>
          </table:table-cell>
          <table:table-cell table:formula="of:=[.A390]*-1" office:value-type="float" office:value="2.66772" calcext:value-type="float">
            <text:p>2.66772</text:p>
          </table:table-cell>
          <table:table-cell table:formula="of:=[.B390]*-1" office:value-type="float" office:value="1050.3" calcext:value-type="float">
            <text:p>1050.3</text:p>
          </table:table-cell>
        </table:table-row>
        <table:table-row table:style-name="ro1">
          <table:table-cell office:value-type="float" office:value="-2.66876" calcext:value-type="float">
            <text:p>-2.66876</text:p>
          </table:table-cell>
          <table:table-cell office:value-type="float" office:value="-1053" calcext:value-type="float">
            <text:p>-1053</text:p>
          </table:table-cell>
          <table:table-cell table:formula="of:=[.A391]*-1" office:value-type="float" office:value="2.66876" calcext:value-type="float">
            <text:p>2.66876</text:p>
          </table:table-cell>
          <table:table-cell table:formula="of:=[.B391]*-1"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-2.6698" calcext:value-type="float">
            <text:p>-2.6698</text:p>
          </table:table-cell>
          <table:table-cell office:value-type="float" office:value="-1055.7" calcext:value-type="float">
            <text:p>-1055.7</text:p>
          </table:table-cell>
          <table:table-cell table:formula="of:=[.A392]*-1" office:value-type="float" office:value="2.6698" calcext:value-type="float">
            <text:p>2.6698</text:p>
          </table:table-cell>
          <table:table-cell table:formula="of:=[.B392]*-1" office:value-type="float" office:value="1055.7" calcext:value-type="float">
            <text:p>1055.7</text:p>
          </table:table-cell>
        </table:table-row>
        <table:table-row table:style-name="ro1">
          <table:table-cell office:value-type="float" office:value="-2.67083" calcext:value-type="float">
            <text:p>-2.67083</text:p>
          </table:table-cell>
          <table:table-cell office:value-type="float" office:value="-1058.4" calcext:value-type="float">
            <text:p>-1058.4</text:p>
          </table:table-cell>
          <table:table-cell table:formula="of:=[.A393]*-1" office:value-type="float" office:value="2.67083" calcext:value-type="float">
            <text:p>2.67083</text:p>
          </table:table-cell>
          <table:table-cell table:formula="of:=[.B393]*-1" office:value-type="float" office:value="1058.4" calcext:value-type="float">
            <text:p>1058.4</text:p>
          </table:table-cell>
        </table:table-row>
        <table:table-row table:style-name="ro1">
          <table:table-cell office:value-type="float" office:value="-2.67187" calcext:value-type="float">
            <text:p>-2.67187</text:p>
          </table:table-cell>
          <table:table-cell office:value-type="float" office:value="-1061.1" calcext:value-type="float">
            <text:p>-1061.1</text:p>
          </table:table-cell>
          <table:table-cell table:formula="of:=[.A394]*-1" office:value-type="float" office:value="2.67187" calcext:value-type="float">
            <text:p>2.67187</text:p>
          </table:table-cell>
          <table:table-cell table:formula="of:=[.B394]*-1" office:value-type="float" office:value="1061.1" calcext:value-type="float">
            <text:p>1061.1</text:p>
          </table:table-cell>
        </table:table-row>
        <table:table-row table:style-name="ro1">
          <table:table-cell office:value-type="float" office:value="-2.6729" calcext:value-type="float">
            <text:p>-2.6729</text:p>
          </table:table-cell>
          <table:table-cell office:value-type="float" office:value="-1063.8" calcext:value-type="float">
            <text:p>-1063.8</text:p>
          </table:table-cell>
          <table:table-cell table:formula="of:=[.A395]*-1" office:value-type="float" office:value="2.6729" calcext:value-type="float">
            <text:p>2.6729</text:p>
          </table:table-cell>
          <table:table-cell table:formula="of:=[.B395]*-1" office:value-type="float" office:value="1063.8" calcext:value-type="float">
            <text:p>1063.8</text:p>
          </table:table-cell>
        </table:table-row>
        <table:table-row table:style-name="ro1">
          <table:table-cell office:value-type="float" office:value="-2.67393" calcext:value-type="float">
            <text:p>-2.67393</text:p>
          </table:table-cell>
          <table:table-cell office:value-type="float" office:value="-1066.5" calcext:value-type="float">
            <text:p>-1066.5</text:p>
          </table:table-cell>
          <table:table-cell table:formula="of:=[.A396]*-1" office:value-type="float" office:value="2.67393" calcext:value-type="float">
            <text:p>2.67393</text:p>
          </table:table-cell>
          <table:table-cell table:formula="of:=[.B396]*-1" office:value-type="float" office:value="1066.5" calcext:value-type="float">
            <text:p>1066.5</text:p>
          </table:table-cell>
        </table:table-row>
        <table:table-row table:style-name="ro1">
          <table:table-cell office:value-type="float" office:value="-2.67496" calcext:value-type="float">
            <text:p>-2.67496</text:p>
          </table:table-cell>
          <table:table-cell office:value-type="float" office:value="-1069.2" calcext:value-type="float">
            <text:p>-1069.2</text:p>
          </table:table-cell>
          <table:table-cell table:formula="of:=[.A397]*-1" office:value-type="float" office:value="2.67496" calcext:value-type="float">
            <text:p>2.67496</text:p>
          </table:table-cell>
          <table:table-cell table:formula="of:=[.B397]*-1" office:value-type="float" office:value="1069.2" calcext:value-type="float">
            <text:p>1069.2</text:p>
          </table:table-cell>
        </table:table-row>
        <table:table-row table:style-name="ro1">
          <table:table-cell office:value-type="float" office:value="-2.67599" calcext:value-type="float">
            <text:p>-2.67599</text:p>
          </table:table-cell>
          <table:table-cell office:value-type="float" office:value="-1071.9" calcext:value-type="float">
            <text:p>-1071.9</text:p>
          </table:table-cell>
          <table:table-cell table:formula="of:=[.A398]*-1" office:value-type="float" office:value="2.67599" calcext:value-type="float">
            <text:p>2.67599</text:p>
          </table:table-cell>
          <table:table-cell table:formula="of:=[.B398]*-1" office:value-type="float" office:value="1071.9" calcext:value-type="float">
            <text:p>1071.9</text:p>
          </table:table-cell>
        </table:table-row>
        <table:table-row table:style-name="ro1">
          <table:table-cell office:value-type="float" office:value="-2.67702" calcext:value-type="float">
            <text:p>-2.67702</text:p>
          </table:table-cell>
          <table:table-cell office:value-type="float" office:value="-1074.6" calcext:value-type="float">
            <text:p>-1074.6</text:p>
          </table:table-cell>
          <table:table-cell table:formula="of:=[.A399]*-1" office:value-type="float" office:value="2.67702" calcext:value-type="float">
            <text:p>2.67702</text:p>
          </table:table-cell>
          <table:table-cell table:formula="of:=[.B399]*-1" office:value-type="float" office:value="1074.6" calcext:value-type="float">
            <text:p>1074.6</text:p>
          </table:table-cell>
        </table:table-row>
        <table:table-row table:style-name="ro1">
          <table:table-cell office:value-type="float" office:value="-2.67805" calcext:value-type="float">
            <text:p>-2.67805</text:p>
          </table:table-cell>
          <table:table-cell office:value-type="float" office:value="-1077.3" calcext:value-type="float">
            <text:p>-1077.3</text:p>
          </table:table-cell>
          <table:table-cell table:formula="of:=[.A400]*-1" office:value-type="float" office:value="2.67805" calcext:value-type="float">
            <text:p>2.67805</text:p>
          </table:table-cell>
          <table:table-cell table:formula="of:=[.B400]*-1" office:value-type="float" office:value="1077.3" calcext:value-type="float">
            <text:p>1077.3</text:p>
          </table:table-cell>
        </table:table-row>
        <table:table-row table:style-name="ro1">
          <table:table-cell office:value-type="float" office:value="-2.67907" calcext:value-type="float">
            <text:p>-2.67907</text:p>
          </table:table-cell>
          <table:table-cell office:value-type="float" office:value="-1080" calcext:value-type="float">
            <text:p>-1080</text:p>
          </table:table-cell>
          <table:table-cell table:formula="of:=[.A401]*-1" office:value-type="float" office:value="2.67907" calcext:value-type="float">
            <text:p>2.67907</text:p>
          </table:table-cell>
          <table:table-cell table:formula="of:=[.B401]*-1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-2.68009" calcext:value-type="float">
            <text:p>-2.68009</text:p>
          </table:table-cell>
          <table:table-cell office:value-type="float" office:value="-1082.7" calcext:value-type="float">
            <text:p>-1082.7</text:p>
          </table:table-cell>
          <table:table-cell table:formula="of:=[.A402]*-1" office:value-type="float" office:value="2.68009" calcext:value-type="float">
            <text:p>2.68009</text:p>
          </table:table-cell>
          <table:table-cell table:formula="of:=[.B402]*-1" office:value-type="float" office:value="1082.7" calcext:value-type="float">
            <text:p>1082.7</text:p>
          </table:table-cell>
        </table:table-row>
        <table:table-row table:style-name="ro1">
          <table:table-cell office:value-type="float" office:value="-2.68112" calcext:value-type="float">
            <text:p>-2.68112</text:p>
          </table:table-cell>
          <table:table-cell office:value-type="float" office:value="-1085.4" calcext:value-type="float">
            <text:p>-1085.4</text:p>
          </table:table-cell>
          <table:table-cell table:formula="of:=[.A403]*-1" office:value-type="float" office:value="2.68112" calcext:value-type="float">
            <text:p>2.68112</text:p>
          </table:table-cell>
          <table:table-cell table:formula="of:=[.B403]*-1" office:value-type="float" office:value="1085.4" calcext:value-type="float">
            <text:p>1085.4</text:p>
          </table:table-cell>
        </table:table-row>
        <table:table-row table:style-name="ro1">
          <table:table-cell office:value-type="float" office:value="-2.68214" calcext:value-type="float">
            <text:p>-2.68214</text:p>
          </table:table-cell>
          <table:table-cell office:value-type="float" office:value="-1088.1" calcext:value-type="float">
            <text:p>-1088.1</text:p>
          </table:table-cell>
          <table:table-cell table:formula="of:=[.A404]*-1" office:value-type="float" office:value="2.68214" calcext:value-type="float">
            <text:p>2.68214</text:p>
          </table:table-cell>
          <table:table-cell table:formula="of:=[.B404]*-1" office:value-type="float" office:value="1088.1" calcext:value-type="float">
            <text:p>1088.1</text:p>
          </table:table-cell>
        </table:table-row>
        <table:table-row table:style-name="ro1">
          <table:table-cell office:value-type="float" office:value="-2.68316" calcext:value-type="float">
            <text:p>-2.68316</text:p>
          </table:table-cell>
          <table:table-cell office:value-type="float" office:value="-1090.8" calcext:value-type="float">
            <text:p>-1090.8</text:p>
          </table:table-cell>
          <table:table-cell table:formula="of:=[.A405]*-1" office:value-type="float" office:value="2.68316" calcext:value-type="float">
            <text:p>2.68316</text:p>
          </table:table-cell>
          <table:table-cell table:formula="of:=[.B405]*-1" office:value-type="float" office:value="1090.8" calcext:value-type="float">
            <text:p>1090.8</text:p>
          </table:table-cell>
        </table:table-row>
        <table:table-row table:style-name="ro1">
          <table:table-cell office:value-type="float" office:value="-2.68417" calcext:value-type="float">
            <text:p>-2.68417</text:p>
          </table:table-cell>
          <table:table-cell office:value-type="float" office:value="-1093.5" calcext:value-type="float">
            <text:p>-1093.5</text:p>
          </table:table-cell>
          <table:table-cell table:formula="of:=[.A406]*-1" office:value-type="float" office:value="2.68417" calcext:value-type="float">
            <text:p>2.68417</text:p>
          </table:table-cell>
          <table:table-cell table:formula="of:=[.B406]*-1" office:value-type="float" office:value="1093.5" calcext:value-type="float">
            <text:p>1093.5</text:p>
          </table:table-cell>
        </table:table-row>
        <table:table-row table:style-name="ro1">
          <table:table-cell office:value-type="float" office:value="-2.68519" calcext:value-type="float">
            <text:p>-2.68519</text:p>
          </table:table-cell>
          <table:table-cell office:value-type="float" office:value="-1096.2" calcext:value-type="float">
            <text:p>-1096.2</text:p>
          </table:table-cell>
          <table:table-cell table:formula="of:=[.A407]*-1" office:value-type="float" office:value="2.68519" calcext:value-type="float">
            <text:p>2.68519</text:p>
          </table:table-cell>
          <table:table-cell table:formula="of:=[.B407]*-1" office:value-type="float" office:value="1096.2" calcext:value-type="float">
            <text:p>1096.2</text:p>
          </table:table-cell>
        </table:table-row>
        <table:table-row table:style-name="ro1">
          <table:table-cell office:value-type="float" office:value="-2.6862" calcext:value-type="float">
            <text:p>-2.6862</text:p>
          </table:table-cell>
          <table:table-cell office:value-type="float" office:value="-1098.9" calcext:value-type="float">
            <text:p>-1098.9</text:p>
          </table:table-cell>
          <table:table-cell table:formula="of:=[.A408]*-1" office:value-type="float" office:value="2.6862" calcext:value-type="float">
            <text:p>2.6862</text:p>
          </table:table-cell>
          <table:table-cell table:formula="of:=[.B408]*-1" office:value-type="float" office:value="1098.9" calcext:value-type="float">
            <text:p>1098.9</text:p>
          </table:table-cell>
        </table:table-row>
        <table:table-row table:style-name="ro1">
          <table:table-cell office:value-type="float" office:value="-2.68722" calcext:value-type="float">
            <text:p>-2.68722</text:p>
          </table:table-cell>
          <table:table-cell office:value-type="float" office:value="-1101.6" calcext:value-type="float">
            <text:p>-1101.6</text:p>
          </table:table-cell>
          <table:table-cell table:formula="of:=[.A409]*-1" office:value-type="float" office:value="2.68722" calcext:value-type="float">
            <text:p>2.68722</text:p>
          </table:table-cell>
          <table:table-cell table:formula="of:=[.B409]*-1" office:value-type="float" office:value="1101.6" calcext:value-type="float">
            <text:p>1101.6</text:p>
          </table:table-cell>
        </table:table-row>
        <table:table-row table:style-name="ro1">
          <table:table-cell office:value-type="float" office:value="-2.68823" calcext:value-type="float">
            <text:p>-2.68823</text:p>
          </table:table-cell>
          <table:table-cell office:value-type="float" office:value="-1104.3" calcext:value-type="float">
            <text:p>-1104.3</text:p>
          </table:table-cell>
          <table:table-cell table:formula="of:=[.A410]*-1" office:value-type="float" office:value="2.68823" calcext:value-type="float">
            <text:p>2.68823</text:p>
          </table:table-cell>
          <table:table-cell table:formula="of:=[.B410]*-1" office:value-type="float" office:value="1104.3" calcext:value-type="float">
            <text:p>1104.3</text:p>
          </table:table-cell>
        </table:table-row>
        <table:table-row table:style-name="ro1">
          <table:table-cell office:value-type="float" office:value="-2.68924" calcext:value-type="float">
            <text:p>-2.68924</text:p>
          </table:table-cell>
          <table:table-cell office:value-type="float" office:value="-1107" calcext:value-type="float">
            <text:p>-1107</text:p>
          </table:table-cell>
          <table:table-cell table:formula="of:=[.A411]*-1" office:value-type="float" office:value="2.68924" calcext:value-type="float">
            <text:p>2.68924</text:p>
          </table:table-cell>
          <table:table-cell table:formula="of:=[.B411]*-1"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-2.69025" calcext:value-type="float">
            <text:p>-2.69025</text:p>
          </table:table-cell>
          <table:table-cell office:value-type="float" office:value="-1109.7" calcext:value-type="float">
            <text:p>-1109.7</text:p>
          </table:table-cell>
          <table:table-cell table:formula="of:=[.A412]*-1" office:value-type="float" office:value="2.69025" calcext:value-type="float">
            <text:p>2.69025</text:p>
          </table:table-cell>
          <table:table-cell table:formula="of:=[.B412]*-1" office:value-type="float" office:value="1109.7" calcext:value-type="float">
            <text:p>1109.7</text:p>
          </table:table-cell>
        </table:table-row>
        <table:table-row table:style-name="ro1">
          <table:table-cell office:value-type="float" office:value="-2.69126" calcext:value-type="float">
            <text:p>-2.69126</text:p>
          </table:table-cell>
          <table:table-cell office:value-type="float" office:value="-1112.4" calcext:value-type="float">
            <text:p>-1112.4</text:p>
          </table:table-cell>
          <table:table-cell table:formula="of:=[.A413]*-1" office:value-type="float" office:value="2.69126" calcext:value-type="float">
            <text:p>2.69126</text:p>
          </table:table-cell>
          <table:table-cell table:formula="of:=[.B413]*-1" office:value-type="float" office:value="1112.4" calcext:value-type="float">
            <text:p>1112.4</text:p>
          </table:table-cell>
        </table:table-row>
        <table:table-row table:style-name="ro1">
          <table:table-cell office:value-type="float" office:value="-2.69227" calcext:value-type="float">
            <text:p>-2.69227</text:p>
          </table:table-cell>
          <table:table-cell office:value-type="float" office:value="-1115.1" calcext:value-type="float">
            <text:p>-1115.1</text:p>
          </table:table-cell>
          <table:table-cell table:formula="of:=[.A414]*-1" office:value-type="float" office:value="2.69227" calcext:value-type="float">
            <text:p>2.69227</text:p>
          </table:table-cell>
          <table:table-cell table:formula="of:=[.B414]*-1" office:value-type="float" office:value="1115.1" calcext:value-type="float">
            <text:p>1115.1</text:p>
          </table:table-cell>
        </table:table-row>
        <table:table-row table:style-name="ro1">
          <table:table-cell office:value-type="float" office:value="-2.69327" calcext:value-type="float">
            <text:p>-2.69327</text:p>
          </table:table-cell>
          <table:table-cell office:value-type="float" office:value="-1117.8" calcext:value-type="float">
            <text:p>-1117.8</text:p>
          </table:table-cell>
          <table:table-cell table:formula="of:=[.A415]*-1" office:value-type="float" office:value="2.69327" calcext:value-type="float">
            <text:p>2.69327</text:p>
          </table:table-cell>
          <table:table-cell table:formula="of:=[.B415]*-1" office:value-type="float" office:value="1117.8" calcext:value-type="float">
            <text:p>1117.8</text:p>
          </table:table-cell>
        </table:table-row>
        <table:table-row table:style-name="ro1">
          <table:table-cell office:value-type="float" office:value="-2.69427" calcext:value-type="float">
            <text:p>-2.69427</text:p>
          </table:table-cell>
          <table:table-cell office:value-type="float" office:value="-1120.5" calcext:value-type="float">
            <text:p>-1120.5</text:p>
          </table:table-cell>
          <table:table-cell table:formula="of:=[.A416]*-1" office:value-type="float" office:value="2.69427" calcext:value-type="float">
            <text:p>2.69427</text:p>
          </table:table-cell>
          <table:table-cell table:formula="of:=[.B416]*-1" office:value-type="float" office:value="1120.5" calcext:value-type="float">
            <text:p>1120.5</text:p>
          </table:table-cell>
        </table:table-row>
        <table:table-row table:style-name="ro1">
          <table:table-cell office:value-type="float" office:value="-2.69528" calcext:value-type="float">
            <text:p>-2.69528</text:p>
          </table:table-cell>
          <table:table-cell office:value-type="float" office:value="-1123.2" calcext:value-type="float">
            <text:p>-1123.2</text:p>
          </table:table-cell>
          <table:table-cell table:formula="of:=[.A417]*-1" office:value-type="float" office:value="2.69528" calcext:value-type="float">
            <text:p>2.69528</text:p>
          </table:table-cell>
          <table:table-cell table:formula="of:=[.B417]*-1" office:value-type="float" office:value="1123.2" calcext:value-type="float">
            <text:p>1123.2</text:p>
          </table:table-cell>
        </table:table-row>
        <table:table-row table:style-name="ro1">
          <table:table-cell office:value-type="float" office:value="-2.69628" calcext:value-type="float">
            <text:p>-2.69628</text:p>
          </table:table-cell>
          <table:table-cell office:value-type="float" office:value="-1125.9" calcext:value-type="float">
            <text:p>-1125.9</text:p>
          </table:table-cell>
          <table:table-cell table:formula="of:=[.A418]*-1" office:value-type="float" office:value="2.69628" calcext:value-type="float">
            <text:p>2.69628</text:p>
          </table:table-cell>
          <table:table-cell table:formula="of:=[.B418]*-1" office:value-type="float" office:value="1125.9" calcext:value-type="float">
            <text:p>1125.9</text:p>
          </table:table-cell>
        </table:table-row>
        <table:table-row table:style-name="ro1">
          <table:table-cell office:value-type="float" office:value="-2.69728" calcext:value-type="float">
            <text:p>-2.69728</text:p>
          </table:table-cell>
          <table:table-cell office:value-type="float" office:value="-1128.6" calcext:value-type="float">
            <text:p>-1128.6</text:p>
          </table:table-cell>
          <table:table-cell table:formula="of:=[.A419]*-1" office:value-type="float" office:value="2.69728" calcext:value-type="float">
            <text:p>2.69728</text:p>
          </table:table-cell>
          <table:table-cell table:formula="of:=[.B419]*-1" office:value-type="float" office:value="1128.6" calcext:value-type="float">
            <text:p>1128.6</text:p>
          </table:table-cell>
        </table:table-row>
        <table:table-row table:style-name="ro1">
          <table:table-cell office:value-type="float" office:value="-2.69828" calcext:value-type="float">
            <text:p>-2.69828</text:p>
          </table:table-cell>
          <table:table-cell office:value-type="float" office:value="-1131.3" calcext:value-type="float">
            <text:p>-1131.3</text:p>
          </table:table-cell>
          <table:table-cell table:formula="of:=[.A420]*-1" office:value-type="float" office:value="2.69828" calcext:value-type="float">
            <text:p>2.69828</text:p>
          </table:table-cell>
          <table:table-cell table:formula="of:=[.B420]*-1" office:value-type="float" office:value="1131.3" calcext:value-type="float">
            <text:p>1131.3</text:p>
          </table:table-cell>
        </table:table-row>
        <table:table-row table:style-name="ro1">
          <table:table-cell office:value-type="float" office:value="-2.69927" calcext:value-type="float">
            <text:p>-2.69927</text:p>
          </table:table-cell>
          <table:table-cell office:value-type="float" office:value="-1134" calcext:value-type="float">
            <text:p>-1134</text:p>
          </table:table-cell>
          <table:table-cell table:formula="of:=[.A421]*-1" office:value-type="float" office:value="2.69927" calcext:value-type="float">
            <text:p>2.69927</text:p>
          </table:table-cell>
          <table:table-cell table:formula="of:=[.B421]*-1"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-2.70027" calcext:value-type="float">
            <text:p>-2.70027</text:p>
          </table:table-cell>
          <table:table-cell office:value-type="float" office:value="-1136.7" calcext:value-type="float">
            <text:p>-1136.7</text:p>
          </table:table-cell>
          <table:table-cell table:formula="of:=[.A422]*-1" office:value-type="float" office:value="2.70027" calcext:value-type="float">
            <text:p>2.70027</text:p>
          </table:table-cell>
          <table:table-cell table:formula="of:=[.B422]*-1" office:value-type="float" office:value="1136.7" calcext:value-type="float">
            <text:p>1136.7</text:p>
          </table:table-cell>
        </table:table-row>
        <table:table-row table:style-name="ro1">
          <table:table-cell office:value-type="float" office:value="-2.70126" calcext:value-type="float">
            <text:p>-2.70126</text:p>
          </table:table-cell>
          <table:table-cell office:value-type="float" office:value="-1139.4" calcext:value-type="float">
            <text:p>-1139.4</text:p>
          </table:table-cell>
          <table:table-cell table:formula="of:=[.A423]*-1" office:value-type="float" office:value="2.70126" calcext:value-type="float">
            <text:p>2.70126</text:p>
          </table:table-cell>
          <table:table-cell table:formula="of:=[.B423]*-1" office:value-type="float" office:value="1139.4" calcext:value-type="float">
            <text:p>1139.4</text:p>
          </table:table-cell>
        </table:table-row>
        <table:table-row table:style-name="ro1">
          <table:table-cell office:value-type="float" office:value="-2.70226" calcext:value-type="float">
            <text:p>-2.70226</text:p>
          </table:table-cell>
          <table:table-cell office:value-type="float" office:value="-1142.1" calcext:value-type="float">
            <text:p>-1142.1</text:p>
          </table:table-cell>
          <table:table-cell table:formula="of:=[.A424]*-1" office:value-type="float" office:value="2.70226" calcext:value-type="float">
            <text:p>2.70226</text:p>
          </table:table-cell>
          <table:table-cell table:formula="of:=[.B424]*-1" office:value-type="float" office:value="1142.1" calcext:value-type="float">
            <text:p>1142.1</text:p>
          </table:table-cell>
        </table:table-row>
        <table:table-row table:style-name="ro1">
          <table:table-cell office:value-type="float" office:value="-2.70325" calcext:value-type="float">
            <text:p>-2.70325</text:p>
          </table:table-cell>
          <table:table-cell office:value-type="float" office:value="-1144.8" calcext:value-type="float">
            <text:p>-1144.8</text:p>
          </table:table-cell>
          <table:table-cell table:formula="of:=[.A425]*-1" office:value-type="float" office:value="2.70325" calcext:value-type="float">
            <text:p>2.70325</text:p>
          </table:table-cell>
          <table:table-cell table:formula="of:=[.B425]*-1" office:value-type="float" office:value="1144.8" calcext:value-type="float">
            <text:p>1144.8</text:p>
          </table:table-cell>
        </table:table-row>
        <table:table-row table:style-name="ro1">
          <table:table-cell office:value-type="float" office:value="-2.70424" calcext:value-type="float">
            <text:p>-2.70424</text:p>
          </table:table-cell>
          <table:table-cell office:value-type="float" office:value="-1147.5" calcext:value-type="float">
            <text:p>-1147.5</text:p>
          </table:table-cell>
          <table:table-cell table:formula="of:=[.A426]*-1" office:value-type="float" office:value="2.70424" calcext:value-type="float">
            <text:p>2.70424</text:p>
          </table:table-cell>
          <table:table-cell table:formula="of:=[.B426]*-1" office:value-type="float" office:value="1147.5" calcext:value-type="float">
            <text:p>1147.5</text:p>
          </table:table-cell>
        </table:table-row>
        <table:table-row table:style-name="ro1">
          <table:table-cell office:value-type="float" office:value="-2.70523" calcext:value-type="float">
            <text:p>-2.70523</text:p>
          </table:table-cell>
          <table:table-cell office:value-type="float" office:value="-1150.2" calcext:value-type="float">
            <text:p>-1150.2</text:p>
          </table:table-cell>
          <table:table-cell table:formula="of:=[.A427]*-1" office:value-type="float" office:value="2.70523" calcext:value-type="float">
            <text:p>2.70523</text:p>
          </table:table-cell>
          <table:table-cell table:formula="of:=[.B427]*-1" office:value-type="float" office:value="1150.2" calcext:value-type="float">
            <text:p>1150.2</text:p>
          </table:table-cell>
        </table:table-row>
        <table:table-row table:style-name="ro1">
          <table:table-cell office:value-type="float" office:value="-2.70622" calcext:value-type="float">
            <text:p>-2.70622</text:p>
          </table:table-cell>
          <table:table-cell office:value-type="float" office:value="-1152.9" calcext:value-type="float">
            <text:p>-1152.9</text:p>
          </table:table-cell>
          <table:table-cell table:formula="of:=[.A428]*-1" office:value-type="float" office:value="2.70622" calcext:value-type="float">
            <text:p>2.70622</text:p>
          </table:table-cell>
          <table:table-cell table:formula="of:=[.B428]*-1" office:value-type="float" office:value="1152.9" calcext:value-type="float">
            <text:p>1152.9</text:p>
          </table:table-cell>
        </table:table-row>
        <table:table-row table:style-name="ro1">
          <table:table-cell office:value-type="float" office:value="-2.70721" calcext:value-type="float">
            <text:p>-2.70721</text:p>
          </table:table-cell>
          <table:table-cell office:value-type="float" office:value="-1155.6" calcext:value-type="float">
            <text:p>-1155.6</text:p>
          </table:table-cell>
          <table:table-cell table:formula="of:=[.A429]*-1" office:value-type="float" office:value="2.70721" calcext:value-type="float">
            <text:p>2.70721</text:p>
          </table:table-cell>
          <table:table-cell table:formula="of:=[.B429]*-1" office:value-type="float" office:value="1155.6" calcext:value-type="float">
            <text:p>1155.6</text:p>
          </table:table-cell>
        </table:table-row>
        <table:table-row table:style-name="ro1">
          <table:table-cell office:value-type="float" office:value="-2.70819" calcext:value-type="float">
            <text:p>-2.70819</text:p>
          </table:table-cell>
          <table:table-cell office:value-type="float" office:value="-1158.3" calcext:value-type="float">
            <text:p>-1158.3</text:p>
          </table:table-cell>
          <table:table-cell table:formula="of:=[.A430]*-1" office:value-type="float" office:value="2.70819" calcext:value-type="float">
            <text:p>2.70819</text:p>
          </table:table-cell>
          <table:table-cell table:formula="of:=[.B430]*-1" office:value-type="float" office:value="1158.3" calcext:value-type="float">
            <text:p>1158.3</text:p>
          </table:table-cell>
        </table:table-row>
        <table:table-row table:style-name="ro1">
          <table:table-cell office:value-type="float" office:value="-2.70918" calcext:value-type="float">
            <text:p>-2.70918</text:p>
          </table:table-cell>
          <table:table-cell office:value-type="float" office:value="-1161" calcext:value-type="float">
            <text:p>-1161</text:p>
          </table:table-cell>
          <table:table-cell table:formula="of:=[.A431]*-1" office:value-type="float" office:value="2.70918" calcext:value-type="float">
            <text:p>2.70918</text:p>
          </table:table-cell>
          <table:table-cell table:formula="of:=[.B431]*-1"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-2.71016" calcext:value-type="float">
            <text:p>-2.71016</text:p>
          </table:table-cell>
          <table:table-cell office:value-type="float" office:value="-1163.7" calcext:value-type="float">
            <text:p>-1163.7</text:p>
          </table:table-cell>
          <table:table-cell table:formula="of:=[.A432]*-1" office:value-type="float" office:value="2.71016" calcext:value-type="float">
            <text:p>2.71016</text:p>
          </table:table-cell>
          <table:table-cell table:formula="of:=[.B432]*-1" office:value-type="float" office:value="1163.7" calcext:value-type="float">
            <text:p>1163.7</text:p>
          </table:table-cell>
        </table:table-row>
        <table:table-row table:style-name="ro1">
          <table:table-cell office:value-type="float" office:value="-2.71114" calcext:value-type="float">
            <text:p>-2.71114</text:p>
          </table:table-cell>
          <table:table-cell office:value-type="float" office:value="-1166.4" calcext:value-type="float">
            <text:p>-1166.4</text:p>
          </table:table-cell>
          <table:table-cell table:formula="of:=[.A433]*-1" office:value-type="float" office:value="2.71114" calcext:value-type="float">
            <text:p>2.71114</text:p>
          </table:table-cell>
          <table:table-cell table:formula="of:=[.B433]*-1" office:value-type="float" office:value="1166.4" calcext:value-type="float">
            <text:p>1166.4</text:p>
          </table:table-cell>
        </table:table-row>
        <table:table-row table:style-name="ro1">
          <table:table-cell office:value-type="float" office:value="-2.71212" calcext:value-type="float">
            <text:p>-2.71212</text:p>
          </table:table-cell>
          <table:table-cell office:value-type="float" office:value="-1169.1" calcext:value-type="float">
            <text:p>-1169.1</text:p>
          </table:table-cell>
          <table:table-cell table:formula="of:=[.A434]*-1" office:value-type="float" office:value="2.71212" calcext:value-type="float">
            <text:p>2.71212</text:p>
          </table:table-cell>
          <table:table-cell table:formula="of:=[.B434]*-1" office:value-type="float" office:value="1169.1" calcext:value-type="float">
            <text:p>1169.1</text:p>
          </table:table-cell>
        </table:table-row>
        <table:table-row table:style-name="ro1">
          <table:table-cell office:value-type="float" office:value="-2.7131" calcext:value-type="float">
            <text:p>-2.7131</text:p>
          </table:table-cell>
          <table:table-cell office:value-type="float" office:value="-1171.8" calcext:value-type="float">
            <text:p>-1171.8</text:p>
          </table:table-cell>
          <table:table-cell table:formula="of:=[.A435]*-1" office:value-type="float" office:value="2.7131" calcext:value-type="float">
            <text:p>2.7131</text:p>
          </table:table-cell>
          <table:table-cell table:formula="of:=[.B435]*-1" office:value-type="float" office:value="1171.8" calcext:value-type="float">
            <text:p>1171.8</text:p>
          </table:table-cell>
        </table:table-row>
        <table:table-row table:style-name="ro1">
          <table:table-cell office:value-type="float" office:value="-2.71408" calcext:value-type="float">
            <text:p>-2.71408</text:p>
          </table:table-cell>
          <table:table-cell office:value-type="float" office:value="-1174.5" calcext:value-type="float">
            <text:p>-1174.5</text:p>
          </table:table-cell>
          <table:table-cell table:formula="of:=[.A436]*-1" office:value-type="float" office:value="2.71408" calcext:value-type="float">
            <text:p>2.71408</text:p>
          </table:table-cell>
          <table:table-cell table:formula="of:=[.B436]*-1" office:value-type="float" office:value="1174.5" calcext:value-type="float">
            <text:p>1174.5</text:p>
          </table:table-cell>
        </table:table-row>
        <table:table-row table:style-name="ro1">
          <table:table-cell office:value-type="float" office:value="-2.71505" calcext:value-type="float">
            <text:p>-2.71505</text:p>
          </table:table-cell>
          <table:table-cell office:value-type="float" office:value="-1177.2" calcext:value-type="float">
            <text:p>-1177.2</text:p>
          </table:table-cell>
          <table:table-cell table:formula="of:=[.A437]*-1" office:value-type="float" office:value="2.71505" calcext:value-type="float">
            <text:p>2.71505</text:p>
          </table:table-cell>
          <table:table-cell table:formula="of:=[.B437]*-1" office:value-type="float" office:value="1177.2" calcext:value-type="float">
            <text:p>1177.2</text:p>
          </table:table-cell>
        </table:table-row>
        <table:table-row table:style-name="ro1">
          <table:table-cell office:value-type="float" office:value="-2.71603" calcext:value-type="float">
            <text:p>-2.71603</text:p>
          </table:table-cell>
          <table:table-cell office:value-type="float" office:value="-1179.9" calcext:value-type="float">
            <text:p>-1179.9</text:p>
          </table:table-cell>
          <table:table-cell table:formula="of:=[.A438]*-1" office:value-type="float" office:value="2.71603" calcext:value-type="float">
            <text:p>2.71603</text:p>
          </table:table-cell>
          <table:table-cell table:formula="of:=[.B438]*-1" office:value-type="float" office:value="1179.9" calcext:value-type="float">
            <text:p>1179.9</text:p>
          </table:table-cell>
        </table:table-row>
        <table:table-row table:style-name="ro1">
          <table:table-cell office:value-type="float" office:value="-2.717" calcext:value-type="float">
            <text:p>-2.717</text:p>
          </table:table-cell>
          <table:table-cell office:value-type="float" office:value="-1182.6" calcext:value-type="float">
            <text:p>-1182.6</text:p>
          </table:table-cell>
          <table:table-cell table:formula="of:=[.A439]*-1" office:value-type="float" office:value="2.717" calcext:value-type="float">
            <text:p>2.717</text:p>
          </table:table-cell>
          <table:table-cell table:formula="of:=[.B439]*-1" office:value-type="float" office:value="1182.6" calcext:value-type="float">
            <text:p>1182.6</text:p>
          </table:table-cell>
        </table:table-row>
        <table:table-row table:style-name="ro1">
          <table:table-cell office:value-type="float" office:value="-2.71798" calcext:value-type="float">
            <text:p>-2.71798</text:p>
          </table:table-cell>
          <table:table-cell office:value-type="float" office:value="-1185.3" calcext:value-type="float">
            <text:p>-1185.3</text:p>
          </table:table-cell>
          <table:table-cell table:formula="of:=[.A440]*-1" office:value-type="float" office:value="2.71798" calcext:value-type="float">
            <text:p>2.71798</text:p>
          </table:table-cell>
          <table:table-cell table:formula="of:=[.B440]*-1" office:value-type="float" office:value="1185.3" calcext:value-type="float">
            <text:p>1185.3</text:p>
          </table:table-cell>
        </table:table-row>
        <table:table-row table:style-name="ro1">
          <table:table-cell office:value-type="float" office:value="-2.71895" calcext:value-type="float">
            <text:p>-2.71895</text:p>
          </table:table-cell>
          <table:table-cell office:value-type="float" office:value="-1188" calcext:value-type="float">
            <text:p>-1188</text:p>
          </table:table-cell>
          <table:table-cell table:formula="of:=[.A441]*-1" office:value-type="float" office:value="2.71895" calcext:value-type="float">
            <text:p>2.71895</text:p>
          </table:table-cell>
          <table:table-cell table:formula="of:=[.B441]*-1"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-2.71992" calcext:value-type="float">
            <text:p>-2.71992</text:p>
          </table:table-cell>
          <table:table-cell office:value-type="float" office:value="-1190.7" calcext:value-type="float">
            <text:p>-1190.7</text:p>
          </table:table-cell>
          <table:table-cell table:formula="of:=[.A442]*-1" office:value-type="float" office:value="2.71992" calcext:value-type="float">
            <text:p>2.71992</text:p>
          </table:table-cell>
          <table:table-cell table:formula="of:=[.B442]*-1" office:value-type="float" office:value="1190.7" calcext:value-type="float">
            <text:p>1190.7</text:p>
          </table:table-cell>
        </table:table-row>
        <table:table-row table:style-name="ro1">
          <table:table-cell office:value-type="float" office:value="-2.72089" calcext:value-type="float">
            <text:p>-2.72089</text:p>
          </table:table-cell>
          <table:table-cell office:value-type="float" office:value="-1193.4" calcext:value-type="float">
            <text:p>-1193.4</text:p>
          </table:table-cell>
          <table:table-cell table:formula="of:=[.A443]*-1" office:value-type="float" office:value="2.72089" calcext:value-type="float">
            <text:p>2.72089</text:p>
          </table:table-cell>
          <table:table-cell table:formula="of:=[.B443]*-1" office:value-type="float" office:value="1193.4" calcext:value-type="float">
            <text:p>1193.4</text:p>
          </table:table-cell>
        </table:table-row>
        <table:table-row table:style-name="ro1">
          <table:table-cell office:value-type="float" office:value="-2.72186" calcext:value-type="float">
            <text:p>-2.72186</text:p>
          </table:table-cell>
          <table:table-cell office:value-type="float" office:value="-1196.1" calcext:value-type="float">
            <text:p>-1196.1</text:p>
          </table:table-cell>
          <table:table-cell table:formula="of:=[.A444]*-1" office:value-type="float" office:value="2.72186" calcext:value-type="float">
            <text:p>2.72186</text:p>
          </table:table-cell>
          <table:table-cell table:formula="of:=[.B444]*-1" office:value-type="float" office:value="1196.1" calcext:value-type="float">
            <text:p>1196.1</text:p>
          </table:table-cell>
        </table:table-row>
        <table:table-row table:style-name="ro1">
          <table:table-cell office:value-type="float" office:value="-2.72282" calcext:value-type="float">
            <text:p>-2.72282</text:p>
          </table:table-cell>
          <table:table-cell office:value-type="float" office:value="-1198.8" calcext:value-type="float">
            <text:p>-1198.8</text:p>
          </table:table-cell>
          <table:table-cell table:formula="of:=[.A445]*-1" office:value-type="float" office:value="2.72282" calcext:value-type="float">
            <text:p>2.72282</text:p>
          </table:table-cell>
          <table:table-cell table:formula="of:=[.B445]*-1" office:value-type="float" office:value="1198.8" calcext:value-type="float">
            <text:p>1198.8</text:p>
          </table:table-cell>
        </table:table-row>
        <table:table-row table:style-name="ro1">
          <table:table-cell office:value-type="float" office:value="-2.72379" calcext:value-type="float">
            <text:p>-2.72379</text:p>
          </table:table-cell>
          <table:table-cell office:value-type="float" office:value="-1201.5" calcext:value-type="float">
            <text:p>-1201.5</text:p>
          </table:table-cell>
          <table:table-cell table:formula="of:=[.A446]*-1" office:value-type="float" office:value="2.72379" calcext:value-type="float">
            <text:p>2.72379</text:p>
          </table:table-cell>
          <table:table-cell table:formula="of:=[.B446]*-1" office:value-type="float" office:value="1201.5" calcext:value-type="float">
            <text:p>1201.5</text:p>
          </table:table-cell>
        </table:table-row>
        <table:table-row table:style-name="ro1">
          <table:table-cell office:value-type="float" office:value="-2.72475" calcext:value-type="float">
            <text:p>-2.72475</text:p>
          </table:table-cell>
          <table:table-cell office:value-type="float" office:value="-1204.2" calcext:value-type="float">
            <text:p>-1204.2</text:p>
          </table:table-cell>
          <table:table-cell table:formula="of:=[.A447]*-1" office:value-type="float" office:value="2.72475" calcext:value-type="float">
            <text:p>2.72475</text:p>
          </table:table-cell>
          <table:table-cell table:formula="of:=[.B447]*-1" office:value-type="float" office:value="1204.2" calcext:value-type="float">
            <text:p>1204.2</text:p>
          </table:table-cell>
        </table:table-row>
        <table:table-row table:style-name="ro1">
          <table:table-cell office:value-type="float" office:value="-2.72572" calcext:value-type="float">
            <text:p>-2.72572</text:p>
          </table:table-cell>
          <table:table-cell office:value-type="float" office:value="-1206.9" calcext:value-type="float">
            <text:p>-1206.9</text:p>
          </table:table-cell>
          <table:table-cell table:formula="of:=[.A448]*-1" office:value-type="float" office:value="2.72572" calcext:value-type="float">
            <text:p>2.72572</text:p>
          </table:table-cell>
          <table:table-cell table:formula="of:=[.B448]*-1" office:value-type="float" office:value="1206.9" calcext:value-type="float">
            <text:p>1206.9</text:p>
          </table:table-cell>
        </table:table-row>
        <table:table-row table:style-name="ro1">
          <table:table-cell office:value-type="float" office:value="-2.72668" calcext:value-type="float">
            <text:p>-2.72668</text:p>
          </table:table-cell>
          <table:table-cell office:value-type="float" office:value="-1209.6" calcext:value-type="float">
            <text:p>-1209.6</text:p>
          </table:table-cell>
          <table:table-cell table:formula="of:=[.A449]*-1" office:value-type="float" office:value="2.72668" calcext:value-type="float">
            <text:p>2.72668</text:p>
          </table:table-cell>
          <table:table-cell table:formula="of:=[.B449]*-1" office:value-type="float" office:value="1209.6" calcext:value-type="float">
            <text:p>1209.6</text:p>
          </table:table-cell>
        </table:table-row>
        <table:table-row table:style-name="ro1">
          <table:table-cell office:value-type="float" office:value="-2.72764" calcext:value-type="float">
            <text:p>-2.72764</text:p>
          </table:table-cell>
          <table:table-cell office:value-type="float" office:value="-1212.3" calcext:value-type="float">
            <text:p>-1212.3</text:p>
          </table:table-cell>
          <table:table-cell table:formula="of:=[.A450]*-1" office:value-type="float" office:value="2.72764" calcext:value-type="float">
            <text:p>2.72764</text:p>
          </table:table-cell>
          <table:table-cell table:formula="of:=[.B450]*-1" office:value-type="float" office:value="1212.3" calcext:value-type="float">
            <text:p>1212.3</text:p>
          </table:table-cell>
        </table:table-row>
        <table:table-row table:style-name="ro1">
          <table:table-cell office:value-type="float" office:value="-2.7286" calcext:value-type="float">
            <text:p>-2.7286</text:p>
          </table:table-cell>
          <table:table-cell office:value-type="float" office:value="-1215" calcext:value-type="float">
            <text:p>-1215</text:p>
          </table:table-cell>
          <table:table-cell table:formula="of:=[.A451]*-1" office:value-type="float" office:value="2.7286" calcext:value-type="float">
            <text:p>2.7286</text:p>
          </table:table-cell>
          <table:table-cell table:formula="of:=[.B451]*-1"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-2.72956" calcext:value-type="float">
            <text:p>-2.72956</text:p>
          </table:table-cell>
          <table:table-cell office:value-type="float" office:value="-1217.7" calcext:value-type="float">
            <text:p>-1217.7</text:p>
          </table:table-cell>
          <table:table-cell table:formula="of:=[.A452]*-1" office:value-type="float" office:value="2.72956" calcext:value-type="float">
            <text:p>2.72956</text:p>
          </table:table-cell>
          <table:table-cell table:formula="of:=[.B452]*-1" office:value-type="float" office:value="1217.7" calcext:value-type="float">
            <text:p>1217.7</text:p>
          </table:table-cell>
        </table:table-row>
        <table:table-row table:style-name="ro1">
          <table:table-cell office:value-type="float" office:value="-2.73051" calcext:value-type="float">
            <text:p>-2.73051</text:p>
          </table:table-cell>
          <table:table-cell office:value-type="float" office:value="-1220.4" calcext:value-type="float">
            <text:p>-1220.4</text:p>
          </table:table-cell>
          <table:table-cell table:formula="of:=[.A453]*-1" office:value-type="float" office:value="2.73051" calcext:value-type="float">
            <text:p>2.73051</text:p>
          </table:table-cell>
          <table:table-cell table:formula="of:=[.B453]*-1" office:value-type="float" office:value="1220.4" calcext:value-type="float">
            <text:p>1220.4</text:p>
          </table:table-cell>
        </table:table-row>
        <table:table-row table:style-name="ro1">
          <table:table-cell office:value-type="float" office:value="-2.73147" calcext:value-type="float">
            <text:p>-2.73147</text:p>
          </table:table-cell>
          <table:table-cell office:value-type="float" office:value="-1223.1" calcext:value-type="float">
            <text:p>-1223.1</text:p>
          </table:table-cell>
          <table:table-cell table:formula="of:=[.A454]*-1" office:value-type="float" office:value="2.73147" calcext:value-type="float">
            <text:p>2.73147</text:p>
          </table:table-cell>
          <table:table-cell table:formula="of:=[.B454]*-1" office:value-type="float" office:value="1223.1" calcext:value-type="float">
            <text:p>1223.1</text:p>
          </table:table-cell>
        </table:table-row>
        <table:table-row table:style-name="ro1">
          <table:table-cell office:value-type="float" office:value="-2.73242" calcext:value-type="float">
            <text:p>-2.73242</text:p>
          </table:table-cell>
          <table:table-cell office:value-type="float" office:value="-1225.8" calcext:value-type="float">
            <text:p>-1225.8</text:p>
          </table:table-cell>
          <table:table-cell table:formula="of:=[.A455]*-1" office:value-type="float" office:value="2.73242" calcext:value-type="float">
            <text:p>2.73242</text:p>
          </table:table-cell>
          <table:table-cell table:formula="of:=[.B455]*-1" office:value-type="float" office:value="1225.8" calcext:value-type="float">
            <text:p>1225.8</text:p>
          </table:table-cell>
        </table:table-row>
        <table:table-row table:style-name="ro1">
          <table:table-cell office:value-type="float" office:value="-2.73338" calcext:value-type="float">
            <text:p>-2.73338</text:p>
          </table:table-cell>
          <table:table-cell office:value-type="float" office:value="-1228.5" calcext:value-type="float">
            <text:p>-1228.5</text:p>
          </table:table-cell>
          <table:table-cell table:formula="of:=[.A456]*-1" office:value-type="float" office:value="2.73338" calcext:value-type="float">
            <text:p>2.73338</text:p>
          </table:table-cell>
          <table:table-cell table:formula="of:=[.B456]*-1" office:value-type="float" office:value="1228.5" calcext:value-type="float">
            <text:p>1228.5</text:p>
          </table:table-cell>
        </table:table-row>
        <table:table-row table:style-name="ro1">
          <table:table-cell office:value-type="float" office:value="-2.73433" calcext:value-type="float">
            <text:p>-2.73433</text:p>
          </table:table-cell>
          <table:table-cell office:value-type="float" office:value="-1231.2" calcext:value-type="float">
            <text:p>-1231.2</text:p>
          </table:table-cell>
          <table:table-cell table:formula="of:=[.A457]*-1" office:value-type="float" office:value="2.73433" calcext:value-type="float">
            <text:p>2.73433</text:p>
          </table:table-cell>
          <table:table-cell table:formula="of:=[.B457]*-1" office:value-type="float" office:value="1231.2" calcext:value-type="float">
            <text:p>1231.2</text:p>
          </table:table-cell>
        </table:table-row>
        <table:table-row table:style-name="ro1">
          <table:table-cell office:value-type="float" office:value="-2.73528" calcext:value-type="float">
            <text:p>-2.73528</text:p>
          </table:table-cell>
          <table:table-cell office:value-type="float" office:value="-1233.9" calcext:value-type="float">
            <text:p>-1233.9</text:p>
          </table:table-cell>
          <table:table-cell table:formula="of:=[.A458]*-1" office:value-type="float" office:value="2.73528" calcext:value-type="float">
            <text:p>2.73528</text:p>
          </table:table-cell>
          <table:table-cell table:formula="of:=[.B458]*-1" office:value-type="float" office:value="1233.9" calcext:value-type="float">
            <text:p>1233.9</text:p>
          </table:table-cell>
        </table:table-row>
        <table:table-row table:style-name="ro1">
          <table:table-cell office:value-type="float" office:value="-2.73623" calcext:value-type="float">
            <text:p>-2.73623</text:p>
          </table:table-cell>
          <table:table-cell office:value-type="float" office:value="-1236.6" calcext:value-type="float">
            <text:p>-1236.6</text:p>
          </table:table-cell>
          <table:table-cell table:formula="of:=[.A459]*-1" office:value-type="float" office:value="2.73623" calcext:value-type="float">
            <text:p>2.73623</text:p>
          </table:table-cell>
          <table:table-cell table:formula="of:=[.B459]*-1" office:value-type="float" office:value="1236.6" calcext:value-type="float">
            <text:p>1236.6</text:p>
          </table:table-cell>
        </table:table-row>
        <table:table-row table:style-name="ro1">
          <table:table-cell office:value-type="float" office:value="-2.73718" calcext:value-type="float">
            <text:p>-2.73718</text:p>
          </table:table-cell>
          <table:table-cell office:value-type="float" office:value="-1239.3" calcext:value-type="float">
            <text:p>-1239.3</text:p>
          </table:table-cell>
          <table:table-cell table:formula="of:=[.A460]*-1" office:value-type="float" office:value="2.73718" calcext:value-type="float">
            <text:p>2.73718</text:p>
          </table:table-cell>
          <table:table-cell table:formula="of:=[.B460]*-1" office:value-type="float" office:value="1239.3" calcext:value-type="float">
            <text:p>1239.3</text:p>
          </table:table-cell>
        </table:table-row>
        <table:table-row table:style-name="ro1">
          <table:table-cell office:value-type="float" office:value="-2.73813" calcext:value-type="float">
            <text:p>-2.73813</text:p>
          </table:table-cell>
          <table:table-cell office:value-type="float" office:value="-1242" calcext:value-type="float">
            <text:p>-1242</text:p>
          </table:table-cell>
          <table:table-cell table:formula="of:=[.A461]*-1" office:value-type="float" office:value="2.73813" calcext:value-type="float">
            <text:p>2.73813</text:p>
          </table:table-cell>
          <table:table-cell table:formula="of:=[.B461]*-1"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-2.73907" calcext:value-type="float">
            <text:p>-2.73907</text:p>
          </table:table-cell>
          <table:table-cell office:value-type="float" office:value="-1244.7" calcext:value-type="float">
            <text:p>-1244.7</text:p>
          </table:table-cell>
          <table:table-cell table:formula="of:=[.A462]*-1" office:value-type="float" office:value="2.73907" calcext:value-type="float">
            <text:p>2.73907</text:p>
          </table:table-cell>
          <table:table-cell table:formula="of:=[.B462]*-1" office:value-type="float" office:value="1244.7" calcext:value-type="float">
            <text:p>1244.7</text:p>
          </table:table-cell>
        </table:table-row>
        <table:table-row table:style-name="ro1">
          <table:table-cell office:value-type="float" office:value="-2.74002" calcext:value-type="float">
            <text:p>-2.74002</text:p>
          </table:table-cell>
          <table:table-cell office:value-type="float" office:value="-1247.4" calcext:value-type="float">
            <text:p>-1247.4</text:p>
          </table:table-cell>
          <table:table-cell table:formula="of:=[.A463]*-1" office:value-type="float" office:value="2.74002" calcext:value-type="float">
            <text:p>2.74002</text:p>
          </table:table-cell>
          <table:table-cell table:formula="of:=[.B463]*-1" office:value-type="float" office:value="1247.4" calcext:value-type="float">
            <text:p>1247.4</text:p>
          </table:table-cell>
        </table:table-row>
        <table:table-row table:style-name="ro1">
          <table:table-cell office:value-type="float" office:value="-2.74096" calcext:value-type="float">
            <text:p>-2.74096</text:p>
          </table:table-cell>
          <table:table-cell office:value-type="float" office:value="-1250.1" calcext:value-type="float">
            <text:p>-1250.1</text:p>
          </table:table-cell>
          <table:table-cell table:formula="of:=[.A464]*-1" office:value-type="float" office:value="2.74096" calcext:value-type="float">
            <text:p>2.74096</text:p>
          </table:table-cell>
          <table:table-cell table:formula="of:=[.B464]*-1" office:value-type="float" office:value="1250.1" calcext:value-type="float">
            <text:p>1250.1</text:p>
          </table:table-cell>
        </table:table-row>
        <table:table-row table:style-name="ro1">
          <table:table-cell office:value-type="float" office:value="-2.74191" calcext:value-type="float">
            <text:p>-2.74191</text:p>
          </table:table-cell>
          <table:table-cell office:value-type="float" office:value="-1252.8" calcext:value-type="float">
            <text:p>-1252.8</text:p>
          </table:table-cell>
          <table:table-cell table:formula="of:=[.A465]*-1" office:value-type="float" office:value="2.74191" calcext:value-type="float">
            <text:p>2.74191</text:p>
          </table:table-cell>
          <table:table-cell table:formula="of:=[.B465]*-1" office:value-type="float" office:value="1252.8" calcext:value-type="float">
            <text:p>1252.8</text:p>
          </table:table-cell>
        </table:table-row>
        <table:table-row table:style-name="ro1">
          <table:table-cell office:value-type="float" office:value="-2.74285" calcext:value-type="float">
            <text:p>-2.74285</text:p>
          </table:table-cell>
          <table:table-cell office:value-type="float" office:value="-1255.5" calcext:value-type="float">
            <text:p>-1255.5</text:p>
          </table:table-cell>
          <table:table-cell table:formula="of:=[.A466]*-1" office:value-type="float" office:value="2.74285" calcext:value-type="float">
            <text:p>2.74285</text:p>
          </table:table-cell>
          <table:table-cell table:formula="of:=[.B466]*-1" office:value-type="float" office:value="1255.5" calcext:value-type="float">
            <text:p>1255.5</text:p>
          </table:table-cell>
        </table:table-row>
        <table:table-row table:style-name="ro1">
          <table:table-cell office:value-type="float" office:value="-2.74379" calcext:value-type="float">
            <text:p>-2.74379</text:p>
          </table:table-cell>
          <table:table-cell office:value-type="float" office:value="-1258.2" calcext:value-type="float">
            <text:p>-1258.2</text:p>
          </table:table-cell>
          <table:table-cell table:formula="of:=[.A467]*-1" office:value-type="float" office:value="2.74379" calcext:value-type="float">
            <text:p>2.74379</text:p>
          </table:table-cell>
          <table:table-cell table:formula="of:=[.B467]*-1" office:value-type="float" office:value="1258.2" calcext:value-type="float">
            <text:p>1258.2</text:p>
          </table:table-cell>
        </table:table-row>
        <table:table-row table:style-name="ro1">
          <table:table-cell office:value-type="float" office:value="-2.74473" calcext:value-type="float">
            <text:p>-2.74473</text:p>
          </table:table-cell>
          <table:table-cell office:value-type="float" office:value="-1260.9" calcext:value-type="float">
            <text:p>-1260.9</text:p>
          </table:table-cell>
          <table:table-cell table:formula="of:=[.A468]*-1" office:value-type="float" office:value="2.74473" calcext:value-type="float">
            <text:p>2.74473</text:p>
          </table:table-cell>
          <table:table-cell table:formula="of:=[.B468]*-1" office:value-type="float" office:value="1260.9" calcext:value-type="float">
            <text:p>1260.9</text:p>
          </table:table-cell>
        </table:table-row>
        <table:table-row table:style-name="ro1">
          <table:table-cell office:value-type="float" office:value="-2.74567" calcext:value-type="float">
            <text:p>-2.74567</text:p>
          </table:table-cell>
          <table:table-cell office:value-type="float" office:value="-1263.6" calcext:value-type="float">
            <text:p>-1263.6</text:p>
          </table:table-cell>
          <table:table-cell table:formula="of:=[.A469]*-1" office:value-type="float" office:value="2.74567" calcext:value-type="float">
            <text:p>2.74567</text:p>
          </table:table-cell>
          <table:table-cell table:formula="of:=[.B469]*-1" office:value-type="float" office:value="1263.6" calcext:value-type="float">
            <text:p>1263.6</text:p>
          </table:table-cell>
        </table:table-row>
        <table:table-row table:style-name="ro1">
          <table:table-cell office:value-type="float" office:value="-2.7466" calcext:value-type="float">
            <text:p>-2.7466</text:p>
          </table:table-cell>
          <table:table-cell office:value-type="float" office:value="-1266.3" calcext:value-type="float">
            <text:p>-1266.3</text:p>
          </table:table-cell>
          <table:table-cell table:formula="of:=[.A470]*-1" office:value-type="float" office:value="2.7466" calcext:value-type="float">
            <text:p>2.7466</text:p>
          </table:table-cell>
          <table:table-cell table:formula="of:=[.B470]*-1" office:value-type="float" office:value="1266.3" calcext:value-type="float">
            <text:p>1266.3</text:p>
          </table:table-cell>
        </table:table-row>
        <table:table-row table:style-name="ro1">
          <table:table-cell office:value-type="float" office:value="-2.74754" calcext:value-type="float">
            <text:p>-2.74754</text:p>
          </table:table-cell>
          <table:table-cell office:value-type="float" office:value="-1269" calcext:value-type="float">
            <text:p>-1269</text:p>
          </table:table-cell>
          <table:table-cell table:formula="of:=[.A471]*-1" office:value-type="float" office:value="2.74754" calcext:value-type="float">
            <text:p>2.74754</text:p>
          </table:table-cell>
          <table:table-cell table:formula="of:=[.B471]*-1"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-2.74848" calcext:value-type="float">
            <text:p>-2.74848</text:p>
          </table:table-cell>
          <table:table-cell office:value-type="float" office:value="-1271.7" calcext:value-type="float">
            <text:p>-1271.7</text:p>
          </table:table-cell>
          <table:table-cell table:formula="of:=[.A472]*-1" office:value-type="float" office:value="2.74848" calcext:value-type="float">
            <text:p>2.74848</text:p>
          </table:table-cell>
          <table:table-cell table:formula="of:=[.B472]*-1" office:value-type="float" office:value="1271.7" calcext:value-type="float">
            <text:p>1271.7</text:p>
          </table:table-cell>
        </table:table-row>
        <table:table-row table:style-name="ro1">
          <table:table-cell office:value-type="float" office:value="-2.74941" calcext:value-type="float">
            <text:p>-2.74941</text:p>
          </table:table-cell>
          <table:table-cell office:value-type="float" office:value="-1274.4" calcext:value-type="float">
            <text:p>-1274.4</text:p>
          </table:table-cell>
          <table:table-cell table:formula="of:=[.A473]*-1" office:value-type="float" office:value="2.74941" calcext:value-type="float">
            <text:p>2.74941</text:p>
          </table:table-cell>
          <table:table-cell table:formula="of:=[.B473]*-1" office:value-type="float" office:value="1274.4" calcext:value-type="float">
            <text:p>1274.4</text:p>
          </table:table-cell>
        </table:table-row>
        <table:table-row table:style-name="ro1">
          <table:table-cell office:value-type="float" office:value="-2.75034" calcext:value-type="float">
            <text:p>-2.75034</text:p>
          </table:table-cell>
          <table:table-cell office:value-type="float" office:value="-1277.1" calcext:value-type="float">
            <text:p>-1277.1</text:p>
          </table:table-cell>
          <table:table-cell table:formula="of:=[.A474]*-1" office:value-type="float" office:value="2.75034" calcext:value-type="float">
            <text:p>2.75034</text:p>
          </table:table-cell>
          <table:table-cell table:formula="of:=[.B474]*-1" office:value-type="float" office:value="1277.1" calcext:value-type="float">
            <text:p>1277.1</text:p>
          </table:table-cell>
        </table:table-row>
        <table:table-row table:style-name="ro1">
          <table:table-cell office:value-type="float" office:value="-2.75127" calcext:value-type="float">
            <text:p>-2.75127</text:p>
          </table:table-cell>
          <table:table-cell office:value-type="float" office:value="-1279.8" calcext:value-type="float">
            <text:p>-1279.8</text:p>
          </table:table-cell>
          <table:table-cell table:formula="of:=[.A475]*-1" office:value-type="float" office:value="2.75127" calcext:value-type="float">
            <text:p>2.75127</text:p>
          </table:table-cell>
          <table:table-cell table:formula="of:=[.B475]*-1" office:value-type="float" office:value="1279.8" calcext:value-type="float">
            <text:p>1279.8</text:p>
          </table:table-cell>
        </table:table-row>
        <table:table-row table:style-name="ro1">
          <table:table-cell office:value-type="float" office:value="-2.75221" calcext:value-type="float">
            <text:p>-2.75221</text:p>
          </table:table-cell>
          <table:table-cell office:value-type="float" office:value="-1282.5" calcext:value-type="float">
            <text:p>-1282.5</text:p>
          </table:table-cell>
          <table:table-cell table:formula="of:=[.A476]*-1" office:value-type="float" office:value="2.75221" calcext:value-type="float">
            <text:p>2.75221</text:p>
          </table:table-cell>
          <table:table-cell table:formula="of:=[.B476]*-1" office:value-type="float" office:value="1282.5" calcext:value-type="float">
            <text:p>1282.5</text:p>
          </table:table-cell>
        </table:table-row>
        <table:table-row table:style-name="ro1">
          <table:table-cell office:value-type="float" office:value="-2.75314" calcext:value-type="float">
            <text:p>-2.75314</text:p>
          </table:table-cell>
          <table:table-cell office:value-type="float" office:value="-1285.2" calcext:value-type="float">
            <text:p>-1285.2</text:p>
          </table:table-cell>
          <table:table-cell table:formula="of:=[.A477]*-1" office:value-type="float" office:value="2.75314" calcext:value-type="float">
            <text:p>2.75314</text:p>
          </table:table-cell>
          <table:table-cell table:formula="of:=[.B477]*-1" office:value-type="float" office:value="1285.2" calcext:value-type="float">
            <text:p>1285.2</text:p>
          </table:table-cell>
        </table:table-row>
        <table:table-row table:style-name="ro1">
          <table:table-cell office:value-type="float" office:value="-2.75406" calcext:value-type="float">
            <text:p>-2.75406</text:p>
          </table:table-cell>
          <table:table-cell office:value-type="float" office:value="-1287.9" calcext:value-type="float">
            <text:p>-1287.9</text:p>
          </table:table-cell>
          <table:table-cell table:formula="of:=[.A478]*-1" office:value-type="float" office:value="2.75406" calcext:value-type="float">
            <text:p>2.75406</text:p>
          </table:table-cell>
          <table:table-cell table:formula="of:=[.B478]*-1" office:value-type="float" office:value="1287.9" calcext:value-type="float">
            <text:p>1287.9</text:p>
          </table:table-cell>
        </table:table-row>
        <table:table-row table:style-name="ro1">
          <table:table-cell office:value-type="float" office:value="-2.75499" calcext:value-type="float">
            <text:p>-2.75499</text:p>
          </table:table-cell>
          <table:table-cell office:value-type="float" office:value="-1290.6" calcext:value-type="float">
            <text:p>-1290.6</text:p>
          </table:table-cell>
          <table:table-cell table:formula="of:=[.A479]*-1" office:value-type="float" office:value="2.75499" calcext:value-type="float">
            <text:p>2.75499</text:p>
          </table:table-cell>
          <table:table-cell table:formula="of:=[.B479]*-1" office:value-type="float" office:value="1290.6" calcext:value-type="float">
            <text:p>1290.6</text:p>
          </table:table-cell>
        </table:table-row>
        <table:table-row table:style-name="ro1">
          <table:table-cell office:value-type="float" office:value="-2.75592" calcext:value-type="float">
            <text:p>-2.75592</text:p>
          </table:table-cell>
          <table:table-cell office:value-type="float" office:value="-1293.3" calcext:value-type="float">
            <text:p>-1293.3</text:p>
          </table:table-cell>
          <table:table-cell table:formula="of:=[.A480]*-1" office:value-type="float" office:value="2.75592" calcext:value-type="float">
            <text:p>2.75592</text:p>
          </table:table-cell>
          <table:table-cell table:formula="of:=[.B480]*-1" office:value-type="float" office:value="1293.3" calcext:value-type="float">
            <text:p>1293.3</text:p>
          </table:table-cell>
        </table:table-row>
        <table:table-row table:style-name="ro1">
          <table:table-cell office:value-type="float" office:value="-2.75684" calcext:value-type="float">
            <text:p>-2.75684</text:p>
          </table:table-cell>
          <table:table-cell office:value-type="float" office:value="-1296" calcext:value-type="float">
            <text:p>-1296</text:p>
          </table:table-cell>
          <table:table-cell table:formula="of:=[.A481]*-1" office:value-type="float" office:value="2.75684" calcext:value-type="float">
            <text:p>2.75684</text:p>
          </table:table-cell>
          <table:table-cell table:formula="of:=[.B481]*-1"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-2.75777" calcext:value-type="float">
            <text:p>-2.75777</text:p>
          </table:table-cell>
          <table:table-cell office:value-type="float" office:value="-1298.7" calcext:value-type="float">
            <text:p>-1298.7</text:p>
          </table:table-cell>
          <table:table-cell table:formula="of:=[.A482]*-1" office:value-type="float" office:value="2.75777" calcext:value-type="float">
            <text:p>2.75777</text:p>
          </table:table-cell>
          <table:table-cell table:formula="of:=[.B482]*-1" office:value-type="float" office:value="1298.7" calcext:value-type="float">
            <text:p>1298.7</text:p>
          </table:table-cell>
        </table:table-row>
        <table:table-row table:style-name="ro1">
          <table:table-cell office:value-type="float" office:value="-2.75869" calcext:value-type="float">
            <text:p>-2.75869</text:p>
          </table:table-cell>
          <table:table-cell office:value-type="float" office:value="-1301.4" calcext:value-type="float">
            <text:p>-1301.4</text:p>
          </table:table-cell>
          <table:table-cell table:formula="of:=[.A483]*-1" office:value-type="float" office:value="2.75869" calcext:value-type="float">
            <text:p>2.75869</text:p>
          </table:table-cell>
          <table:table-cell table:formula="of:=[.B483]*-1" office:value-type="float" office:value="1301.4" calcext:value-type="float">
            <text:p>1301.4</text:p>
          </table:table-cell>
        </table:table-row>
        <table:table-row table:style-name="ro1">
          <table:table-cell office:value-type="float" office:value="-2.75961" calcext:value-type="float">
            <text:p>-2.75961</text:p>
          </table:table-cell>
          <table:table-cell office:value-type="float" office:value="-1304.1" calcext:value-type="float">
            <text:p>-1304.1</text:p>
          </table:table-cell>
          <table:table-cell table:formula="of:=[.A484]*-1" office:value-type="float" office:value="2.75961" calcext:value-type="float">
            <text:p>2.75961</text:p>
          </table:table-cell>
          <table:table-cell table:formula="of:=[.B484]*-1" office:value-type="float" office:value="1304.1" calcext:value-type="float">
            <text:p>1304.1</text:p>
          </table:table-cell>
        </table:table-row>
        <table:table-row table:style-name="ro1">
          <table:table-cell office:value-type="float" office:value="-2.76053" calcext:value-type="float">
            <text:p>-2.76053</text:p>
          </table:table-cell>
          <table:table-cell office:value-type="float" office:value="-1306.8" calcext:value-type="float">
            <text:p>-1306.8</text:p>
          </table:table-cell>
          <table:table-cell table:formula="of:=[.A485]*-1" office:value-type="float" office:value="2.76053" calcext:value-type="float">
            <text:p>2.76053</text:p>
          </table:table-cell>
          <table:table-cell table:formula="of:=[.B485]*-1" office:value-type="float" office:value="1306.8" calcext:value-type="float">
            <text:p>1306.8</text:p>
          </table:table-cell>
        </table:table-row>
        <table:table-row table:style-name="ro1">
          <table:table-cell office:value-type="float" office:value="-2.76145" calcext:value-type="float">
            <text:p>-2.76145</text:p>
          </table:table-cell>
          <table:table-cell office:value-type="float" office:value="-1309.5" calcext:value-type="float">
            <text:p>-1309.5</text:p>
          </table:table-cell>
          <table:table-cell table:formula="of:=[.A486]*-1" office:value-type="float" office:value="2.76145" calcext:value-type="float">
            <text:p>2.76145</text:p>
          </table:table-cell>
          <table:table-cell table:formula="of:=[.B486]*-1" office:value-type="float" office:value="1309.5" calcext:value-type="float">
            <text:p>1309.5</text:p>
          </table:table-cell>
        </table:table-row>
        <table:table-row table:style-name="ro1">
          <table:table-cell office:value-type="float" office:value="-2.76237" calcext:value-type="float">
            <text:p>-2.76237</text:p>
          </table:table-cell>
          <table:table-cell office:value-type="float" office:value="-1312.2" calcext:value-type="float">
            <text:p>-1312.2</text:p>
          </table:table-cell>
          <table:table-cell table:formula="of:=[.A487]*-1" office:value-type="float" office:value="2.76237" calcext:value-type="float">
            <text:p>2.76237</text:p>
          </table:table-cell>
          <table:table-cell table:formula="of:=[.B487]*-1" office:value-type="float" office:value="1312.2" calcext:value-type="float">
            <text:p>1312.2</text:p>
          </table:table-cell>
        </table:table-row>
        <table:table-row table:style-name="ro1">
          <table:table-cell office:value-type="float" office:value="-2.76329" calcext:value-type="float">
            <text:p>-2.76329</text:p>
          </table:table-cell>
          <table:table-cell office:value-type="float" office:value="-1314.9" calcext:value-type="float">
            <text:p>-1314.9</text:p>
          </table:table-cell>
          <table:table-cell table:formula="of:=[.A488]*-1" office:value-type="float" office:value="2.76329" calcext:value-type="float">
            <text:p>2.76329</text:p>
          </table:table-cell>
          <table:table-cell table:formula="of:=[.B488]*-1" office:value-type="float" office:value="1314.9" calcext:value-type="float">
            <text:p>1314.9</text:p>
          </table:table-cell>
        </table:table-row>
        <table:table-row table:style-name="ro1">
          <table:table-cell office:value-type="float" office:value="-2.7642" calcext:value-type="float">
            <text:p>-2.7642</text:p>
          </table:table-cell>
          <table:table-cell office:value-type="float" office:value="-1317.6" calcext:value-type="float">
            <text:p>-1317.6</text:p>
          </table:table-cell>
          <table:table-cell table:formula="of:=[.A489]*-1" office:value-type="float" office:value="2.7642" calcext:value-type="float">
            <text:p>2.7642</text:p>
          </table:table-cell>
          <table:table-cell table:formula="of:=[.B489]*-1" office:value-type="float" office:value="1317.6" calcext:value-type="float">
            <text:p>1317.6</text:p>
          </table:table-cell>
        </table:table-row>
        <table:table-row table:style-name="ro1">
          <table:table-cell office:value-type="float" office:value="-2.76512" calcext:value-type="float">
            <text:p>-2.76512</text:p>
          </table:table-cell>
          <table:table-cell office:value-type="float" office:value="-1320.3" calcext:value-type="float">
            <text:p>-1320.3</text:p>
          </table:table-cell>
          <table:table-cell table:formula="of:=[.A490]*-1" office:value-type="float" office:value="2.76512" calcext:value-type="float">
            <text:p>2.76512</text:p>
          </table:table-cell>
          <table:table-cell table:formula="of:=[.B490]*-1" office:value-type="float" office:value="1320.3" calcext:value-type="float">
            <text:p>1320.3</text:p>
          </table:table-cell>
        </table:table-row>
        <table:table-row table:style-name="ro1">
          <table:table-cell office:value-type="float" office:value="-2.76603" calcext:value-type="float">
            <text:p>-2.76603</text:p>
          </table:table-cell>
          <table:table-cell office:value-type="float" office:value="-1323" calcext:value-type="float">
            <text:p>-1323</text:p>
          </table:table-cell>
          <table:table-cell table:formula="of:=[.A491]*-1" office:value-type="float" office:value="2.76603" calcext:value-type="float">
            <text:p>2.76603</text:p>
          </table:table-cell>
          <table:table-cell table:formula="of:=[.B491]*-1"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-2.76695" calcext:value-type="float">
            <text:p>-2.76695</text:p>
          </table:table-cell>
          <table:table-cell office:value-type="float" office:value="-1325.7" calcext:value-type="float">
            <text:p>-1325.7</text:p>
          </table:table-cell>
          <table:table-cell table:formula="of:=[.A492]*-1" office:value-type="float" office:value="2.76695" calcext:value-type="float">
            <text:p>2.76695</text:p>
          </table:table-cell>
          <table:table-cell table:formula="of:=[.B492]*-1" office:value-type="float" office:value="1325.7" calcext:value-type="float">
            <text:p>1325.7</text:p>
          </table:table-cell>
        </table:table-row>
        <table:table-row table:style-name="ro1">
          <table:table-cell office:value-type="float" office:value="-2.76786" calcext:value-type="float">
            <text:p>-2.76786</text:p>
          </table:table-cell>
          <table:table-cell office:value-type="float" office:value="-1328.4" calcext:value-type="float">
            <text:p>-1328.4</text:p>
          </table:table-cell>
          <table:table-cell table:formula="of:=[.A493]*-1" office:value-type="float" office:value="2.76786" calcext:value-type="float">
            <text:p>2.76786</text:p>
          </table:table-cell>
          <table:table-cell table:formula="of:=[.B493]*-1" office:value-type="float" office:value="1328.4" calcext:value-type="float">
            <text:p>1328.4</text:p>
          </table:table-cell>
        </table:table-row>
        <table:table-row table:style-name="ro1">
          <table:table-cell office:value-type="float" office:value="-2.76877" calcext:value-type="float">
            <text:p>-2.76877</text:p>
          </table:table-cell>
          <table:table-cell office:value-type="float" office:value="-1331.1" calcext:value-type="float">
            <text:p>-1331.1</text:p>
          </table:table-cell>
          <table:table-cell table:formula="of:=[.A494]*-1" office:value-type="float" office:value="2.76877" calcext:value-type="float">
            <text:p>2.76877</text:p>
          </table:table-cell>
          <table:table-cell table:formula="of:=[.B494]*-1" office:value-type="float" office:value="1331.1" calcext:value-type="float">
            <text:p>1331.1</text:p>
          </table:table-cell>
        </table:table-row>
        <table:table-row table:style-name="ro1">
          <table:table-cell office:value-type="float" office:value="-2.76968" calcext:value-type="float">
            <text:p>-2.76968</text:p>
          </table:table-cell>
          <table:table-cell office:value-type="float" office:value="-1333.8" calcext:value-type="float">
            <text:p>-1333.8</text:p>
          </table:table-cell>
          <table:table-cell table:formula="of:=[.A495]*-1" office:value-type="float" office:value="2.76968" calcext:value-type="float">
            <text:p>2.76968</text:p>
          </table:table-cell>
          <table:table-cell table:formula="of:=[.B495]*-1" office:value-type="float" office:value="1333.8" calcext:value-type="float">
            <text:p>1333.8</text:p>
          </table:table-cell>
        </table:table-row>
        <table:table-row table:style-name="ro1">
          <table:table-cell office:value-type="float" office:value="-2.77059" calcext:value-type="float">
            <text:p>-2.77059</text:p>
          </table:table-cell>
          <table:table-cell office:value-type="float" office:value="-1336.5" calcext:value-type="float">
            <text:p>-1336.5</text:p>
          </table:table-cell>
          <table:table-cell table:formula="of:=[.A496]*-1" office:value-type="float" office:value="2.77059" calcext:value-type="float">
            <text:p>2.77059</text:p>
          </table:table-cell>
          <table:table-cell table:formula="of:=[.B496]*-1" office:value-type="float" office:value="1336.5" calcext:value-type="float">
            <text:p>1336.5</text:p>
          </table:table-cell>
        </table:table-row>
        <table:table-row table:style-name="ro1">
          <table:table-cell office:value-type="float" office:value="-2.7715" calcext:value-type="float">
            <text:p>-2.7715</text:p>
          </table:table-cell>
          <table:table-cell office:value-type="float" office:value="-1339.2" calcext:value-type="float">
            <text:p>-1339.2</text:p>
          </table:table-cell>
          <table:table-cell table:formula="of:=[.A497]*-1" office:value-type="float" office:value="2.7715" calcext:value-type="float">
            <text:p>2.7715</text:p>
          </table:table-cell>
          <table:table-cell table:formula="of:=[.B497]*-1" office:value-type="float" office:value="1339.2" calcext:value-type="float">
            <text:p>1339.2</text:p>
          </table:table-cell>
        </table:table-row>
        <table:table-row table:style-name="ro1">
          <table:table-cell office:value-type="float" office:value="-2.77241" calcext:value-type="float">
            <text:p>-2.77241</text:p>
          </table:table-cell>
          <table:table-cell office:value-type="float" office:value="-1341.9" calcext:value-type="float">
            <text:p>-1341.9</text:p>
          </table:table-cell>
          <table:table-cell table:formula="of:=[.A498]*-1" office:value-type="float" office:value="2.77241" calcext:value-type="float">
            <text:p>2.77241</text:p>
          </table:table-cell>
          <table:table-cell table:formula="of:=[.B498]*-1" office:value-type="float" office:value="1341.9" calcext:value-type="float">
            <text:p>1341.9</text:p>
          </table:table-cell>
        </table:table-row>
        <table:table-row table:style-name="ro1">
          <table:table-cell office:value-type="float" office:value="-2.77331" calcext:value-type="float">
            <text:p>-2.77331</text:p>
          </table:table-cell>
          <table:table-cell office:value-type="float" office:value="-1344.6" calcext:value-type="float">
            <text:p>-1344.6</text:p>
          </table:table-cell>
          <table:table-cell table:formula="of:=[.A499]*-1" office:value-type="float" office:value="2.77331" calcext:value-type="float">
            <text:p>2.77331</text:p>
          </table:table-cell>
          <table:table-cell table:formula="of:=[.B499]*-1" office:value-type="float" office:value="1344.6" calcext:value-type="float">
            <text:p>1344.6</text:p>
          </table:table-cell>
        </table:table-row>
        <table:table-row table:style-name="ro1">
          <table:table-cell office:value-type="float" office:value="-2.77422" calcext:value-type="float">
            <text:p>-2.77422</text:p>
          </table:table-cell>
          <table:table-cell office:value-type="float" office:value="-1347.3" calcext:value-type="float">
            <text:p>-1347.3</text:p>
          </table:table-cell>
          <table:table-cell table:formula="of:=[.A500]*-1" office:value-type="float" office:value="2.77422" calcext:value-type="float">
            <text:p>2.77422</text:p>
          </table:table-cell>
          <table:table-cell table:formula="of:=[.B500]*-1" office:value-type="float" office:value="1347.3" calcext:value-type="float">
            <text:p>1347.3</text:p>
          </table:table-cell>
        </table:table-row>
        <table:table-row table:style-name="ro1">
          <table:table-cell office:value-type="float" office:value="-2.77512" calcext:value-type="float">
            <text:p>-2.77512</text:p>
          </table:table-cell>
          <table:table-cell office:value-type="float" office:value="-1350" calcext:value-type="float">
            <text:p>-1350</text:p>
          </table:table-cell>
          <table:table-cell table:formula="of:=[.A501]*-1" office:value-type="float" office:value="2.77512" calcext:value-type="float">
            <text:p>2.77512</text:p>
          </table:table-cell>
          <table:table-cell table:formula="of:=[.B501]*-1" office:value-type="float" office:value="1350" calcext:value-type="float">
            <text:p>13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 style:data-style-name="N2" text:time-value="11:24:52.848186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00:38:37.792957363</meta:creation-date>
    <dc:date>2019-09-14T13:11:40.824850901</dc:date>
    <meta:editing-duration>PT1H50M54S</meta:editing-duration>
    <meta:editing-cycles>2</meta:editing-cycles>
    <meta:generator>LibreOffice/6.0.7.3$Linux_X86_64 LibreOffice_project/00m0$Build-3</meta:generator>
    <meta:document-statistic meta:table-count="1" meta:cell-count="2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350" chart:origin="0" chart:interval-major="1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C1:Sheet1.D501" svg:x="0.32cm" svg:y="0.18cm" svg:width="13.097cm" svg:height="8.64cm">
          <chartooo:coordinate-region svg:x="1.127cm" svg:y="0.379cm" svg:width="12.011cm" svg:height="7.79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D1:Sheet1.D501" chart:class="chart:scatter">
            <chart:domain table:cell-range-address="Sheet1.C1:Sheet1.C501"/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Sheet1.C1:Sheet1.C501</svg:desc>
                </draw:g>
              </table:table-cell>
              <table:table-cell office:value-type="float" office:value="0">
                <text:p>0</text:p>
                <draw:g>
                  <svg:desc>Sheet1.D1:Sheet1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84047">
                <text:p>0.0038404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72606">
                <text:p>0.0077260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16582">
                <text:p>0.011658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6384">
                <text:p>0.015638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6683">
                <text:p>0.019668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7496">
                <text:p>0.0237496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78841">
                <text:p>0.0278841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0736">
                <text:p>0.0320736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3202">
                <text:p>0.0363202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6259">
                <text:p>0.040625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49932">
                <text:p>0.0449932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4243">
                <text:p>0.0494243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39219">
                <text:p>0.0539219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84886">
                <text:p>0.0584886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31275">
                <text:p>0.063127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78416">
                <text:p>0.0678416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26344">
                <text:p>0.0726344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75095">
                <text:p>0.0775095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24709">
                <text:p>0.0824709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226">
                <text:p>0.08752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26694">
                <text:p>0.0926694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79163">
                <text:p>0.0979163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3269">
                <text:p>0.103269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8732">
                <text:p>0.108732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4314">
                <text:p>0.114314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0021">
                <text:p>0.120021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5861">
                <text:p>0.125861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1842">
                <text:p>0.131842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7975">
                <text:p>0.137975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4271">
                <text:p>0.1442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0742">
                <text:p>0.150742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7401">
                <text:p>0.157401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4265">
                <text:p>0.164265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1351">
                <text:p>0.171351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8681">
                <text:p>0.178681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628">
                <text:p>0.18628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4176">
                <text:p>0.19417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2403">
                <text:p>0.202403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11003">
                <text:p>0.211003</text:p>
              </table:table-cell>
              <table:table-cell office:value-type="float" office:value="105.3">
                <text:p>105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20027">
                <text:p>0.22002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29538">
                <text:p>0.229538</text:p>
              </table:table-cell>
              <table:table-cell office:value-type="float" office:value="110.7">
                <text:p>11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39618">
                <text:p>0.239618</text:p>
              </table:table-cell>
              <table:table-cell office:value-type="float" office:value="113.4">
                <text:p>113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0372">
                <text:p>0.250372</text:p>
              </table:table-cell>
              <table:table-cell office:value-type="float" office:value="116.1">
                <text:p>116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1944">
                <text:p>0.261944</text:p>
              </table:table-cell>
              <table:table-cell office:value-type="float" office:value="118.8">
                <text:p>118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4536">
                <text:p>0.274536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88452">
                <text:p>0.288452</text:p>
              </table:table-cell>
              <table:table-cell office:value-type="float" office:value="124.2">
                <text:p>124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04179">
                <text:p>0.304179</text:p>
              </table:table-cell>
              <table:table-cell office:value-type="float" office:value="126.9">
                <text:p>126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2609">
                <text:p>0.322609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45743">
                <text:p>0.345743</text:p>
              </table:table-cell>
              <table:table-cell office:value-type="float" office:value="132.3">
                <text:p>132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1096">
                <text:p>0.38109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5625">
                <text:p>2.15625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5875">
                <text:p>2.15875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6127">
                <text:p>2.16127</text:p>
              </table:table-cell>
              <table:table-cell office:value-type="float" office:value="143.1">
                <text:p>143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6377">
                <text:p>2.16377</text:p>
              </table:table-cell>
              <table:table-cell office:value-type="float" office:value="145.8">
                <text:p>145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6625">
                <text:p>2.16625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6873">
                <text:p>2.16873</text:p>
              </table:table-cell>
              <table:table-cell office:value-type="float" office:value="151.2">
                <text:p>151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7118">
                <text:p>2.17118</text:p>
              </table:table-cell>
              <table:table-cell office:value-type="float" office:value="153.9">
                <text:p>153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17363">
                <text:p>2.17363</text:p>
              </table:table-cell>
              <table:table-cell office:value-type="float" office:value="156.6">
                <text:p>156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7606">
                <text:p>2.17606</text:p>
              </table:table-cell>
              <table:table-cell office:value-type="float" office:value="159.3">
                <text:p>159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17848">
                <text:p>2.1784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8088">
                <text:p>2.18088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8328">
                <text:p>2.18328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8566">
                <text:p>2.18566</text:p>
              </table:table-cell>
              <table:table-cell office:value-type="float" office:value="170.1">
                <text:p>170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8802">
                <text:p>2.18802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9038">
                <text:p>2.19038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9272">
                <text:p>2.19272</text:p>
              </table:table-cell>
              <table:table-cell office:value-type="float" office:value="178.2">
                <text:p>178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9505">
                <text:p>2.19505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9737">
                <text:p>2.19737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19968">
                <text:p>2.19968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0198">
                <text:p>2.2019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0426">
                <text:p>2.20426</text:p>
              </table:table-cell>
              <table:table-cell office:value-type="float" office:value="191.7">
                <text:p>191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0653">
                <text:p>2.20653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088">
                <text:p>2.2088</text:p>
              </table:table-cell>
              <table:table-cell office:value-type="float" office:value="197.1">
                <text:p>197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21105">
                <text:p>2.21105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21329">
                <text:p>2.21329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21552">
                <text:p>2.21552</text:p>
              </table:table-cell>
              <table:table-cell office:value-type="float" office:value="205.2">
                <text:p>205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21774">
                <text:p>2.21774</text:p>
              </table:table-cell>
              <table:table-cell office:value-type="float" office:value="207.9">
                <text:p>207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21995">
                <text:p>2.21995</text:p>
              </table:table-cell>
              <table:table-cell office:value-type="float" office:value="210.6">
                <text:p>210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22215">
                <text:p>2.22215</text:p>
              </table:table-cell>
              <table:table-cell office:value-type="float" office:value="213.3">
                <text:p>213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22434">
                <text:p>2.2243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2651">
                <text:p>2.22651</text:p>
              </table:table-cell>
              <table:table-cell office:value-type="float" office:value="218.7">
                <text:p>218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2868">
                <text:p>2.22868</text:p>
              </table:table-cell>
              <table:table-cell office:value-type="float" office:value="221.4">
                <text:p>221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23084">
                <text:p>2.23084</text:p>
              </table:table-cell>
              <table:table-cell office:value-type="float" office:value="224.1">
                <text:p>224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3299">
                <text:p>2.23299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23513">
                <text:p>2.23513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3726">
                <text:p>2.23726</text:p>
              </table:table-cell>
              <table:table-cell office:value-type="float" office:value="232.2">
                <text:p>232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3938">
                <text:p>2.23938</text:p>
              </table:table-cell>
              <table:table-cell office:value-type="float" office:value="234.9">
                <text:p>234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415">
                <text:p>2.2415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436">
                <text:p>2.2436</text:p>
              </table:table-cell>
              <table:table-cell office:value-type="float" office:value="240.3">
                <text:p>240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4569">
                <text:p>2.2456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4778">
                <text:p>2.24778</text:p>
              </table:table-cell>
              <table:table-cell office:value-type="float" office:value="245.7">
                <text:p>245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4985">
                <text:p>2.24985</text:p>
              </table:table-cell>
              <table:table-cell office:value-type="float" office:value="248.4">
                <text:p>248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5192">
                <text:p>2.25192</text:p>
              </table:table-cell>
              <table:table-cell office:value-type="float" office:value="251.1">
                <text:p>251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25398">
                <text:p>2.25398</text:p>
              </table:table-cell>
              <table:table-cell office:value-type="float" office:value="253.8">
                <text:p>253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25603">
                <text:p>2.25603</text:p>
              </table:table-cell>
              <table:table-cell office:value-type="float" office:value="256.5">
                <text:p>256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25807">
                <text:p>2.25807</text:p>
              </table:table-cell>
              <table:table-cell office:value-type="float" office:value="259.2">
                <text:p>259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601">
                <text:p>2.2601</text:p>
              </table:table-cell>
              <table:table-cell office:value-type="float" office:value="261.9">
                <text:p>261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6213">
                <text:p>2.26213</text:p>
              </table:table-cell>
              <table:table-cell office:value-type="float" office:value="264.6">
                <text:p>264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6415">
                <text:p>2.26415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26615">
                <text:p>2.2661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26815">
                <text:p>2.26815</text:p>
              </table:table-cell>
              <table:table-cell office:value-type="float" office:value="272.7">
                <text:p>272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27015">
                <text:p>2.27015</text:p>
              </table:table-cell>
              <table:table-cell office:value-type="float" office:value="275.4">
                <text:p>275.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27213">
                <text:p>2.27213</text:p>
              </table:table-cell>
              <table:table-cell office:value-type="float" office:value="278.1">
                <text:p>278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27411">
                <text:p>2.27411</text:p>
              </table:table-cell>
              <table:table-cell office:value-type="float" office:value="280.8">
                <text:p>280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27608">
                <text:p>2.27608</text:p>
              </table:table-cell>
              <table:table-cell office:value-type="float" office:value="283.5">
                <text:p>283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27804">
                <text:p>2.27804</text:p>
              </table:table-cell>
              <table:table-cell office:value-type="float" office:value="286.2">
                <text:p>286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8">
                <text:p>2.28</text:p>
              </table:table-cell>
              <table:table-cell office:value-type="float" office:value="288.9">
                <text:p>288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8194">
                <text:p>2.28194</text:p>
              </table:table-cell>
              <table:table-cell office:value-type="float" office:value="291.6">
                <text:p>291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28388">
                <text:p>2.28388</text:p>
              </table:table-cell>
              <table:table-cell office:value-type="float" office:value="294.3">
                <text:p>294.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8581">
                <text:p>2.2858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8774">
                <text:p>2.28774</text:p>
              </table:table-cell>
              <table:table-cell office:value-type="float" office:value="299.7">
                <text:p>299.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8966">
                <text:p>2.28966</text:p>
              </table:table-cell>
              <table:table-cell office:value-type="float" office:value="302.4">
                <text:p>302.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9157">
                <text:p>2.29157</text:p>
              </table:table-cell>
              <table:table-cell office:value-type="float" office:value="305.1">
                <text:p>305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9347">
                <text:p>2.29347</text:p>
              </table:table-cell>
              <table:table-cell office:value-type="float" office:value="307.8">
                <text:p>307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9537">
                <text:p>2.29537</text:p>
              </table:table-cell>
              <table:table-cell office:value-type="float" office:value="310.5">
                <text:p>310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9726">
                <text:p>2.29726</text:p>
              </table:table-cell>
              <table:table-cell office:value-type="float" office:value="313.2">
                <text:p>313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29914">
                <text:p>2.29914</text:p>
              </table:table-cell>
              <table:table-cell office:value-type="float" office:value="315.9">
                <text:p>315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0102">
                <text:p>2.30102</text:p>
              </table:table-cell>
              <table:table-cell office:value-type="float" office:value="318.6">
                <text:p>318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0288">
                <text:p>2.30288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30475">
                <text:p>2.3047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3066">
                <text:p>2.3066</text:p>
              </table:table-cell>
              <table:table-cell office:value-type="float" office:value="326.7">
                <text:p>326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30845">
                <text:p>2.30845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3103">
                <text:p>2.3103</text:p>
              </table:table-cell>
              <table:table-cell office:value-type="float" office:value="332.1">
                <text:p>332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31213">
                <text:p>2.31213</text:p>
              </table:table-cell>
              <table:table-cell office:value-type="float" office:value="334.8">
                <text:p>334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31396">
                <text:p>2.31396</text:p>
              </table:table-cell>
              <table:table-cell office:value-type="float" office:value="337.5">
                <text:p>337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31579">
                <text:p>2.31579</text:p>
              </table:table-cell>
              <table:table-cell office:value-type="float" office:value="340.2">
                <text:p>340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31761">
                <text:p>2.31761</text:p>
              </table:table-cell>
              <table:table-cell office:value-type="float" office:value="342.9">
                <text:p>342.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31942">
                <text:p>2.31942</text:p>
              </table:table-cell>
              <table:table-cell office:value-type="float" office:value="345.6">
                <text:p>345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32122">
                <text:p>2.32122</text:p>
              </table:table-cell>
              <table:table-cell office:value-type="float" office:value="348.3">
                <text:p>348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32302">
                <text:p>2.3230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32482">
                <text:p>2.32482</text:p>
              </table:table-cell>
              <table:table-cell office:value-type="float" office:value="353.7">
                <text:p>353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3266">
                <text:p>2.3266</text:p>
              </table:table-cell>
              <table:table-cell office:value-type="float" office:value="356.4">
                <text:p>356.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32838">
                <text:p>2.32838</text:p>
              </table:table-cell>
              <table:table-cell office:value-type="float" office:value="359.1">
                <text:p>359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33016">
                <text:p>2.33016</text:p>
              </table:table-cell>
              <table:table-cell office:value-type="float" office:value="361.8">
                <text:p>361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33193">
                <text:p>2.33193</text:p>
              </table:table-cell>
              <table:table-cell office:value-type="float" office:value="364.5">
                <text:p>364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33369">
                <text:p>2.33369</text:p>
              </table:table-cell>
              <table:table-cell office:value-type="float" office:value="367.2">
                <text:p>367.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33545">
                <text:p>2.33545</text:p>
              </table:table-cell>
              <table:table-cell office:value-type="float" office:value="369.9">
                <text:p>369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3372">
                <text:p>2.3372</text:p>
              </table:table-cell>
              <table:table-cell office:value-type="float" office:value="372.6">
                <text:p>372.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33895">
                <text:p>2.33895</text:p>
              </table:table-cell>
              <table:table-cell office:value-type="float" office:value="375.3">
                <text:p>375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4069">
                <text:p>2.3406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34243">
                <text:p>2.34243</text:p>
              </table:table-cell>
              <table:table-cell office:value-type="float" office:value="380.7">
                <text:p>380.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34416">
                <text:p>2.34416</text:p>
              </table:table-cell>
              <table:table-cell office:value-type="float" office:value="383.4">
                <text:p>383.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34588">
                <text:p>2.34588</text:p>
              </table:table-cell>
              <table:table-cell office:value-type="float" office:value="386.1">
                <text:p>386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3476">
                <text:p>2.3476</text:p>
              </table:table-cell>
              <table:table-cell office:value-type="float" office:value="388.8">
                <text:p>388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34932">
                <text:p>2.34932</text:p>
              </table:table-cell>
              <table:table-cell office:value-type="float" office:value="391.5">
                <text:p>391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35103">
                <text:p>2.35103</text:p>
              </table:table-cell>
              <table:table-cell office:value-type="float" office:value="394.2">
                <text:p>394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35273">
                <text:p>2.35273</text:p>
              </table:table-cell>
              <table:table-cell office:value-type="float" office:value="396.9">
                <text:p>396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5443">
                <text:p>2.35443</text:p>
              </table:table-cell>
              <table:table-cell office:value-type="float" office:value="399.6">
                <text:p>399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5612">
                <text:p>2.35612</text:p>
              </table:table-cell>
              <table:table-cell office:value-type="float" office:value="402.3">
                <text:p>402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35781">
                <text:p>2.3578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35949">
                <text:p>2.35949</text:p>
              </table:table-cell>
              <table:table-cell office:value-type="float" office:value="407.7">
                <text:p>407.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36117">
                <text:p>2.36117</text:p>
              </table:table-cell>
              <table:table-cell office:value-type="float" office:value="410.4">
                <text:p>410.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36284">
                <text:p>2.36284</text:p>
              </table:table-cell>
              <table:table-cell office:value-type="float" office:value="413.1">
                <text:p>413.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36451">
                <text:p>2.36451</text:p>
              </table:table-cell>
              <table:table-cell office:value-type="float" office:value="415.8">
                <text:p>415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36617">
                <text:p>2.36617</text:p>
              </table:table-cell>
              <table:table-cell office:value-type="float" office:value="418.5">
                <text:p>418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36783">
                <text:p>2.36783</text:p>
              </table:table-cell>
              <table:table-cell office:value-type="float" office:value="421.2">
                <text:p>421.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36949">
                <text:p>2.36949</text:p>
              </table:table-cell>
              <table:table-cell office:value-type="float" office:value="423.9">
                <text:p>423.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37113">
                <text:p>2.37113</text:p>
              </table:table-cell>
              <table:table-cell office:value-type="float" office:value="426.6">
                <text:p>426.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37278">
                <text:p>2.37278</text:p>
              </table:table-cell>
              <table:table-cell office:value-type="float" office:value="429.3">
                <text:p>429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37442">
                <text:p>2.3744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37605">
                <text:p>2.37605</text:p>
              </table:table-cell>
              <table:table-cell office:value-type="float" office:value="434.7">
                <text:p>434.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37768">
                <text:p>2.37768</text:p>
              </table:table-cell>
              <table:table-cell office:value-type="float" office:value="437.4">
                <text:p>437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3793">
                <text:p>2.3793</text:p>
              </table:table-cell>
              <table:table-cell office:value-type="float" office:value="440.1">
                <text:p>440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38092">
                <text:p>2.38092</text:p>
              </table:table-cell>
              <table:table-cell office:value-type="float" office:value="442.8">
                <text:p>442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38254">
                <text:p>2.38254</text:p>
              </table:table-cell>
              <table:table-cell office:value-type="float" office:value="445.5">
                <text:p>445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38415">
                <text:p>2.38415</text:p>
              </table:table-cell>
              <table:table-cell office:value-type="float" office:value="448.2">
                <text:p>448.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38576">
                <text:p>2.38576</text:p>
              </table:table-cell>
              <table:table-cell office:value-type="float" office:value="450.9">
                <text:p>450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38736">
                <text:p>2.38736</text:p>
              </table:table-cell>
              <table:table-cell office:value-type="float" office:value="453.6">
                <text:p>453.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38895">
                <text:p>2.38895</text:p>
              </table:table-cell>
              <table:table-cell office:value-type="float" office:value="456.3">
                <text:p>456.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39055">
                <text:p>2.3905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39214">
                <text:p>2.39214</text:p>
              </table:table-cell>
              <table:table-cell office:value-type="float" office:value="461.7">
                <text:p>461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39372">
                <text:p>2.39372</text:p>
              </table:table-cell>
              <table:table-cell office:value-type="float" office:value="464.4">
                <text:p>464.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3953">
                <text:p>2.3953</text:p>
              </table:table-cell>
              <table:table-cell office:value-type="float" office:value="467.1">
                <text:p>467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39688">
                <text:p>2.39688</text:p>
              </table:table-cell>
              <table:table-cell office:value-type="float" office:value="469.8">
                <text:p>469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39845">
                <text:p>2.39845</text:p>
              </table:table-cell>
              <table:table-cell office:value-type="float" office:value="472.5">
                <text:p>472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40001">
                <text:p>2.40001</text:p>
              </table:table-cell>
              <table:table-cell office:value-type="float" office:value="475.2">
                <text:p>475.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40158">
                <text:p>2.40158</text:p>
              </table:table-cell>
              <table:table-cell office:value-type="float" office:value="477.9">
                <text:p>477.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40314">
                <text:p>2.40314</text:p>
              </table:table-cell>
              <table:table-cell office:value-type="float" office:value="480.6">
                <text:p>480.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40469">
                <text:p>2.40469</text:p>
              </table:table-cell>
              <table:table-cell office:value-type="float" office:value="483.3">
                <text:p>483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40624">
                <text:p>2.4062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40779">
                <text:p>2.40779</text:p>
              </table:table-cell>
              <table:table-cell office:value-type="float" office:value="488.7">
                <text:p>488.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40933">
                <text:p>2.40933</text:p>
              </table:table-cell>
              <table:table-cell office:value-type="float" office:value="491.4">
                <text:p>491.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41087">
                <text:p>2.41087</text:p>
              </table:table-cell>
              <table:table-cell office:value-type="float" office:value="494.1">
                <text:p>494.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4124">
                <text:p>2.4124</text:p>
              </table:table-cell>
              <table:table-cell office:value-type="float" office:value="496.8">
                <text:p>496.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41393">
                <text:p>2.41393</text:p>
              </table:table-cell>
              <table:table-cell office:value-type="float" office:value="499.5">
                <text:p>499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41546">
                <text:p>2.41546</text:p>
              </table:table-cell>
              <table:table-cell office:value-type="float" office:value="502.2">
                <text:p>502.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41698">
                <text:p>2.41698</text:p>
              </table:table-cell>
              <table:table-cell office:value-type="float" office:value="504.9">
                <text:p>504.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4185">
                <text:p>2.4185</text:p>
              </table:table-cell>
              <table:table-cell office:value-type="float" office:value="507.6">
                <text:p>507.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42001">
                <text:p>2.42001</text:p>
              </table:table-cell>
              <table:table-cell office:value-type="float" office:value="510.3">
                <text:p>510.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42152">
                <text:p>2.4215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42303">
                <text:p>2.42303</text:p>
              </table:table-cell>
              <table:table-cell office:value-type="float" office:value="515.7">
                <text:p>515.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42453">
                <text:p>2.42453</text:p>
              </table:table-cell>
              <table:table-cell office:value-type="float" office:value="518.4">
                <text:p>518.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42603">
                <text:p>2.42603</text:p>
              </table:table-cell>
              <table:table-cell office:value-type="float" office:value="521.1">
                <text:p>521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42753">
                <text:p>2.42753</text:p>
              </table:table-cell>
              <table:table-cell office:value-type="float" office:value="523.8">
                <text:p>523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42902">
                <text:p>2.42902</text:p>
              </table:table-cell>
              <table:table-cell office:value-type="float" office:value="526.5">
                <text:p>526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43051">
                <text:p>2.43051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43199">
                <text:p>2.43199</text:p>
              </table:table-cell>
              <table:table-cell office:value-type="float" office:value="531.9">
                <text:p>531.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43347">
                <text:p>2.43347</text:p>
              </table:table-cell>
              <table:table-cell office:value-type="float" office:value="534.6">
                <text:p>534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43495">
                <text:p>2.43495</text:p>
              </table:table-cell>
              <table:table-cell office:value-type="float" office:value="537.3">
                <text:p>537.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43642">
                <text:p>2.4364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43789">
                <text:p>2.43789</text:p>
              </table:table-cell>
              <table:table-cell office:value-type="float" office:value="542.7">
                <text:p>542.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43936">
                <text:p>2.43936</text:p>
              </table:table-cell>
              <table:table-cell office:value-type="float" office:value="545.4">
                <text:p>545.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44082">
                <text:p>2.44082</text:p>
              </table:table-cell>
              <table:table-cell office:value-type="float" office:value="548.1">
                <text:p>548.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44228">
                <text:p>2.44228</text:p>
              </table:table-cell>
              <table:table-cell office:value-type="float" office:value="550.8">
                <text:p>550.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44373">
                <text:p>2.44373</text:p>
              </table:table-cell>
              <table:table-cell office:value-type="float" office:value="553.5">
                <text:p>553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44519">
                <text:p>2.44519</text:p>
              </table:table-cell>
              <table:table-cell office:value-type="float" office:value="556.2">
                <text:p>556.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44663">
                <text:p>2.44663</text:p>
              </table:table-cell>
              <table:table-cell office:value-type="float" office:value="558.9">
                <text:p>558.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44808">
                <text:p>2.44808</text:p>
              </table:table-cell>
              <table:table-cell office:value-type="float" office:value="561.6">
                <text:p>561.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44952">
                <text:p>2.44952</text:p>
              </table:table-cell>
              <table:table-cell office:value-type="float" office:value="564.3">
                <text:p>564.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45096">
                <text:p>2.45096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45239">
                <text:p>2.45239</text:p>
              </table:table-cell>
              <table:table-cell office:value-type="float" office:value="569.7">
                <text:p>569.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45383">
                <text:p>2.45383</text:p>
              </table:table-cell>
              <table:table-cell office:value-type="float" office:value="572.4">
                <text:p>572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45525">
                <text:p>2.45525</text:p>
              </table:table-cell>
              <table:table-cell office:value-type="float" office:value="575.1">
                <text:p>575.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45668">
                <text:p>2.45668</text:p>
              </table:table-cell>
              <table:table-cell office:value-type="float" office:value="577.8">
                <text:p>577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4581">
                <text:p>2.4581</text:p>
              </table:table-cell>
              <table:table-cell office:value-type="float" office:value="580.5">
                <text:p>580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45952">
                <text:p>2.45952</text:p>
              </table:table-cell>
              <table:table-cell office:value-type="float" office:value="583.2">
                <text:p>583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46093">
                <text:p>2.46093</text:p>
              </table:table-cell>
              <table:table-cell office:value-type="float" office:value="585.9">
                <text:p>585.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46235">
                <text:p>2.46235</text:p>
              </table:table-cell>
              <table:table-cell office:value-type="float" office:value="588.6">
                <text:p>588.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46375">
                <text:p>2.46375</text:p>
              </table:table-cell>
              <table:table-cell office:value-type="float" office:value="591.3">
                <text:p>591.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46516">
                <text:p>2.4651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46656">
                <text:p>2.46656</text:p>
              </table:table-cell>
              <table:table-cell office:value-type="float" office:value="596.7">
                <text:p>596.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46796">
                <text:p>2.46796</text:p>
              </table:table-cell>
              <table:table-cell office:value-type="float" office:value="599.4">
                <text:p>599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46936">
                <text:p>2.46936</text:p>
              </table:table-cell>
              <table:table-cell office:value-type="float" office:value="602.1">
                <text:p>602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47075">
                <text:p>2.47075</text:p>
              </table:table-cell>
              <table:table-cell office:value-type="float" office:value="604.8">
                <text:p>604.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47214">
                <text:p>2.47214</text:p>
              </table:table-cell>
              <table:table-cell office:value-type="float" office:value="607.5">
                <text:p>607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47353">
                <text:p>2.47353</text:p>
              </table:table-cell>
              <table:table-cell office:value-type="float" office:value="610.2">
                <text:p>610.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47491">
                <text:p>2.47491</text:p>
              </table:table-cell>
              <table:table-cell office:value-type="float" office:value="612.9">
                <text:p>612.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47629">
                <text:p>2.47629</text:p>
              </table:table-cell>
              <table:table-cell office:value-type="float" office:value="615.6">
                <text:p>615.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47767">
                <text:p>2.47767</text:p>
              </table:table-cell>
              <table:table-cell office:value-type="float" office:value="618.3">
                <text:p>618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47904">
                <text:p>2.47904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48041">
                <text:p>2.48041</text:p>
              </table:table-cell>
              <table:table-cell office:value-type="float" office:value="623.7">
                <text:p>623.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48178">
                <text:p>2.48178</text:p>
              </table:table-cell>
              <table:table-cell office:value-type="float" office:value="626.4">
                <text:p>626.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48315">
                <text:p>2.48315</text:p>
              </table:table-cell>
              <table:table-cell office:value-type="float" office:value="629.1">
                <text:p>629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48451">
                <text:p>2.48451</text:p>
              </table:table-cell>
              <table:table-cell office:value-type="float" office:value="631.8">
                <text:p>631.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48587">
                <text:p>2.48587</text:p>
              </table:table-cell>
              <table:table-cell office:value-type="float" office:value="634.5">
                <text:p>634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48722">
                <text:p>2.48722</text:p>
              </table:table-cell>
              <table:table-cell office:value-type="float" office:value="637.2">
                <text:p>637.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48858">
                <text:p>2.48858</text:p>
              </table:table-cell>
              <table:table-cell office:value-type="float" office:value="639.9">
                <text:p>639.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48993">
                <text:p>2.48993</text:p>
              </table:table-cell>
              <table:table-cell office:value-type="float" office:value="642.6">
                <text:p>642.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9128">
                <text:p>2.49128</text:p>
              </table:table-cell>
              <table:table-cell office:value-type="float" office:value="645.3">
                <text:p>645.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9262">
                <text:p>2.49262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9396">
                <text:p>2.49396</text:p>
              </table:table-cell>
              <table:table-cell office:value-type="float" office:value="650.7">
                <text:p>650.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953">
                <text:p>2.4953</text:p>
              </table:table-cell>
              <table:table-cell office:value-type="float" office:value="653.4">
                <text:p>653.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9664">
                <text:p>2.49664</text:p>
              </table:table-cell>
              <table:table-cell office:value-type="float" office:value="656.1">
                <text:p>656.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9797">
                <text:p>2.49797</text:p>
              </table:table-cell>
              <table:table-cell office:value-type="float" office:value="658.8">
                <text:p>658.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993">
                <text:p>2.4993</text:p>
              </table:table-cell>
              <table:table-cell office:value-type="float" office:value="661.5">
                <text:p>661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50063">
                <text:p>2.50063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50196">
                <text:p>2.50196</text:p>
              </table:table-cell>
              <table:table-cell office:value-type="float" office:value="666.9">
                <text:p>666.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50328">
                <text:p>2.50328</text:p>
              </table:table-cell>
              <table:table-cell office:value-type="float" office:value="669.6">
                <text:p>669.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046">
                <text:p>2.5046</text:p>
              </table:table-cell>
              <table:table-cell office:value-type="float" office:value="672.3">
                <text:p>672.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0592">
                <text:p>2.50592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0723">
                <text:p>2.50723</text:p>
              </table:table-cell>
              <table:table-cell office:value-type="float" office:value="677.7">
                <text:p>677.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0854">
                <text:p>2.50854</text:p>
              </table:table-cell>
              <table:table-cell office:value-type="float" office:value="680.4">
                <text:p>680.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0985">
                <text:p>2.50985</text:p>
              </table:table-cell>
              <table:table-cell office:value-type="float" office:value="683.1">
                <text:p>683.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1116">
                <text:p>2.51116</text:p>
              </table:table-cell>
              <table:table-cell office:value-type="float" office:value="685.8">
                <text:p>685.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1246">
                <text:p>2.51246</text:p>
              </table:table-cell>
              <table:table-cell office:value-type="float" office:value="688.5">
                <text:p>688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1377">
                <text:p>2.51377</text:p>
              </table:table-cell>
              <table:table-cell office:value-type="float" office:value="691.2">
                <text:p>691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1506">
                <text:p>2.51506</text:p>
              </table:table-cell>
              <table:table-cell office:value-type="float" office:value="693.9">
                <text:p>693.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1636">
                <text:p>2.51636</text:p>
              </table:table-cell>
              <table:table-cell office:value-type="float" office:value="696.6">
                <text:p>696.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1765">
                <text:p>2.51765</text:p>
              </table:table-cell>
              <table:table-cell office:value-type="float" office:value="699.3">
                <text:p>699.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51895">
                <text:p>2.5189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52023">
                <text:p>2.52023</text:p>
              </table:table-cell>
              <table:table-cell office:value-type="float" office:value="704.7">
                <text:p>704.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52152">
                <text:p>2.52152</text:p>
              </table:table-cell>
              <table:table-cell office:value-type="float" office:value="707.4">
                <text:p>707.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5228">
                <text:p>2.5228</text:p>
              </table:table-cell>
              <table:table-cell office:value-type="float" office:value="710.1">
                <text:p>710.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52408">
                <text:p>2.52408</text:p>
              </table:table-cell>
              <table:table-cell office:value-type="float" office:value="712.8">
                <text:p>712.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52536">
                <text:p>2.52536</text:p>
              </table:table-cell>
              <table:table-cell office:value-type="float" office:value="715.5">
                <text:p>715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52664">
                <text:p>2.52664</text:p>
              </table:table-cell>
              <table:table-cell office:value-type="float" office:value="718.2">
                <text:p>718.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52791">
                <text:p>2.52791</text:p>
              </table:table-cell>
              <table:table-cell office:value-type="float" office:value="720.9">
                <text:p>720.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52918">
                <text:p>2.52918</text:p>
              </table:table-cell>
              <table:table-cell office:value-type="float" office:value="723.6">
                <text:p>723.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53045">
                <text:p>2.53045</text:p>
              </table:table-cell>
              <table:table-cell office:value-type="float" office:value="726.3">
                <text:p>726.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53172">
                <text:p>2.53172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53298">
                <text:p>2.53298</text:p>
              </table:table-cell>
              <table:table-cell office:value-type="float" office:value="731.7">
                <text:p>731.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53424">
                <text:p>2.53424</text:p>
              </table:table-cell>
              <table:table-cell office:value-type="float" office:value="734.4">
                <text:p>734.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5355">
                <text:p>2.5355</text:p>
              </table:table-cell>
              <table:table-cell office:value-type="float" office:value="737.1">
                <text:p>737.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53676">
                <text:p>2.53676</text:p>
              </table:table-cell>
              <table:table-cell office:value-type="float" office:value="739.8">
                <text:p>739.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53801">
                <text:p>2.53801</text:p>
              </table:table-cell>
              <table:table-cell office:value-type="float" office:value="742.5">
                <text:p>742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53926">
                <text:p>2.53926</text:p>
              </table:table-cell>
              <table:table-cell office:value-type="float" office:value="745.2">
                <text:p>745.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54051">
                <text:p>2.54051</text:p>
              </table:table-cell>
              <table:table-cell office:value-type="float" office:value="747.9">
                <text:p>747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54176">
                <text:p>2.54176</text:p>
              </table:table-cell>
              <table:table-cell office:value-type="float" office:value="750.6">
                <text:p>750.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543">
                <text:p>2.543</text:p>
              </table:table-cell>
              <table:table-cell office:value-type="float" office:value="753.3">
                <text:p>753.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54424">
                <text:p>2.54424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54548">
                <text:p>2.54548</text:p>
              </table:table-cell>
              <table:table-cell office:value-type="float" office:value="758.7">
                <text:p>758.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54672">
                <text:p>2.54672</text:p>
              </table:table-cell>
              <table:table-cell office:value-type="float" office:value="761.4">
                <text:p>761.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54796">
                <text:p>2.54796</text:p>
              </table:table-cell>
              <table:table-cell office:value-type="float" office:value="764.1">
                <text:p>764.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54919">
                <text:p>2.54919</text:p>
              </table:table-cell>
              <table:table-cell office:value-type="float" office:value="766.8">
                <text:p>766.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55042">
                <text:p>2.55042</text:p>
              </table:table-cell>
              <table:table-cell office:value-type="float" office:value="769.5">
                <text:p>769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55165">
                <text:p>2.55165</text:p>
              </table:table-cell>
              <table:table-cell office:value-type="float" office:value="772.2">
                <text:p>772.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55287">
                <text:p>2.55287</text:p>
              </table:table-cell>
              <table:table-cell office:value-type="float" office:value="774.9">
                <text:p>774.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5541">
                <text:p>2.5541</text:p>
              </table:table-cell>
              <table:table-cell office:value-type="float" office:value="777.6">
                <text:p>777.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55532">
                <text:p>2.55532</text:p>
              </table:table-cell>
              <table:table-cell office:value-type="float" office:value="780.3">
                <text:p>780.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55654">
                <text:p>2.55654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55776">
                <text:p>2.55776</text:p>
              </table:table-cell>
              <table:table-cell office:value-type="float" office:value="785.7">
                <text:p>785.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55897">
                <text:p>2.55897</text:p>
              </table:table-cell>
              <table:table-cell office:value-type="float" office:value="788.4">
                <text:p>788.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56018">
                <text:p>2.56018</text:p>
              </table:table-cell>
              <table:table-cell office:value-type="float" office:value="791.1">
                <text:p>791.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56139">
                <text:p>2.56139</text:p>
              </table:table-cell>
              <table:table-cell office:value-type="float" office:value="793.8">
                <text:p>793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5626">
                <text:p>2.5626</text:p>
              </table:table-cell>
              <table:table-cell office:value-type="float" office:value="796.5">
                <text:p>796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56381">
                <text:p>2.56381</text:p>
              </table:table-cell>
              <table:table-cell office:value-type="float" office:value="799.2">
                <text:p>799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56501">
                <text:p>2.56501</text:p>
              </table:table-cell>
              <table:table-cell office:value-type="float" office:value="801.9">
                <text:p>801.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56621">
                <text:p>2.56621</text:p>
              </table:table-cell>
              <table:table-cell office:value-type="float" office:value="804.6">
                <text:p>804.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56741">
                <text:p>2.56741</text:p>
              </table:table-cell>
              <table:table-cell office:value-type="float" office:value="807.3">
                <text:p>807.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56861">
                <text:p>2.5686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56981">
                <text:p>2.56981</text:p>
              </table:table-cell>
              <table:table-cell office:value-type="float" office:value="812.7">
                <text:p>812.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571">
                <text:p>2.571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57219">
                <text:p>2.57219</text:p>
              </table:table-cell>
              <table:table-cell office:value-type="float" office:value="818.1">
                <text:p>818.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57338">
                <text:p>2.57338</text:p>
              </table:table-cell>
              <table:table-cell office:value-type="float" office:value="820.8">
                <text:p>820.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57457">
                <text:p>2.57457</text:p>
              </table:table-cell>
              <table:table-cell office:value-type="float" office:value="823.5">
                <text:p>823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57575">
                <text:p>2.57575</text:p>
              </table:table-cell>
              <table:table-cell office:value-type="float" office:value="826.2">
                <text:p>826.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57694">
                <text:p>2.57694</text:p>
              </table:table-cell>
              <table:table-cell office:value-type="float" office:value="828.9">
                <text:p>828.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57812">
                <text:p>2.57812</text:p>
              </table:table-cell>
              <table:table-cell office:value-type="float" office:value="831.6">
                <text:p>831.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5793">
                <text:p>2.5793</text:p>
              </table:table-cell>
              <table:table-cell office:value-type="float" office:value="834.3">
                <text:p>834.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58047">
                <text:p>2.58047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58165">
                <text:p>2.58165</text:p>
              </table:table-cell>
              <table:table-cell office:value-type="float" office:value="839.7">
                <text:p>839.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58282">
                <text:p>2.58282</text:p>
              </table:table-cell>
              <table:table-cell office:value-type="float" office:value="842.4">
                <text:p>842.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58399">
                <text:p>2.58399</text:p>
              </table:table-cell>
              <table:table-cell office:value-type="float" office:value="845.1">
                <text:p>845.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58516">
                <text:p>2.58516</text:p>
              </table:table-cell>
              <table:table-cell office:value-type="float" office:value="847.8">
                <text:p>847.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58633">
                <text:p>2.58633</text:p>
              </table:table-cell>
              <table:table-cell office:value-type="float" office:value="850.5">
                <text:p>850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58749">
                <text:p>2.58749</text:p>
              </table:table-cell>
              <table:table-cell office:value-type="float" office:value="853.2">
                <text:p>853.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58866">
                <text:p>2.58866</text:p>
              </table:table-cell>
              <table:table-cell office:value-type="float" office:value="855.9">
                <text:p>855.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58982">
                <text:p>2.58982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59098">
                <text:p>2.59098</text:p>
              </table:table-cell>
              <table:table-cell office:value-type="float" office:value="861.3">
                <text:p>861.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59214">
                <text:p>2.59214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59329">
                <text:p>2.59329</text:p>
              </table:table-cell>
              <table:table-cell office:value-type="float" office:value="866.7">
                <text:p>866.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59444">
                <text:p>2.59444</text:p>
              </table:table-cell>
              <table:table-cell office:value-type="float" office:value="869.4">
                <text:p>869.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5956">
                <text:p>2.5956</text:p>
              </table:table-cell>
              <table:table-cell office:value-type="float" office:value="872.1">
                <text:p>872.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59675">
                <text:p>2.59675</text:p>
              </table:table-cell>
              <table:table-cell office:value-type="float" office:value="874.8">
                <text:p>874.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59789">
                <text:p>2.59789</text:p>
              </table:table-cell>
              <table:table-cell office:value-type="float" office:value="877.5">
                <text:p>877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59904">
                <text:p>2.59904</text:p>
              </table:table-cell>
              <table:table-cell office:value-type="float" office:value="880.2">
                <text:p>880.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.60018">
                <text:p>2.60018</text:p>
              </table:table-cell>
              <table:table-cell office:value-type="float" office:value="882.9">
                <text:p>882.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60132">
                <text:p>2.60132</text:p>
              </table:table-cell>
              <table:table-cell office:value-type="float" office:value="885.6">
                <text:p>885.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60246">
                <text:p>2.60246</text:p>
              </table:table-cell>
              <table:table-cell office:value-type="float" office:value="888.3">
                <text:p>888.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6036">
                <text:p>2.6036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60474">
                <text:p>2.60474</text:p>
              </table:table-cell>
              <table:table-cell office:value-type="float" office:value="893.7">
                <text:p>893.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60587">
                <text:p>2.60587</text:p>
              </table:table-cell>
              <table:table-cell office:value-type="float" office:value="896.4">
                <text:p>896.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60701">
                <text:p>2.60701</text:p>
              </table:table-cell>
              <table:table-cell office:value-type="float" office:value="899.1">
                <text:p>899.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60814">
                <text:p>2.60814</text:p>
              </table:table-cell>
              <table:table-cell office:value-type="float" office:value="901.8">
                <text:p>901.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60927">
                <text:p>2.60927</text:p>
              </table:table-cell>
              <table:table-cell office:value-type="float" office:value="904.5">
                <text:p>904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61039">
                <text:p>2.61039</text:p>
              </table:table-cell>
              <table:table-cell office:value-type="float" office:value="907.2">
                <text:p>907.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61152">
                <text:p>2.61152</text:p>
              </table:table-cell>
              <table:table-cell office:value-type="float" office:value="909.9">
                <text:p>909.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61264">
                <text:p>2.61264</text:p>
              </table:table-cell>
              <table:table-cell office:value-type="float" office:value="912.6">
                <text:p>912.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61376">
                <text:p>2.61376</text:p>
              </table:table-cell>
              <table:table-cell office:value-type="float" office:value="915.3">
                <text:p>915.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61488">
                <text:p>2.61488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616">
                <text:p>2.616</text:p>
              </table:table-cell>
              <table:table-cell office:value-type="float" office:value="920.7">
                <text:p>920.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61712">
                <text:p>2.61712</text:p>
              </table:table-cell>
              <table:table-cell office:value-type="float" office:value="923.4">
                <text:p>923.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61823">
                <text:p>2.61823</text:p>
              </table:table-cell>
              <table:table-cell office:value-type="float" office:value="926.1">
                <text:p>926.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61935">
                <text:p>2.61935</text:p>
              </table:table-cell>
              <table:table-cell office:value-type="float" office:value="928.8">
                <text:p>928.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62046">
                <text:p>2.62046</text:p>
              </table:table-cell>
              <table:table-cell office:value-type="float" office:value="931.5">
                <text:p>931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62157">
                <text:p>2.62157</text:p>
              </table:table-cell>
              <table:table-cell office:value-type="float" office:value="934.2">
                <text:p>934.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62268">
                <text:p>2.62268</text:p>
              </table:table-cell>
              <table:table-cell office:value-type="float" office:value="936.9">
                <text:p>936.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62378">
                <text:p>2.62378</text:p>
              </table:table-cell>
              <table:table-cell office:value-type="float" office:value="939.6">
                <text:p>939.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62489">
                <text:p>2.62489</text:p>
              </table:table-cell>
              <table:table-cell office:value-type="float" office:value="942.3">
                <text:p>942.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62599">
                <text:p>2.62599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62709">
                <text:p>2.62709</text:p>
              </table:table-cell>
              <table:table-cell office:value-type="float" office:value="947.7">
                <text:p>947.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62819">
                <text:p>2.62819</text:p>
              </table:table-cell>
              <table:table-cell office:value-type="float" office:value="950.4">
                <text:p>950.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62929">
                <text:p>2.62929</text:p>
              </table:table-cell>
              <table:table-cell office:value-type="float" office:value="953.1">
                <text:p>953.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63038">
                <text:p>2.63038</text:p>
              </table:table-cell>
              <table:table-cell office:value-type="float" office:value="955.8">
                <text:p>955.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63148">
                <text:p>2.63148</text:p>
              </table:table-cell>
              <table:table-cell office:value-type="float" office:value="958.5">
                <text:p>958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63257">
                <text:p>2.63257</text:p>
              </table:table-cell>
              <table:table-cell office:value-type="float" office:value="961.2">
                <text:p>961.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63366">
                <text:p>2.63366</text:p>
              </table:table-cell>
              <table:table-cell office:value-type="float" office:value="963.9">
                <text:p>963.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63475">
                <text:p>2.63475</text:p>
              </table:table-cell>
              <table:table-cell office:value-type="float" office:value="966.6">
                <text:p>966.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63584">
                <text:p>2.63584</text:p>
              </table:table-cell>
              <table:table-cell office:value-type="float" office:value="969.3">
                <text:p>969.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63692">
                <text:p>2.63692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63801">
                <text:p>2.63801</text:p>
              </table:table-cell>
              <table:table-cell office:value-type="float" office:value="974.7">
                <text:p>974.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63909">
                <text:p>2.63909</text:p>
              </table:table-cell>
              <table:table-cell office:value-type="float" office:value="977.4">
                <text:p>977.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64017">
                <text:p>2.64017</text:p>
              </table:table-cell>
              <table:table-cell office:value-type="float" office:value="980.1">
                <text:p>980.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64125">
                <text:p>2.64125</text:p>
              </table:table-cell>
              <table:table-cell office:value-type="float" office:value="982.8">
                <text:p>982.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64233">
                <text:p>2.64233</text:p>
              </table:table-cell>
              <table:table-cell office:value-type="float" office:value="985.5">
                <text:p>985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6434">
                <text:p>2.6434</text:p>
              </table:table-cell>
              <table:table-cell office:value-type="float" office:value="988.2">
                <text:p>988.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64448">
                <text:p>2.64448</text:p>
              </table:table-cell>
              <table:table-cell office:value-type="float" office:value="990.9">
                <text:p>990.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.64555">
                <text:p>2.64555</text:p>
              </table:table-cell>
              <table:table-cell office:value-type="float" office:value="993.6">
                <text:p>993.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64662">
                <text:p>2.64662</text:p>
              </table:table-cell>
              <table:table-cell office:value-type="float" office:value="996.3">
                <text:p>996.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64769">
                <text:p>2.6476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64876">
                <text:p>2.64876</text:p>
              </table:table-cell>
              <table:table-cell office:value-type="float" office:value="1001.7">
                <text:p>1001.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64983">
                <text:p>2.64983</text:p>
              </table:table-cell>
              <table:table-cell office:value-type="float" office:value="1004.4">
                <text:p>1004.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65089">
                <text:p>2.65089</text:p>
              </table:table-cell>
              <table:table-cell office:value-type="float" office:value="1007.1">
                <text:p>1007.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65195">
                <text:p>2.65195</text:p>
              </table:table-cell>
              <table:table-cell office:value-type="float" office:value="1009.8">
                <text:p>1009.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65302">
                <text:p>2.65302</text:p>
              </table:table-cell>
              <table:table-cell office:value-type="float" office:value="1012.5">
                <text:p>1012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65408">
                <text:p>2.65408</text:p>
              </table:table-cell>
              <table:table-cell office:value-type="float" office:value="1015.2">
                <text:p>1015.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65513">
                <text:p>2.65513</text:p>
              </table:table-cell>
              <table:table-cell office:value-type="float" office:value="1017.9">
                <text:p>1017.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65619">
                <text:p>2.65619</text:p>
              </table:table-cell>
              <table:table-cell office:value-type="float" office:value="1020.6">
                <text:p>1020.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65725">
                <text:p>2.65725</text:p>
              </table:table-cell>
              <table:table-cell office:value-type="float" office:value="1023.3">
                <text:p>1023.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6583">
                <text:p>2.6583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65935">
                <text:p>2.65935</text:p>
              </table:table-cell>
              <table:table-cell office:value-type="float" office:value="1028.7">
                <text:p>1028.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6604">
                <text:p>2.6604</text:p>
              </table:table-cell>
              <table:table-cell office:value-type="float" office:value="1031.4">
                <text:p>1031.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66145">
                <text:p>2.66145</text:p>
              </table:table-cell>
              <table:table-cell office:value-type="float" office:value="1034.1">
                <text:p>1034.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6625">
                <text:p>2.6625</text:p>
              </table:table-cell>
              <table:table-cell office:value-type="float" office:value="1036.8">
                <text:p>1036.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66355">
                <text:p>2.66355</text:p>
              </table:table-cell>
              <table:table-cell office:value-type="float" office:value="1039.5">
                <text:p>1039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66459">
                <text:p>2.66459</text:p>
              </table:table-cell>
              <table:table-cell office:value-type="float" office:value="1042.2">
                <text:p>1042.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66564">
                <text:p>2.66564</text:p>
              </table:table-cell>
              <table:table-cell office:value-type="float" office:value="1044.9">
                <text:p>1044.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66668">
                <text:p>2.66668</text:p>
              </table:table-cell>
              <table:table-cell office:value-type="float" office:value="1047.6">
                <text:p>1047.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66772">
                <text:p>2.66772</text:p>
              </table:table-cell>
              <table:table-cell office:value-type="float" office:value="1050.3">
                <text:p>1050.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66876">
                <text:p>2.66876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6698">
                <text:p>2.6698</text:p>
              </table:table-cell>
              <table:table-cell office:value-type="float" office:value="1055.7">
                <text:p>1055.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67083">
                <text:p>2.67083</text:p>
              </table:table-cell>
              <table:table-cell office:value-type="float" office:value="1058.4">
                <text:p>1058.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67187">
                <text:p>2.67187</text:p>
              </table:table-cell>
              <table:table-cell office:value-type="float" office:value="1061.1">
                <text:p>1061.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6729">
                <text:p>2.6729</text:p>
              </table:table-cell>
              <table:table-cell office:value-type="float" office:value="1063.8">
                <text:p>1063.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67393">
                <text:p>2.67393</text:p>
              </table:table-cell>
              <table:table-cell office:value-type="float" office:value="1066.5">
                <text:p>1066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67496">
                <text:p>2.67496</text:p>
              </table:table-cell>
              <table:table-cell office:value-type="float" office:value="1069.2">
                <text:p>1069.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67599">
                <text:p>2.67599</text:p>
              </table:table-cell>
              <table:table-cell office:value-type="float" office:value="1071.9">
                <text:p>1071.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67702">
                <text:p>2.67702</text:p>
              </table:table-cell>
              <table:table-cell office:value-type="float" office:value="1074.6">
                <text:p>1074.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67805">
                <text:p>2.67805</text:p>
              </table:table-cell>
              <table:table-cell office:value-type="float" office:value="1077.3">
                <text:p>1077.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67907">
                <text:p>2.6790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68009">
                <text:p>2.68009</text:p>
              </table:table-cell>
              <table:table-cell office:value-type="float" office:value="1082.7">
                <text:p>1082.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68112">
                <text:p>2.68112</text:p>
              </table:table-cell>
              <table:table-cell office:value-type="float" office:value="1085.4">
                <text:p>1085.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68214">
                <text:p>2.68214</text:p>
              </table:table-cell>
              <table:table-cell office:value-type="float" office:value="1088.1">
                <text:p>1088.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68316">
                <text:p>2.68316</text:p>
              </table:table-cell>
              <table:table-cell office:value-type="float" office:value="1090.8">
                <text:p>1090.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68417">
                <text:p>2.68417</text:p>
              </table:table-cell>
              <table:table-cell office:value-type="float" office:value="1093.5">
                <text:p>1093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68519">
                <text:p>2.68519</text:p>
              </table:table-cell>
              <table:table-cell office:value-type="float" office:value="1096.2">
                <text:p>1096.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6862">
                <text:p>2.6862</text:p>
              </table:table-cell>
              <table:table-cell office:value-type="float" office:value="1098.9">
                <text:p>1098.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68722">
                <text:p>2.68722</text:p>
              </table:table-cell>
              <table:table-cell office:value-type="float" office:value="1101.6">
                <text:p>1101.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68823">
                <text:p>2.68823</text:p>
              </table:table-cell>
              <table:table-cell office:value-type="float" office:value="1104.3">
                <text:p>1104.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68924">
                <text:p>2.68924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69025">
                <text:p>2.69025</text:p>
              </table:table-cell>
              <table:table-cell office:value-type="float" office:value="1109.7">
                <text:p>1109.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69126">
                <text:p>2.69126</text:p>
              </table:table-cell>
              <table:table-cell office:value-type="float" office:value="1112.4">
                <text:p>1112.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69227">
                <text:p>2.69227</text:p>
              </table:table-cell>
              <table:table-cell office:value-type="float" office:value="1115.1">
                <text:p>1115.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69327">
                <text:p>2.69327</text:p>
              </table:table-cell>
              <table:table-cell office:value-type="float" office:value="1117.8">
                <text:p>1117.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69427">
                <text:p>2.69427</text:p>
              </table:table-cell>
              <table:table-cell office:value-type="float" office:value="1120.5">
                <text:p>1120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69528">
                <text:p>2.69528</text:p>
              </table:table-cell>
              <table:table-cell office:value-type="float" office:value="1123.2">
                <text:p>1123.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69628">
                <text:p>2.69628</text:p>
              </table:table-cell>
              <table:table-cell office:value-type="float" office:value="1125.9">
                <text:p>1125.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69728">
                <text:p>2.69728</text:p>
              </table:table-cell>
              <table:table-cell office:value-type="float" office:value="1128.6">
                <text:p>1128.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69828">
                <text:p>2.69828</text:p>
              </table:table-cell>
              <table:table-cell office:value-type="float" office:value="1131.3">
                <text:p>1131.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69927">
                <text:p>2.69927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70027">
                <text:p>2.70027</text:p>
              </table:table-cell>
              <table:table-cell office:value-type="float" office:value="1136.7">
                <text:p>1136.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70126">
                <text:p>2.70126</text:p>
              </table:table-cell>
              <table:table-cell office:value-type="float" office:value="1139.4">
                <text:p>1139.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70226">
                <text:p>2.70226</text:p>
              </table:table-cell>
              <table:table-cell office:value-type="float" office:value="1142.1">
                <text:p>1142.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70325">
                <text:p>2.70325</text:p>
              </table:table-cell>
              <table:table-cell office:value-type="float" office:value="1144.8">
                <text:p>1144.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70424">
                <text:p>2.70424</text:p>
              </table:table-cell>
              <table:table-cell office:value-type="float" office:value="1147.5">
                <text:p>1147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70523">
                <text:p>2.70523</text:p>
              </table:table-cell>
              <table:table-cell office:value-type="float" office:value="1150.2">
                <text:p>1150.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70622">
                <text:p>2.70622</text:p>
              </table:table-cell>
              <table:table-cell office:value-type="float" office:value="1152.9">
                <text:p>1152.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70721">
                <text:p>2.70721</text:p>
              </table:table-cell>
              <table:table-cell office:value-type="float" office:value="1155.6">
                <text:p>1155.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70819">
                <text:p>2.70819</text:p>
              </table:table-cell>
              <table:table-cell office:value-type="float" office:value="1158.3">
                <text:p>1158.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70918">
                <text:p>2.7091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71016">
                <text:p>2.71016</text:p>
              </table:table-cell>
              <table:table-cell office:value-type="float" office:value="1163.7">
                <text:p>1163.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71114">
                <text:p>2.71114</text:p>
              </table:table-cell>
              <table:table-cell office:value-type="float" office:value="1166.4">
                <text:p>1166.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71212">
                <text:p>2.71212</text:p>
              </table:table-cell>
              <table:table-cell office:value-type="float" office:value="1169.1">
                <text:p>1169.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7131">
                <text:p>2.7131</text:p>
              </table:table-cell>
              <table:table-cell office:value-type="float" office:value="1171.8">
                <text:p>1171.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71408">
                <text:p>2.71408</text:p>
              </table:table-cell>
              <table:table-cell office:value-type="float" office:value="1174.5">
                <text:p>1174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71505">
                <text:p>2.71505</text:p>
              </table:table-cell>
              <table:table-cell office:value-type="float" office:value="1177.2">
                <text:p>1177.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71603">
                <text:p>2.71603</text:p>
              </table:table-cell>
              <table:table-cell office:value-type="float" office:value="1179.9">
                <text:p>1179.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717">
                <text:p>2.717</text:p>
              </table:table-cell>
              <table:table-cell office:value-type="float" office:value="1182.6">
                <text:p>1182.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71798">
                <text:p>2.71798</text:p>
              </table:table-cell>
              <table:table-cell office:value-type="float" office:value="1185.3">
                <text:p>1185.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71895">
                <text:p>2.71895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71992">
                <text:p>2.71992</text:p>
              </table:table-cell>
              <table:table-cell office:value-type="float" office:value="1190.7">
                <text:p>1190.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72089">
                <text:p>2.72089</text:p>
              </table:table-cell>
              <table:table-cell office:value-type="float" office:value="1193.4">
                <text:p>1193.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72186">
                <text:p>2.72186</text:p>
              </table:table-cell>
              <table:table-cell office:value-type="float" office:value="1196.1">
                <text:p>1196.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72282">
                <text:p>2.72282</text:p>
              </table:table-cell>
              <table:table-cell office:value-type="float" office:value="1198.8">
                <text:p>1198.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72379">
                <text:p>2.72379</text:p>
              </table:table-cell>
              <table:table-cell office:value-type="float" office:value="1201.5">
                <text:p>1201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72475">
                <text:p>2.72475</text:p>
              </table:table-cell>
              <table:table-cell office:value-type="float" office:value="1204.2">
                <text:p>1204.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72572">
                <text:p>2.72572</text:p>
              </table:table-cell>
              <table:table-cell office:value-type="float" office:value="1206.9">
                <text:p>1206.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72668">
                <text:p>2.72668</text:p>
              </table:table-cell>
              <table:table-cell office:value-type="float" office:value="1209.6">
                <text:p>1209.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72764">
                <text:p>2.72764</text:p>
              </table:table-cell>
              <table:table-cell office:value-type="float" office:value="1212.3">
                <text:p>1212.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7286">
                <text:p>2.7286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72956">
                <text:p>2.72956</text:p>
              </table:table-cell>
              <table:table-cell office:value-type="float" office:value="1217.7">
                <text:p>1217.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73051">
                <text:p>2.73051</text:p>
              </table:table-cell>
              <table:table-cell office:value-type="float" office:value="1220.4">
                <text:p>1220.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73147">
                <text:p>2.73147</text:p>
              </table:table-cell>
              <table:table-cell office:value-type="float" office:value="1223.1">
                <text:p>1223.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73242">
                <text:p>2.73242</text:p>
              </table:table-cell>
              <table:table-cell office:value-type="float" office:value="1225.8">
                <text:p>1225.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73338">
                <text:p>2.73338</text:p>
              </table:table-cell>
              <table:table-cell office:value-type="float" office:value="1228.5">
                <text:p>1228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73433">
                <text:p>2.73433</text:p>
              </table:table-cell>
              <table:table-cell office:value-type="float" office:value="1231.2">
                <text:p>1231.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73528">
                <text:p>2.73528</text:p>
              </table:table-cell>
              <table:table-cell office:value-type="float" office:value="1233.9">
                <text:p>1233.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73623">
                <text:p>2.73623</text:p>
              </table:table-cell>
              <table:table-cell office:value-type="float" office:value="1236.6">
                <text:p>1236.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73718">
                <text:p>2.73718</text:p>
              </table:table-cell>
              <table:table-cell office:value-type="float" office:value="1239.3">
                <text:p>1239.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73813">
                <text:p>2.73813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73907">
                <text:p>2.73907</text:p>
              </table:table-cell>
              <table:table-cell office:value-type="float" office:value="1244.7">
                <text:p>1244.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74002">
                <text:p>2.74002</text:p>
              </table:table-cell>
              <table:table-cell office:value-type="float" office:value="1247.4">
                <text:p>1247.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74096">
                <text:p>2.74096</text:p>
              </table:table-cell>
              <table:table-cell office:value-type="float" office:value="1250.1">
                <text:p>1250.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74191">
                <text:p>2.74191</text:p>
              </table:table-cell>
              <table:table-cell office:value-type="float" office:value="1252.8">
                <text:p>1252.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74285">
                <text:p>2.74285</text:p>
              </table:table-cell>
              <table:table-cell office:value-type="float" office:value="1255.5">
                <text:p>1255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74379">
                <text:p>2.74379</text:p>
              </table:table-cell>
              <table:table-cell office:value-type="float" office:value="1258.2">
                <text:p>1258.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74473">
                <text:p>2.74473</text:p>
              </table:table-cell>
              <table:table-cell office:value-type="float" office:value="1260.9">
                <text:p>1260.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74567">
                <text:p>2.74567</text:p>
              </table:table-cell>
              <table:table-cell office:value-type="float" office:value="1263.6">
                <text:p>1263.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7466">
                <text:p>2.7466</text:p>
              </table:table-cell>
              <table:table-cell office:value-type="float" office:value="1266.3">
                <text:p>1266.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74754">
                <text:p>2.74754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74848">
                <text:p>2.74848</text:p>
              </table:table-cell>
              <table:table-cell office:value-type="float" office:value="1271.7">
                <text:p>1271.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74941">
                <text:p>2.74941</text:p>
              </table:table-cell>
              <table:table-cell office:value-type="float" office:value="1274.4">
                <text:p>1274.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75034">
                <text:p>2.75034</text:p>
              </table:table-cell>
              <table:table-cell office:value-type="float" office:value="1277.1">
                <text:p>1277.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75127">
                <text:p>2.75127</text:p>
              </table:table-cell>
              <table:table-cell office:value-type="float" office:value="1279.8">
                <text:p>1279.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75221">
                <text:p>2.75221</text:p>
              </table:table-cell>
              <table:table-cell office:value-type="float" office:value="1282.5">
                <text:p>1282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75314">
                <text:p>2.75314</text:p>
              </table:table-cell>
              <table:table-cell office:value-type="float" office:value="1285.2">
                <text:p>1285.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75406">
                <text:p>2.75406</text:p>
              </table:table-cell>
              <table:table-cell office:value-type="float" office:value="1287.9">
                <text:p>1287.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75499">
                <text:p>2.75499</text:p>
              </table:table-cell>
              <table:table-cell office:value-type="float" office:value="1290.6">
                <text:p>1290.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75592">
                <text:p>2.75592</text:p>
              </table:table-cell>
              <table:table-cell office:value-type="float" office:value="1293.3">
                <text:p>1293.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75684">
                <text:p>2.75684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75777">
                <text:p>2.75777</text:p>
              </table:table-cell>
              <table:table-cell office:value-type="float" office:value="1298.7">
                <text:p>1298.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75869">
                <text:p>2.75869</text:p>
              </table:table-cell>
              <table:table-cell office:value-type="float" office:value="1301.4">
                <text:p>1301.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75961">
                <text:p>2.75961</text:p>
              </table:table-cell>
              <table:table-cell office:value-type="float" office:value="1304.1">
                <text:p>1304.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76053">
                <text:p>2.76053</text:p>
              </table:table-cell>
              <table:table-cell office:value-type="float" office:value="1306.8">
                <text:p>1306.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76145">
                <text:p>2.76145</text:p>
              </table:table-cell>
              <table:table-cell office:value-type="float" office:value="1309.5">
                <text:p>1309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76237">
                <text:p>2.76237</text:p>
              </table:table-cell>
              <table:table-cell office:value-type="float" office:value="1312.2">
                <text:p>1312.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76329">
                <text:p>2.76329</text:p>
              </table:table-cell>
              <table:table-cell office:value-type="float" office:value="1314.9">
                <text:p>1314.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7642">
                <text:p>2.7642</text:p>
              </table:table-cell>
              <table:table-cell office:value-type="float" office:value="1317.6">
                <text:p>1317.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76512">
                <text:p>2.76512</text:p>
              </table:table-cell>
              <table:table-cell office:value-type="float" office:value="1320.3">
                <text:p>1320.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76603">
                <text:p>2.76603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76695">
                <text:p>2.76695</text:p>
              </table:table-cell>
              <table:table-cell office:value-type="float" office:value="1325.7">
                <text:p>1325.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76786">
                <text:p>2.76786</text:p>
              </table:table-cell>
              <table:table-cell office:value-type="float" office:value="1328.4">
                <text:p>1328.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76877">
                <text:p>2.76877</text:p>
              </table:table-cell>
              <table:table-cell office:value-type="float" office:value="1331.1">
                <text:p>1331.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76968">
                <text:p>2.76968</text:p>
              </table:table-cell>
              <table:table-cell office:value-type="float" office:value="1333.8">
                <text:p>1333.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77059">
                <text:p>2.77059</text:p>
              </table:table-cell>
              <table:table-cell office:value-type="float" office:value="1336.5">
                <text:p>1336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7715">
                <text:p>2.7715</text:p>
              </table:table-cell>
              <table:table-cell office:value-type="float" office:value="1339.2">
                <text:p>1339.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77241">
                <text:p>2.77241</text:p>
              </table:table-cell>
              <table:table-cell office:value-type="float" office:value="1341.9">
                <text:p>1341.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77331">
                <text:p>2.77331</text:p>
              </table:table-cell>
              <table:table-cell office:value-type="float" office:value="1344.6">
                <text:p>1344.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77422">
                <text:p>2.77422</text:p>
              </table:table-cell>
              <table:table-cell office:value-type="float" office:value="1347.3">
                <text:p>1347.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77512">
                <text:p>2.77512</text:p>
              </table:table-cell>
              <table:table-cell office:value-type="float" office:value="1350">
                <text:p>13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